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0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9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1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3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4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4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44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3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620">
      <style:drawing-page-properties draw:fill="bitmap" draw:fill-image-name="a36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52">
      <style:drawing-page-properties draw:fill="bitmap" draw:fill-image-name="a34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5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459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32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4">
      <style:text-properties fo:font-variant="normal" fo:text-transform="none" fo:color="#00a65d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6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9">
      <style:text-properties fo:font-variant="normal" fo:text-transform="none" fo:color="#00a65d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63">
      <style:drawing-page-properties draw:fill="bitmap" draw:fill-image-name="a34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47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3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75">
      <style:drawing-page-properties draw:fill="bitmap" draw:fill-image-name="a34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in" style:font-size-asian="0.5in" style:font-size-complex="0.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0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65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3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59">
      <style:drawing-page-properties draw:fill="bitmap" draw:fill-image-name="a36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48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3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1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6">
      <style:drawing-page-properties draw:fill="bitmap" draw:fill-image-name="a1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92">
      <style:drawing-page-properties draw:fill="bitmap" draw:fill-image-name="a34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2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8">
      <style:drawing-page-properties draw:fill="bitmap" draw:fill-image-name="a15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7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679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70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03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 Black" style:font-family-asian="Droid Sans" style:font-family-complex="Lohit Hindi" style:font-family-generic="swiss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 Black" style:font-family-asian="Droid Sans" style:font-family-complex="Lohit Hindi" style:font-family-generic="swiss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Source Sans Pro Black" style:font-family-asian="Droid Sans" style:font-family-complex="Lohit Hindi" style:font-family-generic="swiss" style:font-pitch="variable" style:font-pitch-asian="variable" style:font-pitch-complex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Source Sans Pro Black" style:font-family-asian="Droid Sans" style:font-family-complex="Lohit Hindi" style:font-family-generic="swiss" style:font-pitch="variable" style:font-pitch-asian="variable" style:font-pitch-complex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1b75bc" style:text-line-through-type="none" style:text-line-through-style="none" style:text-line-through-width="auto" style:text-line-through-color="font-color" style:text-position="0% 100%" fo:font-family="Source Sans Pro Black" style:font-pitch="variable" fo:font-size="0.5in" style:font-size-asian="0.5in" style:font-size-complex="0.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 Black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83">
      <style:drawing-page-properties draw:fill="bitmap" draw:fill-image-name="a36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8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Source Sans Pro Black" style:font-family-asian="Droid Sans" style:font-family-complex="Lohit Hindi" style:font-family-generic="swiss" style:font-pitch="variable" style:font-pitch-asian="variable" style:font-pitch-complex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 Black" style:font-family-asian="Droid Sans" style:font-family-complex="Lohit Hindi" style:font-family-generic="swiss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no-wrap" fo:padding-top="0.03937in" fo:padding-bottom="0.03937in" fo:padding-left="0.03937in" fo:padding-right="0.03937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7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19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1540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4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0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3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3">
      <style:drawing-page-properties draw:fill="bitmap" draw:fill-image-name="a17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1">
      <style:drawing-page-properties draw:fill="bitmap" draw:fill-image-name="a15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3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6">
      <style:drawing-page-properties draw:fill="bitmap" draw:fill-image-name="a1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6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0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7">
      <style:drawing-page-properties draw:fill="bitmap" draw:fill-image-name="a13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4">
      <style:drawing-page-properties draw:fill="bitmap" draw:fill-image-name="a19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70">
      <style:drawing-page-properties draw:fill="bitmap" draw:fill-image-name="a15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0556in" style:font-size-asian="0.30556in" style:font-size-complex="0.30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0556in" style:font-size-asian="0.30556in" style:font-size-complex="0.30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30556in" style:font-size-asian="0.30556in" style:font-size-complex="0.30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5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13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9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17">
      <style:drawing-page-properties draw:fill="bitmap" draw:fill-image-name="a21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62">
      <style:drawing-page-properties draw:fill="bitmap" draw:fill-image-name="a17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8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4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3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8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0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8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62">
      <style:drawing-page-properties draw:fill="bitmap" draw:fill-image-name="a19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9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14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2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8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2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3">
      <style:drawing-page-properties draw:fill="bitmap" draw:fill-image-name="a19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9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32">
      <style:drawing-page-properties draw:fill="bitmap" draw:fill-image-name="a23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8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62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98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66">
      <style:drawing-page-properties draw:fill="bitmap" draw:fill-image-name="a21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1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8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4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0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1">
      <style:drawing-page-properties draw:fill="bitmap" draw:fill-image-name="a23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3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3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38">
      <style:drawing-page-properties draw:fill="bitmap" draw:fill-image-name="a25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0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8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0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1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2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0">
      <style:text-properties fo:font-variant="normal" fo:text-transform="none" fo:color="#f04e4d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2">
      <style:text-properties fo:font-variant="normal" fo:text-transform="none" fo:color="#f04e4d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8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0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01">
      <style:drawing-page-properties draw:fill="bitmap" draw:fill-image-name="a2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0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0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6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69">
      <style:drawing-page-properties draw:fill="bitmap" draw:fill-image-name="a25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90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94">
      <style:drawing-page-properties draw:fill="bitmap" draw:fill-image-name="a23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1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9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1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3">
      <style:text-properties fo:font-variant="normal" fo:text-transform="none" fo:color="#009353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5">
      <style:text-properties fo:font-variant="normal" fo:text-transform="none" fo:color="#009353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7">
      <style:text-properties fo:font-variant="normal" fo:text-transform="none" fo:color="#009353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20">
      <style:drawing-page-properties draw:fill="bitmap" draw:fill-image-name="a29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2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8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5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56">
      <style:text-properties fo:font-variant="normal" fo:text-transform="none" fo:color="#5e8ac7" style:text-line-through-type="none" style:text-line-through-style="none" style:text-line-through-width="auto" style:text-line-through-color="font-color" style:text-position="0% 100%" fo:font-family="Source Sans Pro Black" style:font-family-asian="Droid Sans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8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5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1">
      <style:text-properties fo:font-variant="normal" fo:text-transform="none" fo:color="#009353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8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0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2">
      <style:graphic-properties draw:fill="solid" draw:fill-color="#cfe7f5" draw:opacity="100%" draw:stroke="solid" svg:stroke-width="0.02778in" svg:stroke-color="#808080" svg:stroke-opacity="100%" style:protect=""/>
    </style:style>
    <style:style style:family="graphic" style:name="a2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5">
      <style:graphic-properties draw:fill="solid" draw:fill-color="#cfe7f5" draw:opacity="100%" draw:stroke="solid" svg:stroke-width="0.02778in" svg:stroke-color="#808080" svg:stroke-opacity="100%" style:protect=""/>
    </style:style>
    <style:style style:family="drawing-page" style:name="a3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116">
      <style:drawing-page-properties draw:fill="bitmap" draw:fill-image-name="a31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39">
      <style:drawing-page-properties draw:fill="bitmap" draw:fill-image-name="a29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1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6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66">
      <style:drawing-page-properties draw:fill="bitmap" draw:fill-image-name="a27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8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92">
      <style:drawing-page-properties draw:fill="bitmap" draw:fill-image-name="a25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4">
      <style:text-properties fo:font-variant="normal" fo:text-transform="none" fo:color="#009353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6">
      <style:text-properties fo:font-variant="normal" fo:text-transform="none" fo:color="#00a65d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8">
      <style:text-properties fo:font-variant="normal" fo:text-transform="none" fo:color="#009353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0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1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2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Source Code Pro Black" style:font-family-complex="Courier New" style:font-family-generic="modern" style:font-pitch="fixed" style:font-pitch-complex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3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7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79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33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2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83">
      <style:drawing-page-properties draw:fill="bitmap" draw:fill-image-name="a27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" style:name="a2787">
      <style:table-properties style:writing-mode="lr-tb"/>
    </style:style>
    <style:style style:family="table-column" style:name="a2788">
      <style:table-column-properties style:column-width="6.17992in"/>
    </style:style>
    <style:style style:family="table-column" style:name="a2789">
      <style:table-column-properties style:column-width="6.18228in"/>
    </style:style>
    <style:style style:family="text" style:name="a33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790">
      <style:table-row-properties style:row-height="0.90787in"/>
    </style:style>
    <style:style style:family="text" style:name="a2791">
      <style:text-properties fo:color="#04617b" style:text-line-through-type="none" style:text-line-through-style="none" style:text-line-through-width="auto" style:text-line-through-color="font-color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1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4617b"/>
    </style:style>
    <style:style style:family="table-cell" style:name="a2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94">
      <style:text-properties fo:color="#04617b" style:text-line-through-type="none" style:text-line-through-style="none" style:text-line-through-width="auto" style:text-line-through-color="font-color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9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  <style:text-properties fo:color="#04617b"/>
    </style:style>
    <style:style style:family="table-cell" style:name="a2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97">
      <style:table-row-properties style:row-height="0.90787in"/>
    </style:style>
    <style:style style:family="text" style:name="a279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 fo:background-color="#bce4e5"/>
    </style:style>
    <style:style style:family="paragraph" style:name="a2799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  <style:text-properties fo:color="#04617b" fo:background-color="#bce4e5"/>
    </style:style>
    <style:style style:family="text" style:name="a33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5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5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3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3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3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3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3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3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9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9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9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9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9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0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8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bitmap" draw:fill-image-name="a1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39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3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95">
      <style:drawing-page-properties draw:fill="bitmap" draw:fill-image-name="a33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7">
      <style:text-properties fo:font-variant="normal" fo:text-transform="none" fo:color="#00a65d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8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5">
      <style:drawing-page-properties draw:fill="bitmap" draw:fill-image-name="a14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2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6">
      <style:drawing-page-properties draw:fill="bitmap" draw:fill-image-name="a14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no-wrap" fo:padding-top="0.03937in" fo:padding-bottom="0.03937in" fo:padding-left="0.03937in" fo:padding-right="0.03937in" draw:textarea-vertical-align="middle" draw:textarea-horizontal-align="center" draw:fill="solid" draw:fill-color="#cfe7f5" draw:opacity="100%" draw:stroke="none" draw:auto-grow-width="true" draw:auto-grow-height="true"/>
      <style:paragraph-properties style:font-independent-line-spacing="fals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no-wrap" fo:padding-top="0.03937in" fo:padding-bottom="0.03937in" fo:padding-left="0.03937in" fo:padding-right="0.03937in" draw:textarea-vertical-align="middle" draw:textarea-horizontal-align="center" draw:fill="solid" draw:fill-color="#1b75bc" draw:opacity="100%" draw:stroke="none" draw:auto-grow-width="true" draw:auto-grow-height="true"/>
      <style:paragraph-properties style:font-independent-line-spacing="fals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0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pitch="fixed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39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no-wrap" fo:padding-top="0.03937in" fo:padding-bottom="0.03937in" fo:padding-left="0.03937in" fo:padding-right="0.03937in" draw:textarea-vertical-align="middle" draw:textarea-horizontal-align="center" draw:fill="solid" draw:fill-color="#bce4e5" draw:opacity="100%" draw:stroke="none" draw:auto-grow-width="true" draw:auto-grow-height="true"/>
      <style:paragraph-properties style:font-independent-line-spacing="fals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no-wrap" fo:padding-top="0.03937in" fo:padding-bottom="0.03937in" fo:padding-left="0.03937in" fo:padding-right="0.03937in" draw:textarea-vertical-align="middle" draw:textarea-horizontal-align="center" draw:fill="solid" draw:fill-color="#bce4e5" draw:opacity="100%" draw:stroke="none" draw:auto-grow-width="true" draw:auto-grow-height="true"/>
      <style:paragraph-properties style:font-independent-line-spacing="fals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no-wrap" fo:padding-top="0.03937in" fo:padding-bottom="0.03937in" fo:padding-left="0.03937in" fo:padding-right="0.03937in" draw:textarea-vertical-align="middle" draw:textarea-horizontal-align="center" draw:fill="solid" draw:fill-color="#bce4e5" draw:opacity="100%" draw:stroke="none" draw:auto-grow-width="true" draw:auto-grow-height="true"/>
      <style:paragraph-properties style:font-independent-line-spacing="fals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0">
      <style:drawing-page-properties draw:fill="bitmap" draw:fill-image-name="a18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1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3">
      <style:drawing-page-properties draw:fill="bitmap" draw:fill-image-name="a16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0">
      <style:graphic-properties fo:wrap-option="no-wrap" fo:padding-top="0.03937in" fo:padding-bottom="0.03937in" fo:padding-left="0.03937in" fo:padding-right="0.03937in" draw:textarea-vertical-align="middle" draw:textarea-horizontal-align="center" draw:fill="solid" draw:fill-color="#bce4e5" draw:opacity="100%" draw:stroke="none" draw:auto-grow-width="true" draw:auto-grow-height="true"/>
      <style:paragraph-properties style:font-independent-line-spacing="fals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no-wrap" fo:padding-top="0.03937in" fo:padding-bottom="0.03937in" fo:padding-left="0.03937in" fo:padding-right="0.03937in" draw:textarea-vertical-align="middle" draw:textarea-horizontal-align="center" draw:fill="solid" draw:fill-color="#bce4e5" draw:opacity="100%" draw:stroke="none" draw:auto-grow-width="true" draw:auto-grow-height="true"/>
      <style:paragraph-properties style:font-independent-line-spacing="fals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cfe7f5" draw:opacity="100%" draw:stroke="none" draw:auto-grow-width="true" draw:auto-grow-height="true"/>
      <style:paragraph-properties style:font-independent-line-spacing="fals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bce4e5" draw:opacity="100%" draw:stroke="none" draw:auto-grow-width="true" draw:auto-grow-height="true"/>
      <style:paragraph-properties style:font-independent-line-spacing="false" style:writing-mode="lr-tb"/>
    </style:style>
    <style:style style:family="drawing-page" style:name="a1821">
      <style:drawing-page-properties draw:fill="bitmap" draw:fill-image-name="a18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1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5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9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no-wrap" fo:padding-top="0.03937in" fo:padding-bottom="0.03937in" fo:padding-left="0.03937in" fo:padding-right="0.0393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bce4e5" draw:opacity="100%" draw:stroke="none" draw:auto-grow-width="true" draw:auto-grow-height="true"/>
      <style:paragraph-properties style:font-independent-line-spacing="fals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no-wrap" fo:padding-top="0.03937in" fo:padding-bottom="0.03937in" fo:padding-left="0.03937in" fo:padding-right="0.0393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89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no-wrap" fo:padding-top="0.03937in" fo:padding-bottom="0.03937in" fo:padding-left="0.03937in" fo:padding-right="0.0393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9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bitmap" draw:fill-image-name="a14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46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02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0">
      <style:text-properties fo:font-variant="normal" fo:text-transform="none" fo:color="#009353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0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0">
      <style:drawing-page-properties draw:fill="bitmap" draw:fill-image-name="a18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8">
      <style:drawing-page-properties draw:fill="bitmap" draw:fill-image-name="a22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1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3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4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 Black" style:font-family-asian="Droid Sans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 Black" style:font-family-asian="Droid Sans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43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6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91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9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9">
      <style:drawing-page-properties draw:fill="bitmap" draw:fill-image-name="a1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1">
      <style:drawing-page-properties draw:fill="bitmap" draw:fill-image-name="a20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0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86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0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1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15">
      <style:drawing-page-properties draw:fill="bitmap" draw:fill-image-name="a24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7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90">
      <style:drawing-page-properties draw:fill="bitmap" draw:fill-image-name="a1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2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8">
      <style:drawing-page-properties draw:fill="bitmap" draw:fill-image-name="a2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0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0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11">
      <style:drawing-page-properties draw:fill="bitmap" draw:fill-image-name="a2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2">
      <style:text-properties fo:font-variant="normal" fo:text-transform="none" fo:color="#009353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4">
      <style:text-properties fo:font-variant="normal" fo:text-transform="none" fo:color="#009353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6">
      <style:text-properties fo:font-variant="normal" fo:text-transform="none" fo:color="#009353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4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2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2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2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0">
      <style:text-properties fo:font-variant="normal" fo:text-transform="none" fo:color="#00888a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2">
      <style:text-properties fo:font-variant="normal" fo:text-transform="none" fo:color="#00888a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3">
      <style:text-properties fo:font-variant="normal" fo:text-transform="none" fo:color="#00888a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6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7">
      <style:text-properties fo:font-variant="normal" fo:text-transform="none" fo:color="#00888a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8">
      <style:text-properties fo:font-variant="normal" fo:text-transform="none" fo:color="#00888a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9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8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2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  <style:text-properties fo:color="#04617b"/>
    </style:style>
    <style:style style:family="text" style:name="a22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8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8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804">
      <style:table-row-properties style:row-height="0.90787in"/>
    </style:style>
    <style:style style:family="text" style:name="a22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6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  <style:text-properties fo:color="#04617b"/>
    </style:style>
    <style:style style:family="table-cell" style:name="a2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0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09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  <style:text-properties fo:color="#04617b"/>
    </style:style>
    <style:style style:family="drawing-page" style:name="a2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32">
      <style:drawing-page-properties draw:fill="bitmap" draw:fill-image-name="a26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0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1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2">
      <style:text-properties fo:font-variant="normal" fo:text-transform="none" fo:color="#72bf44" style:text-line-through-type="none" style:text-line-through-style="none" style:text-line-through-width="auto" style:text-line-through-color="font-color" style:text-position="0% 100%" fo:font-family="Source Sans Pro Black" style:font-pitch="variable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9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811">
      <style:table-row-properties style:row-height="0.90787in"/>
    </style:style>
    <style:style style:family="paragraph" style:name="a229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3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  <style:text-properties fo:color="#04617b"/>
    </style:style>
    <style:style style:family="text" style:name="a229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9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6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  <style:text-properties fo:color="#04617b"/>
    </style:style>
    <style:style style:family="text" style:name="a22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18">
      <style:table-row-properties style:row-height="0.90787in"/>
    </style:style>
    <style:style style:family="text" style:name="a28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70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4">
      <style:drawing-page-properties draw:fill="bitmap" draw:fill-image-name="a24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8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0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  <style:text-properties fo:color="#04617b"/>
    </style:style>
    <style:style style:family="table-cell" style:name="a2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2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3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  <style:text-properties fo:color="#04617b"/>
    </style:style>
    <style:style style:family="text" style:name="a30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825">
      <style:table-row-properties style:row-height="0.90787in"/>
    </style:style>
    <style:style style:family="text" style:name="a300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7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  <style:text-properties fo:color="#04617b"/>
    </style:style>
    <style:style style:family="text" style:name="a300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0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0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31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  <style:text-properties fo:color="#04617b"/>
    </style:style>
    <style:style style:family="table-cell" style:name="a2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10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833">
      <style:table-row-properties style:row-height="0.90984in"/>
    </style:style>
    <style:style style:family="text" style:name="a30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5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  <style:text-properties fo:color="#04617b"/>
    </style:style>
    <style:style style:family="text" style:name="a30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style:font-family-asian="Droid Sans" style:font-family-complex="Lohit Hindi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1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8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  <style:text-properties fo:color="#04617b"/>
    </style:style>
    <style:style style:family="text" style:name="a30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1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1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1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2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43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30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47">
      <style:drawing-page-properties draw:fill="bitmap" draw:fill-image-name="a28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8">
      <style:text-properties fo:font-variant="normal" fo:text-transform="none" fo:color="#00a65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0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1">
      <style:text-properties fo:font-variant="normal" fo:text-transform="none" fo:color="#006d6f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6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0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1">
      <style:text-properties fo:font-variant="normal" fo:text-transform="none" fo:color="#f9a87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3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5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6">
      <style:text-properties fo:font-variant="normal" fo:text-transform="none" fo:color="#f9a87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8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3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3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217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860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2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4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6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7">
      <style:text-properties fo:font-variant="normal" fo:text-transform="none" fo:color="#f9a87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9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2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3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4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9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21">
      <style:drawing-page-properties draw:fill="bitmap" draw:fill-image-name="a32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2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8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871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2">
      <style:text-properties fo:font-variant="normal" fo:text-transform="none" fo:color="#f9a87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4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6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7">
      <style:text-properties fo:font-variant="normal" fo:text-transform="none" fo:color="#f9a87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9">
      <style:text-properties fo:font-variant="normal" fo:text-transform="none" fo:color="#0b6364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7">
      <style:text-properties fo:font-variant="normal" fo:text-transform="none" fo:color="#faa61a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9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232">
      <style:drawing-page-properties draw:fill="bitmap" draw:fill-image-name="a32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3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6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85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30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89">
      <style:drawing-page-properties draw:fill="bitmap" draw:fill-image-name="a28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4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4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3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5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4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0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7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97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30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0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25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3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258">
      <style:drawing-page-properties draw:fill="bitmap" draw:fill-image-name="a32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2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4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7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Black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Courier New" style:font-family-complex="Courier New" style:font-pitch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1">
      <style:paragraph-properties fo:line-height="100%" fo:text-align="left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20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3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  <text:list-style style:name="a1426">
      <text:list-level-style-bullet text:level="1" text:bullet-char="●">
        <style:list-level-properties text:space-before="0in"/>
        <style:text-properties fo:color="#04617b" fo:font-family="StarSymbol" fo:font-size="45%"/>
      </text:list-level-style-bullet>
      <text:list-level-style-bullet text:level="2" text:bullet-char="●">
        <style:list-level-properties text:space-before="0.75in"/>
        <style:text-properties fo:color="#04617b" fo:font-family="StarSymbol" fo:font-size="45%"/>
      </text:list-level-style-bullet>
      <text:list-level-style-bullet text:level="3" text:bullet-char="●">
        <style:list-level-properties text:space-before="1.25in"/>
        <style:text-properties fo:color="#04617b" fo:font-family="StarSymbol" fo:font-size="45%"/>
      </text:list-level-style-bullet>
      <text:list-level-style-bullet text:level="4" text:bullet-char="●">
        <style:list-level-properties text:space-before="1.75in"/>
        <style:text-properties fo:color="#04617b" fo:font-family="StarSymbol" fo:font-size="45%"/>
      </text:list-level-style-bullet>
      <text:list-level-style-bullet text:level="5" text:bullet-char="●">
        <style:list-level-properties text:space-before="2.25in"/>
        <style:text-properties fo:color="#04617b" fo:font-family="StarSymbol" fo:font-size="45%"/>
      </text:list-level-style-bullet>
      <text:list-level-style-bullet text:level="6" text:bullet-char="●">
        <style:list-level-properties text:space-before="2.75in"/>
        <style:text-properties fo:color="#04617b" fo:font-family="StarSymbol" fo:font-size="45%"/>
      </text:list-level-style-bullet>
      <text:list-level-style-bullet text:level="7" text:bullet-char="●">
        <style:list-level-properties text:space-before="3.25in"/>
        <style:text-properties fo:color="#04617b" fo:font-family="StarSymbol" fo:font-size="45%"/>
      </text:list-level-style-bullet>
      <text:list-level-style-bullet text:level="8" text:bullet-char="●">
        <style:list-level-properties text:space-before="3.75in"/>
        <style:text-properties fo:color="#04617b" fo:font-family="StarSymbol" fo:font-size="45%"/>
      </text:list-level-style-bullet>
      <text:list-level-style-bullet text:level="9" text:bullet-char="●">
        <style:list-level-properties text:space-before="4.25in"/>
        <style:text-properties fo:color="#04617b" fo:font-family="StarSymbol" fo:font-size="45%"/>
      </text:list-level-style-bullet>
    </text:list-style>
  </office:automatic-styles>
  <office:body>
    <office:presentation>
      <draw:page draw:name="page1" draw:style-name="a1397" draw:master-page-name="Master1-Layout7-blank-Пустой-слайд" presentation:presentation-page-layout-name="Master1-PPL7" draw:id="Slide-256">
        <draw:frame draw:id="id199" presentation:style-name="a1400" draw:name="Заголовок 1" svg:x="0.6in" svg:y="0.32953in" svg:width="11.80945in" svg:height="4.87047in" presentation:class="title" presentation:placeholder="false">
          <draw:text-box>
            <text:p text:style-name="a1399" text:class-names="" text:cond-style-name=""><text:span text:style-name="a1398" text:class-names="">JAVA Serialization</text:span></text:p>
          </draw:text-box>
          <svg:title/>
          <svg:desc/>
        </draw:frame>
        <draw:frame draw:id="id200" presentation:style-name="a1403" draw:name="Подзаголовок 2" svg:x="0.60472in" svg:y="5.70472in" svg:width="11.8in" svg:height="1.69528in" presentation:class="subtitle" presentation:placeholder="false">
          <draw:text-box>
            <text:p text:style-name="a1402" text:class-names="" text:cond-style-name=""><text:span text:style-name="a1401" text:class-names="">Как послать, чтобы поняли и… ответили!</text:span></text:p>
          </draw:text-box>
          <svg:title/>
          <svg:desc/>
        </draw:frame>
        <presentation:notes draw:style-name="a1409">
          <draw:frame draw:id="id201" draw:style-name="a1406" draw:name="Номер слайда 6" svg:x="4.62756in" svg:y="10.75394in" svg:width="3.24606in" svg:height="0.54488in">
            <draw:text-box>
              <text:p text:style-name="a1405" text:class-names="" text:cond-style-name=""><text:span text:style-name="a1404" text:class-names=""><text:page-number style:num-format="1" text:fixed="false"/></text:span></text:p>
            </draw:text-box>
            <svg:title/>
            <svg:desc/>
          </draw:frame>
          <draw:page-thumbnail draw:page-number="1" svg:x="1.71338in" svg:y="1.22205in" svg:width="4.83937in" svg:height="4.08898in" presentation:class="page" draw:id="id202" presentation:style-name="a1407" draw:name="Образ слайда 1">
            <svg:title/>
            <svg:desc/>
          </draw:page-thumbnail>
          <draw:frame draw:id="id203" presentation:style-name="a1408" draw:name="Заметки 2" svg:x="0.40984in" svg:y="5.9937in" svg:width="7.46417in" svg:height="5.30551in" presentation:class="notes" presentation:placeholder="true">
            <draw:text-box/>
            <svg:title/>
            <svg:desc/>
          </draw:frame>
        </presentation:notes>
      </draw:page>
      <draw:page draw:name="page2" draw:style-name="a1411" draw:master-page-name="Master2-Layout7-blank-Пустой-слайд" presentation:presentation-page-layout-name="Master2-PPL7" draw:id="Slide-257">
        <draw:frame draw:id="id204" presentation:style-name="a1414" draw:name="Заголовок 1" svg:x="0.65512in" svg:y="0.13268in" svg:width="11.80945in" svg:height="1.38031in" presentation:class="title" presentation:placeholder="false">
          <draw:text-box>
            <text:p text:style-name="a1413" text:class-names="" text:cond-style-name=""><text:span text:style-name="a1412" text:class-names="">План курса</text:span></text:p>
          </draw:text-box>
          <svg:title/>
          <svg:desc/>
        </draw:frame>
        <draw:frame draw:id="id205" presentation:style-name="a1427" draw:name="Текст 2" svg:x="0.65512in" svg:y="2.1in" svg:width="11.74488in" svg:height="5.1in" presentation:class="outline" presentation:placeholder="false">
          <draw:text-box>
            <text:list text:style-name="a1417">
              <text:list-item>
                <text:p text:style-name="a1416" text:class-names="" text:cond-style-name=""><text:span text:style-name="a1415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Часть 1. Java Serialization API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Часть 2. XML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Часть 3. JSON</text:span></text:p>
              </text:list-item>
            </text:list>
          </draw:text-box>
          <svg:title/>
          <svg:desc/>
        </draw:frame>
        <presentation:notes draw:style-name="a1433">
          <draw:frame draw:id="id206" draw:style-name="a1430" draw:name="Номер слайда 6" svg:x="4.62756in" svg:y="10.75394in" svg:width="3.24606in" svg:height="0.54488in">
            <draw:text-box>
              <text:p text:style-name="a1429" text:class-names="" text:cond-style-name=""><text:span text:style-name="a1428" text:class-names=""><text:page-number style:num-format="1" text:fixed="false"/></text:span></text:p>
            </draw:text-box>
            <svg:title/>
            <svg:desc/>
          </draw:frame>
          <draw:page-thumbnail draw:page-number="2" svg:x="1.71338in" svg:y="1.22205in" svg:width="4.83937in" svg:height="4.08898in" presentation:class="page" draw:id="id207" presentation:style-name="a1431" draw:name="Образ слайда 1">
            <svg:title/>
            <svg:desc/>
          </draw:page-thumbnail>
          <draw:frame draw:id="id208" presentation:style-name="a1432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" draw:style-name="a1435" draw:master-page-name="Master3-Layout7-blank-Пустой-слайд" presentation:presentation-page-layout-name="Master3-PPL7" draw:id="Slide-258">
        <draw:frame draw:id="id209" presentation:style-name="a1438" draw:name="Подзаголовок 1" svg:x="0.65512in" svg:y="0.92008in" svg:width="11.80945in" svg:height="6.39961in" presentation:class="subtitle" presentation:placeholder="false">
          <draw:text-box>
            <text:p text:style-name="a1437" text:class-names="" text:cond-style-name=""><text:span text:style-name="a1436" text:class-names="">Что за зверь?</text:span></text:p>
          </draw:text-box>
          <svg:title/>
          <svg:desc/>
        </draw:frame>
        <presentation:notes draw:style-name="a1444">
          <draw:frame draw:id="id210" draw:style-name="a1441" draw:name="Номер слайда 6" svg:x="4.62756in" svg:y="10.75394in" svg:width="3.24606in" svg:height="0.54488in">
            <draw:text-box>
              <text:p text:style-name="a1440" text:class-names="" text:cond-style-name=""><text:span text:style-name="a1439" text:class-names=""><text:page-number style:num-format="1" text:fixed="false"/></text:span></text:p>
            </draw:text-box>
            <svg:title/>
            <svg:desc/>
          </draw:frame>
          <draw:page-thumbnail draw:page-number="3" svg:x="1.71338in" svg:y="1.22205in" svg:width="4.83937in" svg:height="4.08898in" presentation:class="page" draw:id="id211" presentation:style-name="a1442" draw:name="Образ слайда 1">
            <svg:title/>
            <svg:desc/>
          </draw:page-thumbnail>
          <draw:frame draw:id="id212" presentation:style-name="a1443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" draw:style-name="a1446" draw:master-page-name="Master3-Layout7-blank-Пустой-слайд" presentation:presentation-page-layout-name="Master3-PPL7" draw:id="Slide-259">
        <draw:frame draw:id="id213" presentation:style-name="a1449" draw:name="Подзаголовок 1" svg:x="0.65512in" svg:y="0.32953in" svg:width="11.80945in" svg:height="6.39961in" presentation:class="subtitle" presentation:placeholder="false">
          <draw:text-box>
            <text:p text:style-name="a1448" text:class-names="" text:cond-style-name=""><text:span text:style-name="a1447" text:class-names=""><text:s text:c="1"/></text:span></text:p>
          </draw:text-box>
          <svg:title/>
          <svg:desc/>
        </draw:frame>
        <draw:custom-shape svg:x="0.73465in" svg:y="2.99213in" svg:width="4.17323in" svg:height="2.12598in" draw:id="id214" draw:style-name="a1452" draw:name="Полилиния 2">
          <svg:title/>
          <svg:desc/>
          <text:p text:style-name="a1451" text:class-names="" text:cond-style-name=""><text:span text:style-name="a1450" text:class-names="">Object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43307in" svg:y="2.51969in" svg:width="2.59843in" svg:height="2.20472in" draw:id="id215" draw:style-name="a1455" draw:name="Полилиния 3">
          <svg:title/>
          <svg:desc/>
          <text:p text:style-name="a1454" text:class-names="" text:cond-style-name=""><text:span text:style-name="a145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40157in" svg:y="2.51969in" svg:width="1.33858in" svg:height="2.99213in" draw:id="id216" draw:style-name="a1458" draw:name="Полилиния 4">
          <svg:title/>
          <svg:desc/>
          <text:p text:style-name="a1457" text:class-names="" text:cond-style-name=""><text:span text:style-name="a1456" text:class-names="">byte[]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0.86614in" svg:y="0.86614in" svg:width="1.73228in" svg:height="0.7874in" draw:id="id217" draw:style-name="a1461" draw:name="Полилиния 5">
          <svg:title/>
          <svg:desc/>
          <text:p text:style-name="a1460" text:class-names="" text:cond-style-name=""><text:span text:style-name="a1459" text:class-names="">Файл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0.86614in" svg:y="2.28346in" svg:width="1.73228in" svg:height="0.7874in" draw:id="id218" draw:style-name="a1464" draw:name="Полилиния 6">
          <svg:title/>
          <svg:desc/>
          <text:p text:style-name="a1463" text:class-names="" text:cond-style-name=""><text:span text:style-name="a1462" text:class-names="">БД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0.86614in" svg:y="3.62205in" svg:width="1.73228in" svg:height="0.7874in" draw:id="id219" draw:style-name="a1467" draw:name="Полилиния 7">
          <svg:title/>
          <svg:desc/>
          <text:p text:style-name="a1466" text:class-names="" text:cond-style-name=""><text:span text:style-name="a1465" text:class-names="">Память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0.86614in" svg:y="5.03937in" svg:width="1.73228in" svg:height="0.7874in" draw:id="id220" draw:style-name="a1470" draw:name="Полилиния 8">
          <svg:title/>
          <svg:desc/>
          <text:p text:style-name="a1469" text:class-names="" text:cond-style-name=""><text:span text:style-name="a1468" text:class-names="">Сокет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0.86614in" svg:y="6.37795in" svg:width="1.73228in" svg:height="0.7874in" draw:id="id221" draw:style-name="a1473" draw:name="Полилиния 9">
          <svg:title/>
          <svg:desc/>
          <text:p text:style-name="a1472" text:class-names="" text:cond-style-name=""><text:span text:style-name="a1471" text:class-names="">СОМ-порт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8189in" svg:y="3.85827in" svg:width="1.9685in" svg:height="0.3937in" draw:id="id222" draw:style-name="a1476" draw:name="Полилиния 10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43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2"/>
            <draw:equation draw:name="f16" draw:formula="?f11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svg:x="4.80315in" svg:y="3.07087in" svg:width="2.59843in" svg:height="0.31496in" draw:id="id223" draw:style-name="a1479" draw:name="Полилиния 11">
          <svg:title/>
          <svg:desc/>
          <text:p text:style-name="a1478" text:class-names="" text:cond-style-name=""><text:span text:style-name="a1477" text:class-names=""/></text:p>
          <draw:enhanced-geometry xmlns:dr3d="urn:oasis:names:tc:opendocument:xmlns:dr3d:1.0" draw:type="non-primitive" svg:viewBox="0 0 21600 21600" draw:enhanced-path="M ?f16 ?f8 L ?f9 ?f11 ?f16 ?f12 ?f16 ?f18 ?f10 ?f18 ?f10 ?f17 ?f16 ?f17 ?f16 ?f8 M ?f8 ?f17 L ?f8 ?f18 ?f13 ?f18 ?f13 ?f17 ?f8 ?f17 M ?f14 ?f17 L ?f14 ?f18 ?f15 ?f18 ?f15 ?f17 ?f14 ?f17 Z N" draw:text-areas="?f36 ?f17 ?f28 ?f18" draw:glue-points="?f31 ?f32 ?f33 ?f32 ?f16 ?f34 ?f16 ?f35" draw:glue-point-leaving-directions="-0, -0, -0, -0" draw:modifiers="13200 6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$0"/>
            <draw:equation draw:name="f17" draw:formula="$1"/>
            <draw:equation draw:name="f18" draw:formula="?f9 - ?f17"/>
            <draw:equation draw:name="f19" draw:formula="?f9 - ?f16"/>
            <draw:equation draw:name="f20" draw:formula="4000 * ?f6"/>
            <draw:equation draw:name="f21" draw:formula="0 * ?f6"/>
            <draw:equation draw:name="f22" draw:formula="10800 * ?f7"/>
            <draw:equation draw:name="f23" draw:formula="21600 * ?f6"/>
            <draw:equation draw:name="f24" draw:formula="0 * ?f7"/>
            <draw:equation draw:name="f25" draw:formula="21600 * ?f7"/>
            <draw:equation draw:name="f26" draw:formula="?f19 * ?f17"/>
            <draw:equation draw:name="f27" draw:formula="?f26 / 10800"/>
            <draw:equation draw:name="f28" draw:formula="?f16 + ?f27"/>
            <draw:equation draw:name="f29" draw:formula="$0 / ?f6"/>
            <draw:equation draw:name="f30" draw:formula="$1 / ?f7"/>
            <draw:equation draw:name="f31" draw:formula="?f21 / ?f6"/>
            <draw:equation draw:name="f32" draw:formula="?f22 / ?f7"/>
            <draw:equation draw:name="f33" draw:formula="?f23 / ?f6"/>
            <draw:equation draw:name="f34" draw:formula="?f24 / ?f7"/>
            <draw:equation draw:name="f35" draw:formula="?f25 / ?f7"/>
            <draw:equation draw:name="f36" draw:formula="?f20 / ?f6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224" draw:style-name="a1482" draw:name="TextBox 12" svg:x="4.90787in" svg:y="2.59843in" svg:width="2.02126in" svg:height="0.46299in">
          <draw:text-box>
            <text:p text:style-name="a1481" text:class-names="" text:cond-style-name=""><text:span text:style-name="a1480" text:class-names="">Сериализация</text:span></text:p>
          </draw:text-box>
          <svg:title/>
          <svg:desc/>
        </draw:frame>
        <draw:custom-shape svg:x="4.64567in" svg:y="4.72441in" svg:width="2.59843in" svg:height="0.31496in" draw:id="id225" draw:style-name="a1485" draw:name="Полилиния 13">
          <svg:title/>
          <svg:desc/>
          <text:p text:style-name="a1484" text:class-names="" text:cond-style-name=""><text:span text:style-name="a1483" text:class-names=""/></text:p>
          <draw:enhanced-geometry xmlns:dr3d="urn:oasis:names:tc:opendocument:xmlns:dr3d:1.0" draw:type="non-primitive" svg:viewBox="0 0 21600 21600" draw:enhanced-path="M ?f16 ?f8 L ?f9 ?f11 ?f16 ?f12 ?f16 ?f18 ?f10 ?f18 ?f10 ?f17 ?f16 ?f17 ?f16 ?f8 M ?f8 ?f17 L ?f8 ?f18 ?f13 ?f18 ?f13 ?f17 ?f8 ?f17 M ?f14 ?f17 L ?f14 ?f18 ?f15 ?f18 ?f15 ?f17 ?f14 ?f17 Z N" draw:text-areas="?f36 ?f17 ?f28 ?f18" draw:glue-points="?f31 ?f32 ?f33 ?f32 ?f16 ?f34 ?f16 ?f35" draw:glue-point-leaving-directions="-0, -0, -0, -0" draw:modifiers="13200 640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$0"/>
            <draw:equation draw:name="f17" draw:formula="$1"/>
            <draw:equation draw:name="f18" draw:formula="?f9 - ?f17"/>
            <draw:equation draw:name="f19" draw:formula="?f9 - ?f16"/>
            <draw:equation draw:name="f20" draw:formula="4000 * ?f6"/>
            <draw:equation draw:name="f21" draw:formula="0 * ?f6"/>
            <draw:equation draw:name="f22" draw:formula="10800 * ?f7"/>
            <draw:equation draw:name="f23" draw:formula="21600 * ?f6"/>
            <draw:equation draw:name="f24" draw:formula="0 * ?f7"/>
            <draw:equation draw:name="f25" draw:formula="21600 * ?f7"/>
            <draw:equation draw:name="f26" draw:formula="?f19 * ?f17"/>
            <draw:equation draw:name="f27" draw:formula="?f26 / 10800"/>
            <draw:equation draw:name="f28" draw:formula="?f16 + ?f27"/>
            <draw:equation draw:name="f29" draw:formula="$0 / ?f6"/>
            <draw:equation draw:name="f30" draw:formula="$1 / ?f7"/>
            <draw:equation draw:name="f31" draw:formula="?f21 / ?f6"/>
            <draw:equation draw:name="f32" draw:formula="?f22 / ?f7"/>
            <draw:equation draw:name="f33" draw:formula="?f23 / ?f6"/>
            <draw:equation draw:name="f34" draw:formula="?f24 / ?f7"/>
            <draw:equation draw:name="f35" draw:formula="?f25 / ?f7"/>
            <draw:equation draw:name="f36" draw:formula="?f20 / ?f6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226" draw:style-name="a1488" draw:name="TextBox 14" svg:x="4.91457in" svg:y="4.10394in" svg:width="2.32953in" svg:height="0.46299in">
          <draw:text-box>
            <text:p text:style-name="a1487" text:class-names="" text:cond-style-name=""><text:span text:style-name="a1486" text:class-names="">Десериализация</text:span></text:p>
          </draw:text-box>
          <svg:title/>
          <svg:desc/>
        </draw:frame>
        <draw:frame draw:id="id227" draw:style-name="a1491" draw:name="TextBox 15" svg:x="0.47244in" svg:y="0.4752in" svg:width="5.35433in" svg:height="1.33583in">
          <draw:text-box>
            <text:p text:style-name="a1490" text:class-names="" text:cond-style-name=""><text:span text:style-name="a1489" text:class-names="">ТЗ. Все просто...</text:span></text:p>
          </draw:text-box>
          <svg:title/>
          <svg:desc/>
        </draw:frame>
        <presentation:notes draw:style-name="a1497">
          <draw:frame draw:id="id228" draw:style-name="a1494" draw:name="Номер слайда 6" svg:x="4.62756in" svg:y="10.75394in" svg:width="3.24606in" svg:height="0.54488in">
            <draw:text-box>
              <text:p text:style-name="a1493" text:class-names="" text:cond-style-name=""><text:span text:style-name="a1492" text:class-names=""><text:page-number style:num-format="1" text:fixed="false"/></text:span></text:p>
            </draw:text-box>
            <svg:title/>
            <svg:desc/>
          </draw:frame>
          <draw:page-thumbnail draw:page-number="4" svg:x="1.71338in" svg:y="1.22205in" svg:width="4.83937in" svg:height="4.08898in" presentation:class="page" draw:id="id229" presentation:style-name="a1495" draw:name="Образ слайда 1">
            <svg:title/>
            <svg:desc/>
          </draw:page-thumbnail>
          <draw:frame draw:id="id230" presentation:style-name="a1496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5" draw:style-name="a1499" draw:master-page-name="Master3-Layout7-blank-Пустой-слайд" presentation:presentation-page-layout-name="Master3-PPL7" draw:id="Slide-260">
        <draw:frame draw:id="id231" presentation:style-name="a1508" draw:name="Подзаголовок 1" svg:x="0.65512in" svg:y="0.32953in" svg:width="11.80945in" svg:height="6.39961in" presentation:class="subtitle" presentation:placeholder="false">
          <draw:text-box>
            <text:p text:style-name="a1501" text:class-names="" text:cond-style-name=""><text:span text:style-name="a1500" text:class-names="">The Devil Is in the Details…</text:span></text:p>
            <text:p text:style-name="a1503" text:class-names="" text:cond-style-name=""><text:span text:style-name="a1502" text:class-names=""/></text:p>
            <text:p text:style-name="a1507" text:class-names="" text:cond-style-name=""><text:span text:style-name="a1504" text:class-names="">…<text:s text:c="1"/></text:span><text:span text:style-name="a1505" text:class-names="">что переводится как «нюансы - в мелочах»</text:span><text:span text:style-name="a1506" text:class-names=""><text:s text:c="1"/>)</text:span></text:p>
          </draw:text-box>
          <svg:title/>
          <svg:desc/>
        </draw:frame>
        <presentation:notes draw:style-name="a1514">
          <draw:frame draw:id="id232" draw:style-name="a1511" draw:name="Номер слайда 6" svg:x="4.62756in" svg:y="10.75394in" svg:width="3.24606in" svg:height="0.54488in">
            <draw:text-box>
              <text:p text:style-name="a1510" text:class-names="" text:cond-style-name=""><text:span text:style-name="a1509" text:class-names=""><text:page-number style:num-format="1" text:fixed="false"/></text:span></text:p>
            </draw:text-box>
            <svg:title/>
            <svg:desc/>
          </draw:frame>
          <draw:page-thumbnail draw:page-number="5" svg:x="1.71338in" svg:y="1.22205in" svg:width="4.83937in" svg:height="4.08898in" presentation:class="page" draw:id="id233" presentation:style-name="a1512" draw:name="Образ слайда 1">
            <svg:title/>
            <svg:desc/>
          </draw:page-thumbnail>
          <draw:frame draw:id="id234" presentation:style-name="a1513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6" draw:style-name="a1516" draw:master-page-name="Master3-Layout7-blank-Пустой-слайд" presentation:presentation-page-layout-name="Master3-PPL7" draw:id="Slide-261">
        <draw:frame draw:id="id235" presentation:style-name="a1520" draw:name="Подзаголовок 1" svg:x="0.65512in" svg:y="0.32953in" svg:width="11.80945in" svg:height="6.39961in" presentation:class="subtitle" presentation:placeholder="false">
          <draw:text-box>
            <text:p text:style-name="a1519" text:class-names="" text:cond-style-name=""><text:span text:style-name="a1517" text:class-names="">Часть 1.<text:s text:c="1"/></text:span><text:span text:style-name="a1518" text:class-names="">Java Serialization API</text:span></text:p>
          </draw:text-box>
          <svg:title/>
          <svg:desc/>
        </draw:frame>
        <presentation:notes draw:style-name="a1526">
          <draw:frame draw:id="id236" draw:style-name="a1523" draw:name="Номер слайда 6" svg:x="4.62756in" svg:y="10.75394in" svg:width="3.24606in" svg:height="0.54488in">
            <draw:text-box>
              <text:p text:style-name="a1522" text:class-names="" text:cond-style-name=""><text:span text:style-name="a1521" text:class-names=""><text:page-number style:num-format="1" text:fixed="false"/></text:span></text:p>
            </draw:text-box>
            <svg:title/>
            <svg:desc/>
          </draw:frame>
          <draw:page-thumbnail draw:page-number="6" svg:x="1.71338in" svg:y="1.22205in" svg:width="4.83937in" svg:height="4.08898in" presentation:class="page" draw:id="id237" presentation:style-name="a1524" draw:name="Образ слайда 1">
            <svg:title/>
            <svg:desc/>
          </draw:page-thumbnail>
          <draw:frame draw:id="id238" presentation:style-name="a1525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7" draw:style-name="a1528" draw:master-page-name="Master3-Layout7-blank-Пустой-слайд" presentation:presentation-page-layout-name="Master3-PPL7" draw:id="Slide-262">
        <draw:frame draw:id="id239" presentation:style-name="a1543" draw:name="Подзаголовок 1" svg:x="0.65512in" svg:y="0.32953in" svg:width="11.80945in" svg:height="6.39961in" presentation:class="subtitle" presentation:placeholder="false">
          <draw:text-box>
            <text:p text:style-name="a1531" text:class-names="" text:cond-style-name=""><text:span text:style-name="a1529" text:class-names="">Сериализация</text:span><text:span text:style-name="a1530" text:class-names=""><text:s text:c="1"/>(Serialization) —</text:span></text:p>
            <text:p text:style-name="a1535" text:class-names="" text:cond-style-name=""><text:span text:style-name="a1532" text:class-names="">это процесс, который переводит объект в последовательность байтов, по которой затем его можно<text:s text:c="1"/></text:span><text:span text:style-name="a1533" text:class-names="">полностью</text:span><text:span text:style-name="a1534" text:class-names=""><text:s text:c="1"/>восстановить.</text:span></text:p>
            <text:p text:style-name="a1537" text:class-names="" text:cond-style-name=""><text:span text:style-name="a1536" text:class-names=""/></text:p>
            <text:p text:style-name="a1540" text:class-names="" text:cond-style-name=""><text:span text:style-name="a1538" text:class-names="">Десериализация</text:span><text:span text:style-name="a1539" text:class-names=""><text:s text:c="1"/>(Deserialization) —</text:span></text:p>
            <text:p text:style-name="a1542" text:class-names="" text:cond-style-name=""><text:span text:style-name="a1541" text:class-names=""><text:s text:c="1"/>восстановление объекта из байтовой последовательности</text:span></text:p>
          </draw:text-box>
          <svg:title/>
          <svg:desc/>
        </draw:frame>
        <presentation:notes draw:style-name="a1549">
          <draw:frame draw:id="id240" draw:style-name="a1546" draw:name="Номер слайда 6" svg:x="4.62756in" svg:y="10.75394in" svg:width="3.24606in" svg:height="0.54488in">
            <draw:text-box>
              <text:p text:style-name="a1545" text:class-names="" text:cond-style-name=""><text:span text:style-name="a1544" text:class-names=""><text:page-number style:num-format="1" text:fixed="false"/></text:span></text:p>
            </draw:text-box>
            <svg:title/>
            <svg:desc/>
          </draw:frame>
          <draw:page-thumbnail draw:page-number="7" svg:x="1.71338in" svg:y="1.22205in" svg:width="4.83937in" svg:height="4.08898in" presentation:class="page" draw:id="id241" presentation:style-name="a1547" draw:name="Образ слайда 1">
            <svg:title/>
            <svg:desc/>
          </draw:page-thumbnail>
          <draw:frame draw:id="id242" presentation:style-name="a1548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8" draw:style-name="a1551" draw:master-page-name="Master3-Layout7-blank-Пустой-слайд" presentation:presentation-page-layout-name="Master3-PPL7" draw:id="Slide-263">
        <draw:frame draw:id="id243" presentation:style-name="a1562" draw:name="Подзаголовок 1" svg:x="0.65512in" svg:y="0.32953in" svg:width="11.80945in" svg:height="6.39961in" presentation:class="subtitle" presentation:placeholder="false">
          <draw:text-box>
            <text:p text:style-name="a1553" text:class-names="" text:cond-style-name=""><text:span text:style-name="a1552" text:class-names="">Ready?</text:span></text:p>
            <text:p text:style-name="a1555" text:class-names="" text:cond-style-name=""><text:span text:style-name="a1554" text:class-names=""><text:s text:c="1"/></text:span></text:p>
            <text:p text:style-name="a1557" text:class-names="" text:cond-style-name=""><text:span text:style-name="a1556" text:class-names="">Set.</text:span></text:p>
            <text:p text:style-name="a1559" text:class-names="" text:cond-style-name=""><text:span text:style-name="a1558" text:class-names=""/></text:p>
            <text:p text:style-name="a1561" text:class-names="" text:cond-style-name=""><text:span text:style-name="a1560" text:class-names="">Go!</text:span></text:p>
          </draw:text-box>
          <svg:title/>
          <svg:desc/>
        </draw:frame>
        <presentation:notes draw:style-name="a1568">
          <draw:frame draw:id="id244" draw:style-name="a1565" draw:name="Номер слайда 6" svg:x="4.62756in" svg:y="10.75394in" svg:width="3.24606in" svg:height="0.54488in">
            <draw:text-box>
              <text:p text:style-name="a1564" text:class-names="" text:cond-style-name=""><text:span text:style-name="a1563" text:class-names=""><text:page-number style:num-format="1" text:fixed="false"/></text:span></text:p>
            </draw:text-box>
            <svg:title/>
            <svg:desc/>
          </draw:frame>
          <draw:page-thumbnail draw:page-number="8" svg:x="1.71338in" svg:y="1.22205in" svg:width="4.83937in" svg:height="4.08898in" presentation:class="page" draw:id="id245" presentation:style-name="a1566" draw:name="Образ слайда 1">
            <svg:title/>
            <svg:desc/>
          </draw:page-thumbnail>
          <draw:frame draw:id="id246" presentation:style-name="a1567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9" draw:style-name="a1570" draw:master-page-name="Master3-Layout7-blank-Пустой-слайд" presentation:presentation-page-layout-name="Master3-PPL7" draw:id="Slide-264">
        <draw:frame draw:id="id247" presentation:style-name="a1635" draw:name="Подзаголовок 1" svg:x="0.47244in" svg:y="0.47244in" svg:width="12.36063in" svg:height="7.16535in" presentation:class="subtitle" presentation:placeholder="false">
          <draw:text-box>
            <text:p text:style-name="a1634" text:class-names="" text:cond-style-name=""><text:span text:style-name="a1571" text:class-names="">public class<text:s text:c="1"/></text:span><text:span text:style-name="a1572" text:class-names="">User {<text:line-break/> <text:s text:c="3"/></text:span><text:span text:style-name="a1573" text:class-names="">private final<text:s text:c="1"/></text:span><text:span text:style-name="a1574" text:class-names="">String<text:s text:c="1"/></text:span><text:span text:style-name="a1575" text:class-names="">name</text:span><text:span text:style-name="a1576" text:class-names="">;<text:line-break/> <text:s text:c="3"/>private final<text:s text:c="1"/></text:span><text:span text:style-name="a1577" text:class-names="">String<text:s text:c="1"/></text:span><text:span text:style-name="a1578" text:class-names="">lastName</text:span><text:span text:style-name="a1579" text:class-names="">;<text:line-break/><text:line-break/><text:line-break/> <text:s text:c="3"/>public<text:s text:c="1"/></text:span><text:span text:style-name="a1580" text:class-names="">User</text:span><text:span text:style-name="a1581" text:class-names="">(String name</text:span><text:span text:style-name="a1582" text:class-names="">,<text:s text:c="1"/></text:span><text:span text:style-name="a1583" text:class-names="">String lastName) {<text:line-break/> <text:s text:c="7"/></text:span><text:span text:style-name="a1584" text:class-names="">this</text:span><text:span text:style-name="a1585" text:class-names="">.</text:span><text:span text:style-name="a1586" text:class-names="">name<text:s text:c="1"/></text:span><text:span text:style-name="a1587" text:class-names="">= name</text:span><text:span text:style-name="a1588" text:class-names="">;<text:line-break/> <text:s text:c="7"/>this</text:span><text:span text:style-name="a1589" text:class-names="">.</text:span><text:span text:style-name="a1590" text:class-names="">lastName<text:s text:c="1"/></text:span><text:span text:style-name="a1591" text:class-names="">= lastName</text:span><text:span text:style-name="a1592" text:class-names="">;<text:line-break/> <text:s text:c="3"/></text:span><text:span text:style-name="a1593" text:class-names="">}<text:line-break/><text:line-break/> <text:s text:c="3"/></text:span><text:span text:style-name="a1594" text:class-names="">public<text:s text:c="1"/></text:span><text:span text:style-name="a1595" text:class-names="">String<text:s text:c="1"/></text:span><text:span text:style-name="a1596" text:class-names="">getName</text:span><text:span text:style-name="a1597" text:class-names="">() {<text:line-break/> <text:s text:c="7"/></text:span><text:span text:style-name="a1598" text:class-names="">return<text:s text:c="1"/></text:span><text:span text:style-name="a1599" text:class-names="">name</text:span><text:span text:style-name="a1600" text:class-names="">;<text:line-break/> <text:s text:c="3"/></text:span><text:span text:style-name="a1601" text:class-names="">}<text:line-break/><text:line-break/> <text:s text:c="3"/></text:span><text:span text:style-name="a1602" text:class-names="">public<text:s text:c="1"/></text:span><text:span text:style-name="a1603" text:class-names="">String<text:s text:c="1"/></text:span><text:span text:style-name="a1604" text:class-names="">getLastName</text:span><text:span text:style-name="a1605" text:class-names="">() {<text:line-break/> <text:s text:c="7"/></text:span><text:span text:style-name="a1606" text:class-names="">return<text:s text:c="1"/></text:span><text:span text:style-name="a1607" text:class-names="">lastName</text:span><text:span text:style-name="a1608" text:class-names="">;<text:line-break/> <text:s text:c="3"/></text:span><text:span text:style-name="a1609" text:class-names="">}<text:line-break/><text:line-break/> <text:s text:c="3"/></text:span><text:span text:style-name="a1610" text:class-names="">public<text:s text:c="1"/></text:span><text:span text:style-name="a1611" text:class-names="">String<text:s text:c="1"/></text:span><text:span text:style-name="a1612" text:class-names="">toString</text:span><text:span text:style-name="a1613" text:class-names="">(){<text:line-break/> <text:s text:c="7"/></text:span><text:span text:style-name="a1614" text:class-names="">return<text:s text:c="1"/></text:span><text:span text:style-name="a1615" text:class-names="">"{User[name=</text:span><text:span text:style-name="a1616" text:class-names="">\"</text:span><text:span text:style-name="a1617" text:class-names="">"</text:span><text:span text:style-name="a1618" text:class-names="">+</text:span><text:span text:style-name="a1619" text:class-names="">name</text:span><text:span text:style-name="a1620" text:class-names="">+</text:span><text:span text:style-name="a1621" text:class-names="">"</text:span><text:span text:style-name="a1622" text:class-names="">\"</text:span><text:span text:style-name="a1623" text:class-names=""><text:s text:c="1"/>lastName=</text:span><text:span text:style-name="a1624" text:class-names="">\"</text:span><text:span text:style-name="a1625" text:class-names="">"</text:span><text:span text:style-name="a1626" text:class-names="">+</text:span><text:span text:style-name="a1627" text:class-names="">lastName</text:span><text:span text:style-name="a1628" text:class-names="">+</text:span><text:span text:style-name="a1629" text:class-names="">"</text:span><text:span text:style-name="a1630" text:class-names="">\"</text:span><text:span text:style-name="a1631" text:class-names="">]}"</text:span><text:span text:style-name="a1632" text:class-names="">;<text:line-break/> <text:s text:c="3"/></text:span><text:span text:style-name="a1633" text:class-names="">}<text:line-break/>}</text:span></text:p>
          </draw:text-box>
          <svg:title/>
          <svg:desc/>
        </draw:frame>
        <presentation:notes draw:style-name="a1641">
          <draw:frame draw:id="id248" draw:style-name="a1638" draw:name="Номер слайда 6" svg:x="4.62756in" svg:y="10.75394in" svg:width="3.24606in" svg:height="0.54488in">
            <draw:text-box>
              <text:p text:style-name="a1637" text:class-names="" text:cond-style-name=""><text:span text:style-name="a1636" text:class-names=""><text:page-number style:num-format="1" text:fixed="false"/></text:span></text:p>
            </draw:text-box>
            <svg:title/>
            <svg:desc/>
          </draw:frame>
          <draw:page-thumbnail draw:page-number="9" svg:x="1.71338in" svg:y="1.22205in" svg:width="4.83937in" svg:height="4.08898in" presentation:class="page" draw:id="id249" presentation:style-name="a1639" draw:name="Образ слайда 1">
            <svg:title/>
            <svg:desc/>
          </draw:page-thumbnail>
          <draw:frame draw:id="id250" presentation:style-name="a1640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0" draw:style-name="a1643" draw:master-page-name="Master3-Layout7-blank-Пустой-слайд" presentation:presentation-page-layout-name="Master3-PPL7" draw:id="Slide-265">
        <draw:frame draw:id="id251" presentation:style-name="a1688" draw:name="Подзаголовок 1" svg:x="0.3937in" svg:y="0.47165in" svg:width="11.80945in" svg:height="7.18898in" presentation:class="subtitle" presentation:placeholder="false">
          <draw:text-box>
            <text:p text:style-name="a1687" text:class-names="" text:cond-style-name=""><text:span text:style-name="a1644" text:class-names="">public class<text:s text:c="1"/></text:span><text:span text:style-name="a1645" text:class-names="">EntryPoint {<text:line-break/> <text:s text:c="3"/></text:span><text:span text:style-name="a1646" text:class-names="">public static void<text:s text:c="1"/></text:span><text:span text:style-name="a1647" text:class-names="">main</text:span><text:span text:style-name="a1648" text:class-names="">(String[] args)<text:s text:c="1"/></text:span><text:span text:style-name="a1649" text:class-names="">throws<text:s text:c="1"/></text:span><text:span text:style-name="a1650" text:class-names="">IOException {<text:line-break/> <text:s text:c="7"/>ByteArrayOutputStream bos =<text:s text:c="1"/></text:span><text:span text:style-name="a1651" text:class-names="">new<text:s text:c="1"/></text:span><text:span text:style-name="a1652" text:class-names="">ByteArrayOutputStream()</text:span><text:span text:style-name="a1653" text:class-names="">;<text:line-break/> <text:s text:c="7"/></text:span><text:span text:style-name="a1654" text:class-names="">ObjectOutputStream oos =<text:s text:c="1"/></text:span><text:span text:style-name="a1655" text:class-names="">new<text:s text:c="1"/></text:span><text:span text:style-name="a1656" text:class-names="">ObjectOutputStream(bos)</text:span><text:span text:style-name="a1657" text:class-names="">;<text:line-break/> <text:s text:c="7"/></text:span><text:span text:style-name="a1658" text:class-names="">NotSerializableUser user =<text:s text:c="1"/></text:span><text:span text:style-name="a1659" text:class-names="">new<text:s text:c="1"/></text:span><text:span text:style-name="a1660" text:class-names="">NotSerializableUser(</text:span><text:span text:style-name="a1661" text:class-names="">"user_name_1"</text:span><text:span text:style-name="a1662" text:class-names="">,<text:s text:c="1"/></text:span><text:span text:style-name="a1663" text:class-names="">"user_lastname_1"</text:span><text:span text:style-name="a1664" text:class-names="">)</text:span><text:span text:style-name="a1665" text:class-names="">;<text:line-break/> <text:s text:c="7"/></text:span><text:span text:style-name="a1666" text:class-names="">System.</text:span><text:span text:style-name="a1667" text:class-names="">out</text:span><text:span text:style-name="a1668" text:class-names="">.println(user)</text:span><text:span text:style-name="a1669" text:class-names="">;<text:line-break/> <text:s text:c="7"/></text:span><text:span text:style-name="a1670" text:class-names="">oos.writeObject(user);</text:span><text:span text:style-name="a1671" text:class-names=""><text:line-break/> <text:s text:c="7"/>byte</text:span><text:span text:style-name="a1672" text:class-names="">[] bytes = bos.toByteArray()</text:span><text:span text:style-name="a1673" text:class-names="">;<text:line-break/> <text:s text:c="7"/></text:span><text:span text:style-name="a1674" text:class-names="">String hex = javax.xml.bind.DatatypeConverter.</text:span><text:span text:style-name="a1675" text:class-names="">printHexBinary</text:span><text:span text:style-name="a1676" text:class-names="">(bytes)</text:span><text:span text:style-name="a1677" text:class-names="">;<text:line-break/> <text:s text:c="7"/></text:span><text:span text:style-name="a1678" text:class-names="">System.</text:span><text:span text:style-name="a1679" text:class-names="">out</text:span><text:span text:style-name="a1680" text:class-names="">.println(hex)</text:span><text:span text:style-name="a1681" text:class-names="">;<text:line-break/> <text:s text:c="7"/></text:span><text:span text:style-name="a1682" text:class-names="">oos.flush()</text:span><text:span text:style-name="a1683" text:class-names="">;<text:line-break/> <text:s text:c="7"/></text:span><text:span text:style-name="a1684" text:class-names="">oos.close()</text:span><text:span text:style-name="a1685" text:class-names="">;<text:line-break/> <text:s text:c="3"/></text:span><text:span text:style-name="a1686" text:class-names="">}<text:line-break/>}</text:span></text:p>
          </draw:text-box>
          <svg:title/>
          <svg:desc/>
        </draw:frame>
        <draw:frame draw:id="id252" draw:style-name="a1691" draw:name="TextBox 2" svg:x="8.4252in" svg:y="2.04724in" svg:width="7.32283in" svg:height="0.63898in">
          <draw:text-box>
            <text:p text:style-name="a1690" text:class-names="" text:cond-style-name=""><text:span text:style-name="a1689" text:class-names="">Будет работать?</text:span></text:p>
          </draw:text-box>
          <svg:title/>
          <svg:desc/>
        </draw:frame>
        <presentation:notes draw:style-name="a1697">
          <draw:frame draw:id="id253" draw:style-name="a1694" draw:name="Номер слайда 6" svg:x="4.62756in" svg:y="10.75394in" svg:width="3.24606in" svg:height="0.54488in">
            <draw:text-box>
              <text:p text:style-name="a1693" text:class-names="" text:cond-style-name=""><text:span text:style-name="a1692" text:class-names=""><text:page-number style:num-format="1" text:fixed="false"/></text:span></text:p>
            </draw:text-box>
            <svg:title/>
            <svg:desc/>
          </draw:frame>
          <draw:page-thumbnail draw:page-number="10" svg:x="1.71338in" svg:y="1.22205in" svg:width="4.83937in" svg:height="4.08898in" presentation:class="page" draw:id="id254" presentation:style-name="a1695" draw:name="Образ слайда 1">
            <svg:title/>
            <svg:desc/>
          </draw:page-thumbnail>
          <draw:frame draw:id="id255" presentation:style-name="a1696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1" draw:style-name="a1699" draw:master-page-name="Master3-Layout7-blank-Пустой-слайд" presentation:presentation-page-layout-name="Master3-PPL7" draw:id="Slide-266">
        <draw:frame draw:id="id256" presentation:style-name="a1702" draw:name="Подзаголовок 1" svg:x="0.3937in" svg:y="0.86614in" svg:width="11.80945in" svg:height="6.39961in" presentation:class="subtitle" presentation:placeholder="false">
          <draw:text-box>
            <text:p text:style-name="a1701" text:class-names="" text:cond-style-name=""><text:span text:style-name="a1700" text:class-names=""><text:s text:c="1"/></text:span></text:p>
          </draw:text-box>
          <svg:title/>
          <svg:desc/>
        </draw:frame>
        <draw:frame draw:id="id257" draw:style-name="a1715" draw:name="TextBox 2" svg:x="1.49606in" svg:y="1.1811in" svg:width="10.3937in" svg:height="6.08465in">
          <draw:text-box>
            <text:p text:style-name="a1704" text:class-names="" text:cond-style-name=""><text:span text:style-name="a1703" text:class-names="">НЕТ!</text:span></text:p>
            <text:p text:style-name="a1706" text:class-names="" text:cond-style-name=""><text:span text:style-name="a1705" text:class-names=""/></text:p>
            <text:p text:style-name="a1708" text:class-names="" text:cond-style-name=""><text:span text:style-name="a1707" text:class-names="">Exception in thread "main"</text:span></text:p>
            <text:p text:style-name="a1710" text:class-names="" text:cond-style-name=""><text:span text:style-name="a1709" text:class-names=""><text:s text:c="1"/>java.io.NotSerializableException</text:span></text:p>
            <text:p text:style-name="a1712" text:class-names="" text:cond-style-name=""><text:span text:style-name="a1711" text:class-names=""/></text:p>
            <text:p text:style-name="a1714" text:class-names="" text:cond-style-name=""><text:span text:style-name="a1713" text:class-names="">Что делать?</text:span></text:p>
          </draw:text-box>
          <svg:title/>
          <svg:desc/>
        </draw:frame>
        <presentation:notes draw:style-name="a1721">
          <draw:frame draw:id="id258" draw:style-name="a1718" draw:name="Номер слайда 6" svg:x="4.62756in" svg:y="10.75394in" svg:width="3.24606in" svg:height="0.54488in">
            <draw:text-box>
              <text:p text:style-name="a1717" text:class-names="" text:cond-style-name=""><text:span text:style-name="a1716" text:class-names=""><text:page-number style:num-format="1" text:fixed="false"/></text:span></text:p>
            </draw:text-box>
            <svg:title/>
            <svg:desc/>
          </draw:frame>
          <draw:page-thumbnail draw:page-number="11" svg:x="1.71338in" svg:y="1.22205in" svg:width="4.83937in" svg:height="4.08898in" presentation:class="page" draw:id="id259" presentation:style-name="a1719" draw:name="Образ слайда 1">
            <svg:title/>
            <svg:desc/>
          </draw:page-thumbnail>
          <draw:frame draw:id="id260" presentation:style-name="a1720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2" draw:style-name="a1723" draw:master-page-name="Master3-Layout7-blank-Пустой-слайд" presentation:presentation-page-layout-name="Master3-PPL7" draw:id="Slide-267">
        <draw:frame draw:id="id261" presentation:style-name="a1728" draw:name="Подзаголовок 1" svg:x="0.65512in" svg:y="0.32953in" svg:width="11.80945in" svg:height="6.39961in" presentation:class="subtitle" presentation:placeholder="false">
          <draw:text-box>
            <text:p text:style-name="a1725" text:class-names="" text:cond-style-name=""><text:span text:style-name="a1724" text:class-names="">Вариант 1 :</text:span></text:p>
            <text:p text:style-name="a1727" text:class-names="" text:cond-style-name=""><text:span text:style-name="a1726" text:class-names="">реализовать интерфейс Serializable</text:span></text:p>
          </draw:text-box>
          <svg:title/>
          <svg:desc/>
        </draw:frame>
        <presentation:notes draw:style-name="a1734">
          <draw:frame draw:id="id262" draw:style-name="a1731" draw:name="Номер слайда 6" svg:x="4.62756in" svg:y="10.75394in" svg:width="3.24606in" svg:height="0.54488in">
            <draw:text-box>
              <text:p text:style-name="a1730" text:class-names="" text:cond-style-name=""><text:span text:style-name="a1729" text:class-names=""><text:page-number style:num-format="1" text:fixed="false"/></text:span></text:p>
            </draw:text-box>
            <svg:title/>
            <svg:desc/>
          </draw:frame>
          <draw:page-thumbnail draw:page-number="12" svg:x="1.71338in" svg:y="1.22205in" svg:width="4.83937in" svg:height="4.08898in" presentation:class="page" draw:id="id263" presentation:style-name="a1732" draw:name="Образ слайда 1">
            <svg:title/>
            <svg:desc/>
          </draw:page-thumbnail>
          <draw:frame draw:id="id264" presentation:style-name="a1733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3" draw:style-name="a1736" draw:master-page-name="Master3-Layout7-blank-Пустой-слайд" presentation:presentation-page-layout-name="Master3-PPL7" draw:id="Slide-268">
        <draw:frame draw:id="id265" presentation:style-name="a1754" draw:name="Подзаголовок 1" svg:x="0.65512in" svg:y="1.28821in" svg:width="11.80945in" svg:height="4.48224in" presentation:class="subtitle" presentation:placeholder="false">
          <draw:text-box>
            <text:p text:style-name="a1739" text:class-names="" text:cond-style-name=""><text:span text:style-name="a1737" text:class-names="">Serializable</text:span><text:span text:style-name="a1738" text:class-names="">:</text:span></text:p>
            <text:p text:style-name="a1741" text:class-names="" text:cond-style-name=""><text:span text:style-name="a1740" text:class-names=""/></text:p>
            <text:p text:style-name="a1745" text:class-names="" text:cond-style-name=""><text:span text:style-name="a1742" text:class-names=""><text:s text:c="1"/><text:tab/></text:span><text:span text:style-name="a1743" text:class-names="">1</text:span><text:span text:style-name="a1744" text:class-names="">. Маркерный интерфейс</text:span></text:p>
            <text:p text:style-name="a1747" text:class-names="" text:cond-style-name=""><text:span text:style-name="a1746" text:class-names=""/></text:p>
            <text:p text:style-name="a1751" text:class-names="" text:cond-style-name=""><text:span text:style-name="a1748" text:class-names=""><text:s text:c="1"/><text:tab/></text:span><text:span text:style-name="a1749" text:class-names="">2</text:span><text:span text:style-name="a1750" text:class-names="">. Содержит «магические» методы</text:span></text:p>
            <text:p text:style-name="a1753" text:class-names="" text:cond-style-name=""><text:span text:style-name="a1752" text:class-names=""/></text:p>
          </draw:text-box>
          <svg:title/>
          <svg:desc/>
        </draw:frame>
        <presentation:notes draw:style-name="a1760">
          <draw:frame draw:id="id266" draw:style-name="a1757" draw:name="Номер слайда 6" svg:x="4.62756in" svg:y="10.75394in" svg:width="3.24606in" svg:height="0.54488in">
            <draw:text-box>
              <text:p text:style-name="a1756" text:class-names="" text:cond-style-name=""><text:span text:style-name="a1755" text:class-names=""><text:page-number style:num-format="1" text:fixed="false"/></text:span></text:p>
            </draw:text-box>
            <svg:title/>
            <svg:desc/>
          </draw:frame>
          <draw:page-thumbnail draw:page-number="13" svg:x="0.88889in" svg:y="1.22222in" svg:width="6.48785in" svg:height="4.08854in" presentation:class="page" draw:id="id267" presentation:style-name="a1758" draw:name="Образ слайда 1">
            <svg:title/>
            <svg:desc/>
          </draw:page-thumbnail>
          <draw:frame draw:id="id268" presentation:style-name="a1759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4" draw:style-name="a1762" draw:master-page-name="Master3-Layout7-blank-Пустой-слайд" presentation:presentation-page-layout-name="Master3-PPL7" draw:id="Slide-269">
        <draw:frame draw:id="id269" presentation:style-name="a1802" draw:name="Подзаголовок 1" svg:x="0.65512in" svg:y="0.32008in" svg:width="11.80945in" svg:height="6.4189in" presentation:class="subtitle" presentation:placeholder="false">
          <draw:text-box>
            <text:p text:style-name="a1764" text:class-names="" text:cond-style-name=""><text:span text:style-name="a1763" text:class-names="">Магия Serilizable:</text:span></text:p>
            <text:p text:style-name="a1766" text:class-names="" text:cond-style-name=""><text:span text:style-name="a1765" text:class-names=""/></text:p>
            <text:p text:style-name="a1770" text:class-names="" text:cond-style-name=""><text:span text:style-name="a1767" text:class-names=""><text:tab/>- private void<text:s text:c="1"/></text:span><text:span text:style-name="a1768" text:class-names="">writeObject</text:span><text:span text:style-name="a1769" text:class-names="">(java.io.ObjectOutputStream out) throws IOException</text:span></text:p>
            <text:p text:style-name="a1772" text:class-names="" text:cond-style-name=""><text:span text:style-name="a1771" text:class-names=""/></text:p>
            <text:p text:style-name="a1776" text:class-names="" text:cond-style-name=""><text:span text:style-name="a1773" text:class-names=""><text:tab/>- private void<text:s text:c="1"/></text:span><text:span text:style-name="a1774" text:class-names="">readObject</text:span><text:span text:style-name="a1775" text:class-names="">(java.io.ObjectInputStream in) throws IOException, ClassNotFoundException</text:span></text:p>
            <text:p text:style-name="a1778" text:class-names="" text:cond-style-name=""><text:span text:style-name="a1777" text:class-names=""/></text:p>
            <text:p text:style-name="a1782" text:class-names="" text:cond-style-name=""><text:span text:style-name="a1779" text:class-names=""><text:s text:c="1"/><text:tab/>- public void<text:s text:c="1"/></text:span><text:span text:style-name="a1780" text:class-names="">validateObjct</text:span><text:span text:style-name="a1781" text:class-names="">()</text:span></text:p>
            <text:p text:style-name="a1784" text:class-names="" text:cond-style-name=""><text:span text:style-name="a1783" text:class-names=""/></text:p>
            <text:p text:style-name="a1788" text:class-names="" text:cond-style-name=""><text:span text:style-name="a1785" text:class-names=""><text:tab/>- ANY-ACCESS-MODIFIER Object<text:s text:c="1"/></text:span><text:span text:style-name="a1786" text:class-names="">writeReplace</text:span><text:span text:style-name="a1787" text:class-names="">() throws ObjectStreamException</text:span></text:p>
            <text:p text:style-name="a1790" text:class-names="" text:cond-style-name=""><text:span text:style-name="a1789" text:class-names=""/></text:p>
            <text:p text:style-name="a1794" text:class-names="" text:cond-style-name=""><text:span text:style-name="a1791" text:class-names=""><text:tab/>- ANY-ACCESS-MODIFIER Object<text:s text:c="1"/></text:span><text:span text:style-name="a1792" text:class-names="">readResolve</text:span><text:span text:style-name="a1793" text:class-names="">() throws ObjectStreamException</text:span></text:p>
            <text:p text:style-name="a1796" text:class-names="" text:cond-style-name=""><text:span text:style-name="a1795" text:class-names=""/></text:p>
            <text:p text:style-name="a1799" text:class-names="" text:cond-style-name=""><text:span text:style-name="a1797" text:class-names=""><text:tab/>- public static final long<text:s text:c="1"/></text:span><text:span text:style-name="a1798" text:class-names="">serialVersionUID</text:span></text:p>
            <text:p text:style-name="a1801" text:class-names="" text:cond-style-name=""><text:span text:style-name="a1800" text:class-names=""/></text:p>
          </draw:text-box>
          <svg:title/>
          <svg:desc/>
        </draw:frame>
        <presentation:notes draw:style-name="a1808">
          <draw:frame draw:id="id270" draw:style-name="a1805" draw:name="Номер слайда 6" svg:x="4.62756in" svg:y="10.75394in" svg:width="3.24606in" svg:height="0.54488in">
            <draw:text-box>
              <text:p text:style-name="a1804" text:class-names="" text:cond-style-name=""><text:span text:style-name="a1803" text:class-names=""><text:page-number style:num-format="1" text:fixed="false"/></text:span></text:p>
            </draw:text-box>
            <svg:title/>
            <svg:desc/>
          </draw:frame>
          <draw:page-thumbnail draw:page-number="14" svg:x="1.71338in" svg:y="1.22205in" svg:width="4.83937in" svg:height="4.08898in" presentation:class="page" draw:id="id271" presentation:style-name="a1806" draw:name="Образ слайда 1">
            <svg:title/>
            <svg:desc/>
          </draw:page-thumbnail>
          <draw:frame draw:id="id272" presentation:style-name="a1807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5" draw:style-name="a1810" draw:master-page-name="Master3-Layout7-blank-Пустой-слайд" presentation:presentation-page-layout-name="Master3-PPL7" draw:id="Slide-270">
        <draw:frame draw:id="id273" presentation:style-name="a1813" draw:name="Подзаголовок 1" svg:x="0.65512in" svg:y="0.32953in" svg:width="11.80945in" svg:height="6.39961in" presentation:class="subtitle" presentation:placeholder="false">
          <draw:text-box>
            <text:p text:style-name="a1812" text:class-names="" text:cond-style-name=""><text:span text:style-name="a1811" text:class-names="">Что это?</text:span></text:p>
          </draw:text-box>
          <svg:title/>
          <svg:desc/>
        </draw:frame>
        <presentation:notes draw:style-name="a1819">
          <draw:frame draw:id="id274" draw:style-name="a1816" draw:name="Номер слайда 6" svg:x="4.62756in" svg:y="10.75394in" svg:width="3.24606in" svg:height="0.54488in">
            <draw:text-box>
              <text:p text:style-name="a1815" text:class-names="" text:cond-style-name=""><text:span text:style-name="a1814" text:class-names=""><text:page-number style:num-format="1" text:fixed="false"/></text:span></text:p>
            </draw:text-box>
            <svg:title/>
            <svg:desc/>
          </draw:frame>
          <draw:page-thumbnail draw:page-number="15" svg:x="1.71338in" svg:y="1.22205in" svg:width="4.83937in" svg:height="4.08898in" presentation:class="page" draw:id="id275" presentation:style-name="a1817" draw:name="Образ слайда 1">
            <svg:title/>
            <svg:desc/>
          </draw:page-thumbnail>
          <draw:frame draw:id="id276" presentation:style-name="a1818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6" draw:style-name="a1821" draw:master-page-name="Master3-Layout7-blank-Пустой-слайд" presentation:presentation-page-layout-name="Master3-PPL7" draw:id="Slide-271">
        <draw:frame draw:id="id277" presentation:style-name="a1842" draw:name="Подзаголовок 1" svg:x="0.62992in" svg:y="0.60827in" svg:width="11.80945in" svg:height="6.39961in" presentation:class="subtitle" presentation:placeholder="false">
          <draw:text-box>
            <text:p text:style-name="a1826" text:class-names="" text:cond-style-name=""><text:span text:style-name="a1822" text:class-names=""><text:s text:c="1"/></text:span><text:span text:style-name="a1823" text:class-names="">writeObject</text:span><text:span text:style-name="a1824" text:class-names=""><text:s text:c="1"/>и<text:s text:c="1"/></text:span><text:span text:style-name="a1825" text:class-names="">readObject</text:span></text:p>
            <text:p text:style-name="a1828" text:class-names="" text:cond-style-name=""><text:span text:style-name="a1827" text:class-names=""/></text:p>
            <text:p text:style-name="a1830" text:class-names="" text:cond-style-name=""><text:span text:style-name="a1829" text:class-names=""><text:tab/>- реализуются по умолчанию</text:span></text:p>
            <text:p text:style-name="a1832" text:class-names="" text:cond-style-name=""><text:span text:style-name="a1831" text:class-names=""><text:tab/>- приватны</text:span></text:p>
            <text:p text:style-name="a1834" text:class-names="" text:cond-style-name=""><text:span text:style-name="a1833" text:class-names=""><text:tab/>- не наследуются и...</text:span></text:p>
            <text:p text:style-name="a1836" text:class-names="" text:cond-style-name=""><text:span text:style-name="a1835" text:class-names=""><text:tab/>- не переопределяются</text:span></text:p>
            <text:p text:style-name="a1841" text:class-names="" text:cond-style-name=""><text:span text:style-name="a1837" text:class-names=""><text:tab/>- могут быть реализованы вручную для оптимизации<text:s text:c="1"/></text:span><text:span text:style-name="a1838" text:class-names="">(</text:span><text:span text:style-name="a1839" text:class-names="">но без крайней необходимости лучше не переопределять...</text:span><text:span text:style-name="a1840" text:class-names="">)</text:span></text:p>
          </draw:text-box>
          <svg:title/>
          <svg:desc/>
        </draw:frame>
        <presentation:notes draw:style-name="a1848">
          <draw:frame draw:id="id278" draw:style-name="a1845" draw:name="Номер слайда 6" svg:x="4.62756in" svg:y="10.75394in" svg:width="3.24606in" svg:height="0.54488in">
            <draw:text-box>
              <text:p text:style-name="a1844" text:class-names="" text:cond-style-name=""><text:span text:style-name="a1843" text:class-names=""><text:page-number style:num-format="1" text:fixed="false"/></text:span></text:p>
            </draw:text-box>
            <svg:title/>
            <svg:desc/>
          </draw:frame>
          <draw:page-thumbnail draw:page-number="16" svg:x="1.71338in" svg:y="1.22205in" svg:width="4.83937in" svg:height="4.08898in" presentation:class="page" draw:id="id279" presentation:style-name="a1846" draw:name="Образ слайда 1">
            <svg:title/>
            <svg:desc/>
          </draw:page-thumbnail>
          <draw:frame draw:id="id280" presentation:style-name="a1847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7" draw:style-name="a1850" draw:master-page-name="Master3-Layout7-blank-Пустой-слайд" presentation:presentation-page-layout-name="Master3-PPL7" draw:id="Slide-272">
        <draw:frame draw:id="id281" presentation:style-name="a1882" draw:name="Подзаголовок 1" svg:x="0.62992in" svg:y="1.08907in" svg:width="11.80945in" svg:height="6.36713in" presentation:class="subtitle" presentation:placeholder="false">
          <draw:text-box>
            <text:p text:style-name="a1855" text:class-names="" text:cond-style-name=""><text:span text:style-name="a1851" text:class-names="">writeReplace</text:span><text:span text:style-name="a1852" text:class-names=""><text:s text:c="1"/>и <text:s text:c="1"/></text:span><text:span text:style-name="a1853" text:class-names="">readResolve</text:span><text:span text:style-name="a1854" text:class-names=""/></text:p>
            <text:p text:style-name="a1857" text:class-names="" text:cond-style-name=""><text:span text:style-name="a1856" text:class-names=""/></text:p>
            <text:p text:style-name="a1863" text:class-names="" text:cond-style-name=""><text:span text:style-name="a1858" text:class-names=""><text:tab/>- позволяют разработчику предоставить замещающий объект, который будет<text:s text:c="1"/></text:span><text:span text:style-name="a1859" text:class-names="">сериализован</text:span><text:span text:style-name="a1860" text:class-names=""><text:s text:c="1"/>вместо<text:s text:c="1"/></text:span><text:span text:style-name="a1861" text:class-names="">исходного</text:span><text:span text:style-name="a1862" text:class-names=""/></text:p>
            <text:p text:style-name="a1873" text:class-names="" text:cond-style-name=""><text:span text:style-name="a1864" text:class-names=""><text:tab/>-<text:s text:c="1"/></text:span><text:span text:style-name="a1865" text:class-names="">readResolve</text:span><text:span text:style-name="a1866" text:class-names=""><text:s text:c="1"/>используется в процессе<text:s text:c="1"/></text:span><text:span text:style-name="a1867" text:class-names="">десериализации</text:span><text:span text:style-name="a1868" text:class-names=""><text:s text:c="1"/>для замены<text:s text:c="1"/></text:span><text:span text:style-name="a1869" text:class-names="">десериализованного</text:span><text:span text:style-name="a1870" text:class-names=""><text:s text:c="1"/>объекта другим из наших<text:s text:c="1"/></text:span><text:span text:style-name="a1871" text:class-names="">вариантов</text:span><text:span text:style-name="a1872" text:class-names=""/></text:p>
            <text:p text:style-name="a1879" text:class-names="" text:cond-style-name=""><text:span text:style-name="a1874" text:class-names=""><text:tab/>- используются в основном при использовании единого шаблона<text:s text:c="1"/></text:span><text:span text:style-name="a1875" text:class-names="">сериализации</text:span><text:span text:style-name="a1876" text:class-names=""><text:s text:c="1"/>для разных<text:s text:c="1"/></text:span><text:span text:style-name="a1877" text:class-names="">классов</text:span><text:span text:style-name="a1878" text:class-names=""/></text:p>
            <text:p text:style-name="a1881" text:class-names="" text:cond-style-name=""><text:span text:style-name="a1880" text:class-names=""><text:tab/>- в настоящее время этот функционал эффективно реализуется при помощи JSON и XML</text:span></text:p>
          </draw:text-box>
          <svg:title/>
          <svg:desc/>
        </draw:frame>
        <presentation:notes draw:style-name="a1888">
          <draw:frame draw:id="id282" draw:style-name="a1885" draw:name="Номер слайда 6" svg:x="4.62756in" svg:y="10.75394in" svg:width="3.24606in" svg:height="0.54488in">
            <draw:text-box>
              <text:p text:style-name="a1884" text:class-names="" text:cond-style-name=""><text:span text:style-name="a1883" text:class-names=""><text:page-number style:num-format="1" text:fixed="false"/></text:span></text:p>
            </draw:text-box>
            <svg:title/>
            <svg:desc/>
          </draw:frame>
          <draw:page-thumbnail draw:page-number="17" svg:x="0.88889in" svg:y="1.22222in" svg:width="6.48785in" svg:height="4.08854in" presentation:class="page" draw:id="id283" presentation:style-name="a1886" draw:name="Образ слайда 1">
            <svg:title/>
            <svg:desc/>
          </draw:page-thumbnail>
          <draw:frame draw:id="id284" presentation:style-name="a1887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8" draw:style-name="a1890" draw:master-page-name="Master3-Layout7-blank-Пустой-слайд" presentation:presentation-page-layout-name="Master3-PPL7" draw:id="Slide-273">
        <draw:frame draw:id="id285" presentation:style-name="a1906" draw:name="Подзаголовок 1" svg:x="0.65512in" svg:y="0.32953in" svg:width="11.80945in" svg:height="6.39961in" presentation:class="subtitle" presentation:placeholder="false">
          <draw:text-box>
            <text:p text:style-name="a1892" text:class-names="" text:cond-style-name=""><text:span text:style-name="a1891" text:class-names="">validateObject</text:span></text:p>
            <text:p text:style-name="a1894" text:class-names="" text:cond-style-name=""><text:span text:style-name="a1893" text:class-names=""/></text:p>
            <text:p text:style-name="a1897" text:class-names="" text:cond-style-name=""><text:span text:style-name="a1895" text:class-names=""><text:tab/></text:span><text:span text:style-name="a1896" text:class-names="">- для дополнительных проверок</text:span></text:p>
            <text:p text:style-name="a1899" text:class-names="" text:cond-style-name=""><text:span text:style-name="a1898" text:class-names=""><text:s text:c="1"/></text:span></text:p>
            <text:p text:style-name="a1901" text:class-names="" text:cond-style-name=""><text:span text:style-name="a1900" text:class-names=""><text:tab/>- реализовать ObjectInputValidation и переопределить validateObject</text:span></text:p>
            <text:p text:style-name="a1903" text:class-names="" text:cond-style-name=""><text:span text:style-name="a1902" text:class-names=""/></text:p>
            <text:p text:style-name="a1905" text:class-names="" text:cond-style-name=""><text:span text:style-name="a1904" text:class-names=""><text:tab/>- validateObject <text:s text:c="1"/>автоматически вызвается из readObject после регистрации <text:s text:c="1"/>ObjectInputStream.registerValidation(this, 0)</text:span></text:p>
          </draw:text-box>
          <svg:title/>
          <svg:desc/>
        </draw:frame>
        <presentation:notes draw:style-name="a1912">
          <draw:frame draw:id="id286" draw:style-name="a1909" draw:name="Номер слайда 6" svg:x="4.62756in" svg:y="10.75394in" svg:width="3.24606in" svg:height="0.54488in">
            <draw:text-box>
              <text:p text:style-name="a1908" text:class-names="" text:cond-style-name=""><text:span text:style-name="a1907" text:class-names=""><text:page-number style:num-format="1" text:fixed="false"/></text:span></text:p>
            </draw:text-box>
            <svg:title/>
            <svg:desc/>
          </draw:frame>
          <draw:page-thumbnail draw:page-number="18" svg:x="1.71338in" svg:y="1.22205in" svg:width="4.83937in" svg:height="4.08898in" presentation:class="page" draw:id="id287" presentation:style-name="a1910" draw:name="Образ слайда 1">
            <svg:title/>
            <svg:desc/>
          </draw:page-thumbnail>
          <draw:frame draw:id="id288" presentation:style-name="a1911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19" draw:style-name="a1914" draw:master-page-name="Master3-Layout7-blank-Пустой-слайд" presentation:presentation-page-layout-name="Master3-PPL7" draw:id="Slide-274">
        <draw:frame draw:id="id289" presentation:style-name="a1954" draw:name="Подзаголовок 1" svg:x="0.325in" svg:y="1.05086in" svg:width="12.55in" svg:height="6.96738in" presentation:class="subtitle" presentation:placeholder="false">
          <draw:text-box>
            <text:p text:style-name="a1916" text:class-names="" text:cond-style-name=""><text:span text:style-name="a1915" text:class-names=""/></text:p>
            <text:p text:style-name="a1919" text:class-names="" text:cond-style-name=""><text:span text:style-name="a1917" text:class-names="">SerialVersionUID</text:span><text:span text:style-name="a1918" text:class-names=""/></text:p>
            <text:p text:style-name="a1927" text:class-names="" text:cond-style-name=""><text:span text:style-name="a1920" text:class-names=""><text:s text:c="2"/></text:span><text:span text:style-name="a1921" text:class-names="">-<text:s text:c="1"/></text:span><text:span text:style-name="a1922" text:class-names="">идентификатор потока<text:s text:c="1"/></text:span><text:span text:style-name="a1923" text:class-names="">сериализации</text:span><text:span text:style-name="a1924" text:class-names=""><text:s text:c="1"/></text:span><text:span text:style-name="a1925" text:class-names="">класса</text:span><text:span text:style-name="a1926" text:class-names=""/></text:p>
            <text:p text:style-name="a1933" text:class-names="" text:cond-style-name=""><text:span text:style-name="a1928" text:class-names=""><text:s text:c="2"/></text:span><text:span text:style-name="a1929" text:class-names="">-<text:s text:c="1"/></text:span><text:span text:style-name="a1930" text:class-names="">может быть указан<text:s text:c="1"/></text:span><text:span text:style-name="a1931" text:class-names="">вручную</text:span><text:span text:style-name="a1932" text:class-names=""/></text:p>
            <text:p text:style-name="a1943" text:class-names="" text:cond-style-name=""><text:span text:style-name="a1934" text:class-names=""><text:s text:c="2"/></text:span><text:span text:style-name="a1935" text:class-names="">-<text:s text:c="1"/></text:span><text:span text:style-name="a1936" text:class-names="">неявно создается при компиляции с<text:s text:c="1"/></text:span><text:span text:style-name="a1937" text:class-names="">использовнием</text:span><text:span text:style-name="a1938" text:class-names=""><text:s text:c="1"/>SHA-1<text:s text:c="1"/></text:span><text:span text:style-name="a1939" text:class-names="">хеша</text:span><text:span text:style-name="a1940" text:class-names=""><text:s text:c="1"/>класса (поля, сигнатуры методов, интерфейсы, граф наследования и пр</text:span><text:span text:style-name="a1941" text:class-names="">.)</text:span><text:span text:style-name="a1942" text:class-names=""/></text:p>
            <text:p text:style-name="a1951" text:class-names="" text:cond-style-name=""><text:span text:style-name="a1944" text:class-names=""><text:s text:c="2"/></text:span><text:span text:style-name="a1945" text:class-names="">-<text:s text:c="1"/></text:span><text:span text:style-name="a1946" text:class-names="">нужен для совместимости<text:s text:c="1"/></text:span><text:span text:style-name="a1947" text:class-names="">сериализации</text:span><text:span text:style-name="a1948" text:class-names="">/</text:span><text:span text:style-name="a1949" text:class-names="">десериализации</text:span><text:span text:style-name="a1950" text:class-names=""><text:s text:c="1"/>— классы могут быть изменены, дополнены полями, методами и т.д.</text:span></text:p>
            <text:p text:style-name="a1953" text:class-names="" text:cond-style-name=""><text:span text:style-name="a1952" text:class-names=""/></text:p>
          </draw:text-box>
          <svg:title/>
          <svg:desc/>
        </draw:frame>
        <presentation:notes draw:style-name="a1960">
          <draw:frame draw:id="id290" draw:style-name="a1957" draw:name="Номер слайда 6" svg:x="4.62756in" svg:y="10.75394in" svg:width="3.24606in" svg:height="0.54488in">
            <draw:text-box>
              <text:p text:style-name="a1956" text:class-names="" text:cond-style-name=""><text:span text:style-name="a1955" text:class-names=""><text:page-number style:num-format="1" text:fixed="false"/></text:span></text:p>
            </draw:text-box>
            <svg:title/>
            <svg:desc/>
          </draw:frame>
          <draw:page-thumbnail draw:page-number="19" svg:x="0.88889in" svg:y="1.22222in" svg:width="6.48785in" svg:height="4.08854in" presentation:class="page" draw:id="id291" presentation:style-name="a1958" draw:name="Образ слайда 1">
            <svg:title/>
            <svg:desc/>
          </draw:page-thumbnail>
          <draw:frame draw:id="id292" presentation:style-name="a1959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20" draw:style-name="a1962" draw:master-page-name="Master3-Layout7-blank-Пустой-слайд" presentation:presentation-page-layout-name="Master3-PPL7" draw:id="Slide-275">
        <draw:frame draw:id="id293" presentation:style-name="a1965" draw:name="Подзаголовок 1" svg:x="0.65512in" svg:y="0.32953in" svg:width="11.80945in" svg:height="6.39961in" presentation:class="subtitle" presentation:placeholder="false">
          <draw:text-box>
            <text:p text:style-name="a1964" text:class-names="" text:cond-style-name=""><text:span text:style-name="a1963" text:class-names="">Попробуем на практике?</text:span></text:p>
          </draw:text-box>
          <svg:title/>
          <svg:desc/>
        </draw:frame>
        <presentation:notes draw:style-name="a1971">
          <draw:frame draw:id="id294" draw:style-name="a1968" draw:name="Номер слайда 6" svg:x="4.62756in" svg:y="10.75394in" svg:width="3.24606in" svg:height="0.54488in">
            <draw:text-box>
              <text:p text:style-name="a1967" text:class-names="" text:cond-style-name=""><text:span text:style-name="a1966" text:class-names=""><text:page-number style:num-format="1" text:fixed="false"/></text:span></text:p>
            </draw:text-box>
            <svg:title/>
            <svg:desc/>
          </draw:frame>
          <draw:page-thumbnail draw:page-number="20" svg:x="1.71338in" svg:y="1.22205in" svg:width="4.83937in" svg:height="4.08898in" presentation:class="page" draw:id="id295" presentation:style-name="a1969" draw:name="Образ слайда 1">
            <svg:title/>
            <svg:desc/>
          </draw:page-thumbnail>
          <draw:frame draw:id="id296" presentation:style-name="a1970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21" draw:style-name="a1973" draw:master-page-name="Master3-Layout7-blank-Пустой-слайд" presentation:presentation-page-layout-name="Master3-PPL7" draw:id="Slide-276">
        <draw:frame draw:id="id297" presentation:style-name="a2040" draw:name="Подзаголовок 1" svg:x="0.55118in" svg:y="0.80275in" svg:width="11.80945in" svg:height="6.52008in" presentation:class="subtitle" presentation:placeholder="false">
          <draw:text-box>
            <text:p text:style-name="a2039" text:class-names="" text:cond-style-name=""><text:span text:style-name="a1974" text:class-names="">public class<text:s text:c="1"/></text:span><text:span text:style-name="a1975" text:class-names="">GoodSerializableUser<text:s text:c="1"/></text:span><text:span text:style-name="a1976" text:class-names="">implements<text:s text:c="1"/></text:span><text:span text:style-name="a1977" text:class-names="">Serializable {<text:line-break/> <text:s text:c="3"/></text:span><text:span text:style-name="a1978" text:class-names="">private final<text:s text:c="1"/></text:span><text:span text:style-name="a1979" text:class-names="">String<text:s text:c="1"/></text:span><text:span text:style-name="a1980" text:class-names="">name</text:span><text:span text:style-name="a1981" text:class-names="">;<text:line-break/> <text:s text:c="3"/>private final<text:s text:c="1"/></text:span><text:span text:style-name="a1982" text:class-names="">String<text:s text:c="1"/></text:span><text:span text:style-name="a1983" text:class-names="">lastName</text:span><text:span text:style-name="a1984" text:class-names="">;<text:line-break/><text:line-break/><text:line-break/> <text:s text:c="3"/>public<text:s text:c="1"/></text:span><text:span text:style-name="a1985" text:class-names="">GoodSerializableUser</text:span><text:span text:style-name="a1986" text:class-names="">(String name</text:span><text:span text:style-name="a1987" text:class-names="">,<text:s text:c="1"/></text:span><text:span text:style-name="a1988" text:class-names="">String lastName) {<text:line-break/> <text:s text:c="7"/></text:span><text:span text:style-name="a1989" text:class-names="">this</text:span><text:span text:style-name="a1990" text:class-names="">.</text:span><text:span text:style-name="a1991" text:class-names="">name<text:s text:c="1"/></text:span><text:span text:style-name="a1992" text:class-names="">= name</text:span><text:span text:style-name="a1993" text:class-names="">;<text:line-break/> <text:s text:c="7"/>this</text:span><text:span text:style-name="a1994" text:class-names="">.</text:span><text:span text:style-name="a1995" text:class-names="">lastName<text:s text:c="1"/></text:span><text:span text:style-name="a1996" text:class-names="">= lastName</text:span><text:span text:style-name="a1997" text:class-names="">;<text:line-break/> <text:s text:c="3"/></text:span><text:span text:style-name="a1998" text:class-names="">}<text:line-break/><text:line-break/> <text:s text:c="3"/></text:span><text:span text:style-name="a1999" text:class-names="">public<text:s text:c="1"/></text:span><text:span text:style-name="a2000" text:class-names="">String<text:s text:c="1"/></text:span><text:span text:style-name="a2001" text:class-names="">getName</text:span><text:span text:style-name="a2002" text:class-names="">() {<text:line-break/> <text:s text:c="7"/></text:span><text:span text:style-name="a2003" text:class-names="">return<text:s text:c="1"/></text:span><text:span text:style-name="a2004" text:class-names="">name</text:span><text:span text:style-name="a2005" text:class-names="">;<text:line-break/> <text:s text:c="3"/></text:span><text:span text:style-name="a2006" text:class-names="">}<text:line-break/><text:line-break/> <text:s text:c="3"/></text:span><text:span text:style-name="a2007" text:class-names="">public<text:s text:c="1"/></text:span><text:span text:style-name="a2008" text:class-names="">String<text:s text:c="1"/></text:span><text:span text:style-name="a2009" text:class-names="">getLastName</text:span><text:span text:style-name="a2010" text:class-names="">() {<text:line-break/> <text:s text:c="7"/></text:span><text:span text:style-name="a2011" text:class-names="">return<text:s text:c="1"/></text:span><text:span text:style-name="a2012" text:class-names="">lastName</text:span><text:span text:style-name="a2013" text:class-names="">;<text:line-break/> <text:s text:c="3"/></text:span><text:span text:style-name="a2014" text:class-names="">}<text:line-break/><text:line-break/> <text:s text:c="3"/></text:span><text:span text:style-name="a2015" text:class-names="">public<text:s text:c="1"/></text:span><text:span text:style-name="a2016" text:class-names="">String<text:s text:c="1"/></text:span><text:span text:style-name="a2017" text:class-names="">toString</text:span><text:span text:style-name="a2018" text:class-names="">(){<text:line-break/> <text:s text:c="7"/></text:span><text:span text:style-name="a2019" text:class-names="">return<text:s text:c="1"/></text:span><text:span text:style-name="a2020" text:class-names="">"{GoodSerializableUser[name=</text:span><text:span text:style-name="a2021" text:class-names="">\"</text:span><text:span text:style-name="a2022" text:class-names="">"</text:span><text:span text:style-name="a2023" text:class-names="">+</text:span><text:span text:style-name="a2024" text:class-names="">name</text:span><text:span text:style-name="a2025" text:class-names="">+</text:span><text:span text:style-name="a2026" text:class-names="">"</text:span><text:span text:style-name="a2027" text:class-names="">\"</text:span><text:span text:style-name="a2028" text:class-names=""><text:s text:c="1"/>lastName=</text:span><text:span text:style-name="a2029" text:class-names="">\"</text:span><text:span text:style-name="a2030" text:class-names="">"</text:span><text:span text:style-name="a2031" text:class-names="">+</text:span><text:span text:style-name="a2032" text:class-names="">lastName</text:span><text:span text:style-name="a2033" text:class-names="">+</text:span><text:span text:style-name="a2034" text:class-names="">"</text:span><text:span text:style-name="a2035" text:class-names="">\"</text:span><text:span text:style-name="a2036" text:class-names="">]}"</text:span><text:span text:style-name="a2037" text:class-names="">;<text:line-break/> <text:s text:c="3"/></text:span><text:span text:style-name="a2038" text:class-names="">}<text:line-break/>}</text:span></text:p>
          </draw:text-box>
          <svg:title/>
          <svg:desc/>
        </draw:frame>
        <draw:frame draw:id="id298" draw:style-name="a2043" draw:name="TextBox 2" svg:x="8.26772in" svg:y="3.30709in" svg:width="4.56693in" svg:height="0.63898in">
          <draw:text-box>
            <text:p text:style-name="a2042" text:class-names="" text:cond-style-name=""><text:span text:style-name="a2041" text:class-names="">Будет работать?</text:span></text:p>
          </draw:text-box>
          <svg:title/>
          <svg:desc/>
        </draw:frame>
        <presentation:notes draw:style-name="a2049">
          <draw:frame draw:id="id299" draw:style-name="a2046" draw:name="Номер слайда 6" svg:x="4.62756in" svg:y="10.75394in" svg:width="3.24606in" svg:height="0.54488in">
            <draw:text-box>
              <text:p text:style-name="a2045" text:class-names="" text:cond-style-name=""><text:span text:style-name="a2044" text:class-names=""><text:page-number style:num-format="1" text:fixed="false"/></text:span></text:p>
            </draw:text-box>
            <svg:title/>
            <svg:desc/>
          </draw:frame>
          <draw:page-thumbnail draw:page-number="21" svg:x="1.71338in" svg:y="1.22205in" svg:width="4.83937in" svg:height="4.08898in" presentation:class="page" draw:id="id300" presentation:style-name="a2047" draw:name="Образ слайда 1">
            <svg:title/>
            <svg:desc/>
          </draw:page-thumbnail>
          <draw:frame draw:id="id301" presentation:style-name="a2048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22" draw:style-name="a2051" draw:master-page-name="Master3-Layout7-blank-Пустой-слайд" presentation:presentation-page-layout-name="Master3-PPL7" draw:id="Slide-277">
        <draw:frame draw:id="id302" presentation:style-name="a2109" draw:name="Подзаголовок 1" svg:x="0in" svg:y="-1.34693in" svg:width="13.12205in" svg:height="10.96157in" presentation:class="subtitle" presentation:placeholder="false">
          <draw:text-box>
            <text:p text:style-name="a2055" text:class-names="" text:cond-style-name=""><text:span text:style-name="a2052" text:class-names="">Да. Объект<text:s text:c="1"/></text:span><text:span text:style-name="a2053" text:class-names="">сериализуется</text:span><text:span text:style-name="a2054" text:class-names=""/></text:p>
            <text:p text:style-name="a2057" text:class-names="" text:cond-style-name=""><text:span text:style-name="a2056" text:class-names=""/></text:p>
            <text:p text:style-name="a2065" text:class-names="" text:cond-style-name=""><text:span text:style-name="a2058" text:class-names=""><text:s text:c="4"/>{</text:span><text:span text:style-name="a2059" text:class-names="">GoodSerializableUser</text:span><text:span text:style-name="a2060" text:class-names="">[</text:span><text:span text:style-name="a2061" text:class-names="">name</text:span><text:span text:style-name="a2062" text:class-names="">="user_name_1"<text:s text:c="1"/></text:span><text:span text:style-name="a2063" text:class-names="">lastName</text:span><text:span text:style-name="a2064" text:class-names="">="user_lastname_1"]}</text:span></text:p>
            <text:p text:style-name="a2067" text:class-names="" text:cond-style-name=""><text:span text:style-name="a2066" text:class-names=""/></text:p>
            <text:p text:style-name="a2069" text:class-names="" text:cond-style-name=""><text:span text:style-name="a2068" text:class-names=""><text:s text:c="4"/>AC ED 00 05 73 72 00 22 72 75</text:span></text:p>
            <text:p text:style-name="a2071" text:class-names="" text:cond-style-name=""><text:span text:style-name="a2070" text:class-names=""><text:s text:c="4"/>2E 63 6F 6D 6D 6F 6E 2E 64 74</text:span></text:p>
            <text:p text:style-name="a2073" text:class-names="" text:cond-style-name=""><text:span text:style-name="a2072" text:class-names=""><text:s text:c="4"/>6F 2E 47 6F 6F 64 53 65 72 69</text:span></text:p>
            <text:p text:style-name="a2075" text:class-names="" text:cond-style-name=""><text:span text:style-name="a2074" text:class-names=""><text:s text:c="4"/>61 6C 69 7A 61 62 6C 65 55 73</text:span></text:p>
            <text:p text:style-name="a2077" text:class-names="" text:cond-style-name=""><text:span text:style-name="a2076" text:class-names=""><text:s text:c="4"/>65 72 13 C9 EB A2 D0 92 14 9A</text:span></text:p>
            <text:p text:style-name="a2079" text:class-names="" text:cond-style-name=""><text:span text:style-name="a2078" text:class-names=""><text:s text:c="4"/>02 00 02 4C 00 08 6C 61 73 74</text:span></text:p>
            <text:p text:style-name="a2081" text:class-names="" text:cond-style-name=""><text:span text:style-name="a2080" text:class-names=""><text:s text:c="4"/>4E 61 6D 65 74 00 12 4C 6A 61</text:span></text:p>
            <text:p text:style-name="a2083" text:class-names="" text:cond-style-name=""><text:span text:style-name="a2082" text:class-names=""><text:s text:c="4"/>76 61 2F 6C 61 6E 67 2F 53 74</text:span></text:p>
            <text:p text:style-name="a2085" text:class-names="" text:cond-style-name=""><text:span text:style-name="a2084" text:class-names=""><text:s text:c="4"/>72 69 6E 67 3B 4C 00 04 6E 61</text:span></text:p>
            <text:p text:style-name="a2087" text:class-names="" text:cond-style-name=""><text:span text:style-name="a2086" text:class-names=""><text:s text:c="4"/>6D 65 71 00 7E 00 01 78 70 74</text:span></text:p>
            <text:p text:style-name="a2089" text:class-names="" text:cond-style-name=""><text:span text:style-name="a2088" text:class-names=""><text:s text:c="4"/>00 0F 75 73 65 72 5F 6C 61 73</text:span></text:p>
            <text:p text:style-name="a2091" text:class-names="" text:cond-style-name=""><text:span text:style-name="a2090" text:class-names=""><text:s text:c="4"/>74 6E 61 6D 65 5F 31 74 00 0B</text:span></text:p>
            <text:p text:style-name="a2093" text:class-names="" text:cond-style-name=""><text:span text:style-name="a2092" text:class-names=""><text:s text:c="4"/>75 73 65 72 5F 6E 61 6D 65 5F</text:span></text:p>
            <text:p text:style-name="a2097" text:class-names="" text:cond-style-name=""><text:span text:style-name="a2094" text:class-names=""><text:s text:c="4"/></text:span><text:span text:style-name="a2095" text:class-names="">31</text:span><text:span text:style-name="a2096" text:class-names=""/></text:p>
            <text:p text:style-name="a2101" text:class-names="" text:cond-style-name=""><text:span text:style-name="a2098" text:class-names=""><text:s text:c="4"/></text:span><text:span text:style-name="a2099" text:class-names="">Size</text:span><text:span text:style-name="a2100" text:class-names=""><text:s text:c="1"/>= 131</text:span></text:p>
            <text:p text:style-name="a2103" text:class-names="" text:cond-style-name=""><text:span text:style-name="a2102" text:class-names=""><text:s text:c="2"/></text:span></text:p>
            <text:p text:style-name="a2108" text:class-names="" text:cond-style-name=""><text:span text:style-name="a2104" text:class-names=""><text:s text:c="4"/></text:span><text:span text:style-name="a2105" text:class-names="">Пояснения: байтовый массив записан в<text:s text:c="1"/></text:span><text:span text:style-name="a2106" text:class-names="">hex</text:span><text:span text:style-name="a2107" text:class-names="">-формате и приведен к читаемому виду</text:span></text:p>
          </draw:text-box>
          <svg:title/>
          <svg:desc/>
        </draw:frame>
        <presentation:notes draw:style-name="a2115">
          <draw:frame draw:id="id303" draw:style-name="a2112" draw:name="Номер слайда 6" svg:x="4.62756in" svg:y="10.75394in" svg:width="3.24606in" svg:height="0.54488in">
            <draw:text-box>
              <text:p text:style-name="a2111" text:class-names="" text:cond-style-name=""><text:span text:style-name="a2110" text:class-names=""><text:page-number style:num-format="1" text:fixed="false"/></text:span></text:p>
            </draw:text-box>
            <svg:title/>
            <svg:desc/>
          </draw:frame>
          <draw:page-thumbnail draw:page-number="22" svg:x="0.88889in" svg:y="1.22222in" svg:width="6.48785in" svg:height="4.08854in" presentation:class="page" draw:id="id304" presentation:style-name="a2113" draw:name="Образ слайда 1">
            <svg:title/>
            <svg:desc/>
          </draw:page-thumbnail>
          <draw:frame draw:id="id305" presentation:style-name="a2114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23" draw:style-name="a2117" draw:master-page-name="Master3-Layout7-blank-Пустой-слайд" presentation:presentation-page-layout-name="Master3-PPL7" draw:id="Slide-278">
        <draw:frame draw:id="id306" presentation:style-name="a2158" draw:name="Подзаголовок 1" svg:x="0.08031in" svg:y="0.3308in" svg:width="13.14803in" svg:height="7.58446in" presentation:class="subtitle" presentation:placeholder="false">
          <draw:text-box>
            <text:p text:style-name="a2121" text:class-names="" text:cond-style-name=""><text:span text:style-name="a2118" text:class-names="">Рассмотрим байтовый массив<text:s text:c="1"/></text:span><text:span text:style-name="a2119" text:class-names="">подробнее</text:span><text:span text:style-name="a2120" text:class-names=""/></text:p>
            <text:p text:style-name="a2127" text:class-names="" text:cond-style-name=""><text:span text:style-name="a2122" text:class-names=""><text:s text:c="4"/>AC ED:<text:s text:c="1"/></text:span><text:span text:style-name="a2123" text:class-names="">STREAM_MAGIC</text:span><text:span text:style-name="a2124" text:class-names="">. Используется прямая<text:s text:c="1"/></text:span><text:span text:style-name="a2125" text:class-names="">сериализация</text:span><text:span text:style-name="a2126" text:class-names=""><text:s text:c="1"/>объектов</text:span></text:p>
            <text:p text:style-name="a2131" text:class-names="" text:cond-style-name=""><text:span text:style-name="a2128" text:class-names=""><text:s text:c="4"/>00 05: STREAM_VERSION. Версия<text:s text:c="1"/></text:span><text:span text:style-name="a2129" text:class-names="">сериализации</text:span><text:span text:style-name="a2130" text:class-names="">.</text:span></text:p>
            <text:p text:style-name="a2133" text:class-names="" text:cond-style-name=""><text:span text:style-name="a2132" text:class-names=""><text:s text:c="4"/>0x73: TC_OBJECT. Обозначение нового объекта.</text:span></text:p>
            <text:p text:style-name="a2137" text:class-names="" text:cond-style-name=""><text:span text:style-name="a2134" text:class-names=""><text:s text:c="4"/>0x72: Начало описания класса<text:s text:c="1"/></text:span><text:span text:style-name="a2135" text:class-names="">GoodSerializableUser</text:span><text:span text:style-name="a2136" text:class-names=""><text:s text:c="1"/>— данный класс ассоциируется с объектом</text:span></text:p>
            <text:p text:style-name="a2141" text:class-names="" text:cond-style-name=""><text:span text:style-name="a2138" text:class-names=""><text:s text:c="4"/>00 22: Длина имени класса<text:s text:c="1"/></text:span><text:span text:style-name="a2139" text:class-names="">ru.common.GoodSerializableUser</text:span><text:span text:style-name="a2140" text:class-names=""/></text:p>
            <text:p text:style-name="a2145" text:class-names="" text:cond-style-name=""><text:span text:style-name="a2142" text:class-names=""><text:s text:c="4"/>02: Флаги (строка 6, поз.1). В данном случае установлен флаг поддержки<text:s text:c="1"/></text:span><text:span text:style-name="a2143" text:class-names="">сериализации</text:span><text:span text:style-name="a2144" text:class-names=""/></text:p>
            <text:p text:style-name="a2147" text:class-names="" text:cond-style-name=""><text:span text:style-name="a2146" text:class-names=""><text:s text:c="4"/>00 02: число полей в классе</text:span></text:p>
            <text:p text:style-name="a2151" text:class-names="" text:cond-style-name=""><text:span text:style-name="a2148" text:class-names=""><text:s text:c="4"/>4C: код, закрепленный за<text:s text:c="1"/></text:span><text:span text:style-name="a2149" text:class-names="">java.lang.String</text:span><text:span text:style-name="a2150" text:class-names=""/></text:p>
            <text:p text:style-name="a2155" text:class-names="" text:cond-style-name=""><text:span text:style-name="a2152" text:class-names=""><text:s text:c="4"/>00 08: длина имени поля («</text:span><text:span text:style-name="a2153" text:class-names="">lastName</text:span><text:span text:style-name="a2154" text:class-names="">» пошло вперед <text:s text:c="1"/>по алфавиту)</text:span></text:p>
            <text:p text:style-name="a2157" text:class-names="" text:cond-style-name=""><text:span text:style-name="a2156" text:class-names=""><text:s text:c="4"/>… - и так далее</text:span></text:p>
          </draw:text-box>
          <svg:title/>
          <svg:desc/>
        </draw:frame>
        <presentation:notes draw:style-name="a2164">
          <draw:frame draw:id="id307" draw:style-name="a2161" draw:name="Номер слайда 6" svg:x="4.62756in" svg:y="10.75394in" svg:width="3.24606in" svg:height="0.54488in">
            <draw:text-box>
              <text:p text:style-name="a2160" text:class-names="" text:cond-style-name=""><text:span text:style-name="a2159" text:class-names=""><text:page-number style:num-format="1" text:fixed="false"/></text:span></text:p>
            </draw:text-box>
            <svg:title/>
            <svg:desc/>
          </draw:frame>
          <draw:page-thumbnail draw:page-number="23" svg:x="0.88889in" svg:y="1.22222in" svg:width="6.48785in" svg:height="4.08854in" presentation:class="page" draw:id="id308" presentation:style-name="a2162" draw:name="Образ слайда 1">
            <svg:title/>
            <svg:desc/>
          </draw:page-thumbnail>
          <draw:frame draw:id="id309" presentation:style-name="a2163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24" draw:style-name="a2166" draw:master-page-name="Master3-Layout7-blank-Пустой-слайд" presentation:presentation-page-layout-name="Master3-PPL7" draw:id="Slide-279">
        <draw:frame draw:id="id310" presentation:style-name="a2200" draw:name="Подзаголовок 1" svg:x="0.3125in" svg:y="-0.1436in" svg:width="12.6125in" svg:height="7.72471in" presentation:class="subtitle" presentation:placeholder="false">
          <draw:text-box>
            <text:p text:style-name="a2168" text:class-names="" text:cond-style-name=""><text:span text:style-name="a2167" text:class-names=""><text:s text:c="4"/></text:span></text:p>
            <text:p text:style-name="a2172" text:class-names="" text:cond-style-name=""><text:span text:style-name="a2169" text:class-names=""><text:s text:c="12"/>JVM<text:s text:c="1"/></text:span><text:span text:style-name="a2170" text:class-names="">сериализация</text:span><text:span text:style-name="a2171" text:class-names=""><text:s text:c="1"/>скрупулезно опишет:</text:span></text:p>
            <text:p text:style-name="a2174" text:class-names="" text:cond-style-name=""><text:span text:style-name="a2173" text:class-names=""/></text:p>
            <text:p text:style-name="a2177" text:class-names="" text:cond-style-name=""><text:span text:style-name="a2175" text:class-names=""><text:s text:c="3"/></text:span><text:span text:style-name="a2176" text:class-names=""><text:s text:c="7"/>- поля класса</text:span></text:p>
            <text:p text:style-name="a2179" text:class-names="" text:cond-style-name=""><text:span text:style-name="a2178" text:class-names=""><text:s text:c="9"/>- их значения</text:span></text:p>
            <text:p text:style-name="a2183" text:class-names="" text:cond-style-name=""><text:span text:style-name="a2180" text:class-names=""><text:s text:c="9"/>- сам класс и все дерево (граф) наследования, вплоть до<text:s text:c="1"/></text:span><text:span text:style-name="a2181" text:class-names="">java.lang.Object</text:span><text:span text:style-name="a2182" text:class-names=""/></text:p>
            <text:p text:style-name="a2185" text:class-names="" text:cond-style-name=""><text:span text:style-name="a2184" text:class-names=""/></text:p>
            <text:p text:style-name="a2187" text:class-names="" text:cond-style-name=""><text:span text:style-name="a2186" text:class-names=""><text:s text:c="1"/></text:span></text:p>
            <text:p text:style-name="a2189" text:class-names="" text:cond-style-name=""><text:span text:style-name="a2188" text:class-names=""><text:s text:c="4"/>Примечание:</text:span></text:p>
            <text:p text:style-name="a2199" text:class-names="" text:cond-style-name=""><text:span text:style-name="a2190" text:class-names=""><text:s text:c="4"/>подробно можно почитать здесь -<text:s text:c="1"/></text:span><text:span text:style-name="a2191" text:class-names="">https</text:span><text:span text:style-name="a2192" text:class-names="">://</text:span><text:span text:style-name="a2193" text:class-names="">habr.com</text:span><text:span text:style-name="a2194" text:class-names="">/</text:span><text:span text:style-name="a2195" text:class-names="">ru</text:span><text:span text:style-name="a2196" text:class-names="">/</text:span><text:span text:style-name="a2197" text:class-names="">post</text:span><text:span text:style-name="a2198" text:class-names="">/60317/</text:span></text:p>
          </draw:text-box>
          <svg:title/>
          <svg:desc/>
        </draw:frame>
        <presentation:notes draw:style-name="a2206">
          <draw:frame draw:id="id311" draw:style-name="a2203" draw:name="Номер слайда 6" svg:x="4.62756in" svg:y="10.75394in" svg:width="3.24606in" svg:height="0.54488in">
            <draw:text-box>
              <text:p text:style-name="a2202" text:class-names="" text:cond-style-name=""><text:span text:style-name="a2201" text:class-names=""><text:page-number style:num-format="1" text:fixed="false"/></text:span></text:p>
            </draw:text-box>
            <svg:title/>
            <svg:desc/>
          </draw:frame>
          <draw:page-thumbnail draw:page-number="24" svg:x="0.88889in" svg:y="1.22222in" svg:width="6.48785in" svg:height="4.08854in" presentation:class="page" draw:id="id312" presentation:style-name="a2204" draw:name="Образ слайда 1">
            <svg:title/>
            <svg:desc/>
          </draw:page-thumbnail>
          <draw:frame draw:id="id313" presentation:style-name="a2205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25" draw:style-name="a2208" draw:master-page-name="Master3-Layout7-blank-Пустой-слайд" presentation:presentation-page-layout-name="Master3-PPL7" draw:id="Slide-280">
        <draw:frame draw:id="id314" presentation:style-name="a2324" draw:name="Подзаголовок 1" svg:x="0.47244in" svg:y="0.21039in" svg:width="11.80945in" svg:height="8.05008in" presentation:class="subtitle" presentation:placeholder="false">
          <draw:text-box>
            <text:p text:style-name="a2210" text:class-names="" text:cond-style-name=""><text:span text:style-name="a2209" text:class-names="">Пример:</text:span></text:p>
            <text:p text:style-name="a2232" text:class-names="" text:cond-style-name=""><text:span text:style-name="a2211" text:class-names="">public</text:span><text:span text:style-name="a2212" text:class-names=""><text:s text:c="1"/></text:span><text:span text:style-name="a2213" text:class-names="">class</text:span><text:span text:style-name="a2214" text:class-names=""><text:s text:c="1"/></text:span><text:span text:style-name="a2215" text:class-names="">BasePerson</text:span><text:span text:style-name="a2216" text:class-names=""><text:s text:c="1"/></text:span><text:span text:style-name="a2217" text:class-names="">implements</text:span><text:span text:style-name="a2218" text:class-names=""><text:s text:c="1"/></text:span><text:span text:style-name="a2219" text:class-names="">Serializable</text:span><text:span text:style-name="a2220" text:class-names="">{<text:line-break/> <text:s text:c="3"/></text:span><text:span text:style-name="a2221" text:class-names="">private</text:span><text:span text:style-name="a2222" text:class-names=""><text:s text:c="1"/></text:span><text:span text:style-name="a2223" text:class-names="">final</text:span><text:span text:style-name="a2224" text:class-names=""><text:s text:c="1"/></text:span><text:span text:style-name="a2225" text:class-names="">String</text:span><text:span text:style-name="a2226" text:class-names=""><text:s text:c="1"/></text:span><text:span text:style-name="a2227" text:class-names="">name</text:span><text:span text:style-name="a2228" text:class-names="">;<text:line-break/> <text:s text:c="3"/>...</text:span><text:span text:style-name="a2229" text:class-names=""><text:line-break/></text:span><text:span text:style-name="a2230" text:class-names="">}</text:span><text:span text:style-name="a2231" text:class-names=""/></text:p>
            <text:p text:style-name="a2258" text:class-names="" text:cond-style-name=""><text:span text:style-name="a2233" text:class-names="">public</text:span><text:span text:style-name="a2234" text:class-names=""><text:s text:c="1"/></text:span><text:span text:style-name="a2235" text:class-names="">class</text:span><text:span text:style-name="a2236" text:class-names=""><text:s text:c="1"/></text:span><text:span text:style-name="a2237" text:class-names="">FullPerson</text:span><text:span text:style-name="a2238" text:class-names=""><text:s text:c="1"/></text:span><text:span text:style-name="a2239" text:class-names="">extends</text:span><text:span text:style-name="a2240" text:class-names=""><text:s text:c="1"/></text:span><text:span text:style-name="a2241" text:class-names="">BasePerson</text:span><text:span text:style-name="a2242" text:class-names=""><text:s text:c="1"/></text:span><text:span text:style-name="a2243" text:class-names="">implements</text:span><text:span text:style-name="a2244" text:class-names=""><text:s text:c="1"/></text:span><text:span text:style-name="a2245" text:class-names="">Serializable</text:span><text:span text:style-name="a2246" text:class-names="">{<text:line-break/> <text:s text:c="3"/></text:span><text:span text:style-name="a2247" text:class-names="">private</text:span><text:span text:style-name="a2248" text:class-names=""><text:s text:c="1"/></text:span><text:span text:style-name="a2249" text:class-names="">final</text:span><text:span text:style-name="a2250" text:class-names=""><text:s text:c="1"/></text:span><text:span text:style-name="a2251" text:class-names="">String</text:span><text:span text:style-name="a2252" text:class-names=""><text:s text:c="1"/></text:span><text:span text:style-name="a2253" text:class-names="">lastName</text:span><text:span text:style-name="a2254" text:class-names="">;<text:line-break/> <text:s text:c="3"/>...</text:span><text:span text:style-name="a2255" text:class-names=""><text:line-break/></text:span><text:span text:style-name="a2256" text:class-names="">}</text:span><text:span text:style-name="a2257" text:class-names=""/></text:p>
            <text:p text:style-name="a2294" text:class-names="" text:cond-style-name=""><text:span text:style-name="a2259" text:class-names="">public</text:span><text:span text:style-name="a2260" text:class-names=""><text:s text:c="1"/></text:span><text:span text:style-name="a2261" text:class-names="">class</text:span><text:span text:style-name="a2262" text:class-names=""><text:s text:c="1"/></text:span><text:span text:style-name="a2263" text:class-names="">User1<text:s text:c="1"/></text:span><text:span text:style-name="a2264" text:class-names="">extends</text:span><text:span text:style-name="a2265" text:class-names=""><text:s text:c="1"/></text:span><text:span text:style-name="a2266" text:class-names="">FullPerson</text:span><text:span text:style-name="a2267" text:class-names=""><text:s text:c="1"/></text:span><text:span text:style-name="a2268" text:class-names="">implements</text:span><text:span text:style-name="a2269" text:class-names=""><text:s text:c="1"/></text:span><text:span text:style-name="a2270" text:class-names="">Serializable</text:span><text:span text:style-name="a2271" text:class-names="">{<text:line-break/> <text:s text:c="3"/></text:span><text:span text:style-name="a2272" text:class-names="">public</text:span><text:span text:style-name="a2273" text:class-names=""><text:s text:c="1"/></text:span><text:span text:style-name="a2274" text:class-names="">BadSerializableUser</text:span><text:span text:style-name="a2275" text:class-names="">(</text:span><text:span text:style-name="a2276" text:class-names="">String</text:span><text:span text:style-name="a2277" text:class-names=""><text:s text:c="1"/></text:span><text:span text:style-name="a2278" text:class-names="">name</text:span><text:span text:style-name="a2279" text:class-names="">,<text:s text:c="1"/></text:span><text:span text:style-name="a2280" text:class-names="">String</text:span><text:span text:style-name="a2281" text:class-names=""><text:s text:c="1"/></text:span><text:span text:style-name="a2282" text:class-names="">lastName</text:span><text:span text:style-name="a2283" text:class-names="">) {<text:line-break/> <text:s text:c="7"/></text:span><text:span text:style-name="a2284" text:class-names="">super</text:span><text:span text:style-name="a2285" text:class-names="">(</text:span><text:span text:style-name="a2286" text:class-names="">name</text:span><text:span text:style-name="a2287" text:class-names="">,<text:s text:c="1"/></text:span><text:span text:style-name="a2288" text:class-names="">lastName</text:span><text:span text:style-name="a2289" text:class-names="">)</text:span><text:span text:style-name="a2290" text:class-names="">;<text:line-break/> <text:s text:c="3"/></text:span><text:span text:style-name="a2291" text:class-names="">}<text:line-break/></text:span><text:span text:style-name="a2292" text:class-names="">}</text:span><text:span text:style-name="a2293" text:class-names=""/></text:p>
            <text:p text:style-name="a2321" text:class-names="" text:cond-style-name=""><text:span text:style-name="a2295" text:class-names="">public</text:span><text:span text:style-name="a2296" text:class-names=""><text:s text:c="1"/></text:span><text:span text:style-name="a2297" text:class-names="">class</text:span><text:span text:style-name="a2298" text:class-names=""><text:s text:c="1"/></text:span><text:span text:style-name="a2299" text:class-names="">User2<text:s text:c="1"/></text:span><text:span text:style-name="a2300" text:class-names="">implements</text:span><text:span text:style-name="a2301" text:class-names=""><text:s text:c="1"/></text:span><text:span text:style-name="a2302" text:class-names="">Serializable</text:span><text:span text:style-name="a2303" text:class-names=""><text:s text:c="1"/>{<text:line-break/> <text:s text:c="3"/></text:span><text:span text:style-name="a2304" text:class-names="">private</text:span><text:span text:style-name="a2305" text:class-names=""><text:s text:c="1"/></text:span><text:span text:style-name="a2306" text:class-names="">final</text:span><text:span text:style-name="a2307" text:class-names=""><text:s text:c="1"/></text:span><text:span text:style-name="a2308" text:class-names="">String</text:span><text:span text:style-name="a2309" text:class-names=""><text:s text:c="1"/></text:span><text:span text:style-name="a2310" text:class-names="">name</text:span><text:span text:style-name="a2311" text:class-names="">;<text:line-break/> <text:s text:c="3"/></text:span><text:span text:style-name="a2312" text:class-names="">private</text:span><text:span text:style-name="a2313" text:class-names=""><text:s text:c="1"/></text:span><text:span text:style-name="a2314" text:class-names="">final</text:span><text:span text:style-name="a2315" text:class-names=""><text:s text:c="1"/></text:span><text:span text:style-name="a2316" text:class-names="">String</text:span><text:span text:style-name="a2317" text:class-names=""><text:s text:c="1"/></text:span><text:span text:style-name="a2318" text:class-names="">lastName</text:span><text:span text:style-name="a2319" text:class-names="">;<text:line-break/> <text:s text:c="3"/>...</text:span><text:span text:style-name="a2320" text:class-names=""><text:line-break/>}</text:span></text:p>
            <text:p text:style-name="a2323" text:class-names="" text:cond-style-name=""><text:span text:style-name="a2322" text:class-names=""/></text:p>
          </draw:text-box>
          <svg:title/>
          <svg:desc/>
        </draw:frame>
        <presentation:notes draw:style-name="a2330">
          <draw:frame draw:id="id315" draw:style-name="a2327" draw:name="Номер слайда 6" svg:x="4.62756in" svg:y="10.75394in" svg:width="3.24606in" svg:height="0.54488in">
            <draw:text-box>
              <text:p text:style-name="a2326" text:class-names="" text:cond-style-name=""><text:span text:style-name="a2325" text:class-names=""><text:page-number style:num-format="1" text:fixed="false"/></text:span></text:p>
            </draw:text-box>
            <svg:title/>
            <svg:desc/>
          </draw:frame>
          <draw:page-thumbnail draw:page-number="25" svg:x="0.88889in" svg:y="1.22222in" svg:width="6.48785in" svg:height="4.08854in" presentation:class="page" draw:id="id316" presentation:style-name="a2328" draw:name="Образ слайда 1">
            <svg:title/>
            <svg:desc/>
          </draw:page-thumbnail>
          <draw:frame draw:id="id317" presentation:style-name="a2329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26" draw:style-name="a2332" draw:master-page-name="Master3-Layout7-blank-Пустой-слайд" presentation:presentation-page-layout-name="Master3-PPL7" draw:id="Slide-281">
        <draw:frame draw:id="id318" presentation:style-name="a2343" draw:name="Подзаголовок 1" svg:x="0.65512in" svg:y="0.32953in" svg:width="11.80945in" svg:height="6.39961in" presentation:class="subtitle" presentation:placeholder="false">
          <draw:text-box>
            <text:p text:style-name="a2334" text:class-names="" text:cond-style-name=""><text:span text:style-name="a2333" text:class-names="">Вопрос: какой класс следует использовать в данном типе сериализации</text:span></text:p>
            <text:p text:style-name="a2336" text:class-names="" text:cond-style-name=""><text:span text:style-name="a2335" text:class-names=""/></text:p>
            <text:p text:style-name="a2338" text:class-names="" text:cond-style-name=""><text:span text:style-name="a2337" text:class-names="">User1 или User2?</text:span></text:p>
            <text:p text:style-name="a2340" text:class-names="" text:cond-style-name=""><text:span text:style-name="a2339" text:class-names=""/></text:p>
            <text:p text:style-name="a2342" text:class-names="" text:cond-style-name=""><text:span text:style-name="a2341" text:class-names=""/></text:p>
          </draw:text-box>
          <svg:title/>
          <svg:desc/>
        </draw:frame>
        <presentation:notes draw:style-name="a2349">
          <draw:frame draw:id="id319" draw:style-name="a2346" draw:name="Номер слайда 6" svg:x="4.62756in" svg:y="10.75394in" svg:width="3.24606in" svg:height="0.54488in">
            <draw:text-box>
              <text:p text:style-name="a2345" text:class-names="" text:cond-style-name=""><text:span text:style-name="a2344" text:class-names=""><text:page-number style:num-format="1" text:fixed="false"/></text:span></text:p>
            </draw:text-box>
            <svg:title/>
            <svg:desc/>
          </draw:frame>
          <draw:page-thumbnail draw:page-number="26" svg:x="1.71338in" svg:y="1.22205in" svg:width="4.83937in" svg:height="4.08898in" presentation:class="page" draw:id="id320" presentation:style-name="a2347" draw:name="Образ слайда 1">
            <svg:title/>
            <svg:desc/>
          </draw:page-thumbnail>
          <draw:frame draw:id="id321" presentation:style-name="a2348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27" draw:style-name="a2351" draw:master-page-name="Master3-Layout7-blank-Пустой-слайд" presentation:presentation-page-layout-name="Master3-PPL7" draw:id="Slide-282">
        <draw:frame draw:id="id322" presentation:style-name="a2386" draw:name="Подзаголовок 1" svg:x="0.65512in" svg:y="0.32953in" svg:width="11.80945in" svg:height="7.93783in" presentation:class="subtitle" presentation:placeholder="false">
          <draw:text-box>
            <text:p text:style-name="a2355" text:class-names="" text:cond-style-name=""><text:span text:style-name="a2352" text:class-names="">Метод<text:s text:c="1"/></text:span><text:span text:style-name="a2353" text:class-names="">toString</text:span><text:span text:style-name="a2354" text:class-names=""><text:s text:c="1"/>вернет одинаковые результаты:</text:span></text:p>
            <text:p text:style-name="a2361" text:class-names="" text:cond-style-name=""><text:span text:style-name="a2356" text:class-names="">{User1[</text:span><text:span text:style-name="a2357" text:class-names="">name</text:span><text:span text:style-name="a2358" text:class-names="">="user_name_1"<text:s text:c="1"/></text:span><text:span text:style-name="a2359" text:class-names="">lastName</text:span><text:span text:style-name="a2360" text:class-names="">="user_lastname_1"]}</text:span></text:p>
            <text:p text:style-name="a2367" text:class-names="" text:cond-style-name=""><text:span text:style-name="a2362" text:class-names="">{User2[</text:span><text:span text:style-name="a2363" text:class-names="">name</text:span><text:span text:style-name="a2364" text:class-names="">="user_name_1"<text:s text:c="1"/></text:span><text:span text:style-name="a2365" text:class-names="">lastName</text:span><text:span text:style-name="a2366" text:class-names="">="user_lastname_1"]}</text:span></text:p>
            <text:p text:style-name="a2369" text:class-names="" text:cond-style-name=""><text:span text:style-name="a2368" text:class-names=""/></text:p>
            <text:p text:style-name="a2373" text:class-names="" text:cond-style-name=""><text:span text:style-name="a2370" text:class-names="">А вот итоговое количество байт после<text:s text:c="1"/></text:span><text:span text:style-name="a2371" text:class-names="">сериализации</text:span><text:span text:style-name="a2372" text:class-names=""><text:s text:c="1"/>будет разным:</text:span></text:p>
            <text:p text:style-name="a2375" text:class-names="" text:cond-style-name=""><text:span text:style-name="a2374" text:class-names="">User1 - <text:s text:c="1"/>230</text:span></text:p>
            <text:p text:style-name="a2377" text:class-names="" text:cond-style-name=""><text:span text:style-name="a2376" text:class-names="">User2 - 131</text:span></text:p>
            <text:p text:style-name="a2379" text:class-names="" text:cond-style-name=""><text:span text:style-name="a2378" text:class-names=""/></text:p>
            <text:p text:style-name="a2381" text:class-names="" text:cond-style-name=""><text:span text:style-name="a2380" text:class-names="">Почему?</text:span></text:p>
            <text:p text:style-name="a2383" text:class-names="" text:cond-style-name=""><text:span text:style-name="a2382" text:class-names=""/></text:p>
            <text:p text:style-name="a2385" text:class-names="" text:cond-style-name=""><text:span text:style-name="a2384" text:class-names=""/></text:p>
          </draw:text-box>
          <svg:title/>
          <svg:desc/>
        </draw:frame>
        <presentation:notes draw:style-name="a2392">
          <draw:frame draw:id="id323" draw:style-name="a2389" draw:name="Номер слайда 6" svg:x="4.62756in" svg:y="10.75394in" svg:width="3.24606in" svg:height="0.54488in">
            <draw:text-box>
              <text:p text:style-name="a2388" text:class-names="" text:cond-style-name=""><text:span text:style-name="a2387" text:class-names=""><text:page-number style:num-format="1" text:fixed="false"/></text:span></text:p>
            </draw:text-box>
            <svg:title/>
            <svg:desc/>
          </draw:frame>
          <draw:page-thumbnail draw:page-number="27" svg:x="0.88889in" svg:y="1.22222in" svg:width="6.48785in" svg:height="4.08854in" presentation:class="page" draw:id="id324" presentation:style-name="a2390" draw:name="Образ слайда 1">
            <svg:title/>
            <svg:desc/>
          </draw:page-thumbnail>
          <draw:frame draw:id="id325" presentation:style-name="a2391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28" draw:style-name="a2394" draw:master-page-name="Master3-Layout7-blank-Пустой-слайд" presentation:presentation-page-layout-name="Master3-PPL7" draw:id="Slide-283">
        <draw:frame draw:id="id326" presentation:style-name="a2407" draw:name="Подзаголовок 1" svg:x="0.65512in" svg:y="1.852in" svg:width="11.80945in" svg:height="3.35467in" presentation:class="subtitle" presentation:placeholder="false">
          <draw:text-box>
            <text:p text:style-name="a2402" text:class-names="" text:cond-style-name=""><text:span text:style-name="a2395" text:class-names="">У User1 длиннее<text:s text:c="1"/></text:span><text:span text:style-name="a2396" text:class-names="">гра</text:span><text:span text:style-name="a2397" text:class-names="">ф</text:span><text:span text:style-name="a2398" text:class-names=""><text:s text:c="1"/></text:span><text:span text:style-name="a2399" text:class-names="">наследования до<text:s text:c="1"/></text:span><text:span text:style-name="a2400" text:class-names="">java.lang.Object</text:span><text:span text:style-name="a2401" text:class-names="">.</text:span></text:p>
            <text:p text:style-name="a2404" text:class-names="" text:cond-style-name=""><text:span text:style-name="a2403" text:class-names=""/></text:p>
            <text:p text:style-name="a2406" text:class-names="" text:cond-style-name=""><text:span text:style-name="a2405" text:class-names="">Каждый фрейм данных будет съедать почти в 2 раза больше траффика без какой-либо смысловой нагрузки.</text:span></text:p>
          </draw:text-box>
          <svg:title/>
          <svg:desc/>
        </draw:frame>
        <presentation:notes draw:style-name="a2413">
          <draw:frame draw:id="id327" draw:style-name="a2410" draw:name="Номер слайда 6" svg:x="4.62756in" svg:y="10.75394in" svg:width="3.24606in" svg:height="0.54488in">
            <draw:text-box>
              <text:p text:style-name="a2409" text:class-names="" text:cond-style-name=""><text:span text:style-name="a2408" text:class-names=""><text:page-number style:num-format="1" text:fixed="false"/></text:span></text:p>
            </draw:text-box>
            <svg:title/>
            <svg:desc/>
          </draw:frame>
          <draw:page-thumbnail draw:page-number="28" svg:x="0.88889in" svg:y="1.22222in" svg:width="6.48785in" svg:height="4.08854in" presentation:class="page" draw:id="id328" presentation:style-name="a2411" draw:name="Образ слайда 1">
            <svg:title/>
            <svg:desc/>
          </draw:page-thumbnail>
          <draw:frame draw:id="id329" presentation:style-name="a2412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29" draw:style-name="a2415" draw:master-page-name="Master3-Layout7-blank-Пустой-слайд" presentation:presentation-page-layout-name="Master3-PPL7" draw:id="Slide-284">
        <draw:frame draw:id="id330" presentation:style-name="a2420" draw:name="Подзаголовок 1" svg:x="0.65512in" svg:y="0.32953in" svg:width="11.80945in" svg:height="6.39961in" presentation:class="subtitle" presentation:placeholder="false">
          <draw:text-box>
            <text:p text:style-name="a2417" text:class-names="" text:cond-style-name=""><text:span text:style-name="a2416" text:class-names="">Можно ли сэкономить еще траффик?</text:span></text:p>
            <text:p text:style-name="a2419" text:class-names="" text:cond-style-name=""><text:span text:style-name="a2418" text:class-names=""/></text:p>
          </draw:text-box>
          <svg:title/>
          <svg:desc/>
        </draw:frame>
        <presentation:notes draw:style-name="a2426">
          <draw:frame draw:id="id331" draw:style-name="a2423" draw:name="Номер слайда 6" svg:x="4.62756in" svg:y="10.75394in" svg:width="3.24606in" svg:height="0.54488in">
            <draw:text-box>
              <text:p text:style-name="a2422" text:class-names="" text:cond-style-name=""><text:span text:style-name="a2421" text:class-names=""><text:page-number style:num-format="1" text:fixed="false"/></text:span></text:p>
            </draw:text-box>
            <svg:title/>
            <svg:desc/>
          </draw:frame>
          <draw:page-thumbnail draw:page-number="29" svg:x="1.71338in" svg:y="1.22205in" svg:width="4.83937in" svg:height="4.08898in" presentation:class="page" draw:id="id332" presentation:style-name="a2424" draw:name="Образ слайда 1">
            <svg:title/>
            <svg:desc/>
          </draw:page-thumbnail>
          <draw:frame draw:id="id333" presentation:style-name="a2425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0" draw:style-name="a2428" draw:master-page-name="Master3-Layout7-blank-Пустой-слайд" presentation:presentation-page-layout-name="Master3-PPL7" draw:id="Slide-285">
        <draw:frame draw:id="id334" presentation:style-name="a2466" draw:name="Подзаголовок 1" svg:x="0.65512in" svg:y="1.45384in" svg:width="11.80945in" svg:height="5.21712in" presentation:class="subtitle" presentation:placeholder="false">
          <draw:text-box>
            <text:p text:style-name="a2432" text:class-names="" text:cond-style-name=""><text:span text:style-name="a2429" text:class-names="">Да, реализовать интерфейс<text:s text:c="1"/></text:span><text:span text:style-name="a2430" text:class-names="">Externalizable</text:span><text:span text:style-name="a2431" text:class-names=""/></text:p>
            <text:p text:style-name="a2436" text:class-names="" text:cond-style-name=""><text:span text:style-name="a2433" text:class-names="">Данный интерфейс требует условий</text:span><text:span text:style-name="a2434" text:class-names="">:</text:span><text:span text:style-name="a2435" text:class-names=""/></text:p>
            <text:p text:style-name="a2441" text:class-names="" text:cond-style-name=""><text:span text:style-name="a2437" text:class-names=""><text:s text:c="2"/>1</text:span><text:span text:style-name="a2438" text:class-names="">. Наличие конструктора по<text:s text:c="1"/></text:span><text:span text:style-name="a2439" text:class-names="">умолчанию</text:span><text:span text:style-name="a2440" text:class-names=""/></text:p>
            <text:p text:style-name="a2446" text:class-names="" text:cond-style-name=""><text:span text:style-name="a2442" text:class-names=""><text:s text:c="2"/>2.<text:s text:c="1"/></text:span><text:span text:style-name="a2443" text:class-names="">Геттеры и сеттеры ко всем приватным<text:s text:c="1"/></text:span><text:span text:style-name="a2444" text:class-names="">полям</text:span><text:span text:style-name="a2445" text:class-names=""/></text:p>
            <text:p text:style-name="a2454" text:class-names="" text:cond-style-name=""><text:span text:style-name="a2447" text:class-names=""><text:s text:c="2"/>3</text:span><text:span text:style-name="a2448" text:class-names="">.<text:s text:c="1"/></text:span><text:span text:style-name="a2449" text:class-names="">Реализация методов<text:s text:c="1"/></text:span><text:span text:style-name="a2450" text:class-names="">readObject</text:span><text:span text:style-name="a2451" text:class-names=""><text:s text:c="1"/>и<text:s text:c="1"/></text:span><text:span text:style-name="a2452" text:class-names="">writeObject</text:span><text:span text:style-name="a2453" text:class-names=""/></text:p>
            <text:p text:style-name="a2463" text:class-names="" text:cond-style-name=""><text:span text:style-name="a2455" text:class-names=""><text:s text:c="2"/>4</text:span><text:span text:style-name="a2456" text:class-names="">. А еще<text:s text:c="1"/></text:span><text:span text:style-name="a2457" text:class-names="">Externalizable</text:span><text:span text:style-name="a2458" text:class-names=""><text:s text:c="1"/></text:span><text:span text:style-name="a2459" text:class-names="">extends</text:span><text:span text:style-name="a2460" text:class-names=""><text:s text:c="1"/></text:span><text:span text:style-name="a2461" text:class-names="">Serializable</text:span><text:span text:style-name="a2462" text:class-names=""/></text:p>
            <text:p text:style-name="a2465" text:class-names="" text:cond-style-name=""><text:span text:style-name="a2464" text:class-names=""/></text:p>
          </draw:text-box>
          <svg:title/>
          <svg:desc/>
        </draw:frame>
        <presentation:notes draw:style-name="a2472">
          <draw:frame draw:id="id335" draw:style-name="a2469" draw:name="Номер слайда 6" svg:x="4.62756in" svg:y="10.75394in" svg:width="3.24606in" svg:height="0.54488in">
            <draw:text-box>
              <text:p text:style-name="a2468" text:class-names="" text:cond-style-name=""><text:span text:style-name="a2467" text:class-names=""><text:page-number style:num-format="1" text:fixed="false"/></text:span></text:p>
            </draw:text-box>
            <svg:title/>
            <svg:desc/>
          </draw:frame>
          <draw:page-thumbnail draw:page-number="30" svg:x="0.88889in" svg:y="1.22222in" svg:width="6.48785in" svg:height="4.08854in" presentation:class="page" draw:id="id336" presentation:style-name="a2470" draw:name="Образ слайда 1">
            <svg:title/>
            <svg:desc/>
          </draw:page-thumbnail>
          <draw:frame draw:id="id337" presentation:style-name="a2471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1" draw:style-name="a2474" draw:master-page-name="Master3-Layout7-blank-Пустой-слайд" presentation:presentation-page-layout-name="Master3-PPL7" draw:id="Slide-286">
        <draw:frame draw:id="id338" presentation:style-name="a2530" draw:name="Подзаголовок 1" svg:x="0.31654in" svg:y="0.07362in" svg:width="11.80945in" svg:height="7.98465in" presentation:class="subtitle" presentation:placeholder="false">
          <draw:text-box>
            <text:p text:style-name="a2476" text:class-names="" text:cond-style-name=""><text:span text:style-name="a2475" text:class-names=""/></text:p>
            <text:p text:style-name="a2478" text:class-names="" text:cond-style-name=""><text:span text:style-name="a2477" text:class-names=""/></text:p>
            <text:p text:style-name="a2480" text:class-names="" text:cond-style-name=""><text:span text:style-name="a2479" text:class-names=""/></text:p>
            <text:p text:style-name="a2529" text:class-names="" text:cond-style-name=""><text:span text:style-name="a2481" text:class-names="">public class<text:s text:c="1"/></text:span><text:span text:style-name="a2482" text:class-names="">ExternalizableUser<text:s text:c="1"/></text:span><text:span text:style-name="a2483" text:class-names="">implements<text:s text:c="1"/></text:span><text:span text:style-name="a2484" text:class-names="">Externalizable {<text:line-break/> <text:s text:c="3"/></text:span><text:span text:style-name="a2485" text:class-names="">private<text:s text:c="1"/></text:span><text:span text:style-name="a2486" text:class-names="">String<text:s text:c="1"/></text:span><text:span text:style-name="a2487" text:class-names="">name</text:span><text:span text:style-name="a2488" text:class-names="">;<text:line-break/> <text:s text:c="3"/>private<text:s text:c="1"/></text:span><text:span text:style-name="a2489" text:class-names="">String<text:s text:c="1"/></text:span><text:span text:style-name="a2490" text:class-names="">lastName</text:span><text:span text:style-name="a2491" text:class-names="">;<text:line-break/></text:span><text:span text:style-name="a2492" text:class-names=""><text:line-break/> <text:s text:c="3"/></text:span><text:span text:style-name="a2493" text:class-names="">public<text:s text:c="1"/></text:span><text:span text:style-name="a2494" text:class-names="">ExternalizableUser() {}<text:line-break/><text:line-break/> <text:s text:c="3"/></text:span><text:span text:style-name="a2495" text:class-names="">public<text:s text:c="1"/></text:span><text:span text:style-name="a2496" text:class-names="">ExternalizableUser(String name</text:span><text:span text:style-name="a2497" text:class-names="">,<text:s text:c="1"/></text:span><text:span text:style-name="a2498" text:class-names="">String lastName) {<text:line-break/> <text:s text:c="7"/></text:span><text:span text:style-name="a2499" text:class-names="">this</text:span><text:span text:style-name="a2500" text:class-names="">.</text:span><text:span text:style-name="a2501" text:class-names="">name<text:s text:c="1"/></text:span><text:span text:style-name="a2502" text:class-names="">= name</text:span><text:span text:style-name="a2503" text:class-names="">;<text:line-break/> <text:s text:c="7"/>this</text:span><text:span text:style-name="a2504" text:class-names="">.</text:span><text:span text:style-name="a2505" text:class-names="">lastName<text:s text:c="1"/></text:span><text:span text:style-name="a2506" text:class-names="">= lastName</text:span><text:span text:style-name="a2507" text:class-names="">;<text:line-break/> <text:s text:c="3"/></text:span><text:span text:style-name="a2508" text:class-names="">}<text:line-break/> <text:s text:c="3"/>…<text:line-break/> <text:s text:c="3"/></text:span><text:span text:style-name="a2509" text:class-names="">@Override<text:line-break/> <text:s text:c="3"/></text:span><text:span text:style-name="a2510" text:class-names="">public void<text:s text:c="1"/></text:span><text:span text:style-name="a2511" text:class-names="">writeExternal</text:span><text:span text:style-name="a2512" text:class-names="">(ObjectOutput out)<text:s text:c="1"/></text:span><text:span text:style-name="a2513" text:class-names="">throws<text:s text:c="1"/></text:span><text:span text:style-name="a2514" text:class-names="">IOException {</text:span><text:span text:style-name="a2515" text:class-names=""><text:line-break/></text:span><text:span text:style-name="a2516" text:class-names=""><text:s text:c="8"/>out.writeObject(name);<text:line-break/> <text:s text:c="7"/>out.writeObject(lastName);<text:line-break/> <text:s text:c="3"/></text:span><text:span text:style-name="a2517" text:class-names="">}<text:line-break/><text:line-break/> <text:s text:c="3"/></text:span><text:span text:style-name="a2518" text:class-names="">@Override<text:line-break/> <text:s text:c="3"/></text:span><text:span text:style-name="a2519" text:class-names="">public void<text:s text:c="1"/></text:span><text:span text:style-name="a2520" text:class-names="">readExternal</text:span><text:span text:style-name="a2521" text:class-names="">(ObjectInput in)<text:s text:c="1"/></text:span><text:span text:style-name="a2522" text:class-names="">throws<text:s text:c="1"/></text:span><text:span text:style-name="a2523" text:class-names="">IOException</text:span><text:span text:style-name="a2524" text:class-names="">,<text:s text:c="1"/></text:span><text:span text:style-name="a2525" text:class-names="">ClassNotFoundException{</text:span><text:span text:style-name="a2526" text:class-names=""><text:line-break/></text:span><text:span text:style-name="a2527" text:class-names=""><text:s text:c="8"/>name = (String) in.readObject();<text:line-break/> <text:s text:c="7"/>lastName = (String) in.readObject();<text:line-break/> <text:s text:c="3"/></text:span><text:span text:style-name="a2528" text:class-names="">}<text:line-break/>}</text:span></text:p>
          </draw:text-box>
          <svg:title/>
          <svg:desc/>
        </draw:frame>
        <presentation:notes draw:style-name="a2536">
          <draw:frame draw:id="id339" draw:style-name="a2533" draw:name="Номер слайда 6" svg:x="4.62756in" svg:y="10.75394in" svg:width="3.24606in" svg:height="0.54488in">
            <draw:text-box>
              <text:p text:style-name="a2532" text:class-names="" text:cond-style-name=""><text:span text:style-name="a2531" text:class-names=""><text:page-number style:num-format="1" text:fixed="false"/></text:span></text:p>
            </draw:text-box>
            <svg:title/>
            <svg:desc/>
          </draw:frame>
          <draw:page-thumbnail draw:page-number="31" svg:x="1.71338in" svg:y="1.22205in" svg:width="4.83937in" svg:height="4.08898in" presentation:class="page" draw:id="id340" presentation:style-name="a2534" draw:name="Образ слайда 1">
            <svg:title/>
            <svg:desc/>
          </draw:page-thumbnail>
          <draw:frame draw:id="id341" presentation:style-name="a2535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2" draw:style-name="a2538" draw:master-page-name="Master3-Layout7-blank-Пустой-слайд" presentation:presentation-page-layout-name="Master3-PPL7" draw:id="Slide-287">
        <draw:frame draw:id="id342" presentation:style-name="a2561" draw:name="Подзаголовок 1" svg:x="0.65512in" svg:y="0.32953in" svg:width="11.80945in" svg:height="6.39961in" presentation:class="subtitle" presentation:placeholder="false">
          <draw:text-box>
            <text:p text:style-name="a2540" text:class-names="" text:cond-style-name=""><text:span text:style-name="a2539" text:class-names="">Результат:</text:span></text:p>
            <text:p text:style-name="a2542" text:class-names="" text:cond-style-name=""><text:span text:style-name="a2541" text:class-names=""/></text:p>
            <text:p text:style-name="a2544" text:class-names="" text:cond-style-name=""><text:span text:style-name="a2543" text:class-names="">{GoodSerializableUser[name="user_name_1" lastName="user_lastname_1"]}</text:span></text:p>
            <text:p text:style-name="a2546" text:class-names="" text:cond-style-name=""><text:span text:style-name="a2545" text:class-names=""/></text:p>
            <text:p text:style-name="a2554" text:class-names="" text:cond-style-name=""><text:span text:style-name="a2547" text:class-names="">Количество байт во фрейме —<text:s text:c="1"/></text:span><text:span text:style-name="a2548" text:class-names="">90</text:span><text:span text:style-name="a2549" text:class-names=""><text:s text:c="1"/>(было<text:s text:c="1"/></text:span><text:span text:style-name="a2550" text:class-names="">131</text:span><text:span text:style-name="a2551" text:class-names=""><text:s text:c="1"/>и<text:s text:c="1"/></text:span><text:span text:style-name="a2552" text:class-names="">230</text:span><text:span text:style-name="a2553" text:class-names=""><text:s text:c="1"/>соответственно)</text:span></text:p>
            <text:p text:style-name="a2556" text:class-names="" text:cond-style-name=""><text:span text:style-name="a2555" text:class-names=""/></text:p>
            <text:p text:style-name="a2558" text:class-names="" text:cond-style-name=""><text:span text:style-name="a2557" text:class-names="">Объясните этот факт.</text:span></text:p>
            <text:p text:style-name="a2560" text:class-names="" text:cond-style-name=""><text:span text:style-name="a2559" text:class-names=""/></text:p>
          </draw:text-box>
          <svg:title/>
          <svg:desc/>
        </draw:frame>
        <presentation:notes draw:style-name="a2567">
          <draw:frame draw:id="id343" draw:style-name="a2564" draw:name="Номер слайда 6" svg:x="4.62756in" svg:y="10.75394in" svg:width="3.24606in" svg:height="0.54488in">
            <draw:text-box>
              <text:p text:style-name="a2563" text:class-names="" text:cond-style-name=""><text:span text:style-name="a2562" text:class-names=""><text:page-number style:num-format="1" text:fixed="false"/></text:span></text:p>
            </draw:text-box>
            <svg:title/>
            <svg:desc/>
          </draw:frame>
          <draw:page-thumbnail draw:page-number="32" svg:x="1.71338in" svg:y="1.22205in" svg:width="4.83937in" svg:height="4.08898in" presentation:class="page" draw:id="id344" presentation:style-name="a2565" draw:name="Образ слайда 1">
            <svg:title/>
            <svg:desc/>
          </draw:page-thumbnail>
          <draw:frame draw:id="id345" presentation:style-name="a2566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3" draw:style-name="a2569" draw:master-page-name="Master3-Layout7-blank-Пустой-слайд" presentation:presentation-page-layout-name="Master3-PPL7" draw:id="Slide-288">
        <draw:frame draw:id="id346" presentation:style-name="a2584" draw:name="Подзаголовок 1" svg:x="0.65512in" svg:y="0.32953in" svg:width="11.80945in" svg:height="6.39961in" presentation:class="subtitle" presentation:placeholder="false">
          <draw:text-box>
            <text:p text:style-name="a2571" text:class-names="" text:cond-style-name=""><text:span text:style-name="a2570" text:class-names="">Ответ:</text:span></text:p>
            <text:p text:style-name="a2579" text:class-names="" text:cond-style-name=""><text:span text:style-name="a2572" text:class-names="">При использовании<text:s text:c="1"/></text:span><text:span text:style-name="a2573" text:class-names="">Serializable</text:span><text:span text:style-name="a2574" text:class-names=""><text:s text:c="1"/>создается<text:s text:c="1"/></text:span><text:span text:style-name="a2575" text:class-names="">полный</text:span><text:span text:style-name="a2576" text:class-names=""><text:s text:c="1"/>слепок с экземпляра класса, который впоследствии может быть собран восстановлен<text:s text:c="1"/></text:span><text:span text:style-name="a2577" text:class-names="">без</text:span><text:span text:style-name="a2578" text:class-names=""><text:s text:c="1"/>использования конструктора.</text:span></text:p>
            <text:p text:style-name="a2583" text:class-names="" text:cond-style-name=""><text:span text:style-name="a2580" text:class-names="">При этом<text:s text:c="1"/></text:span><text:span text:style-name="a2581" text:class-names="">srcObject != restoredObject</text:span><text:span text:style-name="a2582" text:class-names="">!</text:span></text:p>
          </draw:text-box>
          <svg:title/>
          <svg:desc/>
        </draw:frame>
        <presentation:notes draw:style-name="a2590">
          <draw:frame draw:id="id347" draw:style-name="a2587" draw:name="Номер слайда 6" svg:x="4.62756in" svg:y="10.75394in" svg:width="3.24606in" svg:height="0.54488in">
            <draw:text-box>
              <text:p text:style-name="a2586" text:class-names="" text:cond-style-name=""><text:span text:style-name="a2585" text:class-names=""><text:page-number style:num-format="1" text:fixed="false"/></text:span></text:p>
            </draw:text-box>
            <svg:title/>
            <svg:desc/>
          </draw:frame>
          <draw:page-thumbnail draw:page-number="33" svg:x="1.71338in" svg:y="1.22205in" svg:width="4.83937in" svg:height="4.08898in" presentation:class="page" draw:id="id348" presentation:style-name="a2588" draw:name="Образ слайда 1">
            <svg:title/>
            <svg:desc/>
          </draw:page-thumbnail>
          <draw:frame draw:id="id349" presentation:style-name="a2589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4" draw:style-name="a2592" draw:master-page-name="Master3-Layout7-blank-Пустой-слайд" presentation:presentation-page-layout-name="Master3-PPL7" draw:id="Slide-289">
        <draw:frame draw:id="id350" presentation:style-name="a2603" draw:name="Подзаголовок 1" svg:x="0.65512in" svg:y="0.32953in" svg:width="11.80945in" svg:height="6.39961in" presentation:class="subtitle" presentation:placeholder="false">
          <draw:text-box>
            <text:p text:style-name="a2600" text:class-names="" text:cond-style-name=""><text:span text:style-name="a2593" text:class-names="">При использовании<text:s text:c="1"/></text:span><text:span text:style-name="a2594" text:class-names="">Externalizable</text:span><text:span text:style-name="a2595" text:class-names=""><text:s text:c="1"/>восстанавливаемый объект создается через<text:s text:c="1"/></text:span><text:span text:style-name="a2596" text:class-names="">конструктор по умолчанию</text:span><text:span text:style-name="a2597" text:class-names="">, а пересылаются только<text:s text:c="1"/></text:span><text:span text:style-name="a2598" text:class-names="">описания и значения</text:span><text:span text:style-name="a2599" text:class-names=""><text:s text:c="1"/>полей.</text:span></text:p>
            <text:p text:style-name="a2602" text:class-names="" text:cond-style-name=""><text:span text:style-name="a2601" text:class-names=""/></text:p>
          </draw:text-box>
          <svg:title/>
          <svg:desc/>
        </draw:frame>
        <presentation:notes draw:style-name="a2609">
          <draw:frame draw:id="id351" draw:style-name="a2606" draw:name="Номер слайда 6" svg:x="4.62756in" svg:y="10.75394in" svg:width="3.24606in" svg:height="0.54488in">
            <draw:text-box>
              <text:p text:style-name="a2605" text:class-names="" text:cond-style-name=""><text:span text:style-name="a2604" text:class-names=""><text:page-number style:num-format="1" text:fixed="false"/></text:span></text:p>
            </draw:text-box>
            <svg:title/>
            <svg:desc/>
          </draw:frame>
          <draw:page-thumbnail draw:page-number="34" svg:x="1.71338in" svg:y="1.22205in" svg:width="4.83937in" svg:height="4.08898in" presentation:class="page" draw:id="id352" presentation:style-name="a2607" draw:name="Образ слайда 1">
            <svg:title/>
            <svg:desc/>
          </draw:page-thumbnail>
          <draw:frame draw:id="id353" presentation:style-name="a2608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5" draw:style-name="a2611" draw:master-page-name="Master3-Layout7-blank-Пустой-слайд" presentation:presentation-page-layout-name="Master3-PPL7" draw:id="Slide-290">
        <draw:frame draw:id="id354" presentation:style-name="a2624" draw:name="Подзаголовок 1" svg:x="0.65512in" svg:y="0.03701in" svg:width="11.80945in" svg:height="6.98465in" presentation:class="subtitle" presentation:placeholder="false">
          <draw:text-box>
            <text:p text:style-name="a2613" text:class-names="" text:cond-style-name=""><text:span text:style-name="a2612" text:class-names=""/></text:p>
            <text:p text:style-name="a2619" text:class-names="" text:cond-style-name=""><text:span text:style-name="a2614" text:class-names="">Externalizable</text:span><text:span text:style-name="a2615" text:class-names=""><text:s text:c="2"/>введен в ранних версиях JVM (&lt;1.3) из-за проблем с производительностью<text:s text:c="1"/></text:span><text:span text:style-name="a2616" text:class-names="">Serializable<text:s text:c="1"/></text:span><text:span text:style-name="a2617" text:class-names="">при сериализации больших графов объектов (RMI)</text:span><text:span text:style-name="a2618" text:class-names="">.</text:span></text:p>
            <text:p text:style-name="a2621" text:class-names="" text:cond-style-name=""><text:span text:style-name="a2620" text:class-names=""/></text:p>
            <text:p text:style-name="a2623" text:class-names="" text:cond-style-name=""><text:span text:style-name="a2622" text:class-names="">При текущей производительности скорости (де-)сериализации для этих протоколов отличия незначительны.</text:span></text:p>
          </draw:text-box>
          <svg:title/>
          <svg:desc/>
        </draw:frame>
        <presentation:notes draw:style-name="a2630">
          <draw:frame draw:id="id355" draw:style-name="a2627" draw:name="Номер слайда 6" svg:x="4.62756in" svg:y="10.75394in" svg:width="3.24606in" svg:height="0.54488in">
            <draw:text-box>
              <text:p text:style-name="a2626" text:class-names="" text:cond-style-name=""><text:span text:style-name="a2625" text:class-names=""><text:page-number style:num-format="1" text:fixed="false"/></text:span></text:p>
            </draw:text-box>
            <svg:title/>
            <svg:desc/>
          </draw:frame>
          <draw:page-thumbnail draw:page-number="35" svg:x="1.71338in" svg:y="1.22205in" svg:width="4.83937in" svg:height="4.08898in" presentation:class="page" draw:id="id356" presentation:style-name="a2628" draw:name="Образ слайда 1">
            <svg:title/>
            <svg:desc/>
          </draw:page-thumbnail>
          <draw:frame draw:id="id357" presentation:style-name="a2629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6" draw:style-name="a2632" draw:master-page-name="Master3-Layout7-blank-Пустой-слайд" presentation:presentation-page-layout-name="Master3-PPL7" draw:id="Slide-291">
        <draw:frame draw:id="id358" presentation:style-name="a2755" draw:name="Подзаголовок 1" svg:x="0.31654in" svg:y="-0.49483in" svg:width="11.80945in" svg:height="9.12155in" presentation:class="subtitle" presentation:placeholder="false">
          <draw:text-box>
            <text:p text:style-name="a2634" text:class-names="" text:cond-style-name=""><text:span text:style-name="a2633" text:class-names=""/></text:p>
            <text:p text:style-name="a2636" text:class-names="" text:cond-style-name=""><text:span text:style-name="a2635" text:class-names=""/></text:p>
            <text:p text:style-name="a2638" text:class-names="" text:cond-style-name=""><text:span text:style-name="a2637" text:class-names=""/></text:p>
            <text:p text:style-name="a2754" text:class-names="" text:cond-style-name=""><text:span text:style-name="a2639" text:class-names="">public</text:span><text:span text:style-name="a2640" text:class-names=""><text:s text:c="1"/></text:span><text:span text:style-name="a2641" text:class-names="">class</text:span><text:span text:style-name="a2642" text:class-names=""><text:s text:c="1"/></text:span><text:span text:style-name="a2643" text:class-names="">ExternalizableUser</text:span><text:span text:style-name="a2644" text:class-names=""><text:s text:c="1"/></text:span><text:span text:style-name="a2645" text:class-names="">implements</text:span><text:span text:style-name="a2646" text:class-names=""><text:s text:c="1"/></text:span><text:span text:style-name="a2647" text:class-names="">Externalizable</text:span><text:span text:style-name="a2648" text:class-names=""><text:s text:c="1"/>{<text:line-break/> <text:s text:c="3"/></text:span><text:span text:style-name="a2649" text:class-names="">private</text:span><text:span text:style-name="a2650" text:class-names=""><text:s text:c="1"/></text:span><text:span text:style-name="a2651" text:class-names="">String</text:span><text:span text:style-name="a2652" text:class-names=""><text:s text:c="1"/></text:span><text:span text:style-name="a2653" text:class-names="">name</text:span><text:span text:style-name="a2654" text:class-names="">;<text:line-break/> <text:s text:c="3"/></text:span><text:span text:style-name="a2655" text:class-names="">private</text:span><text:span text:style-name="a2656" text:class-names=""><text:s text:c="1"/></text:span><text:span text:style-name="a2657" text:class-names="">String</text:span><text:span text:style-name="a2658" text:class-names=""><text:s text:c="1"/></text:span><text:span text:style-name="a2659" text:class-names="">lastName</text:span><text:span text:style-name="a2660" text:class-names="">;<text:line-break/></text:span><text:span text:style-name="a2661" text:class-names=""><text:line-break/> <text:s text:c="1"/></text:span><text:span text:style-name="a2662" text:class-names=""><text:s text:c="2"/>//<text:s text:c="1"/></text:span><text:span text:style-name="a2663" text:class-names="">public</text:span><text:span text:style-name="a2664" text:class-names=""><text:s text:c="1"/></text:span><text:span text:style-name="a2665" text:class-names="">ExternalizableUser</text:span><text:span text:style-name="a2666" text:class-names="">() {}<text:line-break/><text:line-break/><text:s text:c="1"/></text:span><text:span text:style-name="a2667" text:class-names=""><text:s text:c="3"/></text:span><text:span text:style-name="a2668" text:class-names="">public</text:span><text:span text:style-name="a2669" text:class-names=""><text:s text:c="1"/></text:span><text:span text:style-name="a2670" text:class-names="">ExternalizableUser</text:span><text:span text:style-name="a2671" text:class-names="">(</text:span><text:span text:style-name="a2672" text:class-names="">String</text:span><text:span text:style-name="a2673" text:class-names=""><text:s text:c="1"/></text:span><text:span text:style-name="a2674" text:class-names="">name</text:span><text:span text:style-name="a2675" text:class-names="">,<text:s text:c="1"/></text:span><text:span text:style-name="a2676" text:class-names="">String</text:span><text:span text:style-name="a2677" text:class-names=""><text:s text:c="1"/></text:span><text:span text:style-name="a2678" text:class-names="">lastName</text:span><text:span text:style-name="a2679" text:class-names="">) {<text:line-break/> <text:s text:c="3"/></text:span><text:span text:style-name="a2680" text:class-names=""><text:s text:c="4"/></text:span><text:span text:style-name="a2681" text:class-names="">this.name</text:span><text:span text:style-name="a2682" text:class-names=""><text:s text:c="1"/>=<text:s text:c="1"/></text:span><text:span text:style-name="a2683" text:class-names="">name</text:span><text:span text:style-name="a2684" text:class-names="">;<text:line-break/> <text:s text:c="3"/></text:span><text:span text:style-name="a2685" text:class-names=""><text:s text:c="4"/></text:span><text:span text:style-name="a2686" text:class-names="">this.lastName</text:span><text:span text:style-name="a2687" text:class-names=""><text:s text:c="1"/>=<text:s text:c="1"/></text:span><text:span text:style-name="a2688" text:class-names="">lastName</text:span><text:span text:style-name="a2689" text:class-names="">;<text:line-break/> <text:s text:c="3"/></text:span><text:span text:style-name="a2690" text:class-names="">}</text:span><text:span text:style-name="a2691" text:class-names=""><text:line-break/> <text:s text:c="3"/>…<text:line-break/> <text:s text:c="3"/></text:span><text:span text:style-name="a2692" text:class-names="">@</text:span><text:span text:style-name="a2693" text:class-names="">Override</text:span><text:span text:style-name="a2694" text:class-names=""><text:line-break/> <text:s text:c="3"/></text:span><text:span text:style-name="a2695" text:class-names="">public</text:span><text:span text:style-name="a2696" text:class-names=""><text:s text:c="1"/></text:span><text:span text:style-name="a2697" text:class-names="">void</text:span><text:span text:style-name="a2698" text:class-names=""><text:s text:c="1"/></text:span><text:span text:style-name="a2699" text:class-names="">writeExternal</text:span><text:span text:style-name="a2700" text:class-names="">(</text:span><text:span text:style-name="a2701" text:class-names="">ObjectOutput</text:span><text:span text:style-name="a2702" text:class-names=""><text:s text:c="1"/></text:span><text:span text:style-name="a2703" text:class-names="">out</text:span><text:span text:style-name="a2704" text:class-names="">)<text:s text:c="1"/></text:span><text:span text:style-name="a2705" text:class-names="">throws</text:span><text:span text:style-name="a2706" text:class-names=""><text:s text:c="1"/></text:span><text:span text:style-name="a2707" text:class-names="">IOException</text:span><text:span text:style-name="a2708" text:class-names=""><text:s text:c="1"/>{</text:span><text:span text:style-name="a2709" text:class-names=""><text:line-break/></text:span><text:span text:style-name="a2710" text:class-names=""><text:s text:c="8"/></text:span><text:span text:style-name="a2711" text:class-names="">out.writeObject</text:span><text:span text:style-name="a2712" text:class-names="">(</text:span><text:span text:style-name="a2713" text:class-names="">name</text:span><text:span text:style-name="a2714" text:class-names="">);<text:line-break/> <text:s text:c="7"/></text:span><text:span text:style-name="a2715" text:class-names="">out.writeObject</text:span><text:span text:style-name="a2716" text:class-names="">(</text:span><text:span text:style-name="a2717" text:class-names="">lastName</text:span><text:span text:style-name="a2718" text:class-names="">);<text:line-break/> <text:s text:c="3"/></text:span><text:span text:style-name="a2719" text:class-names="">}<text:line-break/><text:line-break/> <text:s text:c="3"/></text:span><text:span text:style-name="a2720" text:class-names="">@</text:span><text:span text:style-name="a2721" text:class-names="">Override</text:span><text:span text:style-name="a2722" text:class-names=""><text:line-break/> <text:s text:c="3"/></text:span><text:span text:style-name="a2723" text:class-names="">public</text:span><text:span text:style-name="a2724" text:class-names=""><text:s text:c="1"/></text:span><text:span text:style-name="a2725" text:class-names="">void</text:span><text:span text:style-name="a2726" text:class-names=""><text:s text:c="1"/></text:span><text:span text:style-name="a2727" text:class-names="">readExternal</text:span><text:span text:style-name="a2728" text:class-names="">(</text:span><text:span text:style-name="a2729" text:class-names="">ObjectInput</text:span><text:span text:style-name="a2730" text:class-names=""><text:s text:c="1"/></text:span><text:span text:style-name="a2731" text:class-names="">in</text:span><text:span text:style-name="a2732" text:class-names="">)<text:s text:c="1"/></text:span><text:span text:style-name="a2733" text:class-names="">throws</text:span><text:span text:style-name="a2734" text:class-names=""><text:s text:c="1"/></text:span><text:span text:style-name="a2735" text:class-names="">IOException</text:span><text:span text:style-name="a2736" text:class-names="">,<text:s text:c="1"/></text:span><text:span text:style-name="a2737" text:class-names="">ClassNotFoundException</text:span><text:span text:style-name="a2738" text:class-names="">{</text:span><text:span text:style-name="a2739" text:class-names=""><text:line-break/></text:span><text:span text:style-name="a2740" text:class-names=""><text:s text:c="8"/></text:span><text:span text:style-name="a2741" text:class-names="">name</text:span><text:span text:style-name="a2742" text:class-names=""><text:s text:c="1"/>= (</text:span><text:span text:style-name="a2743" text:class-names="">String</text:span><text:span text:style-name="a2744" text:class-names="">)<text:s text:c="1"/></text:span><text:span text:style-name="a2745" text:class-names="">in.readObject</text:span><text:span text:style-name="a2746" text:class-names="">();<text:line-break/> <text:s text:c="7"/></text:span><text:span text:style-name="a2747" text:class-names="">lastName</text:span><text:span text:style-name="a2748" text:class-names=""><text:s text:c="1"/>= (</text:span><text:span text:style-name="a2749" text:class-names="">String</text:span><text:span text:style-name="a2750" text:class-names="">)<text:s text:c="1"/></text:span><text:span text:style-name="a2751" text:class-names="">in.readObject</text:span><text:span text:style-name="a2752" text:class-names="">();<text:line-break/> <text:s text:c="3"/></text:span><text:span text:style-name="a2753" text:class-names="">}<text:line-break/>}</text:span></text:p>
          </draw:text-box>
          <svg:title/>
          <svg:desc/>
        </draw:frame>
        <draw:frame draw:id="id359" draw:style-name="a2758" draw:name="TextBox 2" svg:x="7.71654in" svg:y="1.33858in" svg:width="7.32283in" svg:height="0.63898in">
          <draw:text-box>
            <text:p text:style-name="a2757" text:class-names="" text:cond-style-name=""><text:span text:style-name="a2756" text:class-names="">Будет работать?</text:span></text:p>
          </draw:text-box>
          <svg:title/>
          <svg:desc/>
        </draw:frame>
        <presentation:notes draw:style-name="a2764">
          <draw:frame draw:id="id360" draw:style-name="a2761" draw:name="Номер слайда 6" svg:x="4.62756in" svg:y="10.75394in" svg:width="3.24606in" svg:height="0.54488in">
            <draw:text-box>
              <text:p text:style-name="a2760" text:class-names="" text:cond-style-name=""><text:span text:style-name="a2759" text:class-names=""><text:page-number style:num-format="1" text:fixed="false"/></text:span></text:p>
            </draw:text-box>
            <svg:title/>
            <svg:desc/>
          </draw:frame>
          <draw:page-thumbnail draw:page-number="36" svg:x="0.88889in" svg:y="1.22222in" svg:width="6.48785in" svg:height="4.08854in" presentation:class="page" draw:id="id361" presentation:style-name="a2762" draw:name="Образ слайда 1">
            <svg:title/>
            <svg:desc/>
          </draw:page-thumbnail>
          <draw:frame draw:id="id362" presentation:style-name="a2763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7" draw:style-name="a2766" draw:master-page-name="Master3-Layout7-blank-Пустой-слайд" presentation:presentation-page-layout-name="Master3-PPL7" draw:id="Slide-292">
        <draw:frame draw:id="id363" presentation:style-name="a2775" draw:name="Подзаголовок 1" svg:x="0.65512in" svg:y="0.32953in" svg:width="11.80945in" svg:height="6.39961in" presentation:class="subtitle" presentation:placeholder="false">
          <draw:text-box>
            <text:p text:style-name="a2768" text:class-names="" text:cond-style-name=""><text:span text:style-name="a2767" text:class-names="">НЕТ!</text:span></text:p>
            <text:p text:style-name="a2770" text:class-names="" text:cond-style-name=""><text:span text:style-name="a2769" text:class-names=""/></text:p>
            <text:p text:style-name="a2774" text:class-names="" text:cond-style-name=""><text:span text:style-name="a2771" text:class-names="">Exception in thread "main" java.io.InvalidClassException: ru.common.dto.</text:span><text:span text:style-name="a2772" text:class-names="">ExternalizableUser</text:span><text:span text:style-name="a2773" text:class-names="">; no valid constructor</text:span></text:p>
          </draw:text-box>
          <svg:title/>
          <svg:desc/>
        </draw:frame>
        <presentation:notes draw:style-name="a2781">
          <draw:frame draw:id="id364" draw:style-name="a2778" draw:name="Номер слайда 6" svg:x="4.62756in" svg:y="10.75394in" svg:width="3.24606in" svg:height="0.54488in">
            <draw:text-box>
              <text:p text:style-name="a2777" text:class-names="" text:cond-style-name=""><text:span text:style-name="a2776" text:class-names=""><text:page-number style:num-format="1" text:fixed="false"/></text:span></text:p>
            </draw:text-box>
            <svg:title/>
            <svg:desc/>
          </draw:frame>
          <draw:page-thumbnail draw:page-number="37" svg:x="1.71338in" svg:y="1.22205in" svg:width="4.83937in" svg:height="4.08898in" presentation:class="page" draw:id="id365" presentation:style-name="a2779" draw:name="Образ слайда 1">
            <svg:title/>
            <svg:desc/>
          </draw:page-thumbnail>
          <draw:frame draw:id="id366" presentation:style-name="a2780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8" draw:style-name="a2783" draw:master-page-name="Master3-Layout7-blank-Пустой-слайд" presentation:presentation-page-layout-name="Master3-PPL7" draw:id="Slide-293">
        <draw:frame draw:id="id367" presentation:style-name="a2786" draw:name="Подзаголовок 1" svg:x="1.0252in" svg:y="0.23622in" svg:width="11.80945in" svg:height="1.04527in" presentation:class="subtitle" presentation:placeholder="false">
          <draw:text-box>
            <text:p text:style-name="a2785" text:class-names="" text:cond-style-name=""><text:span text:style-name="a2784" text:class-names="">Serializable VS Externalizable</text:span></text:p>
          </draw:text-box>
          <svg:title/>
          <svg:desc/>
        </draw:frame>
        <draw:frame draw:id="id368" draw:name="Таблица 2" svg:x="0.2685in" svg:y="1.12323in" svg:width="12.3622in" svg:height="6.35708in">
          <table:table table:style-name="a2787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2788" table:default-cell-style-name=""/>
            <table:table-column table:style-name="a2789" table:default-cell-style-name=""/>
            <table:table-row table:style-name="a2790" table:default-cell-style-name="">
              <table:table-cell table:style-name="a2793">
                <text:p text:style-name="a2792" text:class-names="" text:cond-style-name=""><text:span text:style-name="a2791" text:class-names="">Externalizable</text:span></text:p>
              </table:table-cell>
              <table:table-cell table:style-name="a2796">
                <text:p text:style-name="a2795" text:class-names="" text:cond-style-name=""><text:span text:style-name="a2794" text:class-names="">Serializable</text:span></text:p>
              </table:table-cell>
            </table:table-row>
            <table:table-row table:style-name="a2797" table:default-cell-style-name="">
              <table:table-cell table:style-name="a2800">
                <text:p text:style-name="a2799" text:class-names="" text:cond-style-name=""><text:span text:style-name="a2798" text:class-names="">Пользовательский механизм сериализации объектов</text:span></text:p>
              </table:table-cell>
              <table:table-cell table:style-name="a2803">
                <text:p text:style-name="a2802" text:class-names="" text:cond-style-name=""><text:span text:style-name="a2801" text:class-names="">JVM протокол «из коробки»</text:span></text:p>
              </table:table-cell>
            </table:table-row>
            <table:table-row table:style-name="a2804" table:default-cell-style-name="">
              <table:table-cell table:style-name="a2807">
                <text:p text:style-name="a2806" text:class-names="" text:cond-style-name=""><text:span text:style-name="a2805" text:class-names="">Extends <text:s text:c="1"/>Serializable</text:span></text:p>
              </table:table-cell>
              <table:table-cell table:style-name="a2810">
                <text:p text:style-name="a2809" text:class-names="" text:cond-style-name=""><text:span text:style-name="a2808" text:class-names="">Маркер-интерфейс</text:span></text:p>
              </table:table-cell>
            </table:table-row>
            <table:table-row table:style-name="a2811" table:default-cell-style-name="">
              <table:table-cell table:style-name="a2814">
                <text:p text:style-name="a2813" text:class-names="" text:cond-style-name=""><text:span text:style-name="a2812" text:class-names="">Ответсвенность сохранения состояния родительского класса на реализующем классе</text:span></text:p>
              </table:table-cell>
              <table:table-cell table:style-name="a2817">
                <text:p text:style-name="a2816" text:class-names="" text:cond-style-name=""><text:span text:style-name="a2815" text:class-names="">Сериализуется весь граф наследования, включая состояния суперклассов</text:span></text:p>
              </table:table-cell>
            </table:table-row>
            <table:table-row table:style-name="a2818" table:default-cell-style-name="">
              <table:table-cell table:style-name="a2821">
                <text:p text:style-name="a2820" text:class-names="" text:cond-style-name=""><text:span text:style-name="a2819" text:class-names="">writeExternal &amp; readExternal заменяют магические writeObject &amp; readObject</text:span></text:p>
              </table:table-cell>
              <table:table-cell table:style-name="a2824">
                <text:p text:style-name="a2823" text:class-names="" text:cond-style-name=""><text:span text:style-name="a2822" text:class-names="">Расширение стандартного механизма с помощью writeObject\readObject (+ магия)</text:span></text:p>
              </table:table-cell>
            </table:table-row>
            <table:table-row table:style-name="a2825" table:default-cell-style-name="">
              <table:table-cell table:style-name="a2828">
                <text:p text:style-name="a2827" text:class-names="" text:cond-style-name=""><text:span text:style-name="a2826" text:class-names="">Объект создается публичным конструктором без аргументов</text:span></text:p>
              </table:table-cell>
              <table:table-cell table:style-name="a2832">
                <text:p text:style-name="a2831" text:class-names="" text:cond-style-name=""><text:span text:style-name="a2829" text:class-names="">Рефлексивное<text:s text:c="1"/></text:span><text:span text:style-name="a2830" text:class-names="">наполнение без вызова конструктора</text:span></text:p>
              </table:table-cell>
            </table:table-row>
            <table:table-row table:style-name="a2833" table:default-cell-style-name="">
              <table:table-cell table:style-name="a2836">
                <text:p text:style-name="a2835" text:class-names="" text:cond-style-name=""><text:span text:style-name="a2834" text:class-names="">Требование иметь конструктор</text:span></text:p>
              </table:table-cell>
              <table:table-cell table:style-name="a2839">
                <text:p text:style-name="a2838" text:class-names="" text:cond-style-name=""><text:span text:style-name="a2837" text:class-names="">Конструктор без аргументов не обязателен</text:span></text:p>
              </table:table-cell>
            </table:table-row>
          </table:table>
          <draw:image xlink:href="" xlink:type="simple" xlink:show="embed" xlink:actuate="onLoad"/>
          <svg:title/>
          <svg:desc/>
        </draw:frame>
        <presentation:notes draw:style-name="a2845">
          <draw:frame draw:id="id369" draw:style-name="a2842" draw:name="Номер слайда 6" svg:x="4.62756in" svg:y="10.75394in" svg:width="3.24606in" svg:height="0.54488in">
            <draw:text-box>
              <text:p text:style-name="a2841" text:class-names="" text:cond-style-name=""><text:span text:style-name="a2840" text:class-names=""><text:page-number style:num-format="1" text:fixed="false"/></text:span></text:p>
            </draw:text-box>
            <svg:title/>
            <svg:desc/>
          </draw:frame>
          <draw:page-thumbnail draw:page-number="38" svg:x="0.88889in" svg:y="1.22222in" svg:width="6.48785in" svg:height="4.08854in" presentation:class="page" draw:id="id370" presentation:style-name="a2843" draw:name="Образ слайда 1">
            <svg:title/>
            <svg:desc/>
          </draw:page-thumbnail>
          <draw:frame draw:id="id371" presentation:style-name="a2844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9" draw:style-name="a2847" draw:master-page-name="Master3-Layout7-blank-Пустой-слайд" presentation:presentation-page-layout-name="Master3-PPL7" draw:id="Slide-294">
        <draw:frame draw:id="id372" presentation:style-name="a2881" draw:name="Подзаголовок 1" svg:x="0.55275in" svg:y="0.48031in" svg:width="11.80945in" svg:height="7.31496in" presentation:class="subtitle" presentation:placeholder="false">
          <draw:text-box>
            <text:p text:style-name="a2849" text:class-names="" text:cond-style-name=""><text:span text:style-name="a2848" text:class-names="">Список возможных исключений</text:span></text:p>
            <text:p text:style-name="a2852" text:class-names="" text:cond-style-name=""><text:span text:style-name="a2850" text:class-names=""><text:tab/>-<text:s text:c="1"/></text:span><text:span text:style-name="a2851" text:class-names="">ObjectStreamException</text:span></text:p>
            <text:p text:style-name="a2854" text:class-names="" text:cond-style-name=""><text:span text:style-name="a2853" text:class-names=""><text:tab/><text:tab/>- суперкласс всех ошибок сериализации</text:span></text:p>
            <text:p text:style-name="a2857" text:class-names="" text:cond-style-name=""><text:span text:style-name="a2855" text:class-names=""><text:tab/>-<text:s text:c="1"/></text:span><text:span text:style-name="a2856" text:class-names="">InvalidClassException</text:span></text:p>
            <text:p text:style-name="a2859" text:class-names="" text:cond-style-name=""><text:span text:style-name="a2858" text:class-names=""><text:tab/><text:tab/>- не совпадает версия класса</text:span></text:p>
            <text:p text:style-name="a2861" text:class-names="" text:cond-style-name=""><text:span text:style-name="a2860" text:class-names=""><text:tab/><text:tab/>- примитивные типы хранят недопустимые значения</text:span></text:p>
            <text:p text:style-name="a2863" text:class-names="" text:cond-style-name=""><text:span text:style-name="a2862" text:class-names=""><text:tab/><text:tab/>- Externalizable не имеет публичного конструктора без параметров</text:span></text:p>
            <text:p text:style-name="a2865" text:class-names="" text:cond-style-name=""><text:span text:style-name="a2864" text:class-names=""><text:tab/><text:tab/>- Serializable класс имеет несериализуемого предка без конструктора</text:span></text:p>
            <text:p text:style-name="a2868" text:class-names="" text:cond-style-name=""><text:span text:style-name="a2866" text:class-names=""><text:tab/>-<text:s text:c="1"/></text:span><text:span text:style-name="a2867" text:class-names="">NotSerializableException</text:span></text:p>
            <text:p text:style-name="a2870" text:class-names="" text:cond-style-name=""><text:span text:style-name="a2869" text:class-names=""><text:tab/><text:tab/>- бросается в readObject\writeObject для остановки механизма сериализации</text:span></text:p>
            <text:p text:style-name="a2873" text:class-names="" text:cond-style-name=""><text:span text:style-name="a2871" text:class-names=""><text:tab/>-<text:s text:c="1"/></text:span><text:span text:style-name="a2872" text:class-names="">InvalidObjectException</text:span></text:p>
            <text:p text:style-name="a2875" text:class-names="" text:cond-style-name=""><text:span text:style-name="a2874" text:class-names=""><text:tab/><text:tab/>- бросается для обозначения что считанный объект в несогласованном состоянии</text:span></text:p>
            <text:p text:style-name="a2878" text:class-names="" text:cond-style-name=""><text:span text:style-name="a2876" text:class-names=""><text:tab/>-<text:s text:c="1"/></text:span><text:span text:style-name="a2877" text:class-names="">ClassNotFoundException</text:span></text:p>
            <text:p text:style-name="a2880" text:class-names="" text:cond-style-name=""><text:span text:style-name="a2879" text:class-names=""><text:tab/><text:tab/>- класс не найден</text:span></text:p>
          </draw:text-box>
          <svg:title/>
          <svg:desc/>
        </draw:frame>
        <presentation:notes draw:style-name="a2887">
          <draw:frame draw:id="id373" draw:style-name="a2884" draw:name="Номер слайда 6" svg:x="4.62756in" svg:y="10.75394in" svg:width="3.24606in" svg:height="0.54488in">
            <draw:text-box>
              <text:p text:style-name="a2883" text:class-names="" text:cond-style-name=""><text:span text:style-name="a2882" text:class-names=""><text:page-number style:num-format="1" text:fixed="false"/></text:span></text:p>
            </draw:text-box>
            <svg:title/>
            <svg:desc/>
          </draw:frame>
          <draw:page-thumbnail draw:page-number="39" svg:x="1.71338in" svg:y="1.22205in" svg:width="4.83937in" svg:height="4.08898in" presentation:class="page" draw:id="id374" presentation:style-name="a2885" draw:name="Образ слайда 1">
            <svg:title/>
            <svg:desc/>
          </draw:page-thumbnail>
          <draw:frame draw:id="id375" presentation:style-name="a2886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0" draw:style-name="a2889" draw:master-page-name="Master3-Layout7-blank-Пустой-слайд" presentation:presentation-page-layout-name="Master3-PPL7" draw:id="Slide-295">
        <draw:frame draw:id="id376" presentation:style-name="a2893" draw:name="Подзаголовок 1" svg:x="0.65512in" svg:y="0.32953in" svg:width="11.80945in" svg:height="6.39961in" presentation:class="subtitle" presentation:placeholder="false">
          <draw:text-box>
            <text:p text:style-name="a2892" text:class-names="" text:cond-style-name=""><text:span text:style-name="a2890" text:class-names="">Часть 2.<text:s text:c="1"/></text:span><text:span text:style-name="a2891" text:class-names="">XML</text:span></text:p>
          </draw:text-box>
          <svg:title/>
          <svg:desc/>
        </draw:frame>
        <presentation:notes draw:style-name="a2899">
          <draw:frame draw:id="id377" draw:style-name="a2896" draw:name="Номер слайда 6" svg:x="4.62756in" svg:y="10.75394in" svg:width="3.24606in" svg:height="0.54488in">
            <draw:text-box>
              <text:p text:style-name="a2895" text:class-names="" text:cond-style-name=""><text:span text:style-name="a2894" text:class-names=""><text:page-number style:num-format="1" text:fixed="false"/></text:span></text:p>
            </draw:text-box>
            <svg:title/>
            <svg:desc/>
          </draw:frame>
          <draw:page-thumbnail draw:page-number="40" svg:x="1.71338in" svg:y="1.22205in" svg:width="4.83937in" svg:height="4.08898in" presentation:class="page" draw:id="id378" presentation:style-name="a2897" draw:name="Образ слайда 1">
            <svg:title/>
            <svg:desc/>
          </draw:page-thumbnail>
          <draw:frame draw:id="id379" presentation:style-name="a2898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1" draw:style-name="a2901" draw:master-page-name="Master3-Layout7-blank-Пустой-слайд" presentation:presentation-page-layout-name="Master3-PPL7" draw:id="Slide-296">
        <draw:frame draw:id="id380" presentation:style-name="a2912" draw:name="Подзаголовок 1" svg:x="0.65512in" svg:y="0.32953in" svg:width="11.80945in" svg:height="6.39961in" presentation:class="subtitle" presentation:placeholder="false">
          <draw:text-box>
            <text:p text:style-name="a2903" text:class-names="" text:cond-style-name=""><text:span text:style-name="a2902" text:class-names="">XML</text:span></text:p>
            <text:p text:style-name="a2905" text:class-names="" text:cond-style-name=""><text:span text:style-name="a2904" text:class-names=""><text:s text:c="1"/></text:span></text:p>
            <text:p text:style-name="a2907" text:class-names="" text:cond-style-name=""><text:span text:style-name="a2906" text:class-names=""><text:s text:c="1"/>eXtensible Markup Language — расширяемый язык разметки</text:span></text:p>
            <text:p text:style-name="a2909" text:class-names="" text:cond-style-name=""><text:span text:style-name="a2908" text:class-names=""/></text:p>
            <text:p text:style-name="a2911" text:class-names="" text:cond-style-name=""><text:span text:style-name="a2910" text:class-names="">(Википедия, великая и ужасная)</text:span></text:p>
          </draw:text-box>
          <svg:title/>
          <svg:desc/>
        </draw:frame>
        <presentation:notes draw:style-name="a2918">
          <draw:frame draw:id="id381" draw:style-name="a2915" draw:name="Номер слайда 6" svg:x="4.62756in" svg:y="10.75394in" svg:width="3.24606in" svg:height="0.54488in">
            <draw:text-box>
              <text:p text:style-name="a2914" text:class-names="" text:cond-style-name=""><text:span text:style-name="a2913" text:class-names=""><text:page-number style:num-format="1" text:fixed="false"/></text:span></text:p>
            </draw:text-box>
            <svg:title/>
            <svg:desc/>
          </draw:frame>
          <draw:page-thumbnail draw:page-number="41" svg:x="1.71338in" svg:y="1.22205in" svg:width="4.83937in" svg:height="4.08898in" presentation:class="page" draw:id="id382" presentation:style-name="a2916" draw:name="Образ слайда 1">
            <svg:title/>
            <svg:desc/>
          </draw:page-thumbnail>
          <draw:frame draw:id="id383" presentation:style-name="a2917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2" draw:style-name="a2920" draw:master-page-name="Master3-Layout7-blank-Пустой-слайд" presentation:presentation-page-layout-name="Master3-PPL7" draw:id="Slide-297">
        <draw:frame draw:id="id384" presentation:style-name="a2931" draw:name="Подзаголовок 1" svg:x="0.65512in" svg:y="0.32953in" svg:width="11.80945in" svg:height="6.39961in" presentation:class="subtitle" presentation:placeholder="false">
          <draw:text-box>
            <text:p text:style-name="a2922" text:class-names="" text:cond-style-name=""><text:span text:style-name="a2921" text:class-names="">Встроенный в поставку XML API</text:span></text:p>
            <text:p text:style-name="a2924" text:class-names="" text:cond-style-name=""><text:span text:style-name="a2923" text:class-names=""/></text:p>
            <text:p text:style-name="a2926" text:class-names="" text:cond-style-name=""><text:span text:style-name="a2925" text:class-names="">java.beans.XMLDecoder;</text:span></text:p>
            <text:p text:style-name="a2928" text:class-names="" text:cond-style-name=""><text:span text:style-name="a2927" text:class-names=""><text:line-break/>java.beans.XMLEncoder;</text:span></text:p>
            <text:p text:style-name="a2930" text:class-names="" text:cond-style-name=""><text:span text:style-name="a2929" text:class-names=""/></text:p>
          </draw:text-box>
          <svg:title/>
          <svg:desc/>
        </draw:frame>
        <presentation:notes draw:style-name="a2937">
          <draw:frame draw:id="id385" draw:style-name="a2934" draw:name="Номер слайда 6" svg:x="4.62756in" svg:y="10.75394in" svg:width="3.24606in" svg:height="0.54488in">
            <draw:text-box>
              <text:p text:style-name="a2933" text:class-names="" text:cond-style-name=""><text:span text:style-name="a2932" text:class-names=""><text:page-number style:num-format="1" text:fixed="false"/></text:span></text:p>
            </draw:text-box>
            <svg:title/>
            <svg:desc/>
          </draw:frame>
          <draw:page-thumbnail draw:page-number="42" svg:x="1.71338in" svg:y="1.22205in" svg:width="4.83937in" svg:height="4.08898in" presentation:class="page" draw:id="id386" presentation:style-name="a2935" draw:name="Образ слайда 1">
            <svg:title/>
            <svg:desc/>
          </draw:page-thumbnail>
          <draw:frame draw:id="id387" presentation:style-name="a2936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3" draw:style-name="a2939" draw:master-page-name="Master3-Layout7-blank-Пустой-слайд" presentation:presentation-page-layout-name="Master3-PPL7" draw:id="Slide-298">
        <draw:frame draw:id="id388" presentation:style-name="a3108" draw:name="Подзаголовок 1" svg:x="0.3937in" svg:y="0.3937in" svg:width="11.80945in" svg:height="7.24409in" presentation:class="subtitle" presentation:placeholder="false">
          <draw:text-box>
            <text:p text:style-name="a3107" text:class-names="" text:cond-style-name=""><text:span text:style-name="a2940" text:class-names="">public</text:span><text:span text:style-name="a2941" text:class-names=""><text:s text:c="1"/></text:span><text:span text:style-name="a2942" text:class-names="">class</text:span><text:span text:style-name="a2943" text:class-names=""><text:s text:c="1"/></text:span><text:span text:style-name="a2944" text:class-names="">EntryPointXmlEncoderDecoder</text:span><text:span text:style-name="a2945" text:class-names=""><text:s text:c="1"/>{<text:line-break/> <text:s text:c="3"/></text:span><text:span text:style-name="a2946" text:class-names="">public</text:span><text:span text:style-name="a2947" text:class-names=""><text:s text:c="1"/></text:span><text:span text:style-name="a2948" text:class-names="">static</text:span><text:span text:style-name="a2949" text:class-names=""><text:s text:c="1"/></text:span><text:span text:style-name="a2950" text:class-names="">void</text:span><text:span text:style-name="a2951" text:class-names=""><text:s text:c="1"/></text:span><text:span text:style-name="a2952" text:class-names="">main</text:span><text:span text:style-name="a2953" text:class-names="">(</text:span><text:span text:style-name="a2954" text:class-names="">String</text:span><text:span text:style-name="a2955" text:class-names="">[]<text:s text:c="1"/></text:span><text:span text:style-name="a2956" text:class-names="">args</text:span><text:span text:style-name="a2957" text:class-names="">)<text:s text:c="1"/></text:span><text:span text:style-name="a2958" text:class-names="">throws</text:span><text:span text:style-name="a2959" text:class-names=""><text:s text:c="1"/></text:span><text:span text:style-name="a2960" text:class-names="">IOException</text:span><text:span text:style-name="a2961" text:class-names=""><text:s text:c="1"/>{<text:line-break/> <text:s text:c="7"/></text:span><text:span text:style-name="a2962" text:class-names="">ByteArrayOutputStream</text:span><text:span text:style-name="a2963" text:class-names=""><text:s text:c="1"/></text:span><text:span text:style-name="a2964" text:class-names="">bos</text:span><text:span text:style-name="a2965" text:class-names=""><text:s text:c="1"/>=<text:s text:c="1"/></text:span><text:span text:style-name="a2966" text:class-names="">new</text:span><text:span text:style-name="a2967" text:class-names=""><text:s text:c="1"/></text:span><text:span text:style-name="a2968" text:class-names="">ByteArrayOutputStream</text:span><text:span text:style-name="a2969" text:class-names="">()</text:span><text:span text:style-name="a2970" text:class-names="">;<text:line-break/> <text:s text:c="7"/></text:span><text:span text:style-name="a2971" text:class-names="">User<text:s text:c="1"/></text:span><text:span text:style-name="a2972" text:class-names="">user</text:span><text:span text:style-name="a2973" text:class-names=""><text:s text:c="1"/>=<text:s text:c="1"/></text:span><text:span text:style-name="a2974" text:class-names="">new</text:span><text:span text:style-name="a2975" text:class-names=""><text:s text:c="1"/></text:span><text:span text:style-name="a2976" text:class-names="">User(</text:span><text:span text:style-name="a2977" text:class-names="">"user_name_1"</text:span><text:span text:style-name="a2978" text:class-names="">,<text:s text:c="1"/></text:span><text:span text:style-name="a2979" text:class-names="">"user_lastname_1"</text:span><text:span text:style-name="a2980" text:class-names="">)</text:span><text:span text:style-name="a2981" text:class-names="">;<text:line-break/> <text:s text:c="7"/></text:span><text:span text:style-name="a2982" text:class-names="">System.</text:span><text:span text:style-name="a2983" text:class-names="">out</text:span><text:span text:style-name="a2984" text:class-names="">.println</text:span><text:span text:style-name="a2985" text:class-names="">(</text:span><text:span text:style-name="a2986" text:class-names="">user</text:span><text:span text:style-name="a2987" text:class-names="">)</text:span><text:span text:style-name="a2988" text:class-names="">;<text:line-break/><text:line-break/> <text:s text:c="7"/></text:span><text:span text:style-name="a2989" text:class-names="">XMLEncoder</text:span><text:span text:style-name="a2990" text:class-names=""><text:s text:c="1"/></text:span><text:span text:style-name="a2991" text:class-names="">encoder</text:span><text:span text:style-name="a2992" text:class-names=""><text:s text:c="1"/>=<text:s text:c="1"/></text:span><text:span text:style-name="a2993" text:class-names="">new</text:span><text:span text:style-name="a2994" text:class-names=""><text:s text:c="1"/></text:span><text:span text:style-name="a2995" text:class-names="">XMLEncoder</text:span><text:span text:style-name="a2996" text:class-names="">(</text:span><text:span text:style-name="a2997" text:class-names="">bos</text:span><text:span text:style-name="a2998" text:class-names="">)</text:span><text:span text:style-name="a2999" text:class-names="">;<text:line-break/> <text:s text:c="7"/></text:span><text:span text:style-name="a3000" text:class-names="">encoder.setExceptionListener</text:span><text:span text:style-name="a3001" text:class-names="">(</text:span><text:span text:style-name="a3002" text:class-names="">new</text:span><text:span text:style-name="a3003" text:class-names=""><text:s text:c="1"/></text:span><text:span text:style-name="a3004" text:class-names="">ExceptionListener</text:span><text:span text:style-name="a3005" text:class-names="">() {<text:line-break/> <text:s text:c="11"/></text:span><text:span text:style-name="a3006" text:class-names="">public</text:span><text:span text:style-name="a3007" text:class-names=""><text:s text:c="1"/></text:span><text:span text:style-name="a3008" text:class-names="">void</text:span><text:span text:style-name="a3009" text:class-names=""><text:s text:c="1"/></text:span><text:span text:style-name="a3010" text:class-names="">exceptionThrown</text:span><text:span text:style-name="a3011" text:class-names="">(</text:span><text:span text:style-name="a3012" text:class-names="">Exception</text:span><text:span text:style-name="a3013" text:class-names=""><text:s text:c="1"/></text:span><text:span text:style-name="a3014" text:class-names="">e</text:span><text:span text:style-name="a3015" text:class-names="">) {<text:line-break/> <text:s text:c="15"/></text:span><text:span text:style-name="a3016" text:class-names="">e.printStackTrace</text:span><text:span text:style-name="a3017" text:class-names="">()</text:span><text:span text:style-name="a3018" text:class-names="">;<text:line-break/> <text:s text:c="11"/></text:span><text:span text:style-name="a3019" text:class-names="">}<text:line-break/> <text:s text:c="7"/>})</text:span><text:span text:style-name="a3020" text:class-names="">;<text:line-break/> <text:s text:c="7"/></text:span><text:span text:style-name="a3021" text:class-names="">encoder.writeObject</text:span><text:span text:style-name="a3022" text:class-names="">(</text:span><text:span text:style-name="a3023" text:class-names="">user</text:span><text:span text:style-name="a3024" text:class-names="">)</text:span><text:span text:style-name="a3025" text:class-names="">;</text:span><text:span text:style-name="a3026" text:class-names=""><text:line-break/> <text:s text:c="7"/></text:span><text:span text:style-name="a3027" text:class-names="">//</text:span><text:span text:style-name="a3028" text:class-names="">пока не закроется - не запишет корректно</text:span><text:span text:style-name="a3029" text:class-names=""><text:line-break/> <text:s text:c="7"/></text:span><text:span text:style-name="a3030" text:class-names="">encoder.close</text:span><text:span text:style-name="a3031" text:class-names="">()</text:span><text:span text:style-name="a3032" text:class-names="">;<text:line-break/><text:line-break/> <text:s text:c="7"/></text:span><text:span text:style-name="a3033" text:class-names="">byte</text:span><text:span text:style-name="a3034" text:class-names="">[]<text:s text:c="1"/></text:span><text:span text:style-name="a3035" text:class-names="">bytes</text:span><text:span text:style-name="a3036" text:class-names=""><text:s text:c="1"/>=<text:s text:c="1"/></text:span><text:span text:style-name="a3037" text:class-names="">bos.toByteArray</text:span><text:span text:style-name="a3038" text:class-names="">()</text:span><text:span text:style-name="a3039" text:class-names="">;<text:line-break/> <text:s text:c="7"/></text:span><text:span text:style-name="a3040" text:class-names="">System.</text:span><text:span text:style-name="a3041" text:class-names="">out</text:span><text:span text:style-name="a3042" text:class-names="">.println</text:span><text:span text:style-name="a3043" text:class-names="">(</text:span><text:span text:style-name="a3044" text:class-names="">new</text:span><text:span text:style-name="a3045" text:class-names=""><text:s text:c="1"/></text:span><text:span text:style-name="a3046" text:class-names="">String</text:span><text:span text:style-name="a3047" text:class-names="">(</text:span><text:span text:style-name="a3048" text:class-names="">bytes</text:span><text:span text:style-name="a3049" text:class-names="">))</text:span><text:span text:style-name="a3050" text:class-names="">;<text:line-break/> <text:s text:c="7"/></text:span><text:span text:style-name="a3051" text:class-names="">System.</text:span><text:span text:style-name="a3052" text:class-names="">out</text:span><text:span text:style-name="a3053" text:class-names="">.println</text:span><text:span text:style-name="a3054" text:class-names="">(</text:span><text:span text:style-name="a3055" text:class-names="">"</text:span><text:span text:style-name="a3056" text:class-names="">Size</text:span><text:span text:style-name="a3057" text:class-names=""><text:s text:c="1"/>= "<text:s text:c="1"/></text:span><text:span text:style-name="a3058" text:class-names="">+<text:s text:c="1"/></text:span><text:span text:style-name="a3059" text:class-names="">bytes.</text:span><text:span text:style-name="a3060" text:class-names="">length</text:span><text:span text:style-name="a3061" text:class-names="">)</text:span><text:span text:style-name="a3062" text:class-names="">;<text:line-break/><text:line-break/> <text:s text:c="7"/></text:span><text:span text:style-name="a3063" text:class-names="">bos.flush</text:span><text:span text:style-name="a3064" text:class-names="">()</text:span><text:span text:style-name="a3065" text:class-names="">;<text:line-break/> <text:s text:c="7"/></text:span><text:span text:style-name="a3066" text:class-names="">bos.close</text:span><text:span text:style-name="a3067" text:class-names="">()</text:span><text:span text:style-name="a3068" text:class-names="">;<text:line-break/><text:line-break/> <text:s text:c="7"/></text:span><text:span text:style-name="a3069" text:class-names="">ByteArrayInputStream</text:span><text:span text:style-name="a3070" text:class-names=""><text:s text:c="1"/></text:span><text:span text:style-name="a3071" text:class-names="">bis</text:span><text:span text:style-name="a3072" text:class-names=""><text:s text:c="1"/>=<text:s text:c="1"/></text:span><text:span text:style-name="a3073" text:class-names="">new</text:span><text:span text:style-name="a3074" text:class-names=""><text:s text:c="1"/></text:span><text:span text:style-name="a3075" text:class-names="">ByteArrayInputStream</text:span><text:span text:style-name="a3076" text:class-names="">(</text:span><text:span text:style-name="a3077" text:class-names="">bytes</text:span><text:span text:style-name="a3078" text:class-names="">)</text:span><text:span text:style-name="a3079" text:class-names="">;<text:line-break/> <text:s text:c="7"/></text:span><text:span text:style-name="a3080" text:class-names="">XMLDecoder</text:span><text:span text:style-name="a3081" text:class-names=""><text:s text:c="1"/></text:span><text:span text:style-name="a3082" text:class-names="">decoder</text:span><text:span text:style-name="a3083" text:class-names=""><text:s text:c="1"/>=<text:s text:c="1"/></text:span><text:span text:style-name="a3084" text:class-names="">new</text:span><text:span text:style-name="a3085" text:class-names=""><text:s text:c="1"/></text:span><text:span text:style-name="a3086" text:class-names="">XMLDecoder</text:span><text:span text:style-name="a3087" text:class-names="">(</text:span><text:span text:style-name="a3088" text:class-names="">bis</text:span><text:span text:style-name="a3089" text:class-names="">)</text:span><text:span text:style-name="a3090" text:class-names="">;<text:line-break/> <text:s text:c="7"/></text:span><text:span text:style-name="a3091" text:class-names="">User user2 = (User)<text:s text:c="1"/></text:span><text:span text:style-name="a3092" text:class-names="">decoder.readObject</text:span><text:span text:style-name="a3093" text:class-names="">()</text:span><text:span text:style-name="a3094" text:class-names="">;<text:line-break/> <text:s text:c="7"/></text:span><text:span text:style-name="a3095" text:class-names="">System.</text:span><text:span text:style-name="a3096" text:class-names="">out</text:span><text:span text:style-name="a3097" text:class-names="">.println</text:span><text:span text:style-name="a3098" text:class-names="">(user2)</text:span><text:span text:style-name="a3099" text:class-names="">;<text:line-break/> <text:s text:c="7"/></text:span><text:span text:style-name="a3100" text:class-names="">decoder.close</text:span><text:span text:style-name="a3101" text:class-names="">()</text:span><text:span text:style-name="a3102" text:class-names="">;<text:line-break/> <text:s text:c="7"/></text:span><text:span text:style-name="a3103" text:class-names="">bis.close</text:span><text:span text:style-name="a3104" text:class-names="">()</text:span><text:span text:style-name="a3105" text:class-names="">;<text:line-break/> <text:s text:c="3"/></text:span><text:span text:style-name="a3106" text:class-names="">}<text:line-break/>}</text:span></text:p>
          </draw:text-box>
          <svg:title/>
          <svg:desc/>
        </draw:frame>
        <presentation:notes draw:style-name="a3114">
          <draw:frame draw:id="id389" draw:style-name="a3111" draw:name="Номер слайда 6" svg:x="4.62756in" svg:y="10.75394in" svg:width="3.24606in" svg:height="0.54488in">
            <draw:text-box>
              <text:p text:style-name="a3110" text:class-names="" text:cond-style-name=""><text:span text:style-name="a3109" text:class-names=""><text:page-number style:num-format="1" text:fixed="false"/></text:span></text:p>
            </draw:text-box>
            <svg:title/>
            <svg:desc/>
          </draw:frame>
          <draw:page-thumbnail draw:page-number="43" svg:x="0.88889in" svg:y="1.22222in" svg:width="6.48785in" svg:height="4.08854in" presentation:class="page" draw:id="id390" presentation:style-name="a3112" draw:name="Образ слайда 1">
            <svg:title/>
            <svg:desc/>
          </draw:page-thumbnail>
          <draw:frame draw:id="id391" presentation:style-name="a3113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4" draw:style-name="a3116" draw:master-page-name="Master3-Layout7-blank-Пустой-слайд" presentation:presentation-page-layout-name="Master3-PPL7" draw:id="Slide-299">
        <draw:frame draw:id="id392" presentation:style-name="a3213" draw:name="Подзаголовок 1" svg:x="0.31496in" svg:y="0.23194in" svg:width="11.80945in" svg:height="7.79202in" presentation:class="subtitle" presentation:placeholder="false">
          <draw:text-box>
            <text:p text:style-name="a3118" text:class-names="" text:cond-style-name=""><text:span text:style-name="a3117" text:class-names="">//исходный объект</text:span></text:p>
            <text:p text:style-name="a3126" text:class-names="" text:cond-style-name=""><text:span text:style-name="a3119" text:class-names="">{User[</text:span><text:span text:style-name="a3120" text:class-names="">name</text:span><text:span text:style-name="a3121" text:class-names="">="user_name_1"<text:s text:c="1"/></text:span><text:span text:style-name="a3122" text:class-names="">lastName</text:span><text:span text:style-name="a3123" text:class-names="">="user_lastname_1</text:span><text:span text:style-name="a3124" text:class-names="">"]}</text:span><text:span text:style-name="a3125" text:class-names=""/></text:p>
            <text:p text:style-name="a3134" text:class-names="" text:cond-style-name=""><text:span text:style-name="a3127" text:class-names="">&lt;?</text:span><text:span text:style-name="a3128" text:class-names="">xml</text:span><text:span text:style-name="a3129" text:class-names=""><text:s text:c="1"/></text:span><text:span text:style-name="a3130" text:class-names="">version</text:span><text:span text:style-name="a3131" text:class-names="">="1.0"<text:s text:c="1"/></text:span><text:span text:style-name="a3132" text:class-names="">encoding</text:span><text:span text:style-name="a3133" text:class-names="">="UTF-8"?&gt;</text:span></text:p>
            <text:p text:style-name="a3144" text:class-names="" text:cond-style-name=""><text:span text:style-name="a3135" text:class-names="">&lt;</text:span><text:span text:style-name="a3136" text:class-names="">java</text:span><text:span text:style-name="a3137" text:class-names=""><text:s text:c="1"/></text:span><text:span text:style-name="a3138" text:class-names="">version</text:span><text:span text:style-name="a3139" text:class-names="">="1.8.0_41"<text:s text:c="1"/></text:span><text:span text:style-name="a3140" text:class-names="">class</text:span><text:span text:style-name="a3141" text:class-names="">="</text:span><text:span text:style-name="a3142" text:class-names="">java.beans.XMLDecoder</text:span><text:span text:style-name="a3143" text:class-names="">"&gt;</text:span></text:p>
            <text:p text:style-name="a3152" text:class-names="" text:cond-style-name=""><text:span text:style-name="a3145" text:class-names=""><text:s text:c="1"/>&lt;</text:span><text:span text:style-name="a3146" text:class-names="">object</text:span><text:span text:style-name="a3147" text:class-names=""><text:s text:c="1"/></text:span><text:span text:style-name="a3148" text:class-names="">class</text:span><text:span text:style-name="a3149" text:class-names="">="</text:span><text:span text:style-name="a3150" text:class-names="">ru.common.dto.User</text:span><text:span text:style-name="a3151" text:class-names="">"&gt;</text:span></text:p>
            <text:p text:style-name="a3160" text:class-names="" text:cond-style-name=""><text:span text:style-name="a3153" text:class-names=""><text:s text:c="2"/>&lt;</text:span><text:span text:style-name="a3154" text:class-names="">void</text:span><text:span text:style-name="a3155" text:class-names=""><text:s text:c="1"/></text:span><text:span text:style-name="a3156" text:class-names="">property</text:span><text:span text:style-name="a3157" text:class-names="">="</text:span><text:span text:style-name="a3158" text:class-names="">lastName</text:span><text:span text:style-name="a3159" text:class-names="">"&gt;</text:span></text:p>
            <text:p text:style-name="a3166" text:class-names="" text:cond-style-name=""><text:span text:style-name="a3161" text:class-names=""><text:s text:c="3"/>&lt;</text:span><text:span text:style-name="a3162" text:class-names="">string</text:span><text:span text:style-name="a3163" text:class-names="">&gt;user_lastname_1&lt;/</text:span><text:span text:style-name="a3164" text:class-names="">string</text:span><text:span text:style-name="a3165" text:class-names="">&gt;</text:span></text:p>
            <text:p text:style-name="a3170" text:class-names="" text:cond-style-name=""><text:span text:style-name="a3167" text:class-names=""><text:s text:c="2"/>&lt;/</text:span><text:span text:style-name="a3168" text:class-names="">void</text:span><text:span text:style-name="a3169" text:class-names="">&gt;</text:span></text:p>
            <text:p text:style-name="a3178" text:class-names="" text:cond-style-name=""><text:span text:style-name="a3171" text:class-names=""><text:s text:c="2"/>&lt;</text:span><text:span text:style-name="a3172" text:class-names="">void</text:span><text:span text:style-name="a3173" text:class-names=""><text:s text:c="1"/></text:span><text:span text:style-name="a3174" text:class-names="">property</text:span><text:span text:style-name="a3175" text:class-names="">="</text:span><text:span text:style-name="a3176" text:class-names="">name</text:span><text:span text:style-name="a3177" text:class-names="">"&gt;</text:span></text:p>
            <text:p text:style-name="a3184" text:class-names="" text:cond-style-name=""><text:span text:style-name="a3179" text:class-names=""><text:s text:c="3"/>&lt;</text:span><text:span text:style-name="a3180" text:class-names="">string</text:span><text:span text:style-name="a3181" text:class-names="">&gt;user_name_1&lt;/</text:span><text:span text:style-name="a3182" text:class-names="">string</text:span><text:span text:style-name="a3183" text:class-names="">&gt;</text:span></text:p>
            <text:p text:style-name="a3188" text:class-names="" text:cond-style-name=""><text:span text:style-name="a3185" text:class-names=""><text:s text:c="2"/>&lt;/</text:span><text:span text:style-name="a3186" text:class-names="">void</text:span><text:span text:style-name="a3187" text:class-names="">&gt;</text:span></text:p>
            <text:p text:style-name="a3192" text:class-names="" text:cond-style-name=""><text:span text:style-name="a3189" text:class-names=""><text:s text:c="1"/>&lt;/</text:span><text:span text:style-name="a3190" text:class-names="">object</text:span><text:span text:style-name="a3191" text:class-names="">&gt;</text:span></text:p>
            <text:p text:style-name="a3197" text:class-names="" text:cond-style-name=""><text:span text:style-name="a3193" text:class-names="">&lt;/</text:span><text:span text:style-name="a3194" text:class-names="">java</text:span><text:span text:style-name="a3195" text:class-names="">&gt;</text:span><text:span text:style-name="a3196" text:class-names=""/></text:p>
            <text:p text:style-name="a3202" text:class-names="" text:cond-style-name=""><text:span text:style-name="a3198" text:class-names="">Size</text:span><text:span text:style-name="a3199" text:class-names=""><text:s text:c="1"/>=<text:s text:c="1"/></text:span><text:span text:style-name="a3200" text:class-names="">293 <text:s text:c="2"/></text:span><text:span text:style-name="a3201" text:class-names="">// а было 131!</text:span></text:p>
            <text:p text:style-name="a3206" text:class-names="" text:cond-style-name=""><text:span text:style-name="a3203" text:class-names="">//</text:span><text:span text:style-name="a3204" text:class-names="">десериализованный</text:span><text:span text:style-name="a3205" text:class-names=""><text:s text:c="1"/>объект</text:span></text:p>
            <text:p text:style-name="a3212" text:class-names="" text:cond-style-name=""><text:span text:style-name="a3207" text:class-names="">{User[</text:span><text:span text:style-name="a3208" text:class-names="">name</text:span><text:span text:style-name="a3209" text:class-names="">="user_name_1"<text:s text:c="1"/></text:span><text:span text:style-name="a3210" text:class-names="">lastName</text:span><text:span text:style-name="a3211" text:class-names="">="user_lastname_1"]}</text:span></text:p>
          </draw:text-box>
          <svg:title/>
          <svg:desc/>
        </draw:frame>
        <presentation:notes draw:style-name="a3219">
          <draw:frame draw:id="id393" draw:style-name="a3216" draw:name="Номер слайда 6" svg:x="4.62756in" svg:y="10.75394in" svg:width="3.24606in" svg:height="0.54488in">
            <draw:text-box>
              <text:p text:style-name="a3215" text:class-names="" text:cond-style-name=""><text:span text:style-name="a3214" text:class-names=""><text:page-number style:num-format="1" text:fixed="false"/></text:span></text:p>
            </draw:text-box>
            <svg:title/>
            <svg:desc/>
          </draw:frame>
          <draw:page-thumbnail draw:page-number="44" svg:x="0.88889in" svg:y="1.22222in" svg:width="6.48785in" svg:height="4.08854in" presentation:class="page" draw:id="id394" presentation:style-name="a3217" draw:name="Образ слайда 1">
            <svg:title/>
            <svg:desc/>
          </draw:page-thumbnail>
          <draw:frame draw:id="id395" presentation:style-name="a3218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5" draw:style-name="a3221" draw:master-page-name="Master3-Layout7-blank-Пустой-слайд" presentation:presentation-page-layout-name="Master3-PPL7" draw:id="Slide-300">
        <draw:frame draw:id="id396" presentation:style-name="a3224" draw:name="Подзаголовок 1" svg:x="0.65512in" svg:y="0.32953in" svg:width="11.80945in" svg:height="6.39961in" presentation:class="subtitle" presentation:placeholder="false">
          <draw:text-box>
            <text:p text:style-name="a3223" text:class-names="" text:cond-style-name=""><text:span text:style-name="a3222" text:class-names="">В чем нюансы?</text:span></text:p>
          </draw:text-box>
          <svg:title/>
          <svg:desc/>
        </draw:frame>
        <presentation:notes draw:style-name="a3230">
          <draw:frame draw:id="id397" draw:style-name="a3227" draw:name="Номер слайда 6" svg:x="4.62756in" svg:y="10.75394in" svg:width="3.24606in" svg:height="0.54488in">
            <draw:text-box>
              <text:p text:style-name="a3226" text:class-names="" text:cond-style-name=""><text:span text:style-name="a3225" text:class-names=""><text:page-number style:num-format="1" text:fixed="false"/></text:span></text:p>
            </draw:text-box>
            <svg:title/>
            <svg:desc/>
          </draw:frame>
          <draw:page-thumbnail draw:page-number="45" svg:x="1.71338in" svg:y="1.22205in" svg:width="4.83937in" svg:height="4.08898in" presentation:class="page" draw:id="id398" presentation:style-name="a3228" draw:name="Образ слайда 1">
            <svg:title/>
            <svg:desc/>
          </draw:page-thumbnail>
          <draw:frame draw:id="id399" presentation:style-name="a3229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6" draw:style-name="a3232" draw:master-page-name="Master3-Layout7-blank-Пустой-слайд" presentation:presentation-page-layout-name="Master3-PPL7" draw:id="Slide-301">
        <draw:frame draw:id="id400" presentation:style-name="a3250" draw:name="Подзаголовок 1" svg:x="0.65512in" svg:y="0.32953in" svg:width="11.80945in" svg:height="6.39961in" presentation:class="subtitle" presentation:placeholder="false">
          <draw:text-box>
            <text:p text:style-name="a3235" text:class-names="" text:cond-style-name=""><text:span text:style-name="a3233" text:class-names="">Основных два:<text:s text:c="1"/></text:span><text:span text:style-name="a3234" text:class-names=""><text:tab/></text:span></text:p>
            <text:p text:style-name="a3237" text:class-names="" text:cond-style-name=""><text:span text:style-name="a3236" text:class-names=""/></text:p>
            <text:p text:style-name="a3241" text:class-names="" text:cond-style-name=""><text:span text:style-name="a3238" text:class-names=""><text:tab/>1.</text:span><text:span text:style-name="a3239" text:class-names=""><text:s text:c="1"/></text:span><text:span text:style-name="a3240" text:class-names="">&lt;java version="1.8.0_41" class="java.beans.XMLDecoder"&gt;</text:span></text:p>
            <text:p text:style-name="a3243" text:class-names="" text:cond-style-name=""><text:span text:style-name="a3242" text:class-names="">Сериализация по-прежнему ориентирована на JVM, хотя и менее слабо.</text:span></text:p>
            <text:p text:style-name="a3245" text:class-names="" text:cond-style-name=""><text:span text:style-name="a3244" text:class-names=""/></text:p>
            <text:p text:style-name="a3247" text:class-names="" text:cond-style-name=""><text:span text:style-name="a3246" text:class-names=""><text:tab/>2. XML-формат дает до 100% избыточности по тексту в обмен на четкую структуру данных.</text:span></text:p>
            <text:p text:style-name="a3249" text:class-names="" text:cond-style-name=""><text:span text:style-name="a3248" text:class-names=""><text:s text:c="1"/></text:span></text:p>
          </draw:text-box>
          <svg:title/>
          <svg:desc/>
        </draw:frame>
        <presentation:notes draw:style-name="a3256">
          <draw:frame draw:id="id401" draw:style-name="a3253" draw:name="Номер слайда 6" svg:x="4.62756in" svg:y="10.75394in" svg:width="3.24606in" svg:height="0.54488in">
            <draw:text-box>
              <text:p text:style-name="a3252" text:class-names="" text:cond-style-name=""><text:span text:style-name="a3251" text:class-names=""><text:page-number style:num-format="1" text:fixed="false"/></text:span></text:p>
            </draw:text-box>
            <svg:title/>
            <svg:desc/>
          </draw:frame>
          <draw:page-thumbnail draw:page-number="46" svg:x="1.71338in" svg:y="1.22205in" svg:width="4.83937in" svg:height="4.08898in" presentation:class="page" draw:id="id402" presentation:style-name="a3254" draw:name="Образ слайда 1">
            <svg:title/>
            <svg:desc/>
          </draw:page-thumbnail>
          <draw:frame draw:id="id403" presentation:style-name="a3255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7" draw:style-name="a3258" draw:master-page-name="Master3-Layout7-blank-Пустой-слайд" presentation:presentation-page-layout-name="Master3-PPL7" draw:id="Slide-302">
        <draw:frame draw:id="id404" presentation:style-name="a3387" draw:name="Подзаголовок 1" svg:x="0.47244in" svg:y="0.15506in" svg:width="11.80945in" svg:height="7.60129in" presentation:class="subtitle" presentation:placeholder="false">
          <draw:text-box>
            <text:p text:style-name="a3263" text:class-names="" text:cond-style-name=""><text:span text:style-name="a3259" text:class-names="">Попробуем стороннюю библиотеку (</text:span><text:span text:style-name="a3260" text:class-names="">jackson</text:span><text:span text:style-name="a3261" text:class-names="">)</text:span><text:span text:style-name="a3262" text:class-names=""/></text:p>
            <text:p text:style-name="a3386" text:class-names="" text:cond-style-name=""><text:span text:style-name="a3264" text:class-names="">public</text:span><text:span text:style-name="a3265" text:class-names=""><text:s text:c="1"/></text:span><text:span text:style-name="a3266" text:class-names="">class</text:span><text:span text:style-name="a3267" text:class-names=""><text:s text:c="1"/></text:span><text:span text:style-name="a3268" text:class-names="">EntryPointJackson</text:span><text:span text:style-name="a3269" text:class-names=""><text:s text:c="1"/>{<text:line-break/> <text:s text:c="3"/></text:span><text:span text:style-name="a3270" text:class-names="">public</text:span><text:span text:style-name="a3271" text:class-names=""><text:s text:c="1"/></text:span><text:span text:style-name="a3272" text:class-names="">static</text:span><text:span text:style-name="a3273" text:class-names=""><text:s text:c="1"/></text:span><text:span text:style-name="a3274" text:class-names="">void</text:span><text:span text:style-name="a3275" text:class-names=""><text:s text:c="1"/></text:span><text:span text:style-name="a3276" text:class-names="">main</text:span><text:span text:style-name="a3277" text:class-names="">(</text:span><text:span text:style-name="a3278" text:class-names="">String</text:span><text:span text:style-name="a3279" text:class-names="">[]<text:s text:c="1"/></text:span><text:span text:style-name="a3280" text:class-names="">args</text:span><text:span text:style-name="a3281" text:class-names="">)<text:s text:c="1"/></text:span><text:span text:style-name="a3282" text:class-names="">throws</text:span><text:span text:style-name="a3283" text:class-names=""><text:s text:c="1"/></text:span><text:span text:style-name="a3284" text:class-names="">IOException</text:span><text:span text:style-name="a3285" text:class-names=""><text:s text:c="1"/>{<text:line-break/> <text:s text:c="7"/>User<text:s text:c="1"/></text:span><text:span text:style-name="a3286" text:class-names="">user</text:span><text:span text:style-name="a3287" text:class-names=""><text:s text:c="1"/>=<text:s text:c="1"/></text:span><text:span text:style-name="a3288" text:class-names="">new</text:span><text:span text:style-name="a3289" text:class-names=""><text:s text:c="1"/></text:span><text:span text:style-name="a3290" text:class-names="">User(</text:span><text:span text:style-name="a3291" text:class-names="">"user_name_1"</text:span><text:span text:style-name="a3292" text:class-names="">,<text:s text:c="1"/></text:span><text:span text:style-name="a3293" text:class-names="">"user_lastname_1"</text:span><text:span text:style-name="a3294" text:class-names="">)</text:span><text:span text:style-name="a3295" text:class-names="">;<text:line-break/> <text:s text:c="7"/></text:span><text:span text:style-name="a3296" text:class-names="">System.</text:span><text:span text:style-name="a3297" text:class-names="">out</text:span><text:span text:style-name="a3298" text:class-names="">.println</text:span><text:span text:style-name="a3299" text:class-names="">(</text:span><text:span text:style-name="a3300" text:class-names="">user</text:span><text:span text:style-name="a3301" text:class-names="">)</text:span><text:span text:style-name="a3302" text:class-names="">;<text:line-break/><text:line-break/> <text:s text:c="7"/></text:span><text:span text:style-name="a3303" text:class-names="">XmlMapper</text:span><text:span text:style-name="a3304" text:class-names=""><text:s text:c="1"/>xmlMapper1 =<text:s text:c="1"/></text:span><text:span text:style-name="a3305" text:class-names="">new</text:span><text:span text:style-name="a3306" text:class-names=""><text:s text:c="1"/></text:span><text:span text:style-name="a3307" text:class-names="">XmlMapper</text:span><text:span text:style-name="a3308" text:class-names="">()</text:span><text:span text:style-name="a3309" text:class-names="">;<text:line-break/> <text:s text:c="7"/></text:span><text:span text:style-name="a3310" text:class-names="">//xmlMapper1.enable(</text:span><text:span text:style-name="a3311" text:class-names="">SerializationFeature.INDENT_OUTPUT</text:span><text:span text:style-name="a3312" text:class-names="">);<text:line-break/> <text:s text:c="7"/>//<text:s text:c="1"/></text:span><text:span text:style-name="a3313" text:class-names="">serialize</text:span><text:span text:style-name="a3314" text:class-names=""><text:s text:c="1"/></text:span><text:span text:style-name="a3315" text:class-names="">our</text:span><text:span text:style-name="a3316" text:class-names=""><text:s text:c="1"/></text:span><text:span text:style-name="a3317" text:class-names="">Object</text:span><text:span text:style-name="a3318" text:class-names=""><text:s text:c="1"/></text:span><text:span text:style-name="a3319" text:class-names="">into</text:span><text:span text:style-name="a3320" text:class-names=""><text:s text:c="1"/>XML<text:s text:c="1"/></text:span><text:span text:style-name="a3321" text:class-names="">string</text:span><text:span text:style-name="a3322" text:class-names=""><text:line-break/> <text:s text:c="7"/></text:span><text:span text:style-name="a3323" text:class-names="">final</text:span><text:span text:style-name="a3324" text:class-names=""><text:s text:c="1"/></text:span><text:span text:style-name="a3325" text:class-names="">String</text:span><text:span text:style-name="a3326" text:class-names=""><text:s text:c="1"/></text:span><text:span text:style-name="a3327" text:class-names="">xmlString</text:span><text:span text:style-name="a3328" text:class-names=""><text:s text:c="1"/>= xmlMapper1.writeValueAsString(</text:span><text:span text:style-name="a3329" text:class-names="">user</text:span><text:span text:style-name="a3330" text:class-names="">)</text:span><text:span text:style-name="a3331" text:class-names="">;<text:line-break/><text:line-break/> <text:s text:c="7"/></text:span><text:span text:style-name="a3332" text:class-names="">System.</text:span><text:span text:style-name="a3333" text:class-names="">out</text:span><text:span text:style-name="a3334" text:class-names="">.println</text:span><text:span text:style-name="a3335" text:class-names="">(</text:span><text:span text:style-name="a3336" text:class-names="">"**************************"</text:span><text:span text:style-name="a3337" text:class-names="">)</text:span><text:span text:style-name="a3338" text:class-names="">;<text:line-break/> <text:s text:c="7"/></text:span><text:span text:style-name="a3339" text:class-names="">System.</text:span><text:span text:style-name="a3340" text:class-names="">out</text:span><text:span text:style-name="a3341" text:class-names="">.println</text:span><text:span text:style-name="a3342" text:class-names="">(</text:span><text:span text:style-name="a3343" text:class-names="">xmlString</text:span><text:span text:style-name="a3344" text:class-names="">)</text:span><text:span text:style-name="a3345" text:class-names="">;<text:line-break/> <text:s text:c="7"/></text:span><text:span text:style-name="a3346" text:class-names="">System.</text:span><text:span text:style-name="a3347" text:class-names="">out</text:span><text:span text:style-name="a3348" text:class-names="">.println</text:span><text:span text:style-name="a3349" text:class-names="">(</text:span><text:span text:style-name="a3350" text:class-names="">"**************************"</text:span><text:span text:style-name="a3351" text:class-names="">)</text:span><text:span text:style-name="a3352" text:class-names="">;<text:line-break/> <text:s text:c="7"/></text:span><text:span text:style-name="a3353" text:class-names="">System.</text:span><text:span text:style-name="a3354" text:class-names="">out</text:span><text:span text:style-name="a3355" text:class-names="">.println</text:span><text:span text:style-name="a3356" text:class-names="">(</text:span><text:span text:style-name="a3357" text:class-names="">"</text:span><text:span text:style-name="a3358" text:class-names="">Size</text:span><text:span text:style-name="a3359" text:class-names=""><text:s text:c="1"/>= "<text:s text:c="1"/></text:span><text:span text:style-name="a3360" text:class-names="">+<text:s text:c="1"/></text:span><text:span text:style-name="a3361" text:class-names="">xmlString.getBytes</text:span><text:span text:style-name="a3362" text:class-names="">().</text:span><text:span text:style-name="a3363" text:class-names="">length</text:span><text:span text:style-name="a3364" text:class-names="">)</text:span><text:span text:style-name="a3365" text:class-names="">;<text:line-break/><text:line-break/> <text:s text:c="7"/></text:span><text:span text:style-name="a3366" text:class-names="">XmlMapper</text:span><text:span text:style-name="a3367" text:class-names=""><text:s text:c="1"/>xmlMapper2 =<text:s text:c="1"/></text:span><text:span text:style-name="a3368" text:class-names="">new</text:span><text:span text:style-name="a3369" text:class-names=""><text:s text:c="1"/></text:span><text:span text:style-name="a3370" text:class-names="">XmlMapper</text:span><text:span text:style-name="a3371" text:class-names="">()</text:span><text:span text:style-name="a3372" text:class-names="">;<text:line-break/> <text:s text:c="7"/></text:span><text:span text:style-name="a3373" text:class-names="">User user2 = xmlMapper2.readValue(</text:span><text:span text:style-name="a3374" text:class-names="">xmlString</text:span><text:span text:style-name="a3375" text:class-names="">,<text:s text:c="1"/></text:span><text:span text:style-name="a3376" text:class-names="">User.</text:span><text:span text:style-name="a3377" text:class-names="">class</text:span><text:span text:style-name="a3378" text:class-names="">)</text:span><text:span text:style-name="a3379" text:class-names="">;<text:line-break/> <text:s text:c="7"/></text:span><text:span text:style-name="a3380" text:class-names="">System.</text:span><text:span text:style-name="a3381" text:class-names="">out</text:span><text:span text:style-name="a3382" text:class-names="">.println</text:span><text:span text:style-name="a3383" text:class-names="">(user2)</text:span><text:span text:style-name="a3384" text:class-names="">;<text:line-break/> <text:s text:c="3"/></text:span><text:span text:style-name="a3385" text:class-names="">}<text:line-break/>}</text:span></text:p>
          </draw:text-box>
          <svg:title/>
          <svg:desc/>
        </draw:frame>
        <presentation:notes draw:style-name="a3393">
          <draw:frame draw:id="id405" draw:style-name="a3390" draw:name="Номер слайда 6" svg:x="4.62756in" svg:y="10.75394in" svg:width="3.24606in" svg:height="0.54488in">
            <draw:text-box>
              <text:p text:style-name="a3389" text:class-names="" text:cond-style-name=""><text:span text:style-name="a3388" text:class-names=""><text:page-number style:num-format="1" text:fixed="false"/></text:span></text:p>
            </draw:text-box>
            <svg:title/>
            <svg:desc/>
          </draw:frame>
          <draw:page-thumbnail draw:page-number="47" svg:x="0.88889in" svg:y="1.22222in" svg:width="6.48785in" svg:height="4.08854in" presentation:class="page" draw:id="id406" presentation:style-name="a3391" draw:name="Образ слайда 1">
            <svg:title/>
            <svg:desc/>
          </draw:page-thumbnail>
          <draw:frame draw:id="id407" presentation:style-name="a3392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8" draw:style-name="a3395" draw:master-page-name="Master3-Layout7-blank-Пустой-слайд" presentation:presentation-page-layout-name="Master3-PPL7" draw:id="Slide-303">
        <draw:frame draw:id="id408" presentation:style-name="a3444" draw:name="Подзаголовок 1" svg:x="0.65512in" svg:y="0.24703in" svg:width="11.80945in" svg:height="7.25909in" presentation:class="subtitle" presentation:placeholder="false">
          <draw:text-box>
            <text:p text:style-name="a3405" text:class-names="" text:cond-style-name=""><text:span text:style-name="a3396" text:class-names="">Проблема 1 решена<text:s text:c="1"/></text:span><text:span text:style-name="a3397" text:class-names="">полностью</text:span><text:span text:style-name="a3398" text:class-names=""><text:s text:c="1"/>— теперь XML можно без проблем<text:s text:c="1"/></text:span><text:span text:style-name="a3399" text:class-names="">сериализовать</text:span><text:span text:style-name="a3400" text:class-names="">/</text:span><text:span text:style-name="a3401" text:class-names="">десериализовать</text:span><text:span text:style-name="a3402" text:class-names=""><text:s text:c="1"/>на какой угодно<text:s text:c="1"/></text:span><text:span text:style-name="a3403" text:class-names="">платформе</text:span><text:span text:style-name="a3404" text:class-names=""/></text:p>
            <text:p text:style-name="a3409" text:class-names="" text:cond-style-name=""><text:span text:style-name="a3406" text:class-names="">Проблема 2 —<text:s text:c="1"/></text:span><text:span text:style-name="a3407" text:class-names="">частично</text:span><text:span text:style-name="a3408" text:class-names=""><text:s text:c="1"/>решена путем оптимизации</text:span></text:p>
            <text:p text:style-name="a3414" text:class-names="" text:cond-style-name=""><text:span text:style-name="a3410" text:class-names="">Полностью от овердрафта при использовании XML<text:s text:c="1"/></text:span><text:span text:style-name="a3411" text:class-names="">не избавиться</text:span><text:span text:style-name="a3412" text:class-names="">.</text:span><text:span text:style-name="a3413" text:class-names=""/></text:p>
            <text:p text:style-name="a3420" text:class-names="" text:cond-style-name=""><text:span text:style-name="a3415" text:class-names="">{User[</text:span><text:span text:style-name="a3416" text:class-names="">name</text:span><text:span text:style-name="a3417" text:class-names="">="user_name_1"<text:s text:c="1"/></text:span><text:span text:style-name="a3418" text:class-names="">lastName</text:span><text:span text:style-name="a3419" text:class-names="">="user_lastname_1"]}</text:span></text:p>
            <text:p text:style-name="a3422" text:class-names="" text:cond-style-name=""><text:span text:style-name="a3421" text:class-names="">**************************</text:span></text:p>
            <text:p text:style-name="a3432" text:class-names="" text:cond-style-name=""><text:span text:style-name="a3423" text:class-names="">&lt;User&gt;&lt;</text:span><text:span text:style-name="a3424" text:class-names="">name</text:span><text:span text:style-name="a3425" text:class-names="">&gt;user_name_1&lt;/</text:span><text:span text:style-name="a3426" text:class-names="">name</text:span><text:span text:style-name="a3427" text:class-names="">&gt;&lt;</text:span><text:span text:style-name="a3428" text:class-names="">lastName</text:span><text:span text:style-name="a3429" text:class-names="">&gt;user_lastname_1&lt;/</text:span><text:span text:style-name="a3430" text:class-names="">lastName</text:span><text:span text:style-name="a3431" text:class-names="">&gt;&lt;/User&gt;</text:span></text:p>
            <text:p text:style-name="a3434" text:class-names="" text:cond-style-name=""><text:span text:style-name="a3433" text:class-names="">**************************</text:span></text:p>
            <text:p text:style-name="a3437" text:class-names="" text:cond-style-name=""><text:span text:style-name="a3435" text:class-names="">Size</text:span><text:span text:style-name="a3436" text:class-names=""><text:s text:c="1"/>= 73</text:span></text:p>
            <text:p text:style-name="a3443" text:class-names="" text:cond-style-name=""><text:span text:style-name="a3438" text:class-names="">{User[</text:span><text:span text:style-name="a3439" text:class-names="">name</text:span><text:span text:style-name="a3440" text:class-names="">="user_name_1"<text:s text:c="1"/></text:span><text:span text:style-name="a3441" text:class-names="">lastName</text:span><text:span text:style-name="a3442" text:class-names="">="user_lastname_1"]}</text:span></text:p>
          </draw:text-box>
          <svg:title/>
          <svg:desc/>
        </draw:frame>
        <presentation:notes draw:style-name="a3450">
          <draw:frame draw:id="id409" draw:style-name="a3447" draw:name="Номер слайда 6" svg:x="4.62756in" svg:y="10.75394in" svg:width="3.24606in" svg:height="0.54488in">
            <draw:text-box>
              <text:p text:style-name="a3446" text:class-names="" text:cond-style-name=""><text:span text:style-name="a3445" text:class-names=""><text:page-number style:num-format="1" text:fixed="false"/></text:span></text:p>
            </draw:text-box>
            <svg:title/>
            <svg:desc/>
          </draw:frame>
          <draw:page-thumbnail draw:page-number="48" svg:x="0.88889in" svg:y="1.22222in" svg:width="6.48785in" svg:height="4.08854in" presentation:class="page" draw:id="id410" presentation:style-name="a3448" draw:name="Образ слайда 1">
            <svg:title/>
            <svg:desc/>
          </draw:page-thumbnail>
          <draw:frame draw:id="id411" presentation:style-name="a3449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9" draw:style-name="a3452" draw:master-page-name="Master3-Layout7-blank-Пустой-слайд" presentation:presentation-page-layout-name="Master3-PPL7" draw:id="Slide-304">
        <draw:frame draw:id="id412" presentation:style-name="a3455" draw:name="Подзаголовок 1" svg:x="0.65512in" svg:y="0.32953in" svg:width="11.80945in" svg:height="6.39961in" presentation:class="subtitle" presentation:placeholder="false">
          <draw:text-box>
            <text:p text:style-name="a3454" text:class-names="" text:cond-style-name=""><text:span text:style-name="a3453" text:class-names="">Хочется оптимизации!</text:span></text:p>
          </draw:text-box>
          <svg:title/>
          <svg:desc/>
        </draw:frame>
        <presentation:notes draw:style-name="a3461">
          <draw:frame draw:id="id413" draw:style-name="a3458" draw:name="Номер слайда 6" svg:x="4.62756in" svg:y="10.75394in" svg:width="3.24606in" svg:height="0.54488in">
            <draw:text-box>
              <text:p text:style-name="a3457" text:class-names="" text:cond-style-name=""><text:span text:style-name="a3456" text:class-names=""><text:page-number style:num-format="1" text:fixed="false"/></text:span></text:p>
            </draw:text-box>
            <svg:title/>
            <svg:desc/>
          </draw:frame>
          <draw:page-thumbnail draw:page-number="49" svg:x="1.71338in" svg:y="1.22205in" svg:width="4.83937in" svg:height="4.08898in" presentation:class="page" draw:id="id414" presentation:style-name="a3459" draw:name="Образ слайда 1">
            <svg:title/>
            <svg:desc/>
          </draw:page-thumbnail>
          <draw:frame draw:id="id415" presentation:style-name="a3460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50" draw:style-name="a3463" draw:master-page-name="Master3-Layout7-blank-Пустой-слайд" presentation:presentation-page-layout-name="Master3-PPL7" draw:id="Slide-305">
        <draw:frame draw:id="id416" presentation:style-name="a3467" draw:name="Подзаголовок 1" svg:x="0.65512in" svg:y="0.32953in" svg:width="11.80945in" svg:height="6.39961in" presentation:class="subtitle" presentation:placeholder="false">
          <draw:text-box>
            <text:p text:style-name="a3466" text:class-names="" text:cond-style-name=""><text:span text:style-name="a3464" text:class-names="">Часть 3.<text:s text:c="1"/></text:span><text:span text:style-name="a3465" text:class-names="">JSON</text:span></text:p>
          </draw:text-box>
          <svg:title/>
          <svg:desc/>
        </draw:frame>
        <presentation:notes draw:style-name="a3473">
          <draw:frame draw:id="id417" draw:style-name="a3470" draw:name="Номер слайда 6" svg:x="4.62756in" svg:y="10.75394in" svg:width="3.24606in" svg:height="0.54488in">
            <draw:text-box>
              <text:p text:style-name="a3469" text:class-names="" text:cond-style-name=""><text:span text:style-name="a3468" text:class-names=""><text:page-number style:num-format="1" text:fixed="false"/></text:span></text:p>
            </draw:text-box>
            <svg:title/>
            <svg:desc/>
          </draw:frame>
          <draw:page-thumbnail draw:page-number="50" svg:x="1.71338in" svg:y="1.22205in" svg:width="4.83937in" svg:height="4.08898in" presentation:class="page" draw:id="id418" presentation:style-name="a3471" draw:name="Образ слайда 1">
            <svg:title/>
            <svg:desc/>
          </draw:page-thumbnail>
          <draw:frame draw:id="id419" presentation:style-name="a3472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51" draw:style-name="a3475" draw:master-page-name="Master3-Layout7-blank-Пустой-слайд" presentation:presentation-page-layout-name="Master3-PPL7" draw:id="Slide-306">
        <draw:frame draw:id="id420" presentation:style-name="a3484" draw:name="Подзаголовок 1" svg:x="0.65512in" svg:y="0.32953in" svg:width="11.80945in" svg:height="6.39961in" presentation:class="subtitle" presentation:placeholder="false">
          <draw:text-box>
            <text:p text:style-name="a3477" text:class-names="" text:cond-style-name=""><text:span text:style-name="a3476" text:class-names="">JSON (JavaScript Object Notation) —</text:span></text:p>
            <text:p text:style-name="a3479" text:class-names="" text:cond-style-name=""><text:span text:style-name="a3478" text:class-names="">формат <text:s text:c="1"/>хранения и обмена информацией, удобочитаемый человеком.</text:span></text:p>
            <text:p text:style-name="a3481" text:class-names="" text:cond-style-name=""><text:span text:style-name="a3480" text:class-names=""/></text:p>
            <text:p text:style-name="a3483" text:class-names="" text:cond-style-name=""><text:span text:style-name="a3482" text:class-names="">Как видно из названия — отношение к JVM имеет опосредованное...</text:span></text:p>
          </draw:text-box>
          <svg:title/>
          <svg:desc/>
        </draw:frame>
        <presentation:notes draw:style-name="a3490">
          <draw:frame draw:id="id421" draw:style-name="a3487" draw:name="Номер слайда 6" svg:x="4.62756in" svg:y="10.75394in" svg:width="3.24606in" svg:height="0.54488in">
            <draw:text-box>
              <text:p text:style-name="a3486" text:class-names="" text:cond-style-name=""><text:span text:style-name="a3485" text:class-names=""><text:page-number style:num-format="1" text:fixed="false"/></text:span></text:p>
            </draw:text-box>
            <svg:title/>
            <svg:desc/>
          </draw:frame>
          <draw:page-thumbnail draw:page-number="51" svg:x="1.71338in" svg:y="1.22205in" svg:width="4.83937in" svg:height="4.08898in" presentation:class="page" draw:id="id422" presentation:style-name="a3488" draw:name="Образ слайда 1">
            <svg:title/>
            <svg:desc/>
          </draw:page-thumbnail>
          <draw:frame draw:id="id423" presentation:style-name="a3489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52" draw:style-name="a3492" draw:master-page-name="Master3-Layout7-blank-Пустой-слайд" presentation:presentation-page-layout-name="Master3-PPL7" draw:id="Slide-307">
        <draw:frame draw:id="id424" presentation:style-name="a3612" draw:name="Подзаголовок 1" svg:x="0.67717in" svg:y="0.81443in" svg:width="11.80945in" svg:height="6.66445in" presentation:class="subtitle" presentation:placeholder="false">
          <draw:text-box>
            <text:p text:style-name="a3611" text:class-names="" text:cond-style-name=""><text:span text:style-name="a3493" text:class-names="">public</text:span><text:span text:style-name="a3494" text:class-names=""><text:s text:c="1"/></text:span><text:span text:style-name="a3495" text:class-names="">class</text:span><text:span text:style-name="a3496" text:class-names=""><text:s text:c="1"/></text:span><text:span text:style-name="a3497" text:class-names="">EntryPointJackson</text:span><text:span text:style-name="a3498" text:class-names=""><text:s text:c="1"/>{<text:line-break/> <text:s text:c="3"/></text:span><text:span text:style-name="a3499" text:class-names="">public</text:span><text:span text:style-name="a3500" text:class-names=""><text:s text:c="1"/></text:span><text:span text:style-name="a3501" text:class-names="">static</text:span><text:span text:style-name="a3502" text:class-names=""><text:s text:c="1"/></text:span><text:span text:style-name="a3503" text:class-names="">void</text:span><text:span text:style-name="a3504" text:class-names=""><text:s text:c="1"/></text:span><text:span text:style-name="a3505" text:class-names="">main</text:span><text:span text:style-name="a3506" text:class-names="">(</text:span><text:span text:style-name="a3507" text:class-names="">String</text:span><text:span text:style-name="a3508" text:class-names="">[]<text:s text:c="1"/></text:span><text:span text:style-name="a3509" text:class-names="">args</text:span><text:span text:style-name="a3510" text:class-names="">)<text:s text:c="1"/></text:span><text:span text:style-name="a3511" text:class-names="">throws</text:span><text:span text:style-name="a3512" text:class-names=""><text:s text:c="1"/></text:span><text:span text:style-name="a3513" text:class-names="">IOException</text:span><text:span text:style-name="a3514" text:class-names=""><text:s text:c="1"/>{<text:line-break/> <text:s text:c="7"/>User user1 =<text:s text:c="1"/></text:span><text:span text:style-name="a3515" text:class-names="">new</text:span><text:span text:style-name="a3516" text:class-names=""><text:s text:c="1"/></text:span><text:span text:style-name="a3517" text:class-names="">User(</text:span><text:span text:style-name="a3518" text:class-names="">"user_name_1"</text:span><text:span text:style-name="a3519" text:class-names="">,<text:s text:c="1"/></text:span><text:span text:style-name="a3520" text:class-names="">"user_lastname_1"</text:span><text:span text:style-name="a3521" text:class-names="">)</text:span><text:span text:style-name="a3522" text:class-names="">;<text:line-break/> <text:s text:c="7"/></text:span><text:span text:style-name="a3523" text:class-names="">System.</text:span><text:span text:style-name="a3524" text:class-names="">out</text:span><text:span text:style-name="a3525" text:class-names="">.println</text:span><text:span text:style-name="a3526" text:class-names="">(user1)</text:span><text:span text:style-name="a3527" text:class-names="">;<text:line-break/><text:line-break/> <text:s text:c="7"/></text:span><text:span text:style-name="a3528" text:class-names="">ObjectMapper</text:span><text:span text:style-name="a3529" text:class-names=""><text:s text:c="1"/></text:span><text:span text:style-name="a3530" text:class-names="">objectMapper</text:span><text:span text:style-name="a3531" text:class-names=""><text:s text:c="1"/>=<text:s text:c="1"/></text:span><text:span text:style-name="a3532" text:class-names="">new</text:span><text:span text:style-name="a3533" text:class-names=""><text:s text:c="1"/></text:span><text:span text:style-name="a3534" text:class-names="">ObjectMapper</text:span><text:span text:style-name="a3535" text:class-names="">()</text:span><text:span text:style-name="a3536" text:class-names="">;<text:line-break/></text:span><text:span text:style-name="a3537" text:class-names="">//</text:span><text:span text:style-name="a3538" text:class-names="">objectMapper.enable</text:span><text:span text:style-name="a3539" text:class-names="">(</text:span><text:span text:style-name="a3540" text:class-names="">SerializationFeature.INDENT_OUTPUT</text:span><text:span text:style-name="a3541" text:class-names="">);<text:line-break/> <text:s text:c="7"/></text:span><text:span text:style-name="a3542" text:class-names="">final</text:span><text:span text:style-name="a3543" text:class-names=""><text:s text:c="1"/></text:span><text:span text:style-name="a3544" text:class-names="">String</text:span><text:span text:style-name="a3545" text:class-names=""><text:s text:c="1"/></text:span><text:span text:style-name="a3546" text:class-names="">jsonString</text:span><text:span text:style-name="a3547" text:class-names=""><text:s text:c="1"/>=<text:line-break/> <text:s text:c="15"/></text:span><text:span text:style-name="a3548" text:class-names="">objectMapper.writeValueAsString</text:span><text:span text:style-name="a3549" text:class-names="">(user1)</text:span><text:span text:style-name="a3550" text:class-names="">;<text:line-break/> <text:s text:c="7"/></text:span><text:span text:style-name="a3551" text:class-names="">//</text:span><text:span text:style-name="a3552" text:class-names="">objectMapper.writerWithDefaultPrettyPrinter</text:span><text:span text:style-name="a3553" text:class-names="">().</text:span><text:span text:style-name="a3554" text:class-names="">writeValueAsString</text:span><text:span text:style-name="a3555" text:class-names="">(user1);<text:line-break/><text:line-break/> <text:s text:c="7"/></text:span><text:span text:style-name="a3556" text:class-names="">System.</text:span><text:span text:style-name="a3557" text:class-names="">out</text:span><text:span text:style-name="a3558" text:class-names="">.println</text:span><text:span text:style-name="a3559" text:class-names="">(</text:span><text:span text:style-name="a3560" text:class-names="">"**************************"</text:span><text:span text:style-name="a3561" text:class-names="">)</text:span><text:span text:style-name="a3562" text:class-names="">;<text:line-break/> <text:s text:c="7"/></text:span><text:span text:style-name="a3563" text:class-names="">System.</text:span><text:span text:style-name="a3564" text:class-names="">out</text:span><text:span text:style-name="a3565" text:class-names="">.println</text:span><text:span text:style-name="a3566" text:class-names="">(</text:span><text:span text:style-name="a3567" text:class-names="">jsonString</text:span><text:span text:style-name="a3568" text:class-names="">)</text:span><text:span text:style-name="a3569" text:class-names="">;<text:line-break/> <text:s text:c="7"/></text:span><text:span text:style-name="a3570" text:class-names="">System.</text:span><text:span text:style-name="a3571" text:class-names="">out</text:span><text:span text:style-name="a3572" text:class-names="">.println</text:span><text:span text:style-name="a3573" text:class-names="">(</text:span><text:span text:style-name="a3574" text:class-names="">"**************************"</text:span><text:span text:style-name="a3575" text:class-names="">)</text:span><text:span text:style-name="a3576" text:class-names="">;<text:line-break/> <text:s text:c="7"/></text:span><text:span text:style-name="a3577" text:class-names="">System.</text:span><text:span text:style-name="a3578" text:class-names="">out</text:span><text:span text:style-name="a3579" text:class-names="">.println</text:span><text:span text:style-name="a3580" text:class-names="">(</text:span><text:span text:style-name="a3581" text:class-names="">"</text:span><text:span text:style-name="a3582" text:class-names="">Size</text:span><text:span text:style-name="a3583" text:class-names=""><text:s text:c="1"/>= "<text:s text:c="1"/></text:span><text:span text:style-name="a3584" text:class-names="">+<text:s text:c="1"/></text:span><text:span text:style-name="a3585" text:class-names="">jsonString.getBytes</text:span><text:span text:style-name="a3586" text:class-names="">().</text:span><text:span text:style-name="a3587" text:class-names="">length</text:span><text:span text:style-name="a3588" text:class-names="">)</text:span><text:span text:style-name="a3589" text:class-names="">;<text:line-break/><text:line-break/> <text:s text:c="7"/></text:span><text:span text:style-name="a3590" text:class-names="">ObjectMapper</text:span><text:span text:style-name="a3591" text:class-names=""><text:s text:c="1"/>objectMapper2 =<text:s text:c="1"/></text:span><text:span text:style-name="a3592" text:class-names="">new</text:span><text:span text:style-name="a3593" text:class-names=""><text:s text:c="1"/></text:span><text:span text:style-name="a3594" text:class-names="">ObjectMapper</text:span><text:span text:style-name="a3595" text:class-names="">()</text:span><text:span text:style-name="a3596" text:class-names="">;<text:line-break/> <text:s text:c="7"/></text:span><text:span text:style-name="a3597" text:class-names="">BigUser</text:span><text:span text:style-name="a3598" text:class-names=""><text:s text:c="1"/>user2 = objectMapper2.readValue(</text:span><text:span text:style-name="a3599" text:class-names="">jsonString</text:span><text:span text:style-name="a3600" text:class-names="">,<text:s text:c="1"/></text:span><text:span text:style-name="a3601" text:class-names="">BigUser.</text:span><text:span text:style-name="a3602" text:class-names="">class</text:span><text:span text:style-name="a3603" text:class-names="">)</text:span><text:span text:style-name="a3604" text:class-names="">;<text:line-break/> <text:s text:c="7"/></text:span><text:span text:style-name="a3605" text:class-names="">System.</text:span><text:span text:style-name="a3606" text:class-names="">out</text:span><text:span text:style-name="a3607" text:class-names="">.println</text:span><text:span text:style-name="a3608" text:class-names="">(user2)</text:span><text:span text:style-name="a3609" text:class-names="">;<text:line-break/> <text:s text:c="3"/></text:span><text:span text:style-name="a3610" text:class-names="">}<text:line-break/>}</text:span></text:p>
          </draw:text-box>
          <svg:title/>
          <svg:desc/>
        </draw:frame>
        <presentation:notes draw:style-name="a3618">
          <draw:frame draw:id="id425" draw:style-name="a3615" draw:name="Номер слайда 6" svg:x="4.62756in" svg:y="10.75394in" svg:width="3.24606in" svg:height="0.54488in">
            <draw:text-box>
              <text:p text:style-name="a3614" text:class-names="" text:cond-style-name=""><text:span text:style-name="a3613" text:class-names=""><text:page-number style:num-format="1" text:fixed="false"/></text:span></text:p>
            </draw:text-box>
            <svg:title/>
            <svg:desc/>
          </draw:frame>
          <draw:page-thumbnail draw:page-number="52" svg:x="0.88889in" svg:y="1.22222in" svg:width="6.48785in" svg:height="4.08854in" presentation:class="page" draw:id="id426" presentation:style-name="a3616" draw:name="Образ слайда 1">
            <svg:title/>
            <svg:desc/>
          </draw:page-thumbnail>
          <draw:frame draw:id="id427" presentation:style-name="a3617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53" draw:style-name="a3620" draw:master-page-name="Master3-Layout7-blank-Пустой-слайд" presentation:presentation-page-layout-name="Master3-PPL7" draw:id="Slide-308">
        <draw:frame draw:id="id428" presentation:style-name="a3651" draw:name="Подзаголовок 1" svg:x="0.39528in" svg:y="0.55118in" svg:width="11.80945in" svg:height="6.85866in" presentation:class="subtitle" presentation:placeholder="false">
          <draw:text-box>
            <text:p text:style-name="a3622" text:class-names="" text:cond-style-name=""><text:span text:style-name="a3621" text:class-names="">И результат:</text:span></text:p>
            <text:p text:style-name="a3624" text:class-names="" text:cond-style-name=""><text:span text:style-name="a3623" text:class-names=""/></text:p>
            <text:p text:style-name="a3626" text:class-names="" text:cond-style-name=""><text:span text:style-name="a3625" text:class-names="">{User[name="user_name_1" lastName="user_lastname_1"]}</text:span></text:p>
            <text:p text:style-name="a3628" text:class-names="" text:cond-style-name=""><text:span text:style-name="a3627" text:class-names="">**************************</text:span></text:p>
            <text:p text:style-name="a3630" text:class-names="" text:cond-style-name=""><text:span text:style-name="a3629" text:class-names="">{"name":"user_name_1","lastName":"user_lastname_1"}</text:span></text:p>
            <text:p text:style-name="a3632" text:class-names="" text:cond-style-name=""><text:span text:style-name="a3631" text:class-names="">**************************</text:span></text:p>
            <text:p text:style-name="a3638" text:class-names="" text:cond-style-name=""><text:span text:style-name="a3633" text:class-names="">Size =<text:s text:c="1"/></text:span><text:span text:style-name="a3634" text:class-names="">51</text:span><text:span text:style-name="a3635" text:class-names=""><text:s text:c="1"/>// а было<text:s text:c="1"/></text:span><text:span text:style-name="a3636" text:class-names="">73</text:span><text:span text:style-name="a3637" text:class-names=""><text:s text:c="1"/>в самом оптимальном XML.</text:span></text:p>
            <text:p text:style-name="a3640" text:class-names="" text:cond-style-name=""><text:span text:style-name="a3639" text:class-names="">Попробуйте объяснить этот факт</text:span></text:p>
            <text:p text:style-name="a3642" text:class-names="" text:cond-style-name=""><text:span text:style-name="a3641" text:class-names=""/></text:p>
            <text:p text:style-name="a3644" text:class-names="" text:cond-style-name=""><text:span text:style-name="a3643" text:class-names="">{BigUser[name="user_name_1" lastName="user_lastname_1" age="0"]}</text:span></text:p>
            <text:p text:style-name="a3646" text:class-names="" text:cond-style-name=""><text:span text:style-name="a3645" text:class-names=""/></text:p>
            <text:p text:style-name="a3648" text:class-names="" text:cond-style-name=""><text:span text:style-name="a3647" text:class-names=""/></text:p>
            <text:p text:style-name="a3650" text:class-names="" text:cond-style-name=""><text:span text:style-name="a3649" text:class-names=""/></text:p>
          </draw:text-box>
          <svg:title/>
          <svg:desc/>
        </draw:frame>
        <presentation:notes draw:style-name="a3657">
          <draw:frame draw:id="id429" draw:style-name="a3654" draw:name="Номер слайда 6" svg:x="4.62756in" svg:y="10.75394in" svg:width="3.24606in" svg:height="0.54488in">
            <draw:text-box>
              <text:p text:style-name="a3653" text:class-names="" text:cond-style-name=""><text:span text:style-name="a3652" text:class-names=""><text:page-number style:num-format="1" text:fixed="false"/></text:span></text:p>
            </draw:text-box>
            <svg:title/>
            <svg:desc/>
          </draw:frame>
          <draw:page-thumbnail draw:page-number="53" svg:x="1.71338in" svg:y="1.22205in" svg:width="4.83937in" svg:height="4.08898in" presentation:class="page" draw:id="id430" presentation:style-name="a3655" draw:name="Образ слайда 1">
            <svg:title/>
            <svg:desc/>
          </draw:page-thumbnail>
          <draw:frame draw:id="id431" presentation:style-name="a3656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54" draw:style-name="a3659" draw:master-page-name="Master3-Layout7-blank-Пустой-слайд" presentation:presentation-page-layout-name="Master3-PPL7" draw:id="Slide-309">
        <draw:frame draw:id="id432" presentation:style-name="a3675" draw:name="Подзаголовок 1" svg:x="0.65512in" svg:y="0.32953in" svg:width="11.80945in" svg:height="6.39961in" presentation:class="subtitle" presentation:placeholder="false">
          <draw:text-box>
            <text:p text:style-name="a3661" text:class-names="" text:cond-style-name=""><text:span text:style-name="a3660" text:class-names="">Выводы:</text:span></text:p>
            <text:p text:style-name="a3663" text:class-names="" text:cond-style-name=""><text:span text:style-name="a3662" text:class-names=""/></text:p>
            <text:p text:style-name="a3666" text:class-names="" text:cond-style-name=""><text:span text:style-name="a3664" text:class-names=""><text:tab/></text:span><text:span text:style-name="a3665" text:class-names="">- Serializable/Externalizable является базовым функционалом, работающим «из коробки» и только в контексте JVM.</text:span></text:p>
            <text:p text:style-name="a3668" text:class-names="" text:cond-style-name=""><text:span text:style-name="a3667" text:class-names=""/></text:p>
            <text:p text:style-name="a3670" text:class-names="" text:cond-style-name=""><text:span text:style-name="a3669" text:class-names=""><text:tab/>- XML является универсальным форматом хранения и обмена данными, однако имеет высокую избыточность из-за наличия тегов разметки.</text:span></text:p>
            <text:p text:style-name="a3672" text:class-names="" text:cond-style-name=""><text:span text:style-name="a3671" text:class-names=""/></text:p>
            <text:p text:style-name="a3674" text:class-names="" text:cond-style-name=""><text:span text:style-name="a3673" text:class-names=""><text:tab/>- JSON также является универсальным форматом данных, оптимизирован по количеству служебной информации, требует для применения сторонних зависимостей</text:span></text:p>
          </draw:text-box>
          <svg:title/>
          <svg:desc/>
        </draw:frame>
        <presentation:notes draw:style-name="a3681">
          <draw:frame draw:id="id433" draw:style-name="a3678" draw:name="Номер слайда 6" svg:x="4.62756in" svg:y="10.75394in" svg:width="3.24606in" svg:height="0.54488in">
            <draw:text-box>
              <text:p text:style-name="a3677" text:class-names="" text:cond-style-name=""><text:span text:style-name="a3676" text:class-names=""><text:page-number style:num-format="1" text:fixed="false"/></text:span></text:p>
            </draw:text-box>
            <svg:title/>
            <svg:desc/>
          </draw:frame>
          <draw:page-thumbnail draw:page-number="54" svg:x="1.71338in" svg:y="1.22205in" svg:width="4.83937in" svg:height="4.08898in" presentation:class="page" draw:id="id434" presentation:style-name="a3679" draw:name="Образ слайда 1">
            <svg:title/>
            <svg:desc/>
          </draw:page-thumbnail>
          <draw:frame draw:id="id435" presentation:style-name="a3680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55" draw:style-name="a3683" draw:master-page-name="Master3-Layout7-blank-Пустой-слайд" presentation:presentation-page-layout-name="Master3-PPL7" draw:id="Slide-310">
        <draw:frame draw:id="id436" presentation:style-name="a3686" draw:name="Подзаголовок 1" svg:x="0.65512in" svg:y="0.32953in" svg:width="11.80945in" svg:height="6.39961in" presentation:class="subtitle" presentation:placeholder="false">
          <draw:text-box>
            <text:p text:style-name="a3685" text:class-names="" text:cond-style-name=""><text:span text:style-name="a3684" text:class-names="">Спасибо!</text:span></text:p>
          </draw:text-box>
          <svg:title/>
          <svg:desc/>
        </draw:frame>
        <presentation:notes draw:style-name="a3692">
          <draw:frame draw:id="id437" draw:style-name="a3689" draw:name="Номер слайда 6" svg:x="4.62756in" svg:y="10.75394in" svg:width="3.24606in" svg:height="0.54488in">
            <draw:text-box>
              <text:p text:style-name="a3688" text:class-names="" text:cond-style-name=""><text:span text:style-name="a3687" text:class-names=""><text:page-number style:num-format="1" text:fixed="false"/></text:span></text:p>
            </draw:text-box>
            <svg:title/>
            <svg:desc/>
          </draw:frame>
          <draw:page-thumbnail draw:page-number="55" svg:x="1.71338in" svg:y="1.22205in" svg:width="4.83937in" svg:height="4.08898in" presentation:class="page" draw:id="id438" presentation:style-name="a3690" draw:name="Образ слайда 1">
            <svg:title/>
            <svg:desc/>
          </draw:page-thumbnail>
          <draw:frame draw:id="id439" presentation:style-name="a3691" draw:name="Заметки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2" style:display-name="Заголовок и объект">
      <presentation:placeholder presentation:object="title" svg:x="0.6in" svg:y="0.32953in" svg:width="11.80945in" svg:height="4.87047in"/>
      <presentation:placeholder presentation:object="object" svg:x="0.60472in" svg:y="5.70472in" svg:width="11.8in" svg:height="1.69528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3" style:display-name="Заголовок раздела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4" style:display-name="Два объекта">
      <presentation:placeholder presentation:object="title" svg:x="0.6in" svg:y="0.32953in" svg:width="11.80945in" svg:height="4.87047in"/>
      <presentation:placeholder presentation:object="object" svg:x="0.60417in" svg:y="5.70486in" svg:width="5.81597in" svg:height="1.69444in"/>
      <presentation:placeholder presentation:object="object" svg:x="6.58681in" svg:y="5.70486in" svg:width="5.81771in" svg:height="1.69444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5" style:display-name="Сравнение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6" style:display-name="Только заголовок">
      <presentation:placeholder presentation:object="title" svg:x="0.6in" svg:y="0.32953in" svg:width="11.80945in" svg:height="4.87047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7" style:display-name="Пустой слайд"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8" style:display-name="Объект с подписью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9" style:display-name="Рисунок с подписью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10" style:display-name="Заголовок и вертикальный текст">
      <presentation:placeholder presentation:object="title" svg:x="0.6in" svg:y="0.32953in" svg:width="11.80945in" svg:height="4.87047in"/>
      <presentation:placeholder presentation:object="outline" svg:x="0.60472in" svg:y="5.70472in" svg:width="11.8in" svg:height="1.69528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1-PPL11" style:display-name="Вертикальный заголовок и текст">
      <presentation:placeholder presentation:object="title" svg:x="9.45833in" svg:y="0.32986in" svg:width="2.95139in" svg:height="7.06944in"/>
      <presentation:placeholder presentation:object="outline" svg:x="0.60069in" svg:y="0.32986in" svg:width="8.69097in" svg:height="7.06944in"/>
      <presentation:placeholder presentation:object="date-time" svg:x="0.61575in" svg:y="7.53189in" svg:width="3.05709in" svg:height="0.57047in"/>
      <presentation:placeholder presentation:object="footer" svg:x="4.44724in" svg:y="7.53189in" svg:width="4.15906in" svg:height="0.57047in"/>
      <presentation:placeholder presentation:object="page-number" svg:x="9.36811in" svg:y="7.53189in" svg:width="3.05709in" svg:height="0.57047in"/>
    </style:presentation-page-layout>
    <style:presentation-page-layout style:name="Master2-PPL1" style:display-name="Титульный слайд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2" style:display-name="Заголовок и объект">
      <presentation:placeholder presentation:object="title" svg:x="0.65512in" svg:y="0.13268in" svg:width="11.80945in" svg:height="1.38031in"/>
      <presentation:placeholder presentation:object="object" svg:x="0.65512in" svg:y="2.1in" svg:width="11.74488in" svg:height="5.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3" style:display-name="Заголовок раздела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4" style:display-name="Два объекта">
      <presentation:placeholder presentation:object="title" svg:x="0.65512in" svg:y="0.13268in" svg:width="11.80945in" svg:height="1.38031in"/>
      <presentation:placeholder presentation:object="object" svg:x="0.65451in" svg:y="2.10069in" svg:width="5.78819in" svg:height="5.09896in"/>
      <presentation:placeholder presentation:object="object" svg:x="6.60938in" svg:y="2.10069in" svg:width="5.78993in" svg:height="5.09896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5" style:display-name="Сравнение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6" style:display-name="Только заголовок">
      <presentation:placeholder presentation:object="title" svg:x="0.65512in" svg:y="0.13268in" svg:width="11.80945in" svg:height="1.3803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7" style:display-name="Пустой слайд"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8" style:display-name="Объект с подписью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9" style:display-name="Рисунок с подписью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10" style:display-name="Заголовок и вертикальный текст">
      <presentation:placeholder presentation:object="title" svg:x="0.65512in" svg:y="0.13268in" svg:width="11.80945in" svg:height="1.38031in"/>
      <presentation:placeholder presentation:object="outline" svg:x="0.65512in" svg:y="2.1in" svg:width="11.74488in" svg:height="5.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2-PPL11" style:display-name="Вертикальный заголовок и текст">
      <presentation:placeholder presentation:object="title" svg:x="9.51389in" svg:y="0.13194in" svg:width="2.95139in" svg:height="7.06771in"/>
      <presentation:placeholder presentation:object="outline" svg:x="0.65451in" svg:y="0.13194in" svg:width="8.69271in" svg:height="7.06771in"/>
      <presentation:placeholder presentation:object="date-time" svg:x="0.65512in" svg:y="7.53189in" svg:width="3.05709in" svg:height="0.57047in"/>
      <presentation:placeholder presentation:object="footer" svg:x="4.48661in" svg:y="7.53189in" svg:width="4.15906in" svg:height="0.57047in"/>
      <presentation:placeholder presentation:object="page-number" svg:x="9.40748in" svg:y="7.53189in" svg:width="3.05709in" svg:height="0.57047in"/>
    </style:presentation-page-layout>
    <style:presentation-page-layout style:name="Master3-PPL1" style:display-name="Титульный слайд">
      <presentation:placeholder presentation:object="title" svg:x="1.64063in" svg:y="1.35243in" svg:width="9.84028in" svg:height="2.87847in"/>
      <presentation:placeholder presentation:object="subtitle" svg:x="1.64063in" svg:y="4.34201in" svg:width="9.84028in" svg:height="1.99653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2" style:display-name="Заголовок и объект">
      <presentation:placeholder presentation:object="title" svg:x="0.65512in" svg:y="0.32953in" svg:width="11.80945in" svg:height="1.38031in"/>
      <presentation:placeholder presentation:object="object" svg:x="0.65512in" svg:y="2in" svg:width="11.84488in" svg:height="5.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3" style:display-name="Заголовок раздела">
      <presentation:placeholder presentation:object="title" svg:x="0.89583in" svg:y="2.06076in" svg:width="11.31597in" svg:height="3.43924in"/>
      <presentation:placeholder presentation:object="outline" svg:x="0.89583in" svg:y="5.53299in" svg:width="11.31597in" svg:height="1.8072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4" style:display-name="Два объекта">
      <presentation:placeholder presentation:object="title" svg:x="0.65512in" svg:y="0.32953in" svg:width="11.80945in" svg:height="1.38031in"/>
      <presentation:placeholder presentation:object="object" svg:x="0.65451in" svg:y="2in" svg:width="5.83854in" svg:height="5.89931in"/>
      <presentation:placeholder presentation:object="object" svg:x="6.65972in" svg:y="2in" svg:width="5.84028in" svg:height="5.8993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5" style:display-name="Сравнение">
      <presentation:placeholder presentation:object="title" svg:x="0.90451in" svg:y="0.44097in" svg:width="11.31597in" svg:height="1.59722in"/>
      <presentation:placeholder presentation:object="outline" svg:x="0.90451in" svg:y="2.02604in" svg:width="5.55035in" svg:height="0.99306in"/>
      <presentation:placeholder presentation:object="object" svg:x="0.90451in" svg:y="3.0191in" svg:width="5.55035in" svg:height="4.44271in"/>
      <presentation:placeholder presentation:object="outline" svg:x="6.64236in" svg:y="2.02604in" svg:width="5.57813in" svg:height="0.99306in"/>
      <presentation:placeholder presentation:object="object" svg:x="6.64236in" svg:y="3.0191in" svg:width="5.57813in" svg:height="4.4427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6" style:display-name="Только заголовок">
      <presentation:placeholder presentation:object="title" svg:x="0.65512in" svg:y="0.32953in" svg:width="11.80945in" svg:height="1.38031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7" style:display-name="Пустой слайд"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8" style:display-name="Объект с подписью">
      <presentation:placeholder presentation:object="title" svg:x="0.90451in" svg:y="0.55035in" svg:width="4.2309in" svg:height="1.93056in"/>
      <presentation:placeholder presentation:object="object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9" style:display-name="Рисунок с подписью">
      <presentation:placeholder presentation:object="title" svg:x="0.90451in" svg:y="0.55035in" svg:width="4.2309in" svg:height="1.93056in"/>
      <presentation:placeholder presentation:object="graphic" svg:x="5.57813in" svg:y="1.19097in" svg:width="6.64236in" svg:height="5.875in"/>
      <presentation:placeholder presentation:object="outline" svg:x="0.90451in" svg:y="2.4809in" svg:width="4.2309in" svg:height="4.59375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10" style:display-name="Заголовок и вертикальный текст">
      <presentation:placeholder presentation:object="title" svg:x="0.65512in" svg:y="0.32953in" svg:width="11.80945in" svg:height="1.38031in"/>
      <presentation:placeholder presentation:object="outline" svg:x="0.65512in" svg:y="2in" svg:width="11.84488in" svg:height="5.9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presentation-page-layout style:name="Master3-PPL11" style:display-name="Вертикальный заголовок и текст">
      <presentation:placeholder presentation:object="title" svg:x="9.53993in" svg:y="0.32986in" svg:width="2.96007in" svg:height="7.56944in"/>
      <presentation:placeholder presentation:object="outline" svg:x="0.65451in" svg:y="0.32986in" svg:width="8.71875in" svg:height="7.56944in"/>
      <presentation:placeholder presentation:object="date-time" svg:x="0.65512in" svg:y="7.46693in" svg:width="3.05709in" svg:height="0.57047in"/>
      <presentation:placeholder presentation:object="footer" svg:x="4.48661in" svg:y="7.46693in" svg:width="4.15906in" svg:height="0.57047in"/>
      <presentation:placeholder presentation:object="page-number" svg:x="10.04882in" svg:y="7.46693in" svg:width="2.46457in" svg:height="0.5704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919" xlink:href="media/image1.png" xlink:show="embed" xlink:actuate="onLoad"/>
    <draw:fill-image draw:name="a534" xlink:href="media/image2.png" xlink:show="embed" xlink:actuate="onLoad"/>
    <draw:fill-image draw:name="a2631" xlink:href="media/image1.png" xlink:show="embed" xlink:actuate="onLoad"/>
    <draw:fill-image draw:name="a1722" xlink:href="media/image1.png" xlink:show="embed" xlink:actuate="onLoad"/>
    <draw:fill-image draw:name="a1698" xlink:href="media/image1.png" xlink:show="embed" xlink:actuate="onLoad"/>
    <draw:fill-image draw:name="a2414" xlink:href="media/image1.png" xlink:show="embed" xlink:actuate="onLoad"/>
    <draw:fill-image draw:name="a2165" xlink:href="media/image1.png" xlink:show="embed" xlink:actuate="onLoad"/>
    <draw:fill-image draw:name="a884" xlink:href="media/image2.png" xlink:show="embed" xlink:actuate="onLoad"/>
    <draw:fill-image draw:name="a1913" xlink:href="media/image1.png" xlink:show="embed" xlink:actuate="onLoad"/>
    <draw:fill-image draw:name="a2350" xlink:href="media/image1.png" xlink:show="embed" xlink:actuate="onLoad"/>
    <draw:fill-image draw:name="a1032" xlink:href="media/image1.png" xlink:show="embed" xlink:actuate="onLoad"/>
    <draw:fill-image draw:name="a1889" xlink:href="media/image1.png" xlink:show="embed" xlink:actuate="onLoad"/>
    <draw:fill-image draw:name="a3451" xlink:href="media/image1.png" xlink:show="embed" xlink:actuate="onLoad"/>
    <draw:fill-image draw:name="a1445" xlink:href="media/image1.png" xlink:show="embed" xlink:actuate="onLoad"/>
    <draw:fill-image draw:name="a1195" xlink:href="media/image1.png" xlink:show="embed" xlink:actuate="onLoad"/>
    <draw:fill-image draw:name="a2765" xlink:href="media/image1.png" xlink:show="embed" xlink:actuate="onLoad"/>
    <draw:fill-image draw:name="a1224" xlink:href="media/image1.png" xlink:show="embed" xlink:actuate="onLoad"/>
    <draw:fill-image draw:name="a3231" xlink:href="media/image1.png" xlink:show="embed" xlink:actuate="onLoad"/>
    <draw:fill-image draw:name="a1410" xlink:href="media/image2.png" xlink:show="embed" xlink:actuate="onLoad"/>
    <draw:fill-image draw:name="a1820" xlink:href="media/image1.png" xlink:show="embed" xlink:actuate="onLoad"/>
    <draw:fill-image draw:name="a1162" xlink:href="media/image1.png" xlink:show="embed" xlink:actuate="onLoad"/>
    <draw:fill-image draw:name="a385" xlink:href="media/image3.png" xlink:show="embed" xlink:actuate="onLoad"/>
    <draw:fill-image draw:name="a571" xlink:href="media/image2.png" xlink:show="embed" xlink:actuate="onLoad"/>
    <draw:fill-image draw:name="a3394" xlink:href="media/image1.png" xlink:show="embed" xlink:actuate="onLoad"/>
    <draw:fill-image draw:name="a1761" xlink:href="media/image1.png" xlink:show="embed" xlink:actuate="onLoad"/>
    <draw:fill-image draw:name="a763" xlink:href="media/image2.png" xlink:show="embed" xlink:actuate="onLoad"/>
    <draw:fill-image draw:name="a609" xlink:href="media/image2.png" xlink:show="embed" xlink:actuate="onLoad"/>
    <draw:fill-image draw:name="a1070" xlink:href="media/image1.png" xlink:show="embed" xlink:actuate="onLoad"/>
    <draw:fill-image draw:name="a3619" xlink:href="media/image1.png" xlink:show="embed" xlink:actuate="onLoad"/>
    <draw:fill-image draw:name="a2393" xlink:href="media/image1.png" xlink:show="embed" xlink:actuate="onLoad"/>
    <draw:fill-image draw:name="a0" xlink:href="media/image3.png" xlink:show="embed" xlink:actuate="onLoad"/>
    <draw:fill-image draw:name="a734" xlink:href="media/image2.png" xlink:show="embed" xlink:actuate="onLoad"/>
    <draw:fill-image draw:name="a3491" xlink:href="media/image1.png" xlink:show="embed" xlink:actuate="onLoad"/>
    <draw:fill-image draw:name="a1735" xlink:href="media/image1.png" xlink:show="embed" xlink:actuate="onLoad"/>
    <draw:fill-image draw:name="a958" xlink:href="media/image1.png" xlink:show="embed" xlink:actuate="onLoad"/>
    <draw:fill-image draw:name="a2610" xlink:href="media/image1.png" xlink:show="embed" xlink:actuate="onLoad"/>
    <draw:fill-image draw:name="a922" xlink:href="media/image1.png" xlink:show="embed" xlink:actuate="onLoad"/>
    <draw:fill-image draw:name="a1515" xlink:href="media/image1.png" xlink:show="embed" xlink:actuate="onLoad"/>
    <draw:fill-image draw:name="a2427" xlink:href="media/image1.png" xlink:show="embed" xlink:actuate="onLoad"/>
    <draw:fill-image draw:name="a3115" xlink:href="media/image1.png" xlink:show="embed" xlink:actuate="onLoad"/>
    <draw:fill-image draw:name="a1266" xlink:href="media/image1.png" xlink:show="embed" xlink:actuate="onLoad"/>
    <draw:fill-image draw:name="a701" xlink:href="media/image2.png" xlink:show="embed" xlink:actuate="onLoad"/>
    <draw:fill-image draw:name="a3682" xlink:href="media/image1.png" xlink:show="embed" xlink:actuate="onLoad"/>
    <draw:fill-image draw:name="a2207" xlink:href="media/image1.png" xlink:show="embed" xlink:actuate="onLoad"/>
    <draw:fill-image draw:name="a36" xlink:href="media/image3.png" xlink:show="embed" xlink:actuate="onLoad"/>
    <draw:fill-image draw:name="a3462" xlink:href="media/image1.png" xlink:show="embed" xlink:actuate="onLoad"/>
    <draw:fill-image draw:name="a1642" xlink:href="media/image1.png" xlink:show="embed" xlink:actuate="onLoad"/>
    <draw:fill-image draw:name="a2331" xlink:href="media/image1.png" xlink:show="embed" xlink:actuate="onLoad"/>
    <draw:fill-image draw:name="a1396" xlink:href="media/image3.png" xlink:show="embed" xlink:actuate="onLoad"/>
    <draw:fill-image draw:name="a423" xlink:href="media/image3.png" xlink:show="embed" xlink:actuate="onLoad"/>
    <draw:fill-image draw:name="a2050" xlink:href="media/image1.png" xlink:show="embed" xlink:actuate="onLoad"/>
    <draw:fill-image draw:name="a3658" xlink:href="media/image1.png" xlink:show="embed" xlink:actuate="onLoad"/>
    <draw:fill-image draw:name="a2116" xlink:href="media/image1.png" xlink:show="embed" xlink:actuate="onLoad"/>
    <draw:fill-image draw:name="a995" xlink:href="media/image1.png" xlink:show="embed" xlink:actuate="onLoad"/>
    <draw:fill-image draw:name="a1550" xlink:href="media/image1.png" xlink:show="embed" xlink:actuate="onLoad"/>
    <draw:fill-image draw:name="a1961" xlink:href="media/image1.png" xlink:show="embed" xlink:actuate="onLoad"/>
    <draw:fill-image draw:name="a2938" xlink:href="media/image1.png" xlink:show="embed" xlink:actuate="onLoad"/>
    <draw:fill-image draw:name="a2900" xlink:href="media/image1.png" xlink:show="embed" xlink:actuate="onLoad"/>
    <draw:fill-image draw:name="a805" xlink:href="media/image2.png" xlink:show="embed" xlink:actuate="onLoad"/>
    <draw:fill-image draw:name="a110" xlink:href="media/image3.png" xlink:show="embed" xlink:actuate="onLoad"/>
    <draw:fill-image draw:name="a1111" xlink:href="media/image1.png" xlink:show="embed" xlink:actuate="onLoad"/>
    <draw:fill-image draw:name="a148" xlink:href="media/image3.png" xlink:show="embed" xlink:actuate="onLoad"/>
    <draw:fill-image draw:name="a73" xlink:href="media/image3.png" xlink:show="embed" xlink:actuate="onLoad"/>
    <draw:fill-image draw:name="a1809" xlink:href="media/image1.png" xlink:show="embed" xlink:actuate="onLoad"/>
    <draw:fill-image draw:name="a2591" xlink:href="media/image1.png" xlink:show="embed" xlink:actuate="onLoad"/>
    <draw:fill-image draw:name="a273" xlink:href="media/image3.png" xlink:show="embed" xlink:actuate="onLoad"/>
    <draw:fill-image draw:name="a302" xlink:href="media/image3.png" xlink:show="embed" xlink:actuate="onLoad"/>
    <draw:fill-image draw:name="a497" xlink:href="media/image2.png" xlink:show="embed" xlink:actuate="onLoad"/>
    <draw:fill-image draw:name="a1498" xlink:href="media/image1.png" xlink:show="embed" xlink:actuate="onLoad"/>
    <draw:fill-image draw:name="a1527" xlink:href="media/image1.png" xlink:show="embed" xlink:actuate="onLoad"/>
    <draw:fill-image draw:name="a2846" xlink:href="media/image1.png" xlink:show="embed" xlink:actuate="onLoad"/>
    <draw:fill-image draw:name="a461" xlink:href="media/image2.png" xlink:show="embed" xlink:actuate="onLoad"/>
    <draw:fill-image draw:name="a2782" xlink:href="media/image1.png" xlink:show="embed" xlink:actuate="onLoad"/>
    <draw:fill-image draw:name="a240" xlink:href="media/image3.png" xlink:show="embed" xlink:actuate="onLoad"/>
    <draw:fill-image draw:name="a1307" xlink:href="media/image1.png" xlink:show="embed" xlink:actuate="onLoad"/>
    <draw:fill-image draw:name="a650" xlink:href="media/image2.png" xlink:show="embed" xlink:actuate="onLoad"/>
    <draw:fill-image draw:name="a3474" xlink:href="media/image1.png" xlink:show="embed" xlink:actuate="onLoad"/>
    <draw:fill-image draw:name="a1434" xlink:href="media/image1.png" xlink:show="embed" xlink:actuate="onLoad"/>
    <draw:fill-image draw:name="a2568" xlink:href="media/image1.png" xlink:show="embed" xlink:actuate="onLoad"/>
    <draw:fill-image draw:name="a3257" xlink:href="media/image1.png" xlink:show="embed" xlink:actuate="onLoad"/>
    <draw:fill-image draw:name="a3220" xlink:href="media/image1.png" xlink:show="embed" xlink:actuate="onLoad"/>
    <draw:fill-image draw:name="a846" xlink:href="media/image2.png" xlink:show="embed" xlink:actuate="onLoad"/>
    <draw:fill-image draw:name="a189" xlink:href="media/image3.png" xlink:show="embed" xlink:actuate="onLoad"/>
    <draw:fill-image draw:name="a2537" xlink:href="media/image1.png" xlink:show="embed" xlink:actuate="onLoad"/>
    <draw:fill-image draw:name="a1849" xlink:href="media/image1.png" xlink:show="embed" xlink:actuate="onLoad"/>
    <draw:fill-image draw:name="a2473" xlink:href="media/image1.png" xlink:show="embed" xlink:actuate="onLoad"/>
    <draw:fill-image draw:name="a1972" xlink:href="media/image1.png" xlink:show="embed" xlink:actuate="onLoad"/>
    <draw:fill-image draw:name="a344" xlink:href="media/image3.png" xlink:show="embed" xlink:actuate="onLoad"/>
    <draw:fill-image draw:name="a1345" xlink:href="media/image1.png" xlink:show="embed" xlink:actuate="onLoad"/>
    <draw:fill-image draw:name="a1569" xlink:href="media/image1.png" xlink:show="embed" xlink:actuate="onLoad"/>
    <draw:fill-image draw:name="a2888" xlink:href="media/image1.png" xlink:show="embed" xlink:actuate="onLoad"/>
  </office:styles>
  <office:automatic-styles>
    <style:page-layout style:name="pageLayout1">
      <style:page-layout-properties fo:page-width="13.12153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0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bitmap" draw:fill-image-name="a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bitmap" draw:fill-image-name="a2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6">
      <style:graphic-properties draw:fill="none" draw:stroke="non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2">
      <style:drawing-page-properties draw:fill="bitmap" draw:fill-image-name="a11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draw:fill="none" draw:stroke="none"/>
    </style:style>
    <style:style style:family="text" style:name="a111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bitmap" draw:fill-image-name="a2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bitmap" draw:fill-image-name="a5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85">
      <style:graphic-properties draw:fill="none" draw:stroke="non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draw:fill="none" draw:stroke="non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6">
      <style:drawing-page-properties draw:fill="bitmap" draw:fill-image-name="a8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draw:fill="none" draw:stroke="none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3">
      <style:drawing-page-properties draw:fill="bitmap" draw:fill-image-name="a11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29">
      <style:graphic-properties draw:fill="none" draw:stroke="non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bitmap" draw:fill-image-name="a5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8">
      <style:graphic-properties draw:fill="none" draw:stroke="non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7">
      <style:drawing-page-properties draw:fill="bitmap" draw:fill-image-name="a8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4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bitmap" draw:fill-image-name="a11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85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bitmap" draw:fill-image-name="a1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5">
      <style:drawing-page-properties draw:fill="bitmap" draw:fill-image-name="a8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draw:fill="none" draw:stroke="none"/>
    </style:style>
    <style:style style:family="presentation" style:name="a8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tb-rl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89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9">
      <style:drawing-page-properties draw:fill="bitmap" draw:fill-image-name="a1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draw:fill="none" draw:stroke="none"/>
    </style:style>
    <style:style style:family="paragraph" style:name="a1003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8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15">
      <style:graphic-properties draw:fill="none" draw:stroke="none"/>
    </style:style>
    <style:style style:family="text" style:name="a41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bitmap" draw:fill-image-name="a4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tb-rl"/>
    </style:style>
    <style:style style:family="text" style:name="a102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2">
      <style:graphic-properties draw:fill="none" draw:stroke="non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presentation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3">
      <style:drawing-page-properties draw:fill="bitmap" draw:fill-image-name="a10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0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draw:fill="none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6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bitmap" draw:fill-image-name="a1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bitmap" draw:fill-image-name="a7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bitmap" draw:fill-image-name="a1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3">
      <style:graphic-properties draw:fill="none" draw:stroke="none"/>
    </style:style>
    <style:style style:family="text" style:name="a4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draw:fill="none" draw:stroke="non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131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2">
      <style:drawing-page-properties draw:fill="bitmap" draw:fill-image-name="a461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28">
      <style:graphic-properties draw:fill="none" draw:stroke="non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bitmap" draw:fill-image-name="a10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30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bitmap" draw:fill-image-name="a7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draw:fill="none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draw:fill="none" draw:stroke="none"/>
    </style:style>
    <style:style style:family="presentation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6">
      <style:drawing-page-properties draw:fill="bitmap" draw:fill-image-name="a13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4">
      <style:graphic-properties draw:fill="none" draw:stroke="none"/>
    </style:style>
    <style:style style:family="drawing-page" style:name="a498">
      <style:drawing-page-properties draw:fill="bitmap" draw:fill-image-name="a4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true" draw:auto-grow-height="true"/>
      <style:paragraph-properties style:font-independent-line-spacing="true" style:writing-mode="tb-rl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75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draw:fill="none" draw:stroke="non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draw:fill="none" draw:stroke="non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90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2">
      <style:graphic-properties fo:wrap-option="no-wrap" fo:padding-top="0.03937in" fo:padding-bottom="0.03937in" fo:padding-left="0.03937in" fo:padding-right="0.03937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roid Sans" style:font-family-complex="Lohit Hindi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no-wrap" fo:padding-top="0.03937in" fo:padding-bottom="0.03937in" fo:padding-left="0.03937in" fo:padding-right="0.03937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bitmap" draw:fill-image-name="a3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bitmap" draw:fill-image-name="a3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07">
      <style:graphic-properties draw:fill="none" draw:stroke="non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bitmap" draw:fill-image-name="a6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7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68">
      <style:graphic-properties draw:fill="none" draw:stroke="non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5">
      <style:drawing-page-properties draw:fill="bitmap" draw:fill-image-name="a12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70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3">
      <style:graphic-properties draw:fill="none" draw:stroke="non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6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6">
      <style:drawing-page-properties draw:fill="bitmap" draw:fill-image-name="a3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draw:fill="none" draw:stroke="non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49">
      <style:graphic-properties draw:fill="none" draw:stroke="none"/>
    </style:style>
    <style:style style:family="presentation" style:name="a39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draw:fill="none" draw:stroke="non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7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bitmap" draw:fill-image-name="a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7">
      <style:drawing-page-properties draw:fill="bitmap" draw:fill-image-name="a12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3">
      <style:drawing-page-properties draw:fill="bitmap" draw:fill-image-name="a92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3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6">
      <style:graphic-properties draw:fill="none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draw:fill="none" draw:stroke="non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6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1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0">
      <style:graphic-properties draw:fill="none" draw:stroke="none"/>
    </style:style>
    <style:style style:family="text" style:name="a6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bitmap" draw:fill-image-name="a9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4">
      <style:drawing-page-properties draw:fill="bitmap" draw:fill-image-name="a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.171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draw:fill="none" draw:stroke="non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draw:fill="none" draw:stroke="non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draw:fill="none" draw:stroke="none"/>
    </style:style>
    <style:style style:family="paragraph" style:name="a225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10%" style:tab-stop-distance="1in" fo:margin-left="0in" fo:margin-right="0in" fo:text-indent="0in" fo:margin-top="0in" fo:margin-bottom="0.078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Vivid" style:page-layout-name="pageLayout1" draw:style-name="a1">
      <draw:frame draw:id="id0" presentation:style-name="a4" draw:name="Дата 1" svg:x="0.61575in" svg:y="7.53189in" svg:width="3.05709in" svg:height="0.57047in" presentation:class="date-tim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7" draw:name="Нижний колонтитул 2" svg:x="4.44724in" svg:y="7.53189in" svg:width="4.15906in" svg:height="0.57047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Номер слайда 3" svg:x="9.36811in" svg:y="7.53189in" svg:width="3.05709in" svg:height="0.57047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Заголовок 4" svg:x="0.6in" svg:y="0.32953in" svg:width="11.80945in" svg:height="4.87047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18" draw:name="Текст 5" svg:x="0.60472in" svg:y="5.70472in" svg:width="11.8in" svg:height="1.69528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4" text:class-names="">Образец текста
Второй уровень
Третий уровень
Четвертый уровень
Пятый уровень</text:span><text:span text:style-name="a15" text:class-names=""/></text:p>
            </text:list-item>
          </text:list>
        </draw:text-box>
        <svg:title/>
        <svg:desc/>
      </draw:frame>
      <presentation:notes style:page-layout-name="pageLayout2" draw:style-name="a35">
        <draw:page-thumbnail svg:x="1.71338in" svg:y="1.22205in" svg:width="4.83937in" svg:height="4.08898in" presentation:class="page" draw:id="id5" presentation:style-name="a19" draw:name="Образ слайда 1">
          <svg:title/>
          <svg:desc/>
        </draw:page-thumbnail>
        <draw:frame draw:id="id6" presentation:style-name="a22" draw:name="Заметки 2" svg:x="1.14173in" svg:y="5.57362in" svg:width="5.98386in" svg:height="4.90709in" presentation:class="notes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7" presentation:style-name="a25" draw:name="Верхний колонтитул 3" svg:x="0.3937in" svg:y="0.3937in" svg:width="3.24606in" svg:height="0.54488in" presentation:class="header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8" presentation:style-name="a28" draw:name="Дата 4" svg:x="4.62756in" svg:y="0.3937in" svg:width="3.24606in" svg:height="0.54488in" presentation:class="date-time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9" presentation:style-name="a31" draw:name="Нижний колонтитул 5" svg:x="0.3937in" svg:y="10.75394in" svg:width="3.24606in" svg:height="0.54488in" presentation:class="foot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10" presentation:style-name="a34" draw:name="Номер слайда 6" svg:x="4.62756in" svg:y="10.75394in" svg:width="3.24606in" svg:height="0.54488in" presentation:class="page-number" presentation:placeholder="false">
          <draw:text-box>
            <text:p text:style-name="a33" text:class-names="" text:cond-style-name=""><text:span text:style-name="a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37">
      <draw:frame draw:id="id11" presentation:style-name="a41" draw:name="Заголовок 1" svg:x="1.64063in" svg:y="1.35243in" svg:width="9.84028in" svg:height="2.87847in" presentation:class="title" presentation:placeholder="false">
        <draw:text-box>
          <text:p text:style-name="a40" text:class-names="" text:cond-style-name=""><text:span text:style-name="a38" text:class-names="">Образец заголовка</text:span><text:span text:style-name="a39" text:class-names=""/></text:p>
        </draw:text-box>
        <svg:title/>
        <svg:desc/>
      </draw:frame>
      <draw:frame draw:id="id12" presentation:style-name="a45" draw:name="Подзаголовок 2" svg:x="1.64063in" svg:y="4.34201in" svg:width="9.84028in" svg:height="1.99653in" presentation:class="subtitle" presentation:placeholder="false">
        <draw:text-box>
          <text:p text:style-name="a44" text:class-names="" text:cond-style-name=""><text:span text:style-name="a42" text:class-names="">Образец подзаголовка</text:span><text:span text:style-name="a43" text:class-names=""/></text:p>
        </draw:text-box>
        <svg:title/>
        <svg:desc/>
      </draw:frame>
      <draw:frame draw:id="id13" presentation:style-name="a48" draw:name="Дата 3" svg:x="0.61575in" svg:y="7.53189in" svg:width="3.05709in" svg:height="0.57047in" presentation:class="date-time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4" presentation:style-name="a51" draw:name="Нижний колонтитул 4" svg:x="4.44724in" svg:y="7.53189in" svg:width="4.15906in" svg:height="0.57047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5" presentation:style-name="a55" draw:name="Номер слайда 5" svg:x="9.36811in" svg:y="7.53189in" svg:width="3.05709in" svg:height="0.57047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presentation:notes style:page-layout-name="pageLayout2" draw:style-name="a72">
        <draw:page-thumbnail svg:x="1.71338in" svg:y="1.22205in" svg:width="4.83937in" svg:height="4.08898in" presentation:class="page" draw:id="id5" presentation:style-name="a56" draw:name="Образ слайда 1">
          <svg:title/>
          <svg:desc/>
        </draw:page-thumbnail>
        <draw:frame draw:id="id6" presentation:style-name="a59" draw:name="Заметки 2" svg:x="1.14173in" svg:y="5.57362in" svg:width="5.98386in" svg:height="4.90709in" presentation:class="notes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7" presentation:style-name="a62" draw:name="Верхний колонтитул 3" svg:x="0.3937in" svg:y="0.3937in" svg:width="3.24606in" svg:height="0.54488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8" presentation:style-name="a65" draw:name="Дата 4" svg:x="4.62756in" svg:y="0.3937in" svg:width="3.24606in" svg:height="0.54488in" presentation:class="date-time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9" presentation:style-name="a68" draw:name="Нижний колонтитул 5" svg:x="0.3937in" svg:y="10.75394in" svg:width="3.24606in" svg:height="0.54488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0" presentation:style-name="a71" draw:name="Номер слайда 6" svg:x="4.62756in" svg:y="10.75394in" svg:width="3.24606in" svg:height="0.54488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74">
      <draw:frame draw:id="id16" presentation:style-name="a78" draw:name="Заголовок 1" svg:x="0.6in" svg:y="0.32953in" svg:width="11.80945in" svg:height="4.87047in" presentation:class="title" presentation:placeholder="false">
        <draw:text-box>
          <text:p text:style-name="a77" text:class-names="" text:cond-style-name=""><text:span text:style-name="a75" text:class-names="">Образец заголовка</text:span><text:span text:style-name="a76" text:class-names=""/></text:p>
        </draw:text-box>
        <svg:title/>
        <svg:desc/>
      </draw:frame>
      <draw:frame draw:id="id17" presentation:style-name="a82" draw:name="Объект 2" svg:x="0.60472in" svg:y="5.70472in" svg:width="11.8in" svg:height="1.69528in" presentation:class="object" presentation:placeholder="false">
        <draw:text-box>
          <text:p text:style-name="a81" text:class-names="" text:cond-style-name=""><text:span text:style-name="a79" text:class-names="">Образец текста
Второй уровень
Третий уровень
Четвертый уровень
Пятый уровень</text:span><text:span text:style-name="a80" text:class-names=""/></text:p>
        </draw:text-box>
        <svg:title/>
        <svg:desc/>
      </draw:frame>
      <draw:frame draw:id="id18" presentation:style-name="a85" draw:name="Дата 3" svg:x="0.61575in" svg:y="7.53189in" svg:width="3.05709in" svg:height="0.57047in" presentation:class="date-tim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8" draw:name="Нижний колонтитул 4" svg:x="4.44724in" svg:y="7.53189in" svg:width="4.15906in" svg:height="0.57047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2" draw:name="Номер слайда 5" svg:x="9.36811in" svg:y="7.53189in" svg:width="3.05709in" svg:height="0.57047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presentation:notes style:page-layout-name="pageLayout2" draw:style-name="a109">
        <draw:page-thumbnail svg:x="1.71338in" svg:y="1.22205in" svg:width="4.83937in" svg:height="4.08898in" presentation:class="page" draw:id="id5" presentation:style-name="a93" draw:name="Образ слайда 1">
          <svg:title/>
          <svg:desc/>
        </draw:page-thumbnail>
        <draw:frame draw:id="id6" presentation:style-name="a96" draw:name="Заметки 2" svg:x="1.14173in" svg:y="5.57362in" svg:width="5.98386in" svg:height="4.90709in" presentation:class="notes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7" presentation:style-name="a99" draw:name="Верхний колонтитул 3" svg:x="0.3937in" svg:y="0.3937in" svg:width="3.24606in" svg:height="0.54488in" presentation:class="head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8" presentation:style-name="a102" draw:name="Дата 4" svg:x="4.62756in" svg:y="0.3937in" svg:width="3.24606in" svg:height="0.54488in" presentation:class="date-time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9" presentation:style-name="a105" draw:name="Нижний колонтитул 5" svg:x="0.3937in" svg:y="10.75394in" svg:width="3.24606in" svg:height="0.54488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Номер слайда 6" svg:x="4.62756in" svg:y="10.75394in" svg:width="3.24606in" svg:height="0.54488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11">
      <draw:frame draw:id="id21" presentation:style-name="a115" draw:name="Заголовок 1" svg:x="0.89583in" svg:y="2.06076in" svg:width="11.31597in" svg:height="3.43924in" presentation:class="title" presentation:placeholder="false">
        <draw:text-box>
          <text:p text:style-name="a114" text:class-names="" text:cond-style-name=""><text:span text:style-name="a112" text:class-names="">Образец заголовка</text:span><text:span text:style-name="a113" text:class-names=""/></text:p>
        </draw:text-box>
        <svg:title/>
        <svg:desc/>
      </draw:frame>
      <draw:frame draw:id="id22" presentation:style-name="a120" draw:name="Текст 2" svg:x="0.89583in" svg:y="5.53299in" svg:width="11.31597in" svg:height="1.80729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6" text:class-names="">Образец текста
Второй уровень
Третий уровень
Четвертый уровень
Пятый уровень</text:span><text:span text:style-name="a117" text:class-names=""/></text:p>
            </text:list-item>
          </text:list>
        </draw:text-box>
        <svg:title/>
        <svg:desc/>
      </draw:frame>
      <draw:frame draw:id="id23" presentation:style-name="a123" draw:name="Дата 3" svg:x="0.61575in" svg:y="7.53189in" svg:width="3.05709in" svg:height="0.57047in" presentation:class="date-time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4" presentation:style-name="a126" draw:name="Нижний колонтитул 4" svg:x="4.44724in" svg:y="7.53189in" svg:width="4.15906in" svg:height="0.57047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5" presentation:style-name="a130" draw:name="Номер слайда 5" svg:x="9.36811in" svg:y="7.53189in" svg:width="3.05709in" svg:height="0.57047in" presentation:class="page-number" presentation:placeholder="false">
        <draw:text-box>
          <text:p text:style-name="a129" text:class-names="" text:cond-style-name=""><text:span text:style-name="a127" text:class-names=""><text:page-number style:num-format="1" text:fixed="false"/></text:span><text:span text:style-name="a128" text:class-names=""/></text:p>
        </draw:text-box>
        <svg:title/>
        <svg:desc/>
      </draw:frame>
      <presentation:notes style:page-layout-name="pageLayout2" draw:style-name="a147">
        <draw:page-thumbnail svg:x="1.71338in" svg:y="1.22205in" svg:width="4.83937in" svg:height="4.08898in" presentation:class="page" draw:id="id5" presentation:style-name="a131" draw:name="Образ слайда 1">
          <svg:title/>
          <svg:desc/>
        </draw:page-thumbnail>
        <draw:frame draw:id="id6" presentation:style-name="a134" draw:name="Заметки 2" svg:x="1.14173in" svg:y="5.57362in" svg:width="5.98386in" svg:height="4.90709in" presentation:class="notes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7" presentation:style-name="a137" draw:name="Верхний колонтитул 3" svg:x="0.3937in" svg:y="0.3937in" svg:width="3.24606in" svg:height="0.54488in" presentation:class="head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8" presentation:style-name="a140" draw:name="Дата 4" svg:x="4.62756in" svg:y="0.3937in" svg:width="3.24606in" svg:height="0.54488in" presentation:class="date-time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9" presentation:style-name="a143" draw:name="Нижний колонтитул 5" svg:x="0.3937in" svg:y="10.75394in" svg:width="3.24606in" svg:height="0.54488in" presentation:class="foot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0" presentation:style-name="a146" draw:name="Номер слайда 6" svg:x="4.62756in" svg:y="10.75394in" svg:width="3.24606in" svg:height="0.54488in" presentation:class="page-number" presentation:placeholder="false">
          <draw:text-box>
            <text:p text:style-name="a145" text:class-names="" text:cond-style-name=""><text:span text:style-name="a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49">
      <draw:frame draw:id="id26" presentation:style-name="a153" draw:name="Заголовок 1" svg:x="0.6in" svg:y="0.32953in" svg:width="11.80945in" svg:height="4.87047in" presentation:class="title" presentation:placeholder="false">
        <draw:text-box>
          <text:p text:style-name="a152" text:class-names="" text:cond-style-name=""><text:span text:style-name="a150" text:class-names="">Образец заголовка</text:span><text:span text:style-name="a151" text:class-names=""/></text:p>
        </draw:text-box>
        <svg:title/>
        <svg:desc/>
      </draw:frame>
      <draw:frame draw:id="id27" presentation:style-name="a157" draw:name="Объект 2" svg:x="0.60417in" svg:y="5.70486in" svg:width="5.81597in" svg:height="1.69444in" presentation:class="object" presentation:placeholder="false">
        <draw:text-box>
          <text:p text:style-name="a156" text:class-names="" text:cond-style-name=""><text:span text:style-name="a154" text:class-names="">Образец текста
Второй уровень
Третий уровень
Четвертый уровень
Пятый уровень</text:span><text:span text:style-name="a155" text:class-names=""/></text:p>
        </draw:text-box>
        <svg:title/>
        <svg:desc/>
      </draw:frame>
      <draw:frame draw:id="id28" presentation:style-name="a161" draw:name="Объект 3" svg:x="6.58681in" svg:y="5.70486in" svg:width="5.81771in" svg:height="1.69444in" presentation:class="object" presentation:placeholder="false">
        <draw:text-box>
          <text:p text:style-name="a160" text:class-names="" text:cond-style-name=""><text:span text:style-name="a158" text:class-names="">Образец текста
Второй уровень
Третий уровень
Четвертый уровень
Пятый уровень</text:span><text:span text:style-name="a159" text:class-names=""/></text:p>
        </draw:text-box>
        <svg:title/>
        <svg:desc/>
      </draw:frame>
      <draw:frame draw:id="id29" presentation:style-name="a164" draw:name="Дата 4" svg:x="0.61575in" svg:y="7.53189in" svg:width="3.05709in" svg:height="0.57047in" presentation:class="date-time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30" presentation:style-name="a167" draw:name="Нижний колонтитул 5" svg:x="4.44724in" svg:y="7.53189in" svg:width="4.15906in" svg:height="0.57047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1" presentation:style-name="a171" draw:name="Номер слайда 6" svg:x="9.36811in" svg:y="7.53189in" svg:width="3.05709in" svg:height="0.57047in" presentation:class="page-number" presentation:placeholder="false">
        <draw:text-box>
          <text:p text:style-name="a170" text:class-names="" text:cond-style-name=""><text:span text:style-name="a168" text:class-names=""><text:page-number style:num-format="1" text:fixed="false"/></text:span><text:span text:style-name="a169" text:class-names=""/></text:p>
        </draw:text-box>
        <svg:title/>
        <svg:desc/>
      </draw:frame>
      <presentation:notes style:page-layout-name="pageLayout2" draw:style-name="a188">
        <draw:page-thumbnail svg:x="1.71338in" svg:y="1.22205in" svg:width="4.83937in" svg:height="4.08898in" presentation:class="page" draw:id="id5" presentation:style-name="a172" draw:name="Образ слайда 1">
          <svg:title/>
          <svg:desc/>
        </draw:page-thumbnail>
        <draw:frame draw:id="id6" presentation:style-name="a175" draw:name="Заметки 2" svg:x="1.14173in" svg:y="5.57362in" svg:width="5.98386in" svg:height="4.90709in" presentation:class="notes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7" presentation:style-name="a178" draw:name="Верхний колонтитул 3" svg:x="0.3937in" svg:y="0.3937in" svg:width="3.24606in" svg:height="0.54488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8" presentation:style-name="a181" draw:name="Дата 4" svg:x="4.62756in" svg:y="0.3937in" svg:width="3.24606in" svg:height="0.54488in" presentation:class="date-time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9" presentation:style-name="a184" draw:name="Нижний колонтитул 5" svg:x="0.3937in" svg:y="10.75394in" svg:width="3.24606in" svg:height="0.54488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7" draw:name="Номер слайда 6" svg:x="4.62756in" svg:y="10.75394in" svg:width="3.24606in" svg:height="0.54488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190">
      <draw:frame draw:id="id32" presentation:style-name="a194" draw:name="Заголовок 1" svg:x="0.90451in" svg:y="0.44097in" svg:width="11.31597in" svg:height="1.59722in" presentation:class="title" presentation:placeholder="false">
        <draw:text-box>
          <text:p text:style-name="a193" text:class-names="" text:cond-style-name=""><text:span text:style-name="a191" text:class-names="">Образец заголовка</text:span><text:span text:style-name="a192" text:class-names=""/></text:p>
        </draw:text-box>
        <svg:title/>
        <svg:desc/>
      </draw:frame>
      <draw:frame draw:id="id33" presentation:style-name="a199" draw:name="Текст 2" svg:x="0.90451in" svg:y="2.02604in" svg:width="5.55035in" svg:height="0.99306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5" text:class-names="">Образец текста
Второй уровень
Третий уровень
Четвертый уровень
Пятый уровень</text:span><text:span text:style-name="a196" text:class-names=""/></text:p>
            </text:list-item>
          </text:list>
        </draw:text-box>
        <svg:title/>
        <svg:desc/>
      </draw:frame>
      <draw:frame draw:id="id34" presentation:style-name="a203" draw:name="Объект 3" svg:x="0.90451in" svg:y="3.0191in" svg:width="5.55035in" svg:height="4.44271in" presentation:class="object" presentation:placeholder="false">
        <draw:text-box>
          <text:p text:style-name="a202" text:class-names="" text:cond-style-name=""><text:span text:style-name="a200" text:class-names="">Образец текста
Второй уровень
Третий уровень
Четвертый уровень
Пятый уровень</text:span><text:span text:style-name="a201" text:class-names=""/></text:p>
        </draw:text-box>
        <svg:title/>
        <svg:desc/>
      </draw:frame>
      <draw:frame draw:id="id35" presentation:style-name="a208" draw:name="Текст 4" svg:x="6.64236in" svg:y="2.02604in" svg:width="5.57813in" svg:height="0.99306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4" text:class-names="">Образец текста
Второй уровень
Третий уровень
Четвертый уровень
Пятый уровень</text:span><text:span text:style-name="a205" text:class-names=""/></text:p>
            </text:list-item>
          </text:list>
        </draw:text-box>
        <svg:title/>
        <svg:desc/>
      </draw:frame>
      <draw:frame draw:id="id36" presentation:style-name="a212" draw:name="Объект 5" svg:x="6.64236in" svg:y="3.0191in" svg:width="5.57813in" svg:height="4.44271in" presentation:class="object" presentation:placeholder="false">
        <draw:text-box>
          <text:p text:style-name="a211" text:class-names="" text:cond-style-name=""><text:span text:style-name="a209" text:class-names="">Образец текста
Второй уровень
Третий уровень
Четвертый уровень
Пятый уровень</text:span><text:span text:style-name="a210" text:class-names=""/></text:p>
        </draw:text-box>
        <svg:title/>
        <svg:desc/>
      </draw:frame>
      <draw:frame draw:id="id37" presentation:style-name="a215" draw:name="Дата 6" svg:x="0.61575in" svg:y="7.53189in" svg:width="3.05709in" svg:height="0.57047in" presentation:class="date-time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8" presentation:style-name="a218" draw:name="Нижний колонтитул 7" svg:x="4.44724in" svg:y="7.53189in" svg:width="4.15906in" svg:height="0.57047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9" presentation:style-name="a222" draw:name="Номер слайда 8" svg:x="9.36811in" svg:y="7.53189in" svg:width="3.05709in" svg:height="0.57047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  <presentation:notes style:page-layout-name="pageLayout2" draw:style-name="a239">
        <draw:page-thumbnail svg:x="1.71338in" svg:y="1.22205in" svg:width="4.83937in" svg:height="4.08898in" presentation:class="page" draw:id="id5" presentation:style-name="a223" draw:name="Образ слайда 1">
          <svg:title/>
          <svg:desc/>
        </draw:page-thumbnail>
        <draw:frame draw:id="id6" presentation:style-name="a226" draw:name="Заметки 2" svg:x="1.14173in" svg:y="5.57362in" svg:width="5.98386in" svg:height="4.90709in" presentation:class="notes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7" presentation:style-name="a229" draw:name="Верхний колонтитул 3" svg:x="0.3937in" svg:y="0.3937in" svg:width="3.24606in" svg:height="0.54488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Дата 4" svg:x="4.62756in" svg:y="0.3937in" svg:width="3.24606in" svg:height="0.54488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Нижний колонтитул 5" svg:x="0.3937in" svg:y="10.75394in" svg:width="3.24606in" svg:height="0.54488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Номер слайда 6" svg:x="4.62756in" svg:y="10.75394in" svg:width="3.24606in" svg:height="0.54488in" presentation:class="page-number" presentation:placeholder="false">
          <draw:text-box>
            <text:p text:style-name="a237" text:class-names="" text:cond-style-name=""><text:span text:style-name="a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41">
      <draw:frame draw:id="id40" presentation:style-name="a245" draw:name="Заголовок 1" svg:x="0.6in" svg:y="0.32953in" svg:width="11.80945in" svg:height="4.87047in" presentation:class="title" presentation:placeholder="false">
        <draw:text-box>
          <text:p text:style-name="a244" text:class-names="" text:cond-style-name=""><text:span text:style-name="a242" text:class-names="">Образец заголовка</text:span><text:span text:style-name="a243" text:class-names=""/></text:p>
        </draw:text-box>
        <svg:title/>
        <svg:desc/>
      </draw:frame>
      <draw:frame draw:id="id41" presentation:style-name="a248" draw:name="Дата 2" svg:x="0.61575in" svg:y="7.53189in" svg:width="3.05709in" svg:height="0.57047in" presentation:class="date-time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42" presentation:style-name="a251" draw:name="Нижний колонтитул 3" svg:x="4.44724in" svg:y="7.53189in" svg:width="4.15906in" svg:height="0.57047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43" presentation:style-name="a255" draw:name="Номер слайда 4" svg:x="9.36811in" svg:y="7.53189in" svg:width="3.05709in" svg:height="0.57047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/></text:span><text:span text:style-name="a253" text:class-names=""/></text:p>
        </draw:text-box>
        <svg:title/>
        <svg:desc/>
      </draw:frame>
      <presentation:notes style:page-layout-name="pageLayout2" draw:style-name="a272">
        <draw:page-thumbnail svg:x="1.71338in" svg:y="1.22205in" svg:width="4.83937in" svg:height="4.08898in" presentation:class="page" draw:id="id5" presentation:style-name="a256" draw:name="Образ слайда 1">
          <svg:title/>
          <svg:desc/>
        </draw:page-thumbnail>
        <draw:frame draw:id="id6" presentation:style-name="a259" draw:name="Заметки 2" svg:x="1.14173in" svg:y="5.57362in" svg:width="5.98386in" svg:height="4.90709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7" presentation:style-name="a262" draw:name="Верхний колонтитул 3" svg:x="0.3937in" svg:y="0.3937in" svg:width="3.24606in" svg:height="0.54488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8" presentation:style-name="a265" draw:name="Дата 4" svg:x="4.62756in" svg:y="0.3937in" svg:width="3.24606in" svg:height="0.54488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9" presentation:style-name="a268" draw:name="Нижний колонтитул 5" svg:x="0.3937in" svg:y="10.75394in" svg:width="3.24606in" svg:height="0.54488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0" presentation:style-name="a271" draw:name="Номер слайда 6" svg:x="4.62756in" svg:y="10.75394in" svg:width="3.24606in" svg:height="0.54488in" presentation:class="page-number" presentation:placeholder="false">
          <draw:text-box>
            <text:p text:style-name="a270" text:class-names="" text:cond-style-name=""><text:span text:style-name="a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274">
      <draw:frame draw:id="id44" presentation:style-name="a277" draw:name="Дата 1" svg:x="0.61575in" svg:y="7.53189in" svg:width="3.05709in" svg:height="0.57047in" presentation:class="date-time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5" presentation:style-name="a280" draw:name="Нижний колонтитул 2" svg:x="4.44724in" svg:y="7.53189in" svg:width="4.15906in" svg:height="0.57047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46" presentation:style-name="a284" draw:name="Номер слайда 3" svg:x="9.36811in" svg:y="7.53189in" svg:width="3.05709in" svg:height="0.57047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/></text:span><text:span text:style-name="a282" text:class-names=""/></text:p>
        </draw:text-box>
        <svg:title/>
        <svg:desc/>
      </draw:frame>
      <presentation:notes style:page-layout-name="pageLayout2" draw:style-name="a301">
        <draw:page-thumbnail svg:x="1.71338in" svg:y="1.22205in" svg:width="4.83937in" svg:height="4.08898in" presentation:class="page" draw:id="id5" presentation:style-name="a285" draw:name="Образ слайда 1">
          <svg:title/>
          <svg:desc/>
        </draw:page-thumbnail>
        <draw:frame draw:id="id6" presentation:style-name="a288" draw:name="Заметки 2" svg:x="1.14173in" svg:y="5.57362in" svg:width="5.98386in" svg:height="4.90709in" presentation:class="notes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7" presentation:style-name="a291" draw:name="Верхний колонтитул 3" svg:x="0.3937in" svg:y="0.3937in" svg:width="3.24606in" svg:height="0.54488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8" presentation:style-name="a294" draw:name="Дата 4" svg:x="4.62756in" svg:y="0.3937in" svg:width="3.24606in" svg:height="0.54488in" presentation:class="date-time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9" presentation:style-name="a297" draw:name="Нижний колонтитул 5" svg:x="0.3937in" svg:y="10.75394in" svg:width="3.24606in" svg:height="0.54488in" presentation:class="foot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10" presentation:style-name="a300" draw:name="Номер слайда 6" svg:x="4.62756in" svg:y="10.75394in" svg:width="3.24606in" svg:height="0.54488in" presentation:class="page-number" presentation:placeholder="false">
          <draw:text-box>
            <text:p text:style-name="a299" text:class-names="" text:cond-style-name=""><text:span text:style-name="a2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03">
      <draw:frame draw:id="id47" presentation:style-name="a307" draw:name="Заголовок 1" svg:x="0.90451in" svg:y="0.55035in" svg:width="4.2309in" svg:height="1.93056in" presentation:class="title" presentation:placeholder="false">
        <draw:text-box>
          <text:p text:style-name="a306" text:class-names="" text:cond-style-name=""><text:span text:style-name="a304" text:class-names="">Образец заголовка</text:span><text:span text:style-name="a305" text:class-names=""/></text:p>
        </draw:text-box>
        <svg:title/>
        <svg:desc/>
      </draw:frame>
      <draw:frame draw:id="id48" presentation:style-name="a311" draw:name="Объект 2" svg:x="5.57813in" svg:y="1.19097in" svg:width="6.64236in" svg:height="5.875in" presentation:class="object" presentation:placeholder="false">
        <draw:text-box>
          <text:p text:style-name="a310" text:class-names="" text:cond-style-name=""><text:span text:style-name="a308" text:class-names="">Образец текста
Второй уровень
Третий уровень
Четвертый уровень
Пятый уровень</text:span><text:span text:style-name="a309" text:class-names=""/></text:p>
        </draw:text-box>
        <svg:title/>
        <svg:desc/>
      </draw:frame>
      <draw:frame draw:id="id49" presentation:style-name="a316" draw:name="Текст 3" svg:x="0.90451in" svg:y="2.4809in" svg:width="4.2309in" svg:height="4.59375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2" text:class-names="">Образец текста
Второй уровень
Третий уровень
Четвертый уровень
Пятый уровень</text:span><text:span text:style-name="a313" text:class-names=""/></text:p>
            </text:list-item>
          </text:list>
        </draw:text-box>
        <svg:title/>
        <svg:desc/>
      </draw:frame>
      <draw:frame draw:id="id50" presentation:style-name="a319" draw:name="Дата 4" svg:x="0.61575in" svg:y="7.53189in" svg:width="3.05709in" svg:height="0.5704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51" presentation:style-name="a322" draw:name="Нижний колонтитул 5" svg:x="4.44724in" svg:y="7.53189in" svg:width="4.15906in" svg:height="0.5704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2" presentation:style-name="a326" draw:name="Номер слайда 6" svg:x="9.36811in" svg:y="7.53189in" svg:width="3.05709in" svg:height="0.57047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/></text:span><text:span text:style-name="a324" text:class-names=""/></text:p>
        </draw:text-box>
        <svg:title/>
        <svg:desc/>
      </draw:frame>
      <presentation:notes style:page-layout-name="pageLayout2" draw:style-name="a343">
        <draw:page-thumbnail svg:x="1.71338in" svg:y="1.22205in" svg:width="4.83937in" svg:height="4.08898in" presentation:class="page" draw:id="id5" presentation:style-name="a327" draw:name="Образ слайда 1">
          <svg:title/>
          <svg:desc/>
        </draw:page-thumbnail>
        <draw:frame draw:id="id6" presentation:style-name="a330" draw:name="Заметки 2" svg:x="1.14173in" svg:y="5.57362in" svg:width="5.98386in" svg:height="4.90709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Верхний колонтитул 3" svg:x="0.3937in" svg:y="0.3937in" svg:width="3.24606in" svg:height="0.54488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Дата 4" svg:x="4.62756in" svg:y="0.3937in" svg:width="3.24606in" svg:height="0.54488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Нижний колонтитул 5" svg:x="0.3937in" svg:y="10.75394in" svg:width="3.24606in" svg:height="0.54488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Номер слайда 6" svg:x="4.62756in" svg:y="10.75394in" svg:width="3.24606in" svg:height="0.54488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45">
      <draw:frame draw:id="id53" presentation:style-name="a349" draw:name="Заголовок 1" svg:x="0.90451in" svg:y="0.55035in" svg:width="4.2309in" svg:height="1.93056in" presentation:class="title" presentation:placeholder="false">
        <draw:text-box>
          <text:p text:style-name="a348" text:class-names="" text:cond-style-name=""><text:span text:style-name="a346" text:class-names="">Образец заголовка</text:span><text:span text:style-name="a347" text:class-names=""/></text:p>
        </draw:text-box>
        <svg:title/>
        <svg:desc/>
      </draw:frame>
      <draw:frame draw:id="id54" presentation:style-name="a352" draw:name="Рисунок 2" svg:x="5.57813in" svg:y="1.19097in" svg:width="6.64236in" svg:height="5.875in" presentation:class="graphic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5" presentation:style-name="a357" draw:name="Текст 3" svg:x="0.90451in" svg:y="2.4809in" svg:width="4.2309in" svg:height="4.59375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3" text:class-names="">Образец текста
Второй уровень
Третий уровень
Четвертый уровень
Пятый уровень</text:span><text:span text:style-name="a354" text:class-names=""/></text:p>
            </text:list-item>
          </text:list>
        </draw:text-box>
        <svg:title/>
        <svg:desc/>
      </draw:frame>
      <draw:frame draw:id="id56" presentation:style-name="a360" draw:name="Дата 4" svg:x="0.61575in" svg:y="7.53189in" svg:width="3.05709in" svg:height="0.57047in" presentation:class="date-time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57" presentation:style-name="a363" draw:name="Нижний колонтитул 5" svg:x="4.44724in" svg:y="7.53189in" svg:width="4.15906in" svg:height="0.57047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58" presentation:style-name="a367" draw:name="Номер слайда 6" svg:x="9.36811in" svg:y="7.53189in" svg:width="3.05709in" svg:height="0.57047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  <presentation:notes style:page-layout-name="pageLayout2" draw:style-name="a384">
        <draw:page-thumbnail svg:x="1.71338in" svg:y="1.22205in" svg:width="4.83937in" svg:height="4.08898in" presentation:class="page" draw:id="id5" presentation:style-name="a368" draw:name="Образ слайда 1">
          <svg:title/>
          <svg:desc/>
        </draw:page-thumbnail>
        <draw:frame draw:id="id6" presentation:style-name="a371" draw:name="Заметки 2" svg:x="1.14173in" svg:y="5.57362in" svg:width="5.98386in" svg:height="4.90709in" presentation:class="notes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7" presentation:style-name="a374" draw:name="Верхний колонтитул 3" svg:x="0.3937in" svg:y="0.3937in" svg:width="3.24606in" svg:height="0.54488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8" presentation:style-name="a377" draw:name="Дата 4" svg:x="4.62756in" svg:y="0.3937in" svg:width="3.24606in" svg:height="0.54488in" presentation:class="date-time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0" draw:name="Нижний колонтитул 5" svg:x="0.3937in" svg:y="10.75394in" svg:width="3.24606in" svg:height="0.54488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0" presentation:style-name="a383" draw:name="Номер слайда 6" svg:x="4.62756in" svg:y="10.75394in" svg:width="3.24606in" svg:height="0.54488in" presentation:class="page-number" presentation:placeholder="false">
          <draw:text-box>
            <text:p text:style-name="a382" text:class-names="" text:cond-style-name=""><text:span text:style-name="a3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386">
      <draw:frame draw:id="id59" presentation:style-name="a390" draw:name="Заголовок 1" svg:x="0.6in" svg:y="0.32953in" svg:width="11.80945in" svg:height="4.87047in" presentation:class="title" presentation:placeholder="false">
        <draw:text-box>
          <text:p text:style-name="a389" text:class-names="" text:cond-style-name=""><text:span text:style-name="a387" text:class-names="">Образец заголовка</text:span><text:span text:style-name="a388" text:class-names=""/></text:p>
        </draw:text-box>
        <svg:title/>
        <svg:desc/>
      </draw:frame>
      <draw:frame draw:id="id60" presentation:style-name="a395" draw:name="Вертикальный текст 2" svg:x="0.60472in" svg:y="5.70472in" svg:width="11.8in" svg:height="1.69528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1" text:class-names="">Образец текста
Второй уровень
Третий уровень
Четвертый уровень
Пятый уровень</text:span><text:span text:style-name="a392" text:class-names=""/></text:p>
            </text:list-item>
          </text:list>
        </draw:text-box>
        <svg:title/>
        <svg:desc/>
      </draw:frame>
      <draw:frame draw:id="id61" presentation:style-name="a398" draw:name="Дата 3" svg:x="0.61575in" svg:y="7.53189in" svg:width="3.05709in" svg:height="0.57047in" presentation:class="date-time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62" presentation:style-name="a401" draw:name="Нижний колонтитул 4" svg:x="4.44724in" svg:y="7.53189in" svg:width="4.15906in" svg:height="0.57047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63" presentation:style-name="a405" draw:name="Номер слайда 5" svg:x="9.36811in" svg:y="7.53189in" svg:width="3.05709in" svg:height="0.57047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22">
        <draw:page-thumbnail svg:x="1.71338in" svg:y="1.22205in" svg:width="4.83937in" svg:height="4.08898in" presentation:class="page" draw:id="id5" presentation:style-name="a406" draw:name="Образ слайда 1">
          <svg:title/>
          <svg:desc/>
        </draw:page-thumbnail>
        <draw:frame draw:id="id6" presentation:style-name="a409" draw:name="Заметки 2" svg:x="1.14173in" svg:y="5.57362in" svg:width="5.98386in" svg:height="4.90709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7" presentation:style-name="a412" draw:name="Верхний колонтитул 3" svg:x="0.3937in" svg:y="0.3937in" svg:width="3.24606in" svg:height="0.54488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8" presentation:style-name="a415" draw:name="Дата 4" svg:x="4.62756in" svg:y="0.3937in" svg:width="3.24606in" svg:height="0.54488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9" presentation:style-name="a418" draw:name="Нижний колонтитул 5" svg:x="0.3937in" svg:y="10.75394in" svg:width="3.24606in" svg:height="0.54488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1" draw:name="Номер слайда 6" svg:x="4.62756in" svg:y="10.75394in" svg:width="3.24606in" svg:height="0.54488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24">
      <draw:frame draw:id="id64" presentation:style-name="a428" draw:name="Вертикальный заголовок 1" svg:x="9.45833in" svg:y="0.32986in" svg:width="2.95139in" svg:height="7.06944in" presentation:class="title" presentation:placeholder="false">
        <draw:text-box>
          <text:p text:style-name="a427" text:class-names="" text:cond-style-name=""><text:span text:style-name="a425" text:class-names="">Образец заголовка</text:span><text:span text:style-name="a426" text:class-names=""/></text:p>
        </draw:text-box>
        <svg:title/>
        <svg:desc/>
      </draw:frame>
      <draw:frame draw:id="id65" presentation:style-name="a433" draw:name="Вертикальный текст 2" svg:x="0.60069in" svg:y="0.32986in" svg:width="8.69097in" svg:height="7.06944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29" text:class-names="">Образец текста
Второй уровень
Третий уровень
Четвертый уровень
Пятый уровень</text:span><text:span text:style-name="a430" text:class-names=""/></text:p>
            </text:list-item>
          </text:list>
        </draw:text-box>
        <svg:title/>
        <svg:desc/>
      </draw:frame>
      <draw:frame draw:id="id66" presentation:style-name="a436" draw:name="Дата 3" svg:x="0.61575in" svg:y="7.53189in" svg:width="3.05709in" svg:height="0.57047in" presentation:class="date-time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67" presentation:style-name="a439" draw:name="Нижний колонтитул 4" svg:x="4.44724in" svg:y="7.53189in" svg:width="4.15906in" svg:height="0.57047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8" presentation:style-name="a443" draw:name="Номер слайда 5" svg:x="9.36811in" svg:y="7.53189in" svg:width="3.05709in" svg:height="0.57047in" presentation:class="page-number" presentation:placeholder="false">
        <draw:text-box>
          <text:p text:style-name="a442" text:class-names="" text:cond-style-name=""><text:span text:style-name="a440" text:class-names=""><text:page-number style:num-format="1" text:fixed="false"/></text:span><text:span text:style-name="a441" text:class-names=""/></text:p>
        </draw:text-box>
        <svg:title/>
        <svg:desc/>
      </draw:frame>
      <presentation:notes style:page-layout-name="pageLayout2" draw:style-name="a460">
        <draw:page-thumbnail svg:x="1.71338in" svg:y="1.22205in" svg:width="4.83937in" svg:height="4.08898in" presentation:class="page" draw:id="id5" presentation:style-name="a444" draw:name="Образ слайда 1">
          <svg:title/>
          <svg:desc/>
        </draw:page-thumbnail>
        <draw:frame draw:id="id6" presentation:style-name="a447" draw:name="Заметки 2" svg:x="1.14173in" svg:y="5.57362in" svg:width="5.98386in" svg:height="4.90709in" presentation:class="notes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7" presentation:style-name="a450" draw:name="Верхний колонтитул 3" svg:x="0.3937in" svg:y="0.3937in" svg:width="3.24606in" svg:height="0.54488in" presentation:class="head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Дата 4" svg:x="4.62756in" svg:y="0.3937in" svg:width="3.24606in" svg:height="0.54488in" presentation:class="date-time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Нижний колонтитул 5" svg:x="0.3937in" svg:y="10.75394in" svg:width="3.24606in" svg:height="0.54488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Номер слайда 6" svg:x="4.62756in" svg:y="10.75394in" svg:width="3.24606in" svg:height="0.54488in" presentation:class="page-number" presentation:placeholder="false">
          <draw:text-box>
            <text:p text:style-name="a458" text:class-names="" text:cond-style-name=""><text:span text:style-name="a4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ivid1" style:page-layout-name="pageLayout1" draw:style-name="a462">
      <draw:frame draw:id="id69" presentation:style-name="a465" draw:name="Заголовок 1" svg:x="0.65512in" svg:y="0.13268in" svg:width="11.80945in" svg:height="1.38031in" presentation:class="title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0" presentation:style-name="a470" draw:name="Текст 2" svg:x="0.65512in" svg:y="2.1in" svg:width="11.74488in" svg:height="5.1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6" text:class-names="">Образец текста
Второй уровень
Третий уровень
Четвертый уровень
Пятый уровень</text:span><text:span text:style-name="a467" text:class-names=""/></text:p>
            </text:list-item>
          </text:list>
        </draw:text-box>
        <svg:title/>
        <svg:desc/>
      </draw:frame>
      <draw:frame draw:id="id71" presentation:style-name="a473" draw:name="Дата 3" svg:x="0.65512in" svg:y="7.53189in" svg:width="3.05709in" svg:height="0.57047in" presentation:class="date-time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72" presentation:style-name="a476" draw:name="Нижний колонтитул 4" svg:x="4.48661in" svg:y="7.53189in" svg:width="4.15906in" svg:height="0.57047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73" presentation:style-name="a479" draw:name="Номер слайда 5" svg:x="9.40748in" svg:y="7.53189in" svg:width="3.05709in" svg:height="0.57047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  <presentation:notes style:page-layout-name="pageLayout2" draw:style-name="a496">
        <draw:page-thumbnail svg:x="1.71338in" svg:y="1.22205in" svg:width="4.83937in" svg:height="4.08898in" presentation:class="page" draw:id="id5" presentation:style-name="a480" draw:name="Образ слайда 1">
          <svg:title/>
          <svg:desc/>
        </draw:page-thumbnail>
        <draw:frame draw:id="id6" presentation:style-name="a483" draw:name="Заметки 2" svg:x="1.14173in" svg:y="5.57362in" svg:width="5.98386in" svg:height="4.90709in" presentation:class="notes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7" presentation:style-name="a486" draw:name="Верхний колонтитул 3" svg:x="0.3937in" svg:y="0.3937in" svg:width="3.24606in" svg:height="0.54488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8" presentation:style-name="a489" draw:name="Дата 4" svg:x="4.62756in" svg:y="0.3937in" svg:width="3.24606in" svg:height="0.54488in" presentation:class="date-time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9" presentation:style-name="a492" draw:name="Нижний колонтитул 5" svg:x="0.3937in" svg:y="10.75394in" svg:width="3.24606in" svg:height="0.54488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5" draw:name="Номер слайда 6" svg:x="4.62756in" svg:y="10.75394in" svg:width="3.24606in" svg:height="0.54488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498">
      <draw:frame draw:id="id74" presentation:style-name="a502" draw:name="Заголовок 1" svg:x="1.64063in" svg:y="1.35243in" svg:width="9.84028in" svg:height="2.87847in" presentation:class="title" presentation:placeholder="false">
        <draw:text-box>
          <text:p text:style-name="a501" text:class-names="" text:cond-style-name=""><text:span text:style-name="a499" text:class-names="">Образец заголовка</text:span><text:span text:style-name="a500" text:class-names=""/></text:p>
        </draw:text-box>
        <svg:title/>
        <svg:desc/>
      </draw:frame>
      <draw:frame draw:id="id75" presentation:style-name="a506" draw:name="Подзаголовок 2" svg:x="1.64063in" svg:y="4.34201in" svg:width="9.84028in" svg:height="1.99653in" presentation:class="subtitle" presentation:placeholder="false">
        <draw:text-box>
          <text:p text:style-name="a505" text:class-names="" text:cond-style-name=""><text:span text:style-name="a503" text:class-names="">Образец подзаголовка</text:span><text:span text:style-name="a504" text:class-names=""/></text:p>
        </draw:text-box>
        <svg:title/>
        <svg:desc/>
      </draw:frame>
      <draw:frame draw:id="id76" presentation:style-name="a509" draw:name="Дата 3" svg:x="0.65512in" svg:y="7.53189in" svg:width="3.05709in" svg:height="0.57047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7" presentation:style-name="a512" draw:name="Нижний колонтитул 4" svg:x="4.48661in" svg:y="7.53189in" svg:width="4.15906in" svg:height="0.57047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78" presentation:style-name="a516" draw:name="Номер слайда 5" svg:x="9.40748in" svg:y="7.53189in" svg:width="3.05709in" svg:height="0.57047in" presentation:class="page-number" presentation:placeholder="false">
        <draw:text-box>
          <text:p text:style-name="a515" text:class-names="" text:cond-style-name=""><text:span text:style-name="a513" text:class-names=""><text:page-number style:num-format="1" text:fixed="false"/></text:span><text:span text:style-name="a514" text:class-names=""/></text:p>
        </draw:text-box>
        <svg:title/>
        <svg:desc/>
      </draw:frame>
      <presentation:notes style:page-layout-name="pageLayout2" draw:style-name="a533">
        <draw:page-thumbnail svg:x="1.71338in" svg:y="1.22205in" svg:width="4.83937in" svg:height="4.08898in" presentation:class="page" draw:id="id5" presentation:style-name="a517" draw:name="Образ слайда 1">
          <svg:title/>
          <svg:desc/>
        </draw:page-thumbnail>
        <draw:frame draw:id="id6" presentation:style-name="a520" draw:name="Заметки 2" svg:x="1.14173in" svg:y="5.57362in" svg:width="5.98386in" svg:height="4.90709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Верхний колонтитул 3" svg:x="0.3937in" svg:y="0.3937in" svg:width="3.24606in" svg:height="0.54488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Дата 4" svg:x="4.62756in" svg:y="0.3937in" svg:width="3.24606in" svg:height="0.54488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Нижний колонтитул 5" svg:x="0.3937in" svg:y="10.75394in" svg:width="3.24606in" svg:height="0.54488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Номер слайда 6" svg:x="4.62756in" svg:y="10.75394in" svg:width="3.24606in" svg:height="0.54488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535">
      <draw:frame draw:id="id79" presentation:style-name="a539" draw:name="Заголовок 1" svg:x="0.65512in" svg:y="0.13268in" svg:width="11.80945in" svg:height="1.38031in" presentation:class="title" presentation:placeholder="false">
        <draw:text-box>
          <text:p text:style-name="a538" text:class-names="" text:cond-style-name=""><text:span text:style-name="a536" text:class-names="">Образец заголовка</text:span><text:span text:style-name="a537" text:class-names=""/></text:p>
        </draw:text-box>
        <svg:title/>
        <svg:desc/>
      </draw:frame>
      <draw:frame draw:id="id80" presentation:style-name="a543" draw:name="Объект 2" svg:x="0.65512in" svg:y="2.1in" svg:width="11.74488in" svg:height="5.1in" presentation:class="object" presentation:placeholder="false">
        <draw:text-box>
          <text:p text:style-name="a542" text:class-names="" text:cond-style-name=""><text:span text:style-name="a540" text:class-names="">Образец текста
Второй уровень
Третий уровень
Четвертый уровень
Пятый уровень</text:span><text:span text:style-name="a541" text:class-names=""/></text:p>
        </draw:text-box>
        <svg:title/>
        <svg:desc/>
      </draw:frame>
      <draw:frame draw:id="id81" presentation:style-name="a546" draw:name="Дата 3" svg:x="0.65512in" svg:y="7.53189in" svg:width="3.05709in" svg:height="0.57047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82" presentation:style-name="a549" draw:name="Нижний колонтитул 4" svg:x="4.48661in" svg:y="7.53189in" svg:width="4.15906in" svg:height="0.57047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83" presentation:style-name="a553" draw:name="Номер слайда 5" svg:x="9.40748in" svg:y="7.53189in" svg:width="3.05709in" svg:height="0.57047in" presentation:class="page-number" presentation:placeholder="false">
        <draw:text-box>
          <text:p text:style-name="a552" text:class-names="" text:cond-style-name=""><text:span text:style-name="a550" text:class-names=""><text:page-number style:num-format="1" text:fixed="false"/></text:span><text:span text:style-name="a551" text:class-names=""/></text:p>
        </draw:text-box>
        <svg:title/>
        <svg:desc/>
      </draw:frame>
      <presentation:notes style:page-layout-name="pageLayout2" draw:style-name="a570">
        <draw:page-thumbnail svg:x="1.71338in" svg:y="1.22205in" svg:width="4.83937in" svg:height="4.08898in" presentation:class="page" draw:id="id5" presentation:style-name="a554" draw:name="Образ слайда 1">
          <svg:title/>
          <svg:desc/>
        </draw:page-thumbnail>
        <draw:frame draw:id="id6" presentation:style-name="a557" draw:name="Заметки 2" svg:x="1.14173in" svg:y="5.57362in" svg:width="5.98386in" svg:height="4.90709in" presentation:class="notes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7" presentation:style-name="a560" draw:name="Верхний колонтитул 3" svg:x="0.3937in" svg:y="0.3937in" svg:width="3.24606in" svg:height="0.54488in" presentation:class="head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8" presentation:style-name="a563" draw:name="Дата 4" svg:x="4.62756in" svg:y="0.3937in" svg:width="3.24606in" svg:height="0.54488in" presentation:class="date-time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9" presentation:style-name="a566" draw:name="Нижний колонтитул 5" svg:x="0.3937in" svg:y="10.75394in" svg:width="3.24606in" svg:height="0.54488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0" presentation:style-name="a569" draw:name="Номер слайда 6" svg:x="4.62756in" svg:y="10.75394in" svg:width="3.24606in" svg:height="0.54488in" presentation:class="page-number" presentation:placeholder="false">
          <draw:text-box>
            <text:p text:style-name="a568" text:class-names="" text:cond-style-name=""><text:span text:style-name="a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572">
      <draw:frame draw:id="id84" presentation:style-name="a576" draw:name="Заголовок 1" svg:x="0.89583in" svg:y="2.06076in" svg:width="11.31597in" svg:height="3.43924in" presentation:class="title" presentation:placeholder="false">
        <draw:text-box>
          <text:p text:style-name="a575" text:class-names="" text:cond-style-name=""><text:span text:style-name="a573" text:class-names="">Образец заголовка</text:span><text:span text:style-name="a574" text:class-names=""/></text:p>
        </draw:text-box>
        <svg:title/>
        <svg:desc/>
      </draw:frame>
      <draw:frame draw:id="id85" presentation:style-name="a581" draw:name="Текст 2" svg:x="0.89583in" svg:y="5.53299in" svg:width="11.31597in" svg:height="1.80729in" presentation:class="outline" presentation:placeholder="false">
        <draw:text-box>
          <text:list text:style-name="a580">
            <text:list-item>
              <text:p text:style-name="a579" text:class-names="" text:cond-style-name=""><text:span text:style-name="a577" text:class-names="">Образец текста
Второй уровень
Третий уровень
Четвертый уровень
Пятый уровень</text:span><text:span text:style-name="a578" text:class-names=""/></text:p>
            </text:list-item>
          </text:list>
        </draw:text-box>
        <svg:title/>
        <svg:desc/>
      </draw:frame>
      <draw:frame draw:id="id86" presentation:style-name="a584" draw:name="Дата 3" svg:x="0.65512in" svg:y="7.53189in" svg:width="3.05709in" svg:height="0.57047in" presentation:class="date-time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87" presentation:style-name="a587" draw:name="Нижний колонтитул 4" svg:x="4.48661in" svg:y="7.53189in" svg:width="4.15906in" svg:height="0.57047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88" presentation:style-name="a591" draw:name="Номер слайда 5" svg:x="9.40748in" svg:y="7.53189in" svg:width="3.05709in" svg:height="0.57047in" presentation:class="page-number" presentation:placeholder="false">
        <draw:text-box>
          <text:p text:style-name="a590" text:class-names="" text:cond-style-name=""><text:span text:style-name="a588" text:class-names=""><text:page-number style:num-format="1" text:fixed="false"/></text:span><text:span text:style-name="a589" text:class-names=""/></text:p>
        </draw:text-box>
        <svg:title/>
        <svg:desc/>
      </draw:frame>
      <presentation:notes style:page-layout-name="pageLayout2" draw:style-name="a608">
        <draw:page-thumbnail svg:x="1.71338in" svg:y="1.22205in" svg:width="4.83937in" svg:height="4.08898in" presentation:class="page" draw:id="id5" presentation:style-name="a592" draw:name="Образ слайда 1">
          <svg:title/>
          <svg:desc/>
        </draw:page-thumbnail>
        <draw:frame draw:id="id6" presentation:style-name="a595" draw:name="Заметки 2" svg:x="1.14173in" svg:y="5.57362in" svg:width="5.98386in" svg:height="4.90709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Верхний колонтитул 3" svg:x="0.3937in" svg:y="0.3937in" svg:width="3.24606in" svg:height="0.54488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Дата 4" svg:x="4.62756in" svg:y="0.3937in" svg:width="3.24606in" svg:height="0.54488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Нижний колонтитул 5" svg:x="0.3937in" svg:y="10.75394in" svg:width="3.24606in" svg:height="0.54488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Номер слайда 6" svg:x="4.62756in" svg:y="10.75394in" svg:width="3.24606in" svg:height="0.54488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610">
      <draw:frame draw:id="id89" presentation:style-name="a614" draw:name="Заголовок 1" svg:x="0.65512in" svg:y="0.13268in" svg:width="11.80945in" svg:height="1.38031in" presentation:class="title" presentation:placeholder="false">
        <draw:text-box>
          <text:p text:style-name="a613" text:class-names="" text:cond-style-name=""><text:span text:style-name="a611" text:class-names="">Образец заголовка</text:span><text:span text:style-name="a612" text:class-names=""/></text:p>
        </draw:text-box>
        <svg:title/>
        <svg:desc/>
      </draw:frame>
      <draw:frame draw:id="id90" presentation:style-name="a618" draw:name="Объект 2" svg:x="0.65451in" svg:y="2.10069in" svg:width="5.78819in" svg:height="5.09896in" presentation:class="object" presentation:placeholder="false">
        <draw:text-box>
          <text:p text:style-name="a617" text:class-names="" text:cond-style-name=""><text:span text:style-name="a615" text:class-names="">Образец текста
Второй уровень
Третий уровень
Четвертый уровень
Пятый уровень</text:span><text:span text:style-name="a616" text:class-names=""/></text:p>
        </draw:text-box>
        <svg:title/>
        <svg:desc/>
      </draw:frame>
      <draw:frame draw:id="id91" presentation:style-name="a622" draw:name="Объект 3" svg:x="6.60938in" svg:y="2.10069in" svg:width="5.78993in" svg:height="5.09896in" presentation:class="object" presentation:placeholder="false">
        <draw:text-box>
          <text:p text:style-name="a621" text:class-names="" text:cond-style-name=""><text:span text:style-name="a619" text:class-names="">Образец текста
Второй уровень
Третий уровень
Четвертый уровень
Пятый уровень</text:span><text:span text:style-name="a620" text:class-names=""/></text:p>
        </draw:text-box>
        <svg:title/>
        <svg:desc/>
      </draw:frame>
      <draw:frame draw:id="id92" presentation:style-name="a625" draw:name="Дата 4" svg:x="0.65512in" svg:y="7.53189in" svg:width="3.05709in" svg:height="0.57047in" presentation:class="date-time" presentation:placeholder="false">
        <draw:text-box>
          <text:p text:style-name="a624" text:class-names="" text:cond-style-name=""><text:span text:style-name="a623" text:class-names=""/></text:p>
        </draw:text-box>
        <svg:title/>
        <svg:desc/>
      </draw:frame>
      <draw:frame draw:id="id93" presentation:style-name="a628" draw:name="Нижний колонтитул 5" svg:x="4.48661in" svg:y="7.53189in" svg:width="4.15906in" svg:height="0.57047in" presentation:class="foot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94" presentation:style-name="a632" draw:name="Номер слайда 6" svg:x="9.40748in" svg:y="7.53189in" svg:width="3.05709in" svg:height="0.57047in" presentation:class="page-number" presentation:placeholder="false">
        <draw:text-box>
          <text:p text:style-name="a631" text:class-names="" text:cond-style-name=""><text:span text:style-name="a629" text:class-names=""><text:page-number style:num-format="1" text:fixed="false"/></text:span><text:span text:style-name="a630" text:class-names=""/></text:p>
        </draw:text-box>
        <svg:title/>
        <svg:desc/>
      </draw:frame>
      <presentation:notes style:page-layout-name="pageLayout2" draw:style-name="a649">
        <draw:page-thumbnail svg:x="1.71338in" svg:y="1.22205in" svg:width="4.83937in" svg:height="4.08898in" presentation:class="page" draw:id="id5" presentation:style-name="a633" draw:name="Образ слайда 1">
          <svg:title/>
          <svg:desc/>
        </draw:page-thumbnail>
        <draw:frame draw:id="id6" presentation:style-name="a636" draw:name="Заметки 2" svg:x="1.14173in" svg:y="5.57362in" svg:width="5.98386in" svg:height="4.90709in" presentation:class="notes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7" presentation:style-name="a639" draw:name="Верхний колонтитул 3" svg:x="0.3937in" svg:y="0.3937in" svg:width="3.24606in" svg:height="0.54488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8" presentation:style-name="a642" draw:name="Дата 4" svg:x="4.62756in" svg:y="0.3937in" svg:width="3.24606in" svg:height="0.54488in" presentation:class="date-time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9" presentation:style-name="a645" draw:name="Нижний колонтитул 5" svg:x="0.3937in" svg:y="10.75394in" svg:width="3.24606in" svg:height="0.54488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0" presentation:style-name="a648" draw:name="Номер слайда 6" svg:x="4.62756in" svg:y="10.75394in" svg:width="3.24606in" svg:height="0.54488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651">
      <draw:frame draw:id="id95" presentation:style-name="a655" draw:name="Заголовок 1" svg:x="0.90451in" svg:y="0.44097in" svg:width="11.31597in" svg:height="1.59722in" presentation:class="title" presentation:placeholder="false">
        <draw:text-box>
          <text:p text:style-name="a654" text:class-names="" text:cond-style-name=""><text:span text:style-name="a652" text:class-names="">Образец заголовка</text:span><text:span text:style-name="a653" text:class-names=""/></text:p>
        </draw:text-box>
        <svg:title/>
        <svg:desc/>
      </draw:frame>
      <draw:frame draw:id="id96" presentation:style-name="a660" draw:name="Текст 2" svg:x="0.90451in" svg:y="2.02604in" svg:width="5.55035in" svg:height="0.99306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6" text:class-names="">Образец текста
Второй уровень
Третий уровень
Четвертый уровень
Пятый уровень</text:span><text:span text:style-name="a657" text:class-names=""/></text:p>
            </text:list-item>
          </text:list>
        </draw:text-box>
        <svg:title/>
        <svg:desc/>
      </draw:frame>
      <draw:frame draw:id="id97" presentation:style-name="a664" draw:name="Объект 3" svg:x="0.90451in" svg:y="3.0191in" svg:width="5.55035in" svg:height="4.44271in" presentation:class="object" presentation:placeholder="false">
        <draw:text-box>
          <text:p text:style-name="a663" text:class-names="" text:cond-style-name=""><text:span text:style-name="a661" text:class-names="">Образец текста
Второй уровень
Третий уровень
Четвертый уровень
Пятый уровень</text:span><text:span text:style-name="a662" text:class-names=""/></text:p>
        </draw:text-box>
        <svg:title/>
        <svg:desc/>
      </draw:frame>
      <draw:frame draw:id="id98" presentation:style-name="a669" draw:name="Текст 4" svg:x="6.64236in" svg:y="2.02604in" svg:width="5.57813in" svg:height="0.99306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5" text:class-names="">Образец текста
Второй уровень
Третий уровень
Четвертый уровень
Пятый уровень</text:span><text:span text:style-name="a666" text:class-names=""/></text:p>
            </text:list-item>
          </text:list>
        </draw:text-box>
        <svg:title/>
        <svg:desc/>
      </draw:frame>
      <draw:frame draw:id="id99" presentation:style-name="a673" draw:name="Объект 5" svg:x="6.64236in" svg:y="3.0191in" svg:width="5.57813in" svg:height="4.44271in" presentation:class="object" presentation:placeholder="false">
        <draw:text-box>
          <text:p text:style-name="a672" text:class-names="" text:cond-style-name=""><text:span text:style-name="a670" text:class-names="">Образец текста
Второй уровень
Третий уровень
Четвертый уровень
Пятый уровень</text:span><text:span text:style-name="a671" text:class-names=""/></text:p>
        </draw:text-box>
        <svg:title/>
        <svg:desc/>
      </draw:frame>
      <draw:frame draw:id="id100" presentation:style-name="a676" draw:name="Дата 6" svg:x="0.65512in" svg:y="7.53189in" svg:width="3.05709in" svg:height="0.57047in" presentation:class="date-time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101" presentation:style-name="a679" draw:name="Нижний колонтитул 7" svg:x="4.48661in" svg:y="7.53189in" svg:width="4.15906in" svg:height="0.57047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02" presentation:style-name="a683" draw:name="Номер слайда 8" svg:x="9.40748in" svg:y="7.53189in" svg:width="3.05709in" svg:height="0.57047in" presentation:class="page-number" presentation:placeholder="false">
        <draw:text-box>
          <text:p text:style-name="a682" text:class-names="" text:cond-style-name=""><text:span text:style-name="a680" text:class-names=""><text:page-number style:num-format="1" text:fixed="false"/></text:span><text:span text:style-name="a681" text:class-names=""/></text:p>
        </draw:text-box>
        <svg:title/>
        <svg:desc/>
      </draw:frame>
      <presentation:notes style:page-layout-name="pageLayout2" draw:style-name="a700">
        <draw:page-thumbnail svg:x="1.71338in" svg:y="1.22205in" svg:width="4.83937in" svg:height="4.08898in" presentation:class="page" draw:id="id5" presentation:style-name="a684" draw:name="Образ слайда 1">
          <svg:title/>
          <svg:desc/>
        </draw:page-thumbnail>
        <draw:frame draw:id="id6" presentation:style-name="a687" draw:name="Заметки 2" svg:x="1.14173in" svg:y="5.57362in" svg:width="5.98386in" svg:height="4.90709in" presentation:class="notes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7" presentation:style-name="a690" draw:name="Верхний колонтитул 3" svg:x="0.3937in" svg:y="0.3937in" svg:width="3.24606in" svg:height="0.54488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8" presentation:style-name="a693" draw:name="Дата 4" svg:x="4.62756in" svg:y="0.3937in" svg:width="3.24606in" svg:height="0.54488in" presentation:class="date-time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9" presentation:style-name="a696" draw:name="Нижний колонтитул 5" svg:x="0.3937in" svg:y="10.75394in" svg:width="3.24606in" svg:height="0.54488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0" presentation:style-name="a699" draw:name="Номер слайда 6" svg:x="4.62756in" svg:y="10.75394in" svg:width="3.24606in" svg:height="0.54488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702">
      <draw:frame draw:id="id103" presentation:style-name="a706" draw:name="Заголовок 1" svg:x="0.65512in" svg:y="0.13268in" svg:width="11.80945in" svg:height="1.38031in" presentation:class="title" presentation:placeholder="false">
        <draw:text-box>
          <text:p text:style-name="a705" text:class-names="" text:cond-style-name=""><text:span text:style-name="a703" text:class-names="">Образец заголовка</text:span><text:span text:style-name="a704" text:class-names=""/></text:p>
        </draw:text-box>
        <svg:title/>
        <svg:desc/>
      </draw:frame>
      <draw:frame draw:id="id104" presentation:style-name="a709" draw:name="Дата 2" svg:x="0.65512in" svg:y="7.53189in" svg:width="3.05709in" svg:height="0.57047in" presentation:class="date-time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105" presentation:style-name="a712" draw:name="Нижний колонтитул 3" svg:x="4.48661in" svg:y="7.53189in" svg:width="4.15906in" svg:height="0.57047in" presentation:class="footer" presentation:placeholder="false">
        <draw:text-box>
          <text:p text:style-name="a711" text:class-names="" text:cond-style-name=""><text:span text:style-name="a710" text:class-names=""/></text:p>
        </draw:text-box>
        <svg:title/>
        <svg:desc/>
      </draw:frame>
      <draw:frame draw:id="id106" presentation:style-name="a716" draw:name="Номер слайда 4" svg:x="9.40748in" svg:y="7.53189in" svg:width="3.05709in" svg:height="0.57047in" presentation:class="page-number" presentation:placeholder="false">
        <draw:text-box>
          <text:p text:style-name="a715" text:class-names="" text:cond-style-name=""><text:span text:style-name="a713" text:class-names=""><text:page-number style:num-format="1" text:fixed="false"/></text:span><text:span text:style-name="a714" text:class-names=""/></text:p>
        </draw:text-box>
        <svg:title/>
        <svg:desc/>
      </draw:frame>
      <presentation:notes style:page-layout-name="pageLayout2" draw:style-name="a733">
        <draw:page-thumbnail svg:x="1.71338in" svg:y="1.22205in" svg:width="4.83937in" svg:height="4.08898in" presentation:class="page" draw:id="id5" presentation:style-name="a717" draw:name="Образ слайда 1">
          <svg:title/>
          <svg:desc/>
        </draw:page-thumbnail>
        <draw:frame draw:id="id6" presentation:style-name="a720" draw:name="Заметки 2" svg:x="1.14173in" svg:y="5.57362in" svg:width="5.98386in" svg:height="4.90709in" presentation:class="notes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7" presentation:style-name="a723" draw:name="Верхний колонтитул 3" svg:x="0.3937in" svg:y="0.3937in" svg:width="3.24606in" svg:height="0.54488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8" presentation:style-name="a726" draw:name="Дата 4" svg:x="4.62756in" svg:y="0.3937in" svg:width="3.24606in" svg:height="0.54488in" presentation:class="date-time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9" presentation:style-name="a729" draw:name="Нижний колонтитул 5" svg:x="0.3937in" svg:y="10.75394in" svg:width="3.24606in" svg:height="0.54488in" presentation:class="foot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0" presentation:style-name="a732" draw:name="Номер слайда 6" svg:x="4.62756in" svg:y="10.75394in" svg:width="3.24606in" svg:height="0.54488in" presentation:class="page-number" presentation:placeholder="false">
          <draw:text-box>
            <text:p text:style-name="a731" text:class-names="" text:cond-style-name=""><text:span text:style-name="a7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735">
      <draw:frame draw:id="id107" presentation:style-name="a738" draw:name="Дата 1" svg:x="0.65512in" svg:y="7.53189in" svg:width="3.05709in" svg:height="0.57047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8" presentation:style-name="a741" draw:name="Нижний колонтитул 2" svg:x="4.48661in" svg:y="7.53189in" svg:width="4.15906in" svg:height="0.57047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9" presentation:style-name="a745" draw:name="Номер слайда 3" svg:x="9.40748in" svg:y="7.53189in" svg:width="3.05709in" svg:height="0.57047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71338in" svg:y="1.22205in" svg:width="4.83937in" svg:height="4.08898in" presentation:class="page" draw:id="id5" presentation:style-name="a746" draw:name="Образ слайда 1">
          <svg:title/>
          <svg:desc/>
        </draw:page-thumbnail>
        <draw:frame draw:id="id6" presentation:style-name="a749" draw:name="Заметки 2" svg:x="1.14173in" svg:y="5.57362in" svg:width="5.98386in" svg:height="4.90709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7" presentation:style-name="a752" draw:name="Верхний колонтитул 3" svg:x="0.3937in" svg:y="0.3937in" svg:width="3.24606in" svg:height="0.54488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8" presentation:style-name="a755" draw:name="Дата 4" svg:x="4.62756in" svg:y="0.3937in" svg:width="3.24606in" svg:height="0.54488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9" presentation:style-name="a758" draw:name="Нижний колонтитул 5" svg:x="0.3937in" svg:y="10.75394in" svg:width="3.24606in" svg:height="0.54488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0" presentation:style-name="a761" draw:name="Номер слайда 6" svg:x="4.62756in" svg:y="10.75394in" svg:width="3.24606in" svg:height="0.54488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764">
      <draw:frame draw:id="id110" presentation:style-name="a768" draw:name="Заголовок 1" svg:x="0.90451in" svg:y="0.55035in" svg:width="4.2309in" svg:height="1.93056in" presentation:class="title" presentation:placeholder="false">
        <draw:text-box>
          <text:p text:style-name="a767" text:class-names="" text:cond-style-name=""><text:span text:style-name="a765" text:class-names="">Образец заголовка</text:span><text:span text:style-name="a766" text:class-names=""/></text:p>
        </draw:text-box>
        <svg:title/>
        <svg:desc/>
      </draw:frame>
      <draw:frame draw:id="id111" presentation:style-name="a772" draw:name="Объект 2" svg:x="5.57813in" svg:y="1.19097in" svg:width="6.64236in" svg:height="5.875in" presentation:class="object" presentation:placeholder="false">
        <draw:text-box>
          <text:p text:style-name="a771" text:class-names="" text:cond-style-name=""><text:span text:style-name="a769" text:class-names="">Образец текста
Второй уровень
Третий уровень
Четвертый уровень
Пятый уровень</text:span><text:span text:style-name="a770" text:class-names=""/></text:p>
        </draw:text-box>
        <svg:title/>
        <svg:desc/>
      </draw:frame>
      <draw:frame draw:id="id112" presentation:style-name="a777" draw:name="Текст 3" svg:x="0.90451in" svg:y="2.4809in" svg:width="4.2309in" svg:height="4.59375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3" text:class-names="">Образец текста
Второй уровень
Третий уровень
Четвертый уровень
Пятый уровень</text:span><text:span text:style-name="a774" text:class-names=""/></text:p>
            </text:list-item>
          </text:list>
        </draw:text-box>
        <svg:title/>
        <svg:desc/>
      </draw:frame>
      <draw:frame draw:id="id113" presentation:style-name="a780" draw:name="Дата 4" svg:x="0.65512in" svg:y="7.53189in" svg:width="3.05709in" svg:height="0.57047in" presentation:class="date-time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114" presentation:style-name="a783" draw:name="Нижний колонтитул 5" svg:x="4.48661in" svg:y="7.53189in" svg:width="4.15906in" svg:height="0.57047in" presentation:class="footer" presentation:placeholder="false">
        <draw:text-box>
          <text:p text:style-name="a782" text:class-names="" text:cond-style-name=""><text:span text:style-name="a781" text:class-names=""/></text:p>
        </draw:text-box>
        <svg:title/>
        <svg:desc/>
      </draw:frame>
      <draw:frame draw:id="id115" presentation:style-name="a787" draw:name="Номер слайда 6" svg:x="9.40748in" svg:y="7.53189in" svg:width="3.05709in" svg:height="0.57047in" presentation:class="page-number" presentation:placeholder="false">
        <draw:text-box>
          <text:p text:style-name="a786" text:class-names="" text:cond-style-name=""><text:span text:style-name="a784" text:class-names=""><text:page-number style:num-format="1" text:fixed="false"/></text:span><text:span text:style-name="a785" text:class-names=""/></text:p>
        </draw:text-box>
        <svg:title/>
        <svg:desc/>
      </draw:frame>
      <presentation:notes style:page-layout-name="pageLayout2" draw:style-name="a804">
        <draw:page-thumbnail svg:x="1.71338in" svg:y="1.22205in" svg:width="4.83937in" svg:height="4.08898in" presentation:class="page" draw:id="id5" presentation:style-name="a788" draw:name="Образ слайда 1">
          <svg:title/>
          <svg:desc/>
        </draw:page-thumbnail>
        <draw:frame draw:id="id6" presentation:style-name="a791" draw:name="Заметки 2" svg:x="1.14173in" svg:y="5.57362in" svg:width="5.98386in" svg:height="4.90709in" presentation:class="notes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7" presentation:style-name="a794" draw:name="Верхний колонтитул 3" svg:x="0.3937in" svg:y="0.3937in" svg:width="3.24606in" svg:height="0.54488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8" presentation:style-name="a797" draw:name="Дата 4" svg:x="4.62756in" svg:y="0.3937in" svg:width="3.24606in" svg:height="0.54488in" presentation:class="date-time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9" presentation:style-name="a800" draw:name="Нижний колонтитул 5" svg:x="0.3937in" svg:y="10.75394in" svg:width="3.24606in" svg:height="0.54488in" presentation:class="foot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0" presentation:style-name="a803" draw:name="Номер слайда 6" svg:x="4.62756in" svg:y="10.75394in" svg:width="3.24606in" svg:height="0.54488in" presentation:class="page-number" presentation:placeholder="false">
          <draw:text-box>
            <text:p text:style-name="a802" text:class-names="" text:cond-style-name=""><text:span text:style-name="a8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806">
      <draw:frame draw:id="id116" presentation:style-name="a810" draw:name="Заголовок 1" svg:x="0.90451in" svg:y="0.55035in" svg:width="4.2309in" svg:height="1.93056in" presentation:class="title" presentation:placeholder="false">
        <draw:text-box>
          <text:p text:style-name="a809" text:class-names="" text:cond-style-name=""><text:span text:style-name="a807" text:class-names="">Образец заголовка</text:span><text:span text:style-name="a808" text:class-names=""/></text:p>
        </draw:text-box>
        <svg:title/>
        <svg:desc/>
      </draw:frame>
      <draw:frame draw:id="id117" presentation:style-name="a813" draw:name="Рисунок 2" svg:x="5.57813in" svg:y="1.19097in" svg:width="6.64236in" svg:height="5.875in" presentation:class="graphic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8" presentation:style-name="a818" draw:name="Текст 3" svg:x="0.90451in" svg:y="2.4809in" svg:width="4.2309in" svg:height="4.59375in" presentation:class="outline" presentation:placeholder="false">
        <draw:text-box>
          <text:list text:style-name="a817">
            <text:list-item>
              <text:p text:style-name="a816" text:class-names="" text:cond-style-name=""><text:span text:style-name="a814" text:class-names="">Образец текста
Второй уровень
Третий уровень
Четвертый уровень
Пятый уровень</text:span><text:span text:style-name="a815" text:class-names=""/></text:p>
            </text:list-item>
          </text:list>
        </draw:text-box>
        <svg:title/>
        <svg:desc/>
      </draw:frame>
      <draw:frame draw:id="id119" presentation:style-name="a821" draw:name="Дата 4" svg:x="0.65512in" svg:y="7.53189in" svg:width="3.05709in" svg:height="0.57047in" presentation:class="date-time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20" presentation:style-name="a824" draw:name="Нижний колонтитул 5" svg:x="4.48661in" svg:y="7.53189in" svg:width="4.15906in" svg:height="0.57047in" presentation:class="footer" presentation:placeholder="false">
        <draw:text-box>
          <text:p text:style-name="a823" text:class-names="" text:cond-style-name=""><text:span text:style-name="a822" text:class-names=""/></text:p>
        </draw:text-box>
        <svg:title/>
        <svg:desc/>
      </draw:frame>
      <draw:frame draw:id="id121" presentation:style-name="a828" draw:name="Номер слайда 6" svg:x="9.40748in" svg:y="7.53189in" svg:width="3.05709in" svg:height="0.57047in" presentation:class="page-number" presentation:placeholder="false">
        <draw:text-box>
          <text:p text:style-name="a827" text:class-names="" text:cond-style-name=""><text:span text:style-name="a825" text:class-names=""><text:page-number style:num-format="1" text:fixed="false"/></text:span><text:span text:style-name="a826" text:class-names=""/></text:p>
        </draw:text-box>
        <svg:title/>
        <svg:desc/>
      </draw:frame>
      <presentation:notes style:page-layout-name="pageLayout2" draw:style-name="a845">
        <draw:page-thumbnail svg:x="1.71338in" svg:y="1.22205in" svg:width="4.83937in" svg:height="4.08898in" presentation:class="page" draw:id="id5" presentation:style-name="a829" draw:name="Образ слайда 1">
          <svg:title/>
          <svg:desc/>
        </draw:page-thumbnail>
        <draw:frame draw:id="id6" presentation:style-name="a832" draw:name="Заметки 2" svg:x="1.14173in" svg:y="5.57362in" svg:width="5.98386in" svg:height="4.90709in" presentation:class="notes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7" presentation:style-name="a835" draw:name="Верхний колонтитул 3" svg:x="0.3937in" svg:y="0.3937in" svg:width="3.24606in" svg:height="0.54488in" presentation:class="head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8" presentation:style-name="a838" draw:name="Дата 4" svg:x="4.62756in" svg:y="0.3937in" svg:width="3.24606in" svg:height="0.54488in" presentation:class="date-time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9" presentation:style-name="a841" draw:name="Нижний колонтитул 5" svg:x="0.3937in" svg:y="10.75394in" svg:width="3.24606in" svg:height="0.54488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0" presentation:style-name="a844" draw:name="Номер слайда 6" svg:x="4.62756in" svg:y="10.75394in" svg:width="3.24606in" svg:height="0.54488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847">
      <draw:frame draw:id="id122" presentation:style-name="a851" draw:name="Заголовок 1" svg:x="0.65512in" svg:y="0.13268in" svg:width="11.80945in" svg:height="1.38031in" presentation:class="title" presentation:placeholder="false">
        <draw:text-box>
          <text:p text:style-name="a850" text:class-names="" text:cond-style-name=""><text:span text:style-name="a848" text:class-names="">Образец заголовка</text:span><text:span text:style-name="a849" text:class-names=""/></text:p>
        </draw:text-box>
        <svg:title/>
        <svg:desc/>
      </draw:frame>
      <draw:frame draw:id="id123" presentation:style-name="a856" draw:name="Вертикальный текст 2" svg:x="0.65512in" svg:y="2.1in" svg:width="11.74488in" svg:height="5.1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2" text:class-names="">Образец текста
Второй уровень
Третий уровень
Четвертый уровень
Пятый уровень</text:span><text:span text:style-name="a853" text:class-names=""/></text:p>
            </text:list-item>
          </text:list>
        </draw:text-box>
        <svg:title/>
        <svg:desc/>
      </draw:frame>
      <draw:frame draw:id="id124" presentation:style-name="a859" draw:name="Дата 3" svg:x="0.65512in" svg:y="7.53189in" svg:width="3.05709in" svg:height="0.57047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25" presentation:style-name="a862" draw:name="Нижний колонтитул 4" svg:x="4.48661in" svg:y="7.53189in" svg:width="4.15906in" svg:height="0.57047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26" presentation:style-name="a866" draw:name="Номер слайда 5" svg:x="9.40748in" svg:y="7.53189in" svg:width="3.05709in" svg:height="0.57047in" presentation:class="page-number" presentation:placeholder="false">
        <draw:text-box>
          <text:p text:style-name="a865" text:class-names="" text:cond-style-name=""><text:span text:style-name="a863" text:class-names=""><text:page-number style:num-format="1" text:fixed="false"/></text:span><text:span text:style-name="a864" text:class-names=""/></text:p>
        </draw:text-box>
        <svg:title/>
        <svg:desc/>
      </draw:frame>
      <presentation:notes style:page-layout-name="pageLayout2" draw:style-name="a883">
        <draw:page-thumbnail svg:x="1.71338in" svg:y="1.22205in" svg:width="4.83937in" svg:height="4.08898in" presentation:class="page" draw:id="id5" presentation:style-name="a867" draw:name="Образ слайда 1">
          <svg:title/>
          <svg:desc/>
        </draw:page-thumbnail>
        <draw:frame draw:id="id6" presentation:style-name="a870" draw:name="Заметки 2" svg:x="1.14173in" svg:y="5.57362in" svg:width="5.98386in" svg:height="4.90709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Верхний колонтитул 3" svg:x="0.3937in" svg:y="0.3937in" svg:width="3.24606in" svg:height="0.54488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Дата 4" svg:x="4.62756in" svg:y="0.3937in" svg:width="3.24606in" svg:height="0.54488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Нижний колонтитул 5" svg:x="0.3937in" svg:y="10.75394in" svg:width="3.24606in" svg:height="0.54488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Номер слайда 6" svg:x="4.62756in" svg:y="10.75394in" svg:width="3.24606in" svg:height="0.54488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885">
      <draw:frame draw:id="id127" presentation:style-name="a889" draw:name="Вертикальный заголовок 1" svg:x="9.51389in" svg:y="0.13194in" svg:width="2.95139in" svg:height="7.06771in" presentation:class="title" presentation:placeholder="false">
        <draw:text-box>
          <text:p text:style-name="a888" text:class-names="" text:cond-style-name=""><text:span text:style-name="a886" text:class-names="">Образец заголовка</text:span><text:span text:style-name="a887" text:class-names=""/></text:p>
        </draw:text-box>
        <svg:title/>
        <svg:desc/>
      </draw:frame>
      <draw:frame draw:id="id128" presentation:style-name="a894" draw:name="Вертикальный текст 2" svg:x="0.65451in" svg:y="0.13194in" svg:width="8.69271in" svg:height="7.06771in" presentation:class="outline" presentation:placeholder="false">
        <draw:text-box>
          <text:list text:style-name="a893">
            <text:list-item>
              <text:p text:style-name="a892" text:class-names="" text:cond-style-name=""><text:span text:style-name="a890" text:class-names="">Образец текста
Второй уровень
Третий уровень
Четвертый уровень
Пятый уровень</text:span><text:span text:style-name="a891" text:class-names=""/></text:p>
            </text:list-item>
          </text:list>
        </draw:text-box>
        <svg:title/>
        <svg:desc/>
      </draw:frame>
      <draw:frame draw:id="id129" presentation:style-name="a897" draw:name="Дата 3" svg:x="0.65512in" svg:y="7.53189in" svg:width="3.05709in" svg:height="0.57047in" presentation:class="date-time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130" presentation:style-name="a900" draw:name="Нижний колонтитул 4" svg:x="4.48661in" svg:y="7.53189in" svg:width="4.15906in" svg:height="0.57047in" presentation:class="footer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131" presentation:style-name="a904" draw:name="Номер слайда 5" svg:x="9.40748in" svg:y="7.53189in" svg:width="3.05709in" svg:height="0.57047in" presentation:class="page-number" presentation:placeholder="false">
        <draw:text-box>
          <text:p text:style-name="a903" text:class-names="" text:cond-style-name=""><text:span text:style-name="a901" text:class-names=""><text:page-number style:num-format="1" text:fixed="false"/></text:span><text:span text:style-name="a902" text:class-names=""/></text:p>
        </draw:text-box>
        <svg:title/>
        <svg:desc/>
      </draw:frame>
      <presentation:notes style:page-layout-name="pageLayout2" draw:style-name="a921">
        <draw:page-thumbnail svg:x="1.71338in" svg:y="1.22205in" svg:width="4.83937in" svg:height="4.08898in" presentation:class="page" draw:id="id5" presentation:style-name="a905" draw:name="Образ слайда 1">
          <svg:title/>
          <svg:desc/>
        </draw:page-thumbnail>
        <draw:frame draw:id="id6" presentation:style-name="a908" draw:name="Заметки 2" svg:x="1.14173in" svg:y="5.57362in" svg:width="5.98386in" svg:height="4.90709in" presentation:class="notes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7" presentation:style-name="a911" draw:name="Верхний колонтитул 3" svg:x="0.3937in" svg:y="0.3937in" svg:width="3.24606in" svg:height="0.54488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8" presentation:style-name="a914" draw:name="Дата 4" svg:x="4.62756in" svg:y="0.3937in" svg:width="3.24606in" svg:height="0.54488in" presentation:class="date-time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9" presentation:style-name="a917" draw:name="Нижний колонтитул 5" svg:x="0.3937in" svg:y="10.75394in" svg:width="3.24606in" svg:height="0.54488in" presentation:class="foot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0" presentation:style-name="a920" draw:name="Номер слайда 6" svg:x="4.62756in" svg:y="10.75394in" svg:width="3.24606in" svg:height="0.54488in" presentation:class="page-number" presentation:placeholder="false">
          <draw:text-box>
            <text:p text:style-name="a919" text:class-names="" text:cond-style-name=""><text:span text:style-name="a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Vivid2" style:page-layout-name="pageLayout1" draw:style-name="a923">
      <draw:frame draw:id="id132" presentation:style-name="a926" draw:name="Заголовок 1" svg:x="0.65512in" svg:y="0.32953in" svg:width="11.80945in" svg:height="1.38031in" presentation:class="title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133" presentation:style-name="a931" draw:name="Текст 2" svg:x="0.65512in" svg:y="2in" svg:width="11.84488in" svg:height="5.9in" presentation:class="outline" presentation:placeholder="false">
        <draw:text-box>
          <text:list text:style-name="a930">
            <text:list-item>
              <text:p text:style-name="a929" text:class-names="" text:cond-style-name=""><text:span text:style-name="a927" text:class-names="">Образец текста
Второй уровень
Третий уровень
Четвертый уровень
Пятый уровень</text:span><text:span text:style-name="a928" text:class-names=""/></text:p>
            </text:list-item>
          </text:list>
        </draw:text-box>
        <svg:title/>
        <svg:desc/>
      </draw:frame>
      <draw:frame draw:id="id134" presentation:style-name="a934" draw:name="Дата 3" svg:x="0.65512in" svg:y="7.46693in" svg:width="3.05709in" svg:height="0.57047in" presentation:class="date-time" presentation:placeholder="false">
        <draw:text-box>
          <text:p text:style-name="a933" text:class-names="" text:cond-style-name=""><text:span text:style-name="a932" text:class-names=""/></text:p>
        </draw:text-box>
        <svg:title/>
        <svg:desc/>
      </draw:frame>
      <draw:frame draw:id="id135" presentation:style-name="a937" draw:name="Нижний колонтитул 4" svg:x="4.48661in" svg:y="7.46693in" svg:width="4.15906in" svg:height="0.57047in" presentation:class="footer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36" presentation:style-name="a940" draw:name="Номер слайда 5" svg:x="10.04882in" svg:y="7.46693in" svg:width="2.46457in" svg:height="0.57047in" presentation:class="page-number" presentation:placeholder="false">
        <draw:text-box>
          <text:p text:style-name="a939" text:class-names="" text:cond-style-name=""><text:span text:style-name="a938" text:class-names=""><text:page-number style:num-format="1" text:fixed="false"/></text:span></text:p>
        </draw:text-box>
        <svg:title/>
        <svg:desc/>
      </draw:frame>
      <presentation:notes style:page-layout-name="pageLayout2" draw:style-name="a957">
        <draw:page-thumbnail svg:x="1.71338in" svg:y="1.22205in" svg:width="4.83937in" svg:height="4.08898in" presentation:class="page" draw:id="id5" presentation:style-name="a941" draw:name="Образ слайда 1">
          <svg:title/>
          <svg:desc/>
        </draw:page-thumbnail>
        <draw:frame draw:id="id6" presentation:style-name="a944" draw:name="Заметки 2" svg:x="1.14173in" svg:y="5.57362in" svg:width="5.98386in" svg:height="4.90709in" presentation:class="notes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7" presentation:style-name="a947" draw:name="Верхний колонтитул 3" svg:x="0.3937in" svg:y="0.3937in" svg:width="3.24606in" svg:height="0.54488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8" presentation:style-name="a950" draw:name="Дата 4" svg:x="4.62756in" svg:y="0.3937in" svg:width="3.24606in" svg:height="0.54488in" presentation:class="date-time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9" presentation:style-name="a953" draw:name="Нижний колонтитул 5" svg:x="0.3937in" svg:y="10.75394in" svg:width="3.24606in" svg:height="0.54488in" presentation:class="footer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10" presentation:style-name="a956" draw:name="Номер слайда 6" svg:x="4.62756in" svg:y="10.75394in" svg:width="3.24606in" svg:height="0.54488in" presentation:class="page-number" presentation:placeholder="false">
          <draw:text-box>
            <text:p text:style-name="a955" text:class-names="" text:cond-style-name=""><text:span text:style-name="a9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Титульный-слайд" style:page-layout-name="pageLayout1" draw:style-name="a959">
      <draw:frame draw:id="id137" presentation:style-name="a963" draw:name="Заголовок 1" svg:x="1.64063in" svg:y="1.35243in" svg:width="9.84028in" svg:height="2.87847in" presentation:class="title" presentation:placeholder="false">
        <draw:text-box>
          <text:p text:style-name="a962" text:class-names="" text:cond-style-name=""><text:span text:style-name="a960" text:class-names="">Образец заголовка</text:span><text:span text:style-name="a961" text:class-names=""/></text:p>
        </draw:text-box>
        <svg:title/>
        <svg:desc/>
      </draw:frame>
      <draw:frame draw:id="id138" presentation:style-name="a967" draw:name="Подзаголовок 2" svg:x="1.64063in" svg:y="4.34201in" svg:width="9.84028in" svg:height="1.99653in" presentation:class="subtitle" presentation:placeholder="false">
        <draw:text-box>
          <text:p text:style-name="a966" text:class-names="" text:cond-style-name=""><text:span text:style-name="a964" text:class-names="">Образец подзаголовка</text:span><text:span text:style-name="a965" text:class-names=""/></text:p>
        </draw:text-box>
        <svg:title/>
        <svg:desc/>
      </draw:frame>
      <draw:frame draw:id="id139" presentation:style-name="a970" draw:name="Дата 3" svg:x="0.65512in" svg:y="7.46693in" svg:width="3.05709in" svg:height="0.57047in" presentation:class="date-time" presentation:placeholder="false">
        <draw:text-box>
          <text:p text:style-name="a969" text:class-names="" text:cond-style-name=""><text:span text:style-name="a968" text:class-names=""/></text:p>
        </draw:text-box>
        <svg:title/>
        <svg:desc/>
      </draw:frame>
      <draw:frame draw:id="id140" presentation:style-name="a973" draw:name="Нижний колонтитул 4" svg:x="4.48661in" svg:y="7.46693in" svg:width="4.15906in" svg:height="0.57047in" presentation:class="footer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141" presentation:style-name="a977" draw:name="Номер слайда 5" svg:x="10.04882in" svg:y="7.46693in" svg:width="2.46457in" svg:height="0.57047in" presentation:class="page-number" presentation:placeholder="false">
        <draw:text-box>
          <text:p text:style-name="a976" text:class-names="" text:cond-style-name=""><text:span text:style-name="a974" text:class-names=""><text:page-number style:num-format="1" text:fixed="false"/></text:span><text:span text:style-name="a975" text:class-names=""/></text:p>
        </draw:text-box>
        <svg:title/>
        <svg:desc/>
      </draw:frame>
      <presentation:notes style:page-layout-name="pageLayout2" draw:style-name="a994">
        <draw:page-thumbnail svg:x="1.71338in" svg:y="1.22205in" svg:width="4.83937in" svg:height="4.08898in" presentation:class="page" draw:id="id5" presentation:style-name="a978" draw:name="Образ слайда 1">
          <svg:title/>
          <svg:desc/>
        </draw:page-thumbnail>
        <draw:frame draw:id="id6" presentation:style-name="a981" draw:name="Заметки 2" svg:x="1.14173in" svg:y="5.57362in" svg:width="5.98386in" svg:height="4.90709in" presentation:class="notes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7" presentation:style-name="a984" draw:name="Верхний колонтитул 3" svg:x="0.3937in" svg:y="0.3937in" svg:width="3.24606in" svg:height="0.54488in" presentation:class="head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8" presentation:style-name="a987" draw:name="Дата 4" svg:x="4.62756in" svg:y="0.3937in" svg:width="3.24606in" svg:height="0.54488in" presentation:class="date-time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9" presentation:style-name="a990" draw:name="Нижний колонтитул 5" svg:x="0.3937in" svg:y="10.75394in" svg:width="3.24606in" svg:height="0.54488in" presentation:class="foot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0" presentation:style-name="a993" draw:name="Номер слайда 6" svg:x="4.62756in" svg:y="10.75394in" svg:width="3.24606in" svg:height="0.54488in" presentation:class="page-number" presentation:placeholder="false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Заголовок-и-объект" style:page-layout-name="pageLayout1" draw:style-name="a996">
      <draw:frame draw:id="id142" presentation:style-name="a1000" draw:name="Заголовок 1" svg:x="0.65512in" svg:y="0.32953in" svg:width="11.80945in" svg:height="1.38031in" presentation:class="title" presentation:placeholder="false">
        <draw:text-box>
          <text:p text:style-name="a999" text:class-names="" text:cond-style-name=""><text:span text:style-name="a997" text:class-names="">Образец заголовка</text:span><text:span text:style-name="a998" text:class-names=""/></text:p>
        </draw:text-box>
        <svg:title/>
        <svg:desc/>
      </draw:frame>
      <draw:frame draw:id="id143" presentation:style-name="a1004" draw:name="Объект 2" svg:x="0.65512in" svg:y="2in" svg:width="11.84488in" svg:height="5.9in" presentation:class="object" presentation:placeholder="false">
        <draw:text-box>
          <text:p text:style-name="a1003" text:class-names="" text:cond-style-name=""><text:span text:style-name="a1001" text:class-names="">Образец текста
Второй уровень
Третий уровень
Четвертый уровень
Пятый уровень</text:span><text:span text:style-name="a1002" text:class-names=""/></text:p>
        </draw:text-box>
        <svg:title/>
        <svg:desc/>
      </draw:frame>
      <draw:frame draw:id="id144" presentation:style-name="a1007" draw:name="Дата 3" svg:x="0.65512in" svg:y="7.46693in" svg:width="3.05709in" svg:height="0.57047in" presentation:class="date-time" presentation:placeholder="false">
        <draw:text-box>
          <text:p text:style-name="a1006" text:class-names="" text:cond-style-name=""><text:span text:style-name="a1005" text:class-names=""/></text:p>
        </draw:text-box>
        <svg:title/>
        <svg:desc/>
      </draw:frame>
      <draw:frame draw:id="id145" presentation:style-name="a1010" draw:name="Нижний колонтитул 4" svg:x="4.48661in" svg:y="7.46693in" svg:width="4.15906in" svg:height="0.57047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46" presentation:style-name="a1014" draw:name="Номер слайда 5" svg:x="10.04882in" svg:y="7.46693in" svg:width="2.46457in" svg:height="0.57047in" presentation:class="page-number" presentation:placeholder="false">
        <draw:text-box>
          <text:p text:style-name="a1013" text:class-names="" text:cond-style-name=""><text:span text:style-name="a1011" text:class-names=""><text:page-number style:num-format="1" text:fixed="false"/></text:span><text:span text:style-name="a1012" text:class-names=""/></text:p>
        </draw:text-box>
        <svg:title/>
        <svg:desc/>
      </draw:frame>
      <presentation:notes style:page-layout-name="pageLayout2" draw:style-name="a1031">
        <draw:page-thumbnail svg:x="1.71338in" svg:y="1.22205in" svg:width="4.83937in" svg:height="4.08898in" presentation:class="page" draw:id="id5" presentation:style-name="a1015" draw:name="Образ слайда 1">
          <svg:title/>
          <svg:desc/>
        </draw:page-thumbnail>
        <draw:frame draw:id="id6" presentation:style-name="a1018" draw:name="Заметки 2" svg:x="1.14173in" svg:y="5.57362in" svg:width="5.98386in" svg:height="4.90709in" presentation:class="notes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7" presentation:style-name="a1021" draw:name="Верхний колонтитул 3" svg:x="0.3937in" svg:y="0.3937in" svg:width="3.24606in" svg:height="0.54488in" presentation:class="head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8" presentation:style-name="a1024" draw:name="Дата 4" svg:x="4.62756in" svg:y="0.3937in" svg:width="3.24606in" svg:height="0.54488in" presentation:class="date-time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9" presentation:style-name="a1027" draw:name="Нижний колонтитул 5" svg:x="0.3937in" svg:y="10.75394in" svg:width="3.24606in" svg:height="0.54488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10" presentation:style-name="a1030" draw:name="Номер слайда 6" svg:x="4.62756in" svg:y="10.75394in" svg:width="3.24606in" svg:height="0.54488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Заголовок-раздела" style:page-layout-name="pageLayout1" draw:style-name="a1033">
      <draw:frame draw:id="id147" presentation:style-name="a1037" draw:name="Заголовок 1" svg:x="0.89583in" svg:y="2.06076in" svg:width="11.31597in" svg:height="3.43924in" presentation:class="title" presentation:placeholder="false">
        <draw:text-box>
          <text:p text:style-name="a1036" text:class-names="" text:cond-style-name=""><text:span text:style-name="a1034" text:class-names="">Образец заголовка</text:span><text:span text:style-name="a1035" text:class-names=""/></text:p>
        </draw:text-box>
        <svg:title/>
        <svg:desc/>
      </draw:frame>
      <draw:frame draw:id="id148" presentation:style-name="a1042" draw:name="Текст 2" svg:x="0.89583in" svg:y="5.53299in" svg:width="11.31597in" svg:height="1.80729in" presentation:class="outline" presentation:placeholder="false">
        <draw:text-box>
          <text:list text:style-name="a1041">
            <text:list-item>
              <text:p text:style-name="a1040" text:class-names="" text:cond-style-name=""><text:span text:style-name="a1038" text:class-names="">Образец текста
Второй уровень
Третий уровень
Четвертый уровень
Пятый уровень</text:span><text:span text:style-name="a1039" text:class-names=""/></text:p>
            </text:list-item>
          </text:list>
        </draw:text-box>
        <svg:title/>
        <svg:desc/>
      </draw:frame>
      <draw:frame draw:id="id149" presentation:style-name="a1045" draw:name="Дата 3" svg:x="0.65512in" svg:y="7.46693in" svg:width="3.05709in" svg:height="0.57047in" presentation:class="date-time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50" presentation:style-name="a1048" draw:name="Нижний колонтитул 4" svg:x="4.48661in" svg:y="7.46693in" svg:width="4.15906in" svg:height="0.57047in" presentation:class="footer" presentation:placeholder="false">
        <draw:text-box>
          <text:p text:style-name="a1047" text:class-names="" text:cond-style-name=""><text:span text:style-name="a1046" text:class-names=""/></text:p>
        </draw:text-box>
        <svg:title/>
        <svg:desc/>
      </draw:frame>
      <draw:frame draw:id="id151" presentation:style-name="a1052" draw:name="Номер слайда 5" svg:x="10.04882in" svg:y="7.46693in" svg:width="2.46457in" svg:height="0.57047in" presentation:class="page-number" presentation:placeholder="false">
        <draw:text-box>
          <text:p text:style-name="a1051" text:class-names="" text:cond-style-name=""><text:span text:style-name="a1049" text:class-names=""><text:page-number style:num-format="1" text:fixed="false"/></text:span><text:span text:style-name="a1050" text:class-names=""/></text:p>
        </draw:text-box>
        <svg:title/>
        <svg:desc/>
      </draw:frame>
      <presentation:notes style:page-layout-name="pageLayout2" draw:style-name="a1069">
        <draw:page-thumbnail svg:x="1.71338in" svg:y="1.22205in" svg:width="4.83937in" svg:height="4.08898in" presentation:class="page" draw:id="id5" presentation:style-name="a1053" draw:name="Образ слайда 1">
          <svg:title/>
          <svg:desc/>
        </draw:page-thumbnail>
        <draw:frame draw:id="id6" presentation:style-name="a1056" draw:name="Заметки 2" svg:x="1.14173in" svg:y="5.57362in" svg:width="5.98386in" svg:height="4.90709in" presentation:class="notes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7" presentation:style-name="a1059" draw:name="Верхний колонтитул 3" svg:x="0.3937in" svg:y="0.3937in" svg:width="3.24606in" svg:height="0.54488in" presentation:class="header" presentation:placeholder="false">
          <draw:text-box>
            <text:p text:style-name="a1058" text:class-names="" text:cond-style-name=""><text:span text:style-name="a1057" text:class-names=""/></text:p>
          </draw:text-box>
          <svg:title/>
          <svg:desc/>
        </draw:frame>
        <draw:frame draw:id="id8" presentation:style-name="a1062" draw:name="Дата 4" svg:x="4.62756in" svg:y="0.3937in" svg:width="3.24606in" svg:height="0.54488in" presentation:class="date-time" presentation:placeholder="false">
          <draw:text-box>
            <text:p text:style-name="a1061" text:class-names="" text:cond-style-name=""><text:span text:style-name="a1060" text:class-names=""/></text:p>
          </draw:text-box>
          <svg:title/>
          <svg:desc/>
        </draw:frame>
        <draw:frame draw:id="id9" presentation:style-name="a1065" draw:name="Нижний колонтитул 5" svg:x="0.3937in" svg:y="10.75394in" svg:width="3.24606in" svg:height="0.54488in" presentation:class="footer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10" presentation:style-name="a1068" draw:name="Номер слайда 6" svg:x="4.62756in" svg:y="10.75394in" svg:width="3.24606in" svg:height="0.54488in" presentation:class="page-number" presentation:placeholder="false">
          <draw:text-box>
            <text:p text:style-name="a1067" text:class-names="" text:cond-style-name=""><text:span text:style-name="a10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Два-объекта" style:page-layout-name="pageLayout1" draw:style-name="a1071">
      <draw:frame draw:id="id152" presentation:style-name="a1075" draw:name="Заголовок 1" svg:x="0.65512in" svg:y="0.32953in" svg:width="11.80945in" svg:height="1.38031in" presentation:class="title" presentation:placeholder="false">
        <draw:text-box>
          <text:p text:style-name="a1074" text:class-names="" text:cond-style-name=""><text:span text:style-name="a1072" text:class-names="">Образец заголовка</text:span><text:span text:style-name="a1073" text:class-names=""/></text:p>
        </draw:text-box>
        <svg:title/>
        <svg:desc/>
      </draw:frame>
      <draw:frame draw:id="id153" presentation:style-name="a1079" draw:name="Объект 2" svg:x="0.65451in" svg:y="2in" svg:width="5.83854in" svg:height="5.89931in" presentation:class="object" presentation:placeholder="false">
        <draw:text-box>
          <text:p text:style-name="a1078" text:class-names="" text:cond-style-name=""><text:span text:style-name="a1076" text:class-names="">Образец текста
Второй уровень
Третий уровень
Четвертый уровень
Пятый уровень</text:span><text:span text:style-name="a1077" text:class-names=""/></text:p>
        </draw:text-box>
        <svg:title/>
        <svg:desc/>
      </draw:frame>
      <draw:frame draw:id="id154" presentation:style-name="a1083" draw:name="Объект 3" svg:x="6.65972in" svg:y="2in" svg:width="5.84028in" svg:height="5.89931in" presentation:class="object" presentation:placeholder="false">
        <draw:text-box>
          <text:p text:style-name="a1082" text:class-names="" text:cond-style-name=""><text:span text:style-name="a1080" text:class-names="">Образец текста
Второй уровень
Третий уровень
Четвертый уровень
Пятый уровень</text:span><text:span text:style-name="a1081" text:class-names=""/></text:p>
        </draw:text-box>
        <svg:title/>
        <svg:desc/>
      </draw:frame>
      <draw:frame draw:id="id155" presentation:style-name="a1086" draw:name="Дата 4" svg:x="0.65512in" svg:y="7.46693in" svg:width="3.05709in" svg:height="0.57047in" presentation:class="date-time" presentation:placeholder="false">
        <draw:text-box>
          <text:p text:style-name="a1085" text:class-names="" text:cond-style-name=""><text:span text:style-name="a1084" text:class-names=""/></text:p>
        </draw:text-box>
        <svg:title/>
        <svg:desc/>
      </draw:frame>
      <draw:frame draw:id="id156" presentation:style-name="a1089" draw:name="Нижний колонтитул 5" svg:x="4.48661in" svg:y="7.46693in" svg:width="4.15906in" svg:height="0.57047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57" presentation:style-name="a1093" draw:name="Номер слайда 6" svg:x="10.04882in" svg:y="7.46693in" svg:width="2.46457in" svg:height="0.57047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  <presentation:notes style:page-layout-name="pageLayout2" draw:style-name="a1110">
        <draw:page-thumbnail svg:x="1.71338in" svg:y="1.22205in" svg:width="4.83937in" svg:height="4.08898in" presentation:class="page" draw:id="id5" presentation:style-name="a1094" draw:name="Образ слайда 1">
          <svg:title/>
          <svg:desc/>
        </draw:page-thumbnail>
        <draw:frame draw:id="id6" presentation:style-name="a1097" draw:name="Заметки 2" svg:x="1.14173in" svg:y="5.57362in" svg:width="5.98386in" svg:height="4.90709in" presentation:class="notes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7" presentation:style-name="a1100" draw:name="Верхний колонтитул 3" svg:x="0.3937in" svg:y="0.3937in" svg:width="3.24606in" svg:height="0.54488in" presentation:class="head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8" presentation:style-name="a1103" draw:name="Дата 4" svg:x="4.62756in" svg:y="0.3937in" svg:width="3.24606in" svg:height="0.54488in" presentation:class="date-time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9" presentation:style-name="a1106" draw:name="Нижний колонтитул 5" svg:x="0.3937in" svg:y="10.75394in" svg:width="3.24606in" svg:height="0.54488in" presentation:class="foot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0" presentation:style-name="a1109" draw:name="Номер слайда 6" svg:x="4.62756in" svg:y="10.75394in" svg:width="3.24606in" svg:height="0.54488in" presentation:class="page-number" presentation:placeholder="false">
          <draw:text-box>
            <text:p text:style-name="a1108" text:class-names="" text:cond-style-name=""><text:span text:style-name="a1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Сравнение" style:page-layout-name="pageLayout1" draw:style-name="a1112">
      <draw:frame draw:id="id158" presentation:style-name="a1116" draw:name="Заголовок 1" svg:x="0.90451in" svg:y="0.44097in" svg:width="11.31597in" svg:height="1.59722in" presentation:class="title" presentation:placeholder="false">
        <draw:text-box>
          <text:p text:style-name="a1115" text:class-names="" text:cond-style-name=""><text:span text:style-name="a1113" text:class-names="">Образец заголовка</text:span><text:span text:style-name="a1114" text:class-names=""/></text:p>
        </draw:text-box>
        <svg:title/>
        <svg:desc/>
      </draw:frame>
      <draw:frame draw:id="id159" presentation:style-name="a1121" draw:name="Текст 2" svg:x="0.90451in" svg:y="2.02604in" svg:width="5.55035in" svg:height="0.99306in" presentation:class="outline" presentation:placeholder="false">
        <draw:text-box>
          <text:list text:style-name="a1120">
            <text:list-item>
              <text:p text:style-name="a1119" text:class-names="" text:cond-style-name=""><text:span text:style-name="a1117" text:class-names="">Образец текста
Второй уровень
Третий уровень
Четвертый уровень
Пятый уровень</text:span><text:span text:style-name="a1118" text:class-names=""/></text:p>
            </text:list-item>
          </text:list>
        </draw:text-box>
        <svg:title/>
        <svg:desc/>
      </draw:frame>
      <draw:frame draw:id="id160" presentation:style-name="a1125" draw:name="Объект 3" svg:x="0.90451in" svg:y="3.0191in" svg:width="5.55035in" svg:height="4.44271in" presentation:class="object" presentation:placeholder="false">
        <draw:text-box>
          <text:p text:style-name="a1124" text:class-names="" text:cond-style-name=""><text:span text:style-name="a1122" text:class-names="">Образец текста
Второй уровень
Третий уровень
Четвертый уровень
Пятый уровень</text:span><text:span text:style-name="a1123" text:class-names=""/></text:p>
        </draw:text-box>
        <svg:title/>
        <svg:desc/>
      </draw:frame>
      <draw:frame draw:id="id161" presentation:style-name="a1130" draw:name="Текст 4" svg:x="6.64236in" svg:y="2.02604in" svg:width="5.57813in" svg:height="0.99306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6" text:class-names="">Образец текста
Второй уровень
Третий уровень
Четвертый уровень
Пятый уровень</text:span><text:span text:style-name="a1127" text:class-names=""/></text:p>
            </text:list-item>
          </text:list>
        </draw:text-box>
        <svg:title/>
        <svg:desc/>
      </draw:frame>
      <draw:frame draw:id="id162" presentation:style-name="a1134" draw:name="Объект 5" svg:x="6.64236in" svg:y="3.0191in" svg:width="5.57813in" svg:height="4.44271in" presentation:class="object" presentation:placeholder="false">
        <draw:text-box>
          <text:p text:style-name="a1133" text:class-names="" text:cond-style-name=""><text:span text:style-name="a1131" text:class-names="">Образец текста
Второй уровень
Третий уровень
Четвертый уровень
Пятый уровень</text:span><text:span text:style-name="a1132" text:class-names=""/></text:p>
        </draw:text-box>
        <svg:title/>
        <svg:desc/>
      </draw:frame>
      <draw:frame draw:id="id163" presentation:style-name="a1137" draw:name="Дата 6" svg:x="0.65512in" svg:y="7.46693in" svg:width="3.05709in" svg:height="0.57047in" presentation:class="date-time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164" presentation:style-name="a1140" draw:name="Нижний колонтитул 7" svg:x="4.48661in" svg:y="7.46693in" svg:width="4.15906in" svg:height="0.57047in" presentation:class="footer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65" presentation:style-name="a1144" draw:name="Номер слайда 8" svg:x="10.04882in" svg:y="7.46693in" svg:width="2.46457in" svg:height="0.57047in" presentation:class="page-number" presentation:placeholder="false">
        <draw:text-box>
          <text:p text:style-name="a1143" text:class-names="" text:cond-style-name=""><text:span text:style-name="a1141" text:class-names=""><text:page-number style:num-format="1" text:fixed="false"/></text:span><text:span text:style-name="a1142" text:class-names=""/></text:p>
        </draw:text-box>
        <svg:title/>
        <svg:desc/>
      </draw:frame>
      <presentation:notes style:page-layout-name="pageLayout2" draw:style-name="a1161">
        <draw:page-thumbnail svg:x="1.71338in" svg:y="1.22205in" svg:width="4.83937in" svg:height="4.08898in" presentation:class="page" draw:id="id5" presentation:style-name="a1145" draw:name="Образ слайда 1">
          <svg:title/>
          <svg:desc/>
        </draw:page-thumbnail>
        <draw:frame draw:id="id6" presentation:style-name="a1148" draw:name="Заметки 2" svg:x="1.14173in" svg:y="5.57362in" svg:width="5.98386in" svg:height="4.90709in" presentation:class="notes" presentation:placeholder="false">
          <draw:text-box>
            <text:p text:style-name="a1147" text:class-names="" text:cond-style-name=""><text:span text:style-name="a1146" text:class-names=""/></text:p>
          </draw:text-box>
          <svg:title/>
          <svg:desc/>
        </draw:frame>
        <draw:frame draw:id="id7" presentation:style-name="a1151" draw:name="Верхний колонтитул 3" svg:x="0.3937in" svg:y="0.3937in" svg:width="3.24606in" svg:height="0.54488in" presentation:class="header" presentation:placeholder="false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  <draw:frame draw:id="id8" presentation:style-name="a1154" draw:name="Дата 4" svg:x="4.62756in" svg:y="0.3937in" svg:width="3.24606in" svg:height="0.54488in" presentation:class="date-time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9" presentation:style-name="a1157" draw:name="Нижний колонтитул 5" svg:x="0.3937in" svg:y="10.75394in" svg:width="3.24606in" svg:height="0.54488in" presentation:class="footer" presentation:placeholder="false">
          <draw:text-box>
            <text:p text:style-name="a1156" text:class-names="" text:cond-style-name=""><text:span text:style-name="a1155" text:class-names=""/></text:p>
          </draw:text-box>
          <svg:title/>
          <svg:desc/>
        </draw:frame>
        <draw:frame draw:id="id10" presentation:style-name="a1160" draw:name="Номер слайда 6" svg:x="4.62756in" svg:y="10.75394in" svg:width="3.24606in" svg:height="0.54488in" presentation:class="page-number" presentation:placeholder="false">
          <draw:text-box>
            <text:p text:style-name="a1159" text:class-names="" text:cond-style-name=""><text:span text:style-name="a1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Только-заголовок" style:page-layout-name="pageLayout1" draw:style-name="a1163">
      <draw:frame draw:id="id166" presentation:style-name="a1167" draw:name="Заголовок 1" svg:x="0.65512in" svg:y="0.32953in" svg:width="11.80945in" svg:height="1.38031in" presentation:class="title" presentation:placeholder="false">
        <draw:text-box>
          <text:p text:style-name="a1166" text:class-names="" text:cond-style-name=""><text:span text:style-name="a1164" text:class-names="">Образец заголовка</text:span><text:span text:style-name="a1165" text:class-names=""/></text:p>
        </draw:text-box>
        <svg:title/>
        <svg:desc/>
      </draw:frame>
      <draw:frame draw:id="id167" presentation:style-name="a1170" draw:name="Дата 2" svg:x="0.65512in" svg:y="7.46693in" svg:width="3.05709in" svg:height="0.57047in" presentation:class="date-time" presentation:placeholder="false">
        <draw:text-box>
          <text:p text:style-name="a1169" text:class-names="" text:cond-style-name=""><text:span text:style-name="a1168" text:class-names=""/></text:p>
        </draw:text-box>
        <svg:title/>
        <svg:desc/>
      </draw:frame>
      <draw:frame draw:id="id168" presentation:style-name="a1173" draw:name="Нижний колонтитул 3" svg:x="4.48661in" svg:y="7.46693in" svg:width="4.15906in" svg:height="0.57047in" presentation:class="footer" presentation:placeholder="false">
        <draw:text-box>
          <text:p text:style-name="a1172" text:class-names="" text:cond-style-name=""><text:span text:style-name="a1171" text:class-names=""/></text:p>
        </draw:text-box>
        <svg:title/>
        <svg:desc/>
      </draw:frame>
      <draw:frame draw:id="id169" presentation:style-name="a1177" draw:name="Номер слайда 4" svg:x="10.04882in" svg:y="7.46693in" svg:width="2.46457in" svg:height="0.57047in" presentation:class="page-number" presentation:placeholder="false">
        <draw:text-box>
          <text:p text:style-name="a1176" text:class-names="" text:cond-style-name=""><text:span text:style-name="a1174" text:class-names=""><text:page-number style:num-format="1" text:fixed="false"/></text:span><text:span text:style-name="a1175" text:class-names=""/></text:p>
        </draw:text-box>
        <svg:title/>
        <svg:desc/>
      </draw:frame>
      <presentation:notes style:page-layout-name="pageLayout2" draw:style-name="a1194">
        <draw:page-thumbnail svg:x="1.71338in" svg:y="1.22205in" svg:width="4.83937in" svg:height="4.08898in" presentation:class="page" draw:id="id5" presentation:style-name="a1178" draw:name="Образ слайда 1">
          <svg:title/>
          <svg:desc/>
        </draw:page-thumbnail>
        <draw:frame draw:id="id6" presentation:style-name="a1181" draw:name="Заметки 2" svg:x="1.14173in" svg:y="5.57362in" svg:width="5.98386in" svg:height="4.90709in" presentation:class="notes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7" presentation:style-name="a1184" draw:name="Верхний колонтитул 3" svg:x="0.3937in" svg:y="0.3937in" svg:width="3.24606in" svg:height="0.54488in" presentation:class="header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8" presentation:style-name="a1187" draw:name="Дата 4" svg:x="4.62756in" svg:y="0.3937in" svg:width="3.24606in" svg:height="0.54488in" presentation:class="date-time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9" presentation:style-name="a1190" draw:name="Нижний колонтитул 5" svg:x="0.3937in" svg:y="10.75394in" svg:width="3.24606in" svg:height="0.54488in" presentation:class="footer" presentation:placeholder="false">
          <draw:text-box>
            <text:p text:style-name="a1189" text:class-names="" text:cond-style-name=""><text:span text:style-name="a1188" text:class-names=""/></text:p>
          </draw:text-box>
          <svg:title/>
          <svg:desc/>
        </draw:frame>
        <draw:frame draw:id="id10" presentation:style-name="a1193" draw:name="Номер слайда 6" svg:x="4.62756in" svg:y="10.75394in" svg:width="3.24606in" svg:height="0.54488in" presentation:class="page-number" presentation:placeholder="false">
          <draw:text-box>
            <text:p text:style-name="a1192" text:class-names="" text:cond-style-name=""><text:span text:style-name="a11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Пустой-слайд" style:page-layout-name="pageLayout1" draw:style-name="a1196">
      <draw:frame draw:id="id170" presentation:style-name="a1199" draw:name="Дата 1" svg:x="0.65512in" svg:y="7.46693in" svg:width="3.05709in" svg:height="0.57047in" presentation:class="date-time" presentation:placeholder="false">
        <draw:text-box>
          <text:p text:style-name="a1198" text:class-names="" text:cond-style-name=""><text:span text:style-name="a1197" text:class-names=""/></text:p>
        </draw:text-box>
        <svg:title/>
        <svg:desc/>
      </draw:frame>
      <draw:frame draw:id="id171" presentation:style-name="a1202" draw:name="Нижний колонтитул 2" svg:x="4.48661in" svg:y="7.46693in" svg:width="4.15906in" svg:height="0.57047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172" presentation:style-name="a1206" draw:name="Номер слайда 3" svg:x="10.04882in" svg:y="7.46693in" svg:width="2.46457in" svg:height="0.57047in" presentation:class="page-number" presentation:placeholder="false">
        <draw:text-box>
          <text:p text:style-name="a1205" text:class-names="" text:cond-style-name=""><text:span text:style-name="a1203" text:class-names=""><text:page-number style:num-format="1" text:fixed="false"/></text:span><text:span text:style-name="a1204" text:class-names=""/></text:p>
        </draw:text-box>
        <svg:title/>
        <svg:desc/>
      </draw:frame>
      <presentation:notes style:page-layout-name="pageLayout2" draw:style-name="a1223">
        <draw:page-thumbnail svg:x="1.71338in" svg:y="1.22205in" svg:width="4.83937in" svg:height="4.08898in" presentation:class="page" draw:id="id5" presentation:style-name="a1207" draw:name="Образ слайда 1">
          <svg:title/>
          <svg:desc/>
        </draw:page-thumbnail>
        <draw:frame draw:id="id6" presentation:style-name="a1210" draw:name="Заметки 2" svg:x="1.14173in" svg:y="5.57362in" svg:width="5.98386in" svg:height="4.90709in" presentation:class="notes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7" presentation:style-name="a1213" draw:name="Верхний колонтитул 3" svg:x="0.3937in" svg:y="0.3937in" svg:width="3.24606in" svg:height="0.54488in" presentation:class="header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8" presentation:style-name="a1216" draw:name="Дата 4" svg:x="4.62756in" svg:y="0.3937in" svg:width="3.24606in" svg:height="0.54488in" presentation:class="date-time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9" presentation:style-name="a1219" draw:name="Нижний колонтитул 5" svg:x="0.3937in" svg:y="10.75394in" svg:width="3.24606in" svg:height="0.54488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0" presentation:style-name="a1222" draw:name="Номер слайда 6" svg:x="4.62756in" svg:y="10.75394in" svg:width="3.24606in" svg:height="0.54488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Объект-с-подписью" style:page-layout-name="pageLayout1" draw:style-name="a1225">
      <draw:frame draw:id="id173" presentation:style-name="a1229" draw:name="Заголовок 1" svg:x="0.90451in" svg:y="0.55035in" svg:width="4.2309in" svg:height="1.93056in" presentation:class="title" presentation:placeholder="false">
        <draw:text-box>
          <text:p text:style-name="a1228" text:class-names="" text:cond-style-name=""><text:span text:style-name="a1226" text:class-names="">Образец заголовка</text:span><text:span text:style-name="a1227" text:class-names=""/></text:p>
        </draw:text-box>
        <svg:title/>
        <svg:desc/>
      </draw:frame>
      <draw:frame draw:id="id174" presentation:style-name="a1233" draw:name="Объект 2" svg:x="5.57813in" svg:y="1.19097in" svg:width="6.64236in" svg:height="5.875in" presentation:class="object" presentation:placeholder="false">
        <draw:text-box>
          <text:p text:style-name="a1232" text:class-names="" text:cond-style-name=""><text:span text:style-name="a1230" text:class-names="">Образец текста
Второй уровень
Третий уровень
Четвертый уровень
Пятый уровень</text:span><text:span text:style-name="a1231" text:class-names=""/></text:p>
        </draw:text-box>
        <svg:title/>
        <svg:desc/>
      </draw:frame>
      <draw:frame draw:id="id175" presentation:style-name="a1238" draw:name="Текст 3" svg:x="0.90451in" svg:y="2.4809in" svg:width="4.2309in" svg:height="4.59375in" presentation:class="outline" presentation:placeholder="false">
        <draw:text-box>
          <text:list text:style-name="a1237">
            <text:list-item>
              <text:p text:style-name="a1236" text:class-names="" text:cond-style-name=""><text:span text:style-name="a1234" text:class-names="">Образец текста
Второй уровень
Третий уровень
Четвертый уровень
Пятый уровень</text:span><text:span text:style-name="a1235" text:class-names=""/></text:p>
            </text:list-item>
          </text:list>
        </draw:text-box>
        <svg:title/>
        <svg:desc/>
      </draw:frame>
      <draw:frame draw:id="id176" presentation:style-name="a1241" draw:name="Дата 4" svg:x="0.65512in" svg:y="7.46693in" svg:width="3.05709in" svg:height="0.57047in" presentation:class="date-time" presentation:placeholder="false">
        <draw:text-box>
          <text:p text:style-name="a1240" text:class-names="" text:cond-style-name=""><text:span text:style-name="a1239" text:class-names=""/></text:p>
        </draw:text-box>
        <svg:title/>
        <svg:desc/>
      </draw:frame>
      <draw:frame draw:id="id177" presentation:style-name="a1244" draw:name="Нижний колонтитул 5" svg:x="4.48661in" svg:y="7.46693in" svg:width="4.15906in" svg:height="0.57047in" presentation:class="footer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78" presentation:style-name="a1248" draw:name="Номер слайда 6" svg:x="10.04882in" svg:y="7.46693in" svg:width="2.46457in" svg:height="0.57047in" presentation:class="page-number" presentation:placeholder="false">
        <draw:text-box>
          <text:p text:style-name="a1247" text:class-names="" text:cond-style-name=""><text:span text:style-name="a1245" text:class-names=""><text:page-number style:num-format="1" text:fixed="false"/></text:span><text:span text:style-name="a1246" text:class-names=""/></text:p>
        </draw:text-box>
        <svg:title/>
        <svg:desc/>
      </draw:frame>
      <presentation:notes style:page-layout-name="pageLayout2" draw:style-name="a1265">
        <draw:page-thumbnail svg:x="1.71338in" svg:y="1.22205in" svg:width="4.83937in" svg:height="4.08898in" presentation:class="page" draw:id="id5" presentation:style-name="a1249" draw:name="Образ слайда 1">
          <svg:title/>
          <svg:desc/>
        </draw:page-thumbnail>
        <draw:frame draw:id="id6" presentation:style-name="a1252" draw:name="Заметки 2" svg:x="1.14173in" svg:y="5.57362in" svg:width="5.98386in" svg:height="4.90709in" presentation:class="notes" presentation:placeholder="false">
          <draw:text-box>
            <text:p text:style-name="a1251" text:class-names="" text:cond-style-name=""><text:span text:style-name="a1250" text:class-names=""/></text:p>
          </draw:text-box>
          <svg:title/>
          <svg:desc/>
        </draw:frame>
        <draw:frame draw:id="id7" presentation:style-name="a1255" draw:name="Верхний колонтитул 3" svg:x="0.3937in" svg:y="0.3937in" svg:width="3.24606in" svg:height="0.54488in" presentation:class="head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8" presentation:style-name="a1258" draw:name="Дата 4" svg:x="4.62756in" svg:y="0.3937in" svg:width="3.24606in" svg:height="0.54488in" presentation:class="date-time" presentation:placeholder="false">
          <draw:text-box>
            <text:p text:style-name="a1257" text:class-names="" text:cond-style-name=""><text:span text:style-name="a1256" text:class-names=""/></text:p>
          </draw:text-box>
          <svg:title/>
          <svg:desc/>
        </draw:frame>
        <draw:frame draw:id="id9" presentation:style-name="a1261" draw:name="Нижний колонтитул 5" svg:x="0.3937in" svg:y="10.75394in" svg:width="3.24606in" svg:height="0.54488in" presentation:class="footer" presentation:placeholder="false">
          <draw:text-box>
            <text:p text:style-name="a1260" text:class-names="" text:cond-style-name=""><text:span text:style-name="a1259" text:class-names=""/></text:p>
          </draw:text-box>
          <svg:title/>
          <svg:desc/>
        </draw:frame>
        <draw:frame draw:id="id10" presentation:style-name="a1264" draw:name="Номер слайда 6" svg:x="4.62756in" svg:y="10.75394in" svg:width="3.24606in" svg:height="0.54488in" presentation:class="page-number" presentation:placeholder="false">
          <draw:text-box>
            <text:p text:style-name="a1263" text:class-names="" text:cond-style-name=""><text:span text:style-name="a12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Рисунок-с-подписью" style:page-layout-name="pageLayout1" draw:style-name="a1267">
      <draw:frame draw:id="id179" presentation:style-name="a1271" draw:name="Заголовок 1" svg:x="0.90451in" svg:y="0.55035in" svg:width="4.2309in" svg:height="1.93056in" presentation:class="title" presentation:placeholder="false">
        <draw:text-box>
          <text:p text:style-name="a1270" text:class-names="" text:cond-style-name=""><text:span text:style-name="a1268" text:class-names="">Образец заголовка</text:span><text:span text:style-name="a1269" text:class-names=""/></text:p>
        </draw:text-box>
        <svg:title/>
        <svg:desc/>
      </draw:frame>
      <draw:frame draw:id="id180" presentation:style-name="a1274" draw:name="Рисунок 2" svg:x="5.57813in" svg:y="1.19097in" svg:width="6.64236in" svg:height="5.875in" presentation:class="graphic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81" presentation:style-name="a1279" draw:name="Текст 3" svg:x="0.90451in" svg:y="2.4809in" svg:width="4.2309in" svg:height="4.59375in" presentation:class="outline" presentation:placeholder="false">
        <draw:text-box>
          <text:list text:style-name="a1278">
            <text:list-item>
              <text:p text:style-name="a1277" text:class-names="" text:cond-style-name=""><text:span text:style-name="a1275" text:class-names="">Образец текста
Второй уровень
Третий уровень
Четвертый уровень
Пятый уровень</text:span><text:span text:style-name="a1276" text:class-names=""/></text:p>
            </text:list-item>
          </text:list>
        </draw:text-box>
        <svg:title/>
        <svg:desc/>
      </draw:frame>
      <draw:frame draw:id="id182" presentation:style-name="a1282" draw:name="Дата 4" svg:x="0.65512in" svg:y="7.46693in" svg:width="3.05709in" svg:height="0.57047in" presentation:class="date-time" presentation:placeholder="false">
        <draw:text-box>
          <text:p text:style-name="a1281" text:class-names="" text:cond-style-name=""><text:span text:style-name="a1280" text:class-names=""/></text:p>
        </draw:text-box>
        <svg:title/>
        <svg:desc/>
      </draw:frame>
      <draw:frame draw:id="id183" presentation:style-name="a1285" draw:name="Нижний колонтитул 5" svg:x="4.48661in" svg:y="7.46693in" svg:width="4.15906in" svg:height="0.57047in" presentation:class="footer" presentation:placeholder="false">
        <draw:text-box>
          <text:p text:style-name="a1284" text:class-names="" text:cond-style-name=""><text:span text:style-name="a1283" text:class-names=""/></text:p>
        </draw:text-box>
        <svg:title/>
        <svg:desc/>
      </draw:frame>
      <draw:frame draw:id="id184" presentation:style-name="a1289" draw:name="Номер слайда 6" svg:x="10.04882in" svg:y="7.46693in" svg:width="2.46457in" svg:height="0.57047in" presentation:class="page-number" presentation:placeholder="false">
        <draw:text-box>
          <text:p text:style-name="a1288" text:class-names="" text:cond-style-name=""><text:span text:style-name="a1286" text:class-names=""><text:page-number style:num-format="1" text:fixed="false"/></text:span><text:span text:style-name="a1287" text:class-names=""/></text:p>
        </draw:text-box>
        <svg:title/>
        <svg:desc/>
      </draw:frame>
      <presentation:notes style:page-layout-name="pageLayout2" draw:style-name="a1306">
        <draw:page-thumbnail svg:x="1.71338in" svg:y="1.22205in" svg:width="4.83937in" svg:height="4.08898in" presentation:class="page" draw:id="id5" presentation:style-name="a1290" draw:name="Образ слайда 1">
          <svg:title/>
          <svg:desc/>
        </draw:page-thumbnail>
        <draw:frame draw:id="id6" presentation:style-name="a1293" draw:name="Заметки 2" svg:x="1.14173in" svg:y="5.57362in" svg:width="5.98386in" svg:height="4.90709in" presentation:class="notes" presentation:placeholder="false">
          <draw:text-box>
            <text:p text:style-name="a1292" text:class-names="" text:cond-style-name=""><text:span text:style-name="a1291" text:class-names=""/></text:p>
          </draw:text-box>
          <svg:title/>
          <svg:desc/>
        </draw:frame>
        <draw:frame draw:id="id7" presentation:style-name="a1296" draw:name="Верхний колонтитул 3" svg:x="0.3937in" svg:y="0.3937in" svg:width="3.24606in" svg:height="0.54488in" presentation:class="header" presentation:placeholder="false">
          <draw:text-box>
            <text:p text:style-name="a1295" text:class-names="" text:cond-style-name=""><text:span text:style-name="a1294" text:class-names=""/></text:p>
          </draw:text-box>
          <svg:title/>
          <svg:desc/>
        </draw:frame>
        <draw:frame draw:id="id8" presentation:style-name="a1299" draw:name="Дата 4" svg:x="4.62756in" svg:y="0.3937in" svg:width="3.24606in" svg:height="0.54488in" presentation:class="date-time" presentation:placeholder="false">
          <draw:text-box>
            <text:p text:style-name="a1298" text:class-names="" text:cond-style-name=""><text:span text:style-name="a1297" text:class-names=""/></text:p>
          </draw:text-box>
          <svg:title/>
          <svg:desc/>
        </draw:frame>
        <draw:frame draw:id="id9" presentation:style-name="a1302" draw:name="Нижний колонтитул 5" svg:x="0.3937in" svg:y="10.75394in" svg:width="3.24606in" svg:height="0.54488in" presentation:class="footer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10" presentation:style-name="a1305" draw:name="Номер слайда 6" svg:x="4.62756in" svg:y="10.75394in" svg:width="3.24606in" svg:height="0.54488in" presentation:class="page-number" presentation:placeholder="false">
          <draw:text-box>
            <text:p text:style-name="a1304" text:class-names="" text:cond-style-name=""><text:span text:style-name="a13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Заголовок-и-вертикальный-текст" style:page-layout-name="pageLayout1" draw:style-name="a1308">
      <draw:frame draw:id="id185" presentation:style-name="a1312" draw:name="Заголовок 1" svg:x="0.65512in" svg:y="0.32953in" svg:width="11.80945in" svg:height="1.38031in" presentation:class="title" presentation:placeholder="false">
        <draw:text-box>
          <text:p text:style-name="a1311" text:class-names="" text:cond-style-name=""><text:span text:style-name="a1309" text:class-names="">Образец заголовка</text:span><text:span text:style-name="a1310" text:class-names=""/></text:p>
        </draw:text-box>
        <svg:title/>
        <svg:desc/>
      </draw:frame>
      <draw:frame draw:id="id186" presentation:style-name="a1317" draw:name="Вертикальный текст 2" svg:x="0.65512in" svg:y="2in" svg:width="11.84488in" svg:height="5.9in" presentation:class="outline" presentation:placeholder="false">
        <draw:text-box>
          <text:list text:style-name="a1316">
            <text:list-item>
              <text:p text:style-name="a1315" text:class-names="" text:cond-style-name=""><text:span text:style-name="a1313" text:class-names="">Образец текста
Второй уровень
Третий уровень
Четвертый уровень
Пятый уровень</text:span><text:span text:style-name="a1314" text:class-names=""/></text:p>
            </text:list-item>
          </text:list>
        </draw:text-box>
        <svg:title/>
        <svg:desc/>
      </draw:frame>
      <draw:frame draw:id="id187" presentation:style-name="a1320" draw:name="Дата 3" svg:x="0.65512in" svg:y="7.46693in" svg:width="3.05709in" svg:height="0.57047in" presentation:class="date-time" presentation:placeholder="false">
        <draw:text-box>
          <text:p text:style-name="a1319" text:class-names="" text:cond-style-name=""><text:span text:style-name="a1318" text:class-names=""/></text:p>
        </draw:text-box>
        <svg:title/>
        <svg:desc/>
      </draw:frame>
      <draw:frame draw:id="id188" presentation:style-name="a1323" draw:name="Нижний колонтитул 4" svg:x="4.48661in" svg:y="7.46693in" svg:width="4.15906in" svg:height="0.57047in" presentation:class="footer" presentation:placeholder="false">
        <draw:text-box>
          <text:p text:style-name="a1322" text:class-names="" text:cond-style-name=""><text:span text:style-name="a1321" text:class-names=""/></text:p>
        </draw:text-box>
        <svg:title/>
        <svg:desc/>
      </draw:frame>
      <draw:frame draw:id="id189" presentation:style-name="a1327" draw:name="Номер слайда 5" svg:x="10.04882in" svg:y="7.46693in" svg:width="2.46457in" svg:height="0.57047in" presentation:class="page-number" presentation:placeholder="false">
        <draw:text-box>
          <text:p text:style-name="a1326" text:class-names="" text:cond-style-name=""><text:span text:style-name="a1324" text:class-names=""><text:page-number style:num-format="1" text:fixed="false"/></text:span><text:span text:style-name="a1325" text:class-names=""/></text:p>
        </draw:text-box>
        <svg:title/>
        <svg:desc/>
      </draw:frame>
      <presentation:notes style:page-layout-name="pageLayout2" draw:style-name="a1344">
        <draw:page-thumbnail svg:x="1.71338in" svg:y="1.22205in" svg:width="4.83937in" svg:height="4.08898in" presentation:class="page" draw:id="id5" presentation:style-name="a1328" draw:name="Образ слайда 1">
          <svg:title/>
          <svg:desc/>
        </draw:page-thumbnail>
        <draw:frame draw:id="id6" presentation:style-name="a1331" draw:name="Заметки 2" svg:x="1.14173in" svg:y="5.57362in" svg:width="5.98386in" svg:height="4.90709in" presentation:class="notes" presentation:placeholder="false">
          <draw:text-box>
            <text:p text:style-name="a1330" text:class-names="" text:cond-style-name=""><text:span text:style-name="a1329" text:class-names=""/></text:p>
          </draw:text-box>
          <svg:title/>
          <svg:desc/>
        </draw:frame>
        <draw:frame draw:id="id7" presentation:style-name="a1334" draw:name="Верхний колонтитул 3" svg:x="0.3937in" svg:y="0.3937in" svg:width="3.24606in" svg:height="0.54488in" presentation:class="header" presentation:placeholder="false">
          <draw:text-box>
            <text:p text:style-name="a1333" text:class-names="" text:cond-style-name=""><text:span text:style-name="a1332" text:class-names=""/></text:p>
          </draw:text-box>
          <svg:title/>
          <svg:desc/>
        </draw:frame>
        <draw:frame draw:id="id8" presentation:style-name="a1337" draw:name="Дата 4" svg:x="4.62756in" svg:y="0.3937in" svg:width="3.24606in" svg:height="0.54488in" presentation:class="date-time" presentation:placeholder="false">
          <draw:text-box>
            <text:p text:style-name="a1336" text:class-names="" text:cond-style-name=""><text:span text:style-name="a1335" text:class-names=""/></text:p>
          </draw:text-box>
          <svg:title/>
          <svg:desc/>
        </draw:frame>
        <draw:frame draw:id="id9" presentation:style-name="a1340" draw:name="Нижний колонтитул 5" svg:x="0.3937in" svg:y="10.75394in" svg:width="3.24606in" svg:height="0.54488in" presentation:class="footer" presentation:placeholder="false">
          <draw:text-box>
            <text:p text:style-name="a1339" text:class-names="" text:cond-style-name=""><text:span text:style-name="a1338" text:class-names=""/></text:p>
          </draw:text-box>
          <svg:title/>
          <svg:desc/>
        </draw:frame>
        <draw:frame draw:id="id10" presentation:style-name="a1343" draw:name="Номер слайда 6" svg:x="4.62756in" svg:y="10.75394in" svg:width="3.24606in" svg:height="0.54488in" presentation:class="page-number" presentation:placeholder="false">
          <draw:text-box>
            <text:p text:style-name="a1342" text:class-names="" text:cond-style-name=""><text:span text:style-name="a1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Вертикальный-заголовок-и-текст" style:page-layout-name="pageLayout1" draw:style-name="a1346">
      <draw:frame draw:id="id190" presentation:style-name="a1350" draw:name="Вертикальный заголовок 1" svg:x="9.53993in" svg:y="0.32986in" svg:width="2.96007in" svg:height="7.56944in" presentation:class="title" presentation:placeholder="false">
        <draw:text-box>
          <text:p text:style-name="a1349" text:class-names="" text:cond-style-name=""><text:span text:style-name="a1347" text:class-names="">Образец заголовка</text:span><text:span text:style-name="a1348" text:class-names=""/></text:p>
        </draw:text-box>
        <svg:title/>
        <svg:desc/>
      </draw:frame>
      <draw:frame draw:id="id191" presentation:style-name="a1355" draw:name="Вертикальный текст 2" svg:x="0.65451in" svg:y="0.32986in" svg:width="8.71875in" svg:height="7.56944in" presentation:class="outline" presentation:placeholder="false">
        <draw:text-box>
          <text:list text:style-name="a1354">
            <text:list-item>
              <text:p text:style-name="a1353" text:class-names="" text:cond-style-name=""><text:span text:style-name="a1351" text:class-names="">Образец текста
Второй уровень
Третий уровень
Четвертый уровень
Пятый уровень</text:span><text:span text:style-name="a1352" text:class-names=""/></text:p>
            </text:list-item>
          </text:list>
        </draw:text-box>
        <svg:title/>
        <svg:desc/>
      </draw:frame>
      <draw:frame draw:id="id192" presentation:style-name="a1358" draw:name="Дата 3" svg:x="0.65512in" svg:y="7.46693in" svg:width="3.05709in" svg:height="0.57047in" presentation:class="date-time" presentation:placeholder="false">
        <draw:text-box>
          <text:p text:style-name="a1357" text:class-names="" text:cond-style-name=""><text:span text:style-name="a1356" text:class-names=""/></text:p>
        </draw:text-box>
        <svg:title/>
        <svg:desc/>
      </draw:frame>
      <draw:frame draw:id="id193" presentation:style-name="a1361" draw:name="Нижний колонтитул 4" svg:x="4.48661in" svg:y="7.46693in" svg:width="4.15906in" svg:height="0.57047in" presentation:class="footer" presentation:placeholder="false">
        <draw:text-box>
          <text:p text:style-name="a1360" text:class-names="" text:cond-style-name=""><text:span text:style-name="a1359" text:class-names=""/></text:p>
        </draw:text-box>
        <svg:title/>
        <svg:desc/>
      </draw:frame>
      <draw:frame draw:id="id194" presentation:style-name="a1365" draw:name="Номер слайда 5" svg:x="10.04882in" svg:y="7.46693in" svg:width="2.46457in" svg:height="0.57047in" presentation:class="page-number" presentation:placeholder="false">
        <draw:text-box>
          <text:p text:style-name="a1364" text:class-names="" text:cond-style-name=""><text:span text:style-name="a1362" text:class-names=""><text:page-number style:num-format="1" text:fixed="false"/></text:span><text:span text:style-name="a1363" text:class-names=""/></text:p>
        </draw:text-box>
        <svg:title/>
        <svg:desc/>
      </draw:frame>
      <presentation:notes style:page-layout-name="pageLayout2" draw:style-name="a1382">
        <draw:page-thumbnail svg:x="1.71338in" svg:y="1.22205in" svg:width="4.83937in" svg:height="4.08898in" presentation:class="page" draw:id="id5" presentation:style-name="a1366" draw:name="Образ слайда 1">
          <svg:title/>
          <svg:desc/>
        </draw:page-thumbnail>
        <draw:frame draw:id="id6" presentation:style-name="a1369" draw:name="Заметки 2" svg:x="1.14173in" svg:y="5.57362in" svg:width="5.98386in" svg:height="4.90709in" presentation:class="notes" presentation:placeholder="false">
          <draw:text-box>
            <text:p text:style-name="a1368" text:class-names="" text:cond-style-name=""><text:span text:style-name="a1367" text:class-names=""/></text:p>
          </draw:text-box>
          <svg:title/>
          <svg:desc/>
        </draw:frame>
        <draw:frame draw:id="id7" presentation:style-name="a1372" draw:name="Верхний колонтитул 3" svg:x="0.3937in" svg:y="0.3937in" svg:width="3.24606in" svg:height="0.54488in" presentation:class="header" presentation:placeholder="false">
          <draw:text-box>
            <text:p text:style-name="a1371" text:class-names="" text:cond-style-name=""><text:span text:style-name="a1370" text:class-names=""/></text:p>
          </draw:text-box>
          <svg:title/>
          <svg:desc/>
        </draw:frame>
        <draw:frame draw:id="id8" presentation:style-name="a1375" draw:name="Дата 4" svg:x="4.62756in" svg:y="0.3937in" svg:width="3.24606in" svg:height="0.54488in" presentation:class="date-time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9" presentation:style-name="a1378" draw:name="Нижний колонтитул 5" svg:x="0.3937in" svg:y="10.75394in" svg:width="3.24606in" svg:height="0.54488in" presentation:class="foot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10" presentation:style-name="a1381" draw:name="Номер слайда 6" svg:x="4.62756in" svg:y="10.75394in" svg:width="3.24606in" svg:height="0.54488in" presentation:class="page-number" presentation:placeholder="false">
          <draw:text-box>
            <text:p text:style-name="a1380" text:class-names="" text:cond-style-name=""><text:span text:style-name="a137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83">
      <draw:frame draw:id="id195" presentation:style-name="a1386" draw:name="Верхний колонтитул 1" svg:x="0in" svg:y="0.13946in" svg:width="0.07958in" svg:height="0.3053in" presentation:class="header" presentation:placeholder="false">
        <draw:text-box>
          <text:p text:style-name="a1385" text:class-names="" text:cond-style-name=""><text:span text:style-name="a1384" text:class-names=""/></text:p>
        </draw:text-box>
        <svg:title/>
        <svg:desc/>
      </draw:frame>
      <draw:frame draw:id="id196" presentation:style-name="a1389" draw:name="Дата 2" svg:x="8.1874in" svg:y="0.13946in" svg:width="0.07958in" svg:height="0.3053in" presentation:class="date-time" presentation:placeholder="false">
        <draw:text-box>
          <text:p text:style-name="a1388" text:class-names="" text:cond-style-name=""><text:span text:style-name="a1387" text:class-names=""/></text:p>
        </draw:text-box>
        <svg:title/>
        <svg:desc/>
      </draw:frame>
      <draw:frame draw:id="id197" presentation:style-name="a1392" draw:name="Нижний колонтитул 3" svg:x="0in" svg:y="11.38699in" svg:width="0.07958in" svg:height="0.3053in" presentation:class="footer" presentation:placeholder="false">
        <draw:text-box>
          <text:p text:style-name="a1391" text:class-names="" text:cond-style-name=""><text:span text:style-name="a1390" text:class-names=""/></text:p>
        </draw:text-box>
        <svg:title/>
        <svg:desc/>
      </draw:frame>
      <draw:frame draw:id="id198" presentation:style-name="a1395" draw:name="Номер слайда 4" svg:x="7.38723in" svg:y="11.38699in" svg:width="0.87975in" svg:height="0.3053in" presentation:class="page-number" presentation:placeholder="false">
        <draw:text-box>
          <text:p text:style-name="a1394" text:class-names="" text:cond-style-name=""><text:span text:style-name="a1393" text:class-names=""><text:page-number style:num-format="1" text:fixed="false"/></text:span></text:p>
        </draw:text-box>
        <svg:title/>
        <svg:desc/>
      </draw:frame>
      <draw:page-thumbnail draw:page-number="1" svg:x="0.57813in" svg:y="1.38715in" svg:width="3.39063in" svg:height="2.13542in"/>
      <draw:page-thumbnail draw:page-number="2" svg:x="4.29861in" svg:y="1.38715in" svg:width="3.39063in" svg:height="2.13542in"/>
      <draw:page-thumbnail draw:page-number="3" svg:x="0.57813in" svg:y="4.77604in" svg:width="3.39063in" svg:height="2.13542in"/>
      <draw:page-thumbnail draw:page-number="4" svg:x="4.29861in" svg:y="4.77604in" svg:width="3.39063in" svg:height="2.13542in"/>
      <draw:page-thumbnail draw:page-number="5" svg:x="0.57813in" svg:y="8.16493in" svg:width="3.39063in" svg:height="2.13542in"/>
      <draw:page-thumbnail draw:page-number="6" svg:x="4.29861in" svg:y="8.16493in" svg:width="3.39063in" svg:height="2.1354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AVA Serialization</dc:title>
    <dc:creator>Microsoft Office User</dc:creator>
    <meta:creation-date>2021-05-17T23:26:31Z</meta:creation-date>
    <dc:date>2021-07-20T07:03:31Z</dc:date>
    <meta:editing-cycles>23</meta:editing-cycles>
    <meta:editing-duration>PT10468S</meta:editing-duration>
    <meta:document-statistic meta:paragraph-count="345" meta:word-count="3147"/>
  </office:meta>
</office:document-meta>
</file>